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805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fo:padding="0.035c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06pt solid #000000" style:direction="ltr" fo:padding="0.035cm" style:rotation-angle="0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0.06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06pt solid #000000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fo:font-size="18pt" style:font-size-asian="18pt" style:font-size-complex="18pt"/>
    </style:style>
    <style:style style:name="ce30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b4c7dc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 style:data-style-name="N100">
      <style:table-cell-properties fo:background-color="#eeeeee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">
      <style:table-cell-properties fo:background-color="#e8f2a1" fo:wrap-option="wrap" style:vertical-align="middle"/>
    </style:style>
    <style:style style:name="ce2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1" style:family="table-cell" style:parent-style-name="Default" style:data-style-name="N100">
      <style:table-cell-properties fo:background-color="#eeeeee"/>
    </style:style>
    <style:style style:name="ce31" style:family="table-cell" style:parent-style-name="Default" style:data-style-name="N100">
      <style:table-cell-properties fo:background-color="#eeeeee" fo:wrap-option="wrap" style:vertical-align="middle"/>
    </style:style>
    <style:style style:name="ce3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4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3"/>
    <style:style style:name="ce35" style:family="table-cell" style:parent-style-name="Default" style:data-style-name="N3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dddddd" fo:wrap-option="wrap" style:vertical-align="middl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dddddd"/>
    </style:style>
    <style:style style:name="ce40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ce42" style:family="table-cell" style:parent-style-name="Default" style:data-style-name="N100">
      <style:table-cell-properties fo:background-color="#cccccc" fo:wrap-option="wrap" style:vertical-align="middle"/>
    </style:style>
    <style:style style:name="ce74" style:family="table-cell" style:parent-style-name="Default" style:data-style-name="N100">
      <style:table-cell-properties fo:background-color="#cccccc"/>
    </style:style>
    <style:style style:name="ce44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 style:data-style-name="N100">
      <style:table-cell-properties fo:background-color="#e8f2a1"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4">
      <style:table-cell-properties fo:border-bottom="none" fo:background-color="#e8f2a1" fo:border-left="0.06pt solid #000000" fo:border-right="none" fo:border-top="none"/>
    </style:style>
    <style:style style:name="ce47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8" style:family="table-cell" style:parent-style-name="Default" style:data-style-name="N100">
      <style:table-cell-properties fo:background-color="#b4c7dc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 style:data-style-name="N100">
      <style:table-cell-properties fo:background-color="#eeeee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able-cell-properties fo:background-color="#e8f2a1" fo:wrap-option="wrap" style:vertical-align="middle"/>
      <style:text-properties fo:font-weight="normal" style:font-weight-asian="normal" style:font-weight-complex="normal"/>
    </style:style>
    <style:style style:name="ce51" style:family="table-cell" style:parent-style-name="Default" style:data-style-name="N4">
      <style:table-cell-properties fo:background-color="#e8f2a1"/>
    </style:style>
    <style:style style:name="ce52" style:family="table-cell" style:parent-style-name="Default" style:data-style-name="N112">
      <style:table-cell-properties fo:background-color="#b4c7dc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 style:data-style-name="N1">
      <style:text-properties fo:font-weight="bold" style:font-weight-asian="bold" style:font-weight-complex="bold"/>
    </style:style>
    <style:style style:name="ce54" style:family="table-cell" style:parent-style-name="Default" style:data-style-name="N1"/>
    <style:style style:name="ce5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eeeeee" fo:wrap-option="wrap" style:vertical-align="middl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terblichkei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2"/>
        <table:table-column table:style-name="co3" table:default-cell-style-name="ce7"/>
        <table:table-column table:style-name="co3" table:default-cell-style-name="ce17"/>
        <table:table-column table:style-name="co3" table:default-cell-style-name="ce19"/>
        <table:table-row table:style-name="ro1">
          <table:table-cell table:style-name="ce1" office:value-type="string" calcext:value-type="string">
            <text:p>Alter von</text:p>
          </table:table-cell>
          <table:table-cell table:style-name="ce1" office:value-type="string" calcext:value-type="string">
            <text:p>Alter bis</text:p>
          </table:table-cell>
          <table:table-cell table:style-name="ce5" office:value-type="string" calcext:value-type="string" table:number-columns-spanned="3" table:number-rows-spanned="1">
            <text:p>Durchschnittliche Sterblichkeit pro Woche [1/100000]</text:p>
          </table:table-cell>
          <table:covered-table-cell table:style-name="ce8" office:value-type="string" calcext:value-type="string">
            <text:p>Durchschnittliche Sterblichkeit pro Woche [1/100000]</text:p>
          </table:covered-table-cell>
          <table:covered-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1.5302" calcext:value-type="float">
            <text:p>1,5302</text:p>
          </table:table-cell>
          <table:table-cell office:value-type="string" calcext:value-type="string">
            <text:p>1,5302</text:p>
          </table:table-cell>
          <table:table-cell table:style-name="ce20" office:value-type="float" office:value="4.0095" calcext:value-type="float" table:number-columns-spanned="1" table:number-rows-spanned="7">
            <text:p>4,009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.055" calcext:value-type="float">
            <text:p>1,0550</text:p>
          </table:table-cell>
          <table:table-cell office:value-type="string" calcext:value-type="string" table:number-columns-spanned="1" table:number-rows-spanned="2">
            <text:p>1,3410</text:p>
          </table:table-cell>
          <table:covered-table-cell table:style-name="ce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.5933" calcext:value-type="float">
            <text:p>1,5933</text:p>
          </table:table-cell>
          <table:covered-table-cell table:style-name="ce10"/>
          <table:covered-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.6368" calcext:value-type="float">
            <text:p>2,6368</text:p>
          </table:table-cell>
          <table:table-cell office:value-type="string" calcext:value-type="string" table:number-columns-spanned="1" table:number-rows-spanned="2">
            <text:p>3,5620</text:p>
          </table:table-cell>
          <table:covered-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.4618" calcext:value-type="float">
            <text:p>4,4618</text:p>
          </table:table-cell>
          <table:covered-table-cell table:style-name="ce10"/>
          <table:covered-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.32" calcext:value-type="float">
            <text:p>7,3200</text:p>
          </table:table-cell>
          <table:table-cell office:value-type="string" calcext:value-type="string" table:number-columns-spanned="1" table:number-rows-spanned="2">
            <text:p>9,3532</text:p>
          </table:table-cell>
          <table:covered-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.6079" calcext:value-type="float">
            <text:p>11,6079</text:p>
          </table:table-cell>
          <table:covered-table-cell table:style-name="ce10"/>
          <table:covered-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7.9723" calcext:value-type="float">
            <text:p>17,9723</text:p>
          </table:table-cell>
          <table:table-cell office:value-type="string" calcext:value-type="string" table:number-columns-spanned="1" table:number-rows-spanned="2">
            <text:p>22,4498</text:p>
          </table:table-cell>
          <table:table-cell table:style-name="ce20" office:value-type="float" office:value="60.9311" calcext:value-type="float" table:number-columns-spanned="1" table:number-rows-spanned="6">
            <text:p>60,93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7.3961" calcext:value-type="float">
            <text:p>27,3961</text:p>
          </table:table-cell>
          <table:covered-table-cell table:style-name="ce10"/>
          <table:covered-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2.6596" calcext:value-type="float">
            <text:p>42,6596</text:p>
          </table:table-cell>
          <table:table-cell office:value-type="string" calcext:value-type="string" table:number-columns-spanned="1" table:number-rows-spanned="2">
            <text:p>55,2129</text:p>
          </table:table-cell>
          <table:covered-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0.0694" calcext:value-type="float">
            <text:p>70,0694</text:p>
          </table:table-cell>
          <table:covered-table-cell table:style-name="ce10"/>
          <table:covered-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26.4124" calcext:value-type="float">
            <text:p>126,4124</text:p>
          </table:table-cell>
          <table:table-cell office:value-type="string" calcext:value-type="string" table:number-columns-spanned="1" table:number-rows-spanned="2">
            <text:p>205,9114</text:p>
          </table:table-cell>
          <table:covered-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∞</text:p>
          </table:table-cell>
          <table:table-cell office:value-type="float" office:value="303.9791" calcext:value-type="float">
            <text:p>303,9791</text:p>
          </table:table-cell>
          <table:covered-table-cell table:style-name="ce10"/>
          <table:covered-table-cell/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Durchschnittliche wöchentliche Sterblichkeit 2000 bis 2021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Thomas Arend, Quelle DESTATIS, eigene Berechnung</text:p>
          </table:table-cell>
          <table:table-cell table:style-name="Default" table:number-columns-repeated="4"/>
        </table:table-row>
      </table:table>
      <table:table table:name="Simulatio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number-columns-repeated="3" table:default-cell-style-name="ce34"/>
        <table:table-column table:style-name="co7" table:visibility="collapse" table:number-columns-repeated="9" table:default-cell-style-name="Default"/>
        <table:table-column table:style-name="co7" table:visibility="collapse" table:default-cell-style-name="ce41"/>
        <table:table-column table:style-name="co7" table:visibility="collapse" table:number-columns-repeated="2" table:default-cell-style-name="ce34"/>
        <table:table-column table:style-name="co7" table:visibility="collapse" table:default-cell-style-name="ce41"/>
        <table:table-column table:style-name="co8" table:default-cell-style-name="ce41"/>
        <table:table-column table:style-name="co7" table:default-cell-style-name="Default"/>
        <table:table-column table:style-name="co7" table:visibility="collapse" table:default-cell-style-name="ce34"/>
        <table:table-column table:style-name="co7" table:visibility="collapse" table:number-columns-repeated="2" table:default-cell-style-name="Default"/>
        <table:table-column table:style-name="co7" table:visibility="collapse" table:number-columns-repeated="9" table:default-cell-style-name="ce34"/>
        <table:table-column table:style-name="co7" table:visibility="collapse" table:default-cell-style-name="ce41"/>
        <table:table-column table:style-name="co7" table:visibility="collapse" table:default-cell-style-name="Default"/>
        <table:table-column table:style-name="co7" table:visibility="collapse" table:default-cell-style-name="ce34"/>
        <table:table-column table:style-name="co7" table:visibility="collapse" table:default-cell-style-name="ce41"/>
        <table:table-column table:style-name="co9" table:default-cell-style-name="ce41"/>
        <table:table-column table:style-name="co7" table:number-columns-repeated="2" table:default-cell-style-name="Default"/>
        <table:table-column table:style-name="co7" table:default-cell-style-name="ce54"/>
        <table:table-column table:style-name="co7" table:default-cell-style-name="ce41"/>
        <table:table-column table:style-name="co7" table:number-columns-repeated="2" table:default-cell-style-name="Default"/>
        <table:table-column table:style-name="co7" table:default-cell-style-name="ce41"/>
        <table:table-column table:style-name="co7" table:number-columns-repeated="2" table:default-cell-style-name="Default"/>
        <table:table-column table:style-name="co7" table:number-columns-repeated="2" table:default-cell-style-name="ce41"/>
        <table:table-column table:style-name="co4" table:default-cell-style-name="ce41"/>
        <table:table-column table:style-name="co4" table:number-columns-repeated="973" table:default-cell-style-name="Default"/>
        <table:table-row table:style-name="ro4">
          <table:table-cell table:style-name="ce22"/>
          <table:table-cell table:style-name="ce25" office:value-type="string" calcext:value-type="string" table:number-columns-spanned="18" table:number-rows-spanned="1">
            <text:p>80 – 84</text:p>
          </table:table-cell>
          <table:covered-table-cell table:style-name="ce29"/>
          <table:covered-table-cell table:style-name="ce32"/>
          <table:covered-table-cell table:number-columns-repeated="2" table:style-name="ce35"/>
          <table:covered-table-cell table:number-columns-repeated="9" table:style-name="ce38"/>
          <table:covered-table-cell table:style-name="ce40"/>
          <table:covered-table-cell table:number-columns-repeated="2" table:style-name="ce35"/>
          <table:covered-table-cell table:style-name="ce40"/>
          <table:table-cell table:style-name="ce44" office:value-type="string" calcext:value-type="string" table:number-columns-spanned="18" table:number-rows-spanned="1">
            <text:p>85+</text:p>
          </table:table-cell>
          <table:covered-table-cell table:style-name="ce47"/>
          <table:covered-table-cell table:style-name="ce32"/>
          <table:covered-table-cell table:style-name="ce38"/>
          <table:covered-table-cell table:number-columns-repeated="10" table:style-name="ce35"/>
          <table:covered-table-cell table:style-name="ce40"/>
          <table:covered-table-cell table:style-name="ce38"/>
          <table:covered-table-cell table:style-name="ce35"/>
          <table:covered-table-cell table:style-name="ce40"/>
          <table:table-cell table:style-name="ce48" office:value-type="string" calcext:value-type="string" table:number-columns-spanned="12" table:number-rows-spanned="1">
            <text:p>80+</text:p>
          </table:table-cell>
          <table:covered-table-cell table:style-name="ce52"/>
          <table:covered-table-cell table:style-name="ce29"/>
          <table:covered-table-cell table:style-name="ce53"/>
          <table:covered-table-cell table:style-name="ce40"/>
          <table:covered-table-cell table:style-name="ce35"/>
          <table:covered-table-cell table:style-name="ce38"/>
          <table:covered-table-cell table:style-name="ce40"/>
          <table:covered-table-cell table:number-columns-repeated="2" table:style-name="ce38"/>
          <table:covered-table-cell table:number-columns-repeated="2" table:style-name="ce40"/>
          <table:table-cell table:number-columns-repeated="974"/>
        </table:table-row>
        <table:table-row table:style-name="ro3">
          <table:table-cell table:style-name="ce30"/>
          <table:table-cell table:style-name="ce26" office:value-type="string" calcext:value-type="string" table:number-columns-spanned="4" table:number-rows-spanned="1">
            <text:p>Unvaccinated</text:p>
          </table:table-cell>
          <table:covered-table-cell table:style-name="ce61"/>
          <table:covered-table-cell table:style-name="ce64"/>
          <table:covered-table-cell table:style-name="ce61"/>
          <table:table-cell table:style-name="ce36" office:value-type="string" calcext:value-type="string" table:number-columns-spanned="11" table:number-rows-spanned="1">
            <text:p>1. Dose</text:p>
          </table:table-cell>
          <table:covered-table-cell table:number-columns-repeated="10" table:style-name="ce70"/>
          <table:table-cell table:style-name="ce30" office:value-type="string" calcext:value-type="string" table:number-columns-spanned="3" table:number-rows-spanned="1">
            <text:p>2. Dose</text:p>
          </table:table-cell>
          <table:covered-table-cell table:number-columns-repeated="2" table:style-name="ce74"/>
          <table:table-cell table:style-name="ce64" office:value-type="string" calcext:value-type="string" table:number-columns-spanned="4" table:number-rows-spanned="1">
            <text:p>Unvaccinated</text:p>
          </table:table-cell>
          <table:covered-table-cell table:number-columns-repeated="2" table:style-name="ce64"/>
          <table:covered-table-cell table:style-name="ce61"/>
          <table:table-cell table:style-name="ce36" office:value-type="string" calcext:value-type="string" table:number-columns-spanned="11" table:number-rows-spanned="1">
            <text:p>1. Dose</text:p>
          </table:table-cell>
          <table:covered-table-cell table:number-columns-repeated="10" table:style-name="ce70"/>
          <table:table-cell table:style-name="ce74" office:value-type="string" calcext:value-type="string">
            <text:p>2. Dose</text:p>
          </table:table-cell>
          <table:table-cell table:style-name="ce74" table:number-columns-repeated="2"/>
          <table:table-cell table:style-name="ce49" office:value-type="string" calcext:value-type="string" table:number-columns-spanned="5" table:number-rows-spanned="1">
            <text:p>Unvaccinated</text:p>
          </table:table-cell>
          <table:covered-table-cell table:number-columns-repeated="2" table:style-name="ce64"/>
          <table:covered-table-cell table:number-columns-repeated="2" table:style-name="ce61"/>
          <table:table-cell table:style-name="ce70" office:value-type="string" calcext:value-type="string">
            <text:p>1. Dose</text:p>
          </table:table-cell>
          <table:table-cell table:style-name="ce70" table:number-columns-repeated="2"/>
          <table:table-cell table:style-name="ce74" office:value-type="string" calcext:value-type="string">
            <text:p>2. Dose</text:p>
          </table:table-cell>
          <table:table-cell table:style-name="ce74" table:number-columns-repeated="2"/>
          <table:table-cell table:style-name="ce61" office:value-type="string" calcext:value-type="string">
            <text:p>Alle</text:p>
          </table:table-cell>
          <table:table-cell table:style-name="Default"/>
          <table:table-cell table:number-columns-repeated="973"/>
        </table:table-row>
        <table:table-row table:style-name="ro5">
          <table:table-cell table:style-name="ce30" office:value-type="string" calcext:value-type="string">
            <text:p>Week</text:p>
          </table:table-cell>
          <table:table-cell table:style-name="ce27" office:value-type="string" calcext:value-type="string">
            <text:p>Ø Mortalität 80-84</text:p>
          </table:table-cell>
          <table:table-cell table:style-name="ce31" office:value-type="string" calcext:value-type="string">
            <text:p>Vaccinations</text:p>
          </table:table-cell>
          <table:table-cell table:style-name="ce31" office:value-type="string" calcext:value-type="string">
            <text:p>Population</text:p>
          </table:table-cell>
          <table:table-cell table:style-name="ce31" office:value-type="string" calcext:value-type="string">
            <text:p>Deaths</text:p>
          </table:table-cell>
          <table:table-cell table:style-name="ce37" office:value-type="string" calcext:value-type="string">
            <text:p>Population 1</text:p>
          </table:table-cell>
          <table:table-cell table:style-name="ce37" office:value-type="string" calcext:value-type="string">
            <text:p>Deaths 1</text:p>
          </table:table-cell>
          <table:table-cell table:style-name="ce37" office:value-type="string" calcext:value-type="string">
            <text:p>Population 2</text:p>
          </table:table-cell>
          <table:table-cell table:style-name="ce37" office:value-type="string" calcext:value-type="string">
            <text:p>Deaths 2</text:p>
          </table:table-cell>
          <table:table-cell table:style-name="ce37" office:value-type="string" calcext:value-type="string">
            <text:p>Population 3</text:p>
          </table:table-cell>
          <table:table-cell table:style-name="ce37" office:value-type="string" calcext:value-type="string">
            <text:p>Deaths 4</text:p>
          </table:table-cell>
          <table:table-cell table:style-name="ce37" office:value-type="string" calcext:value-type="string">
            <text:p>Population 4</text:p>
          </table:table-cell>
          <table:table-cell table:style-name="ce37" office:value-type="string" calcext:value-type="string">
            <text:p>Deaths 4</text:p>
          </table:table-cell>
          <table:table-cell table:style-name="ce37" office:value-type="string" calcext:value-type="string">
            <text:p>Sum Population</text:p>
          </table:table-cell>
          <table:table-cell table:style-name="ce37" office:value-type="string" calcext:value-type="string">
            <text:p>SumDeaths</text:p>
          </table:table-cell>
          <table:table-cell table:style-name="ce37" office:value-type="string" calcext:value-type="string">
            <text:p>Mort 80-84 1. Dosis</text:p>
          </table:table-cell>
          <table:table-cell table:style-name="ce42" office:value-type="string" calcext:value-type="string">
            <text:p>Population</text:p>
          </table:table-cell>
          <table:table-cell table:style-name="ce42" office:value-type="string" calcext:value-type="string">
            <text:p>Deaths</text:p>
          </table:table-cell>
          <table:table-cell table:style-name="ce42" office:value-type="string" calcext:value-type="string">
            <text:p>Mort 80-84 2. Dosis</text:p>
          </table:table-cell>
          <table:table-cell table:style-name="ce45" office:value-type="string" calcext:value-type="string">
            <text:p>Ø Mortalität 85+</text:p>
          </table:table-cell>
          <table:table-cell table:style-name="ce64" office:value-type="string" calcext:value-type="string">
            <text:p>Vaccinations</text:p>
          </table:table-cell>
          <table:table-cell table:style-name="ce31" office:value-type="string" calcext:value-type="string">
            <text:p>Population</text:p>
          </table:table-cell>
          <table:table-cell table:style-name="ce31" office:value-type="string" calcext:value-type="string">
            <text:p>Deaths</text:p>
          </table:table-cell>
          <table:table-cell table:style-name="ce37" office:value-type="string" calcext:value-type="string">
            <text:p>Population 1</text:p>
          </table:table-cell>
          <table:table-cell table:style-name="ce37" office:value-type="string" calcext:value-type="string">
            <text:p>Deaths 1</text:p>
          </table:table-cell>
          <table:table-cell table:style-name="ce37" office:value-type="string" calcext:value-type="string">
            <text:p>Population 2</text:p>
          </table:table-cell>
          <table:table-cell table:style-name="ce37" office:value-type="string" calcext:value-type="string">
            <text:p>Deaths 2</text:p>
          </table:table-cell>
          <table:table-cell table:style-name="ce37" office:value-type="string" calcext:value-type="string">
            <text:p>Population 3</text:p>
          </table:table-cell>
          <table:table-cell table:style-name="ce37" office:value-type="string" calcext:value-type="string">
            <text:p>Deaths 4</text:p>
          </table:table-cell>
          <table:table-cell table:style-name="ce37" office:value-type="string" calcext:value-type="string">
            <text:p>Population 4</text:p>
          </table:table-cell>
          <table:table-cell table:style-name="ce37" office:value-type="string" calcext:value-type="string">
            <text:p>Deaths 4</text:p>
          </table:table-cell>
          <table:table-cell table:style-name="ce37" office:value-type="string" calcext:value-type="string">
            <text:p>Sum Population</text:p>
          </table:table-cell>
          <table:table-cell table:style-name="ce37" office:value-type="string" calcext:value-type="string">
            <text:p>SumDeaths</text:p>
          </table:table-cell>
          <table:table-cell table:style-name="ce37" office:value-type="string" calcext:value-type="string">
            <text:p>Mort 85+ 1-Dosis</text:p>
          </table:table-cell>
          <table:table-cell table:style-name="ce42" office:value-type="string" calcext:value-type="string">
            <text:p>Population</text:p>
          </table:table-cell>
          <table:table-cell table:style-name="ce42" office:value-type="string" calcext:value-type="string">
            <text:p>Deaths</text:p>
          </table:table-cell>
          <table:table-cell table:style-name="ce42" office:value-type="string" calcext:value-type="string">
            <text:p>Mort 85+ 2. Dosis</text:p>
          </table:table-cell>
          <table:table-cell table:style-name="ce50" office:value-type="string" calcext:value-type="string">
            <text:p>Ø Mortalität 80+</text:p>
          </table:table-cell>
          <table:table-cell table:style-name="ce64" office:value-type="string" calcext:value-type="string">
            <text:p>Vaccinations</text:p>
          </table:table-cell>
          <table:table-cell table:style-name="ce31" office:value-type="string" calcext:value-type="string">
            <text:p>Population</text:p>
          </table:table-cell>
          <table:table-cell table:style-name="ce31" office:value-type="string" calcext:value-type="string">
            <text:p>Deaths</text:p>
          </table:table-cell>
          <table:table-cell table:style-name="ce31" office:value-type="string" calcext:value-type="string">
            <text:p>Mort 80+ Unvaccinated</text:p>
          </table:table-cell>
          <table:table-cell table:style-name="ce37" office:value-type="string" calcext:value-type="string">
            <text:p>Population</text:p>
          </table:table-cell>
          <table:table-cell table:style-name="ce37" office:value-type="string" calcext:value-type="string">
            <text:p>Deaths</text:p>
          </table:table-cell>
          <table:table-cell table:style-name="ce37" office:value-type="string" calcext:value-type="string">
            <text:p>Mort 80+ 1. Dosis</text:p>
          </table:table-cell>
          <table:table-cell table:style-name="ce42" office:value-type="string" calcext:value-type="string">
            <text:p>Population</text:p>
          </table:table-cell>
          <table:table-cell table:style-name="ce42" office:value-type="string" calcext:value-type="string">
            <text:p>Deaths</text:p>
          </table:table-cell>
          <table:table-cell table:style-name="ce42" office:value-type="string" calcext:value-type="string">
            <text:p>Mort 80+ 2. Dosis</text:p>
          </table:table-cell>
          <table:table-cell table:style-name="ce56" office:value-type="string" calcext:value-type="string">
            <text:p>Mort 80+</text:p>
          </table:table-cell>
          <table:table-cell table:style-name="Default"/>
          <table:table-cell table:style-name="ce57" table:number-columns-repeated="973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7,2092</text:p>
          </table:table-cell>
          <table:table-cell office:value-type="float" office:value="0" calcext:value-type="float">
            <text:p>0</text:p>
          </table:table-cell>
          <table:table-cell table:formula="of:=3430502" office:value-type="float" office:value="3430502" calcext:value-type="float">
            <text:p>3.430.502</text:p>
          </table:table-cell>
          <table:table-cell table:formula="of:=ROUND([.D4]*[.$B4]/100000)" office:value-type="float" office:value="4707" calcext:value-type="float">
            <text:p>4.707</text:p>
          </table:table-cell>
          <table:table-cell table:formula="of:=[.C4]" office:value-type="float" office:value="0" calcext:value-type="float">
            <text:p>0</text:p>
          </table:table-cell>
          <table:table-cell table:style-name="ce34" table:formula="of:=ROUND([.F4]*[.$B4]/100000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ROUND([.H4]*[.$B4]/100000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ROUND([.J4]*[.$B4]/100000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ROUND([.L4]*[.$B4]/100000)" office:value-type="float" office:value="0" calcext:value-type="float">
            <text:p>0</text:p>
          </table:table-cell>
          <table:table-cell table:style-name="ce34" table:formula="of:=[.F4]+[.H4]+[.J4]+[.L4]" office:value-type="float" office:value="0" calcext:value-type="float">
            <text:p>0</text:p>
          </table:table-cell>
          <table:table-cell table:style-name="ce34" table:formula="of:=[.G4]+[.I4]+[.K4]+[.M4]" office:value-type="float" office:value="0" calcext:value-type="float">
            <text:p>0</text:p>
          </table:table-cell>
          <table:table-cell table:formula="of:=IF([.N4]&gt;0;[.O4]/[.N4]*100000;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ROUND([.Q4]*[.$B4]/100000)" office:value-type="float" office:value="0" calcext:value-type="float">
            <text:p>0</text:p>
          </table:table-cell>
          <table:table-cell table:formula="of:=IF([.Q4]&gt;0;[.R4]/[.Q4]*100000;0)" office:value-type="float" office:value="0" calcext:value-type="float">
            <text:p>0,00</text:p>
          </table:table-cell>
          <table:table-cell table:style-name="ce46" office:value-type="float" office:value="342.7329" calcext:value-type="float">
            <text:p>342,73</text:p>
          </table:table-cell>
          <table:table-cell table:style-name="ce34" office:value-type="float" office:value="0" calcext:value-type="float">
            <text:p>0</text:p>
          </table:table-cell>
          <table:table-cell table:formula="of:=2505932" office:value-type="float" office:value="2505932" calcext:value-type="float">
            <text:p>2.505.932</text:p>
          </table:table-cell>
          <table:table-cell table:style-name="ce34" table:formula="of:=ROUND([.V4]*[.$T4]/100000)" office:value-type="float" office:value="8589" calcext:value-type="float">
            <text:p>8.589</text:p>
          </table:table-cell>
          <table:table-cell table:style-name="ce34" table:formula="of:=[.U4]" office:value-type="float" office:value="0" calcext:value-type="float">
            <text:p>0</text:p>
          </table:table-cell>
          <table:table-cell table:formula="of:=ROUND([.X4]*[.$T4]/1000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Z4]*[.$T4]/1000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B4]*[.$T4]/1000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D4]*[.$T4]/100000)" office:value-type="float" office:value="0" calcext:value-type="float">
            <text:p>0</text:p>
          </table:table-cell>
          <table:table-cell table:formula="of:=[.X4]+[.Z4]+[.AB4]+[.AD4]" office:value-type="float" office:value="0" calcext:value-type="float">
            <text:p>0</text:p>
          </table:table-cell>
          <table:table-cell table:formula="of:=[.Y4]+[.AA4]+[.AC4]+[.AE4]" office:value-type="float" office:value="0" calcext:value-type="float">
            <text:p>0</text:p>
          </table:table-cell>
          <table:table-cell table:formula="of:=IF([.AF4]&gt;0;[.AG4]/[.AF4]*100000;0)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table:formula="of:=ROUND([.AI4]*[.$T4]/100000)" office:value-type="float" office:value="0" calcext:value-type="float">
            <text:p>0</text:p>
          </table:table-cell>
          <table:table-cell table:formula="of:=IF([.AI4]&gt;0;[.AJ4]/[.AI4]*100000;0)" office:value-type="float" office:value="0" calcext:value-type="float">
            <text:p>0,00</text:p>
          </table:table-cell>
          <table:table-cell table:style-name="ce51" office:value-type="float" office:value="229.1766" calcext:value-type="float">
            <text:p>229,18</text:p>
          </table:table-cell>
          <table:table-cell table:style-name="ce34" table:formula="of:=[.J4]+[.AB4]" office:value-type="float" office:value="0" calcext:value-type="float">
            <text:p>0</text:p>
          </table:table-cell>
          <table:table-cell table:style-name="ce34" table:formula="of:=[.D4]+[.V4]" office:value-type="float" office:value="5936434" calcext:value-type="float">
            <text:p>5.936.434</text:p>
          </table:table-cell>
          <table:table-cell table:formula="of:=[.E4]+[.W4]" office:value-type="float" office:value="13296" calcext:value-type="float">
            <text:p>13296</text:p>
          </table:table-cell>
          <table:table-cell table:style-name="ce55" table:formula="of:=IF([.AN4]&gt;0;[.AO4]/[.AN4]*100000;0)" office:value-type="float" office:value="223.972842955889" calcext:value-type="float">
            <text:p>223,97</text:p>
          </table:table-cell>
          <table:table-cell table:style-name="ce34" table:formula="of:=[.N4]+[.AF4]" office:value-type="float" office:value="0" calcext:value-type="float">
            <text:p>0</text:p>
          </table:table-cell>
          <table:table-cell table:style-name="ce34" table:formula="of:=[.O4]+[.AG4]" office:value-type="float" office:value="0" calcext:value-type="float">
            <text:p>0</text:p>
          </table:table-cell>
          <table:table-cell table:style-name="ce55" table:formula="of:=IF([.AQ4]&gt;0;[.AR4]/[.AQ4]*100000;0)" office:value-type="float" office:value="0" calcext:value-type="float">
            <text:p>0,00</text:p>
          </table:table-cell>
          <table:table-cell table:style-name="ce34" table:formula="of:=[.Q4]+[.AI4]" office:value-type="float" office:value="0" calcext:value-type="float">
            <text:p>0</text:p>
          </table:table-cell>
          <table:table-cell table:style-name="ce34" table:formula="of:=[.R4]+[.AJ4]" office:value-type="float" office:value="0" calcext:value-type="float">
            <text:p>0</text:p>
          </table:table-cell>
          <table:table-cell table:style-name="ce55" table:formula="of:=IF([.AT4]&gt;0;[.AU4]/[.AT4]*100000;0)" office:value-type="float" office:value="0" calcext:value-type="float">
            <text:p>0,00</text:p>
          </table:table-cell>
          <table:table-cell table:style-name="ce55" table:formula="of:=([.AO4]+[.AR4]+[.AU4])/([.AN4]+[.AP4]+[.AT4])*100000" office:value-type="float" office:value="223.964393111783" calcext:value-type="float">
            <text:p>223,9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137,2540</text:p>
          </table:table-cell>
          <table:table-cell table:formula="of:=MIN(DOSES-[.U5];[.D4]-[.E4])" office:value-type="float" office:value="25498" calcext:value-type="float">
            <text:p>25498</text:p>
          </table:table-cell>
          <table:table-cell table:formula="of:=IF([.D4]-[.E4]-[.C5]&gt;0;[.D4]-[.E4]-[.C5];0)" office:value-type="float" office:value="3400297" calcext:value-type="float">
            <text:p>3.400.297</text:p>
          </table:table-cell>
          <table:table-cell table:formula="of:=ROUND([.D5]*[.$B5]/100000)" office:value-type="float" office:value="4667" calcext:value-type="float">
            <text:p>4.667</text:p>
          </table:table-cell>
          <table:table-cell table:formula="of:=[.C5]" office:value-type="float" office:value="25498" calcext:value-type="float">
            <text:p>25.498</text:p>
          </table:table-cell>
          <table:table-cell table:style-name="ce34" table:formula="of:=ROUND([.F5]*[.$B5]/100000)" office:value-type="float" office:value="35" calcext:value-type="float">
            <text:p>35</text:p>
          </table:table-cell>
          <table:table-cell table:style-name="ce34" table:formula="of:=[.F4]-[.G4]" office:value-type="float" office:value="0" calcext:value-type="float">
            <text:p>0</text:p>
          </table:table-cell>
          <table:table-cell table:style-name="ce34" table:formula="of:=ROUND([.H5]*[.$B5]/100000)" office:value-type="float" office:value="0" calcext:value-type="float">
            <text:p>0</text:p>
          </table:table-cell>
          <table:table-cell table:style-name="ce34" table:formula="of:=[.H4]-[.I4]" office:value-type="float" office:value="0" calcext:value-type="float">
            <text:p>0</text:p>
          </table:table-cell>
          <table:table-cell table:style-name="ce34" table:formula="of:=ROUND([.J5]*[.$B5]/100000)" office:value-type="float" office:value="0" calcext:value-type="float">
            <text:p>0</text:p>
          </table:table-cell>
          <table:table-cell table:style-name="ce34" table:formula="of:=[.J4]-[.K4]" office:value-type="float" office:value="0" calcext:value-type="float">
            <text:p>0</text:p>
          </table:table-cell>
          <table:table-cell table:style-name="ce34" table:formula="of:=ROUND([.L5]*[.$B5]/100000)" office:value-type="float" office:value="0" calcext:value-type="float">
            <text:p>0</text:p>
          </table:table-cell>
          <table:table-cell table:style-name="ce34" table:formula="of:=[.F5]+[.H5]+[.J5]+[.L5]" office:value-type="float" office:value="25498" calcext:value-type="float">
            <text:p>25.498</text:p>
          </table:table-cell>
          <table:table-cell table:style-name="ce34" table:formula="of:=[.G5]+[.I5]+[.K5]+[.M5]" office:value-type="float" office:value="35" calcext:value-type="float">
            <text:p>35</text:p>
          </table:table-cell>
          <table:table-cell table:formula="of:=IF([.N5]&gt;0;[.O5]/[.N5]*100000;0)" office:value-type="float" office:value="137.265667895521" calcext:value-type="float">
            <text:p>137,27</text:p>
          </table:table-cell>
          <table:table-cell table:formula="of:=[.L4]-[.M4]+[.Q4]-[.R4]" office:value-type="float" office:value="0" calcext:value-type="float">
            <text:p>0</text:p>
          </table:table-cell>
          <table:table-cell table:formula="of:=ROUND([.Q5]*[.$B5]/100000)" office:value-type="float" office:value="0" calcext:value-type="float">
            <text:p>0</text:p>
          </table:table-cell>
          <table:table-cell table:formula="of:=IF([.Q5]&gt;0;[.R5]/[.Q5]*100000;0)" office:value-type="float" office:value="0" calcext:value-type="float">
            <text:p>0,00</text:p>
          </table:table-cell>
          <table:table-cell table:style-name="ce46" office:value-type="float" office:value="342.9614" calcext:value-type="float">
            <text:p>342,96</text:p>
          </table:table-cell>
          <table:table-cell table:formula="of:=ROUND(IF([.V4]&gt;DOSES*[.V4]*Prio/([.V4]*Prio+[.D4]*(1-Prio));DOSES*[.V4]*Prio/([.V4]*Prio+[.D4]*(1-Prio));[.V4]))" office:value-type="float" office:value="74502" calcext:value-type="float">
            <text:p>74502</text:p>
          </table:table-cell>
          <table:table-cell table:formula="of:=IF([.V4]-[.W4]-[.U4]&gt;0;[.V4]-[.W4]-[.U4];0)" office:value-type="float" office:value="2497343" calcext:value-type="float">
            <text:p>2.497.343</text:p>
          </table:table-cell>
          <table:table-cell table:style-name="ce34" table:formula="of:=ROUND([.V5]*[.$T5]/100000)" office:value-type="float" office:value="8565" calcext:value-type="float">
            <text:p>8.565</text:p>
          </table:table-cell>
          <table:table-cell table:style-name="ce34" table:formula="of:=[.U5]" office:value-type="float" office:value="74502" calcext:value-type="float">
            <text:p>74.502</text:p>
          </table:table-cell>
          <table:table-cell table:formula="of:=ROUND([.X5]*[.$T5]/100000)" office:value-type="float" office:value="256" calcext:value-type="float">
            <text:p>256</text:p>
          </table:table-cell>
          <table:table-cell table:formula="of:=[.X4]-[.Y4]" office:value-type="float" office:value="0" calcext:value-type="float">
            <text:p>0</text:p>
          </table:table-cell>
          <table:table-cell table:formula="of:=ROUND([.Z5]*[.$T5]/100000)" office:value-type="float" office:value="0" calcext:value-type="float">
            <text:p>0</text:p>
          </table:table-cell>
          <table:table-cell table:formula="of:=[.Z4]-[.AA4]" office:value-type="float" office:value="0" calcext:value-type="float">
            <text:p>0</text:p>
          </table:table-cell>
          <table:table-cell table:formula="of:=ROUND([.AB5]*[.$T5]/100000)" office:value-type="float" office:value="0" calcext:value-type="float">
            <text:p>0</text:p>
          </table:table-cell>
          <table:table-cell table:formula="of:=[.AB4]-[.AC4]" office:value-type="float" office:value="0" calcext:value-type="float">
            <text:p>0</text:p>
          </table:table-cell>
          <table:table-cell table:formula="of:=ROUND([.AD5]*[.$T5]/100000)" office:value-type="float" office:value="0" calcext:value-type="float">
            <text:p>0</text:p>
          </table:table-cell>
          <table:table-cell table:formula="of:=[.X5]+[.Z5]+[.AB5]+[.AD5]" office:value-type="float" office:value="74502" calcext:value-type="float">
            <text:p>74.502</text:p>
          </table:table-cell>
          <table:table-cell table:formula="of:=[.Y5]+[.AA5]+[.AC5]+[.AE5]" office:value-type="float" office:value="256" calcext:value-type="float">
            <text:p>256</text:p>
          </table:table-cell>
          <table:table-cell table:formula="of:=IF([.AF5]&gt;0;[.AG5]/[.AF5]*100000;0)" office:value-type="float" office:value="343.614936511771" calcext:value-type="float">
            <text:p>343,61</text:p>
          </table:table-cell>
          <table:table-cell table:style-name="ce34" office:value-type="float" office:value="0" calcext:value-type="float">
            <text:p>0</text:p>
          </table:table-cell>
          <table:table-cell table:formula="of:=ROUND([.AI5]*[.$T5]/100000)" office:value-type="float" office:value="0" calcext:value-type="float">
            <text:p>0</text:p>
          </table:table-cell>
          <table:table-cell table:formula="of:=IF([.AI5]&gt;0;[.AJ5]/[.AI5]*100000;0)" office:value-type="float" office:value="0" calcext:value-type="float">
            <text:p>0,00</text:p>
          </table:table-cell>
          <table:table-cell table:style-name="ce51" office:value-type="float" office:value="229.3035" calcext:value-type="float">
            <text:p>229,30</text:p>
          </table:table-cell>
          <table:table-cell table:style-name="ce34" table:formula="of:=[.C5]+[.U5]" office:value-type="float" office:value="100000" calcext:value-type="float">
            <text:p>100.000</text:p>
          </table:table-cell>
          <table:table-cell table:style-name="ce34" table:formula="of:=[.D5]+[.V5]" office:value-type="float" office:value="5897640" calcext:value-type="float">
            <text:p>5.897.640</text:p>
          </table:table-cell>
          <table:table-cell table:formula="of:=[.E5]+[.W5]" office:value-type="float" office:value="13232" calcext:value-type="float">
            <text:p>13232</text:p>
          </table:table-cell>
          <table:table-cell table:style-name="ce55" table:formula="of:=IF([.AN5]&gt;0;[.AO5]/[.AN5]*100000;0)" office:value-type="float" office:value="224.360930813003" calcext:value-type="float">
            <text:p>224,36</text:p>
          </table:table-cell>
          <table:table-cell table:style-name="ce34" table:formula="of:=[.N5]+[.AF5]" office:value-type="float" office:value="100000" calcext:value-type="float">
            <text:p>100.000</text:p>
          </table:table-cell>
          <table:table-cell table:style-name="ce34" table:formula="of:=[.O5]+[.AG5]" office:value-type="float" office:value="291" calcext:value-type="float">
            <text:p>291</text:p>
          </table:table-cell>
          <table:table-cell table:style-name="ce55" table:formula="of:=IF([.AQ5]&gt;0;[.AR5]/[.AQ5]*100000;0)" office:value-type="float" office:value="291" calcext:value-type="float">
            <text:p>291,00</text:p>
          </table:table-cell>
          <table:table-cell table:style-name="ce34" table:formula="of:=[.Q5]+[.AI5]" office:value-type="float" office:value="0" calcext:value-type="float">
            <text:p>0</text:p>
          </table:table-cell>
          <table:table-cell table:style-name="ce34" table:formula="of:=[.R5]+[.AJ5]" office:value-type="float" office:value="0" calcext:value-type="float">
            <text:p>0</text:p>
          </table:table-cell>
          <table:table-cell table:style-name="ce55" table:formula="of:=IF([.AT5]&gt;0;[.AU5]/[.AT5]*100000;0)" office:value-type="float" office:value="0" calcext:value-type="float">
            <text:p>0,00</text:p>
          </table:table-cell>
          <table:table-cell table:style-name="ce55" table:formula="of:=([.AO5]+[.AR5]+[.AU5])/([.AN5]+[.AP5]+[.AT5])*100000" office:value-type="float" office:value="229.286385247859" calcext:value-type="float">
            <text:p>229,29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136,9930</text:p>
          </table:table-cell>
          <table:table-cell table:formula="of:=MIN(DOSES-[.U6];[.D5]-[.E5])" office:value-type="float" office:value="25395" calcext:value-type="float">
            <text:p>25395</text:p>
          </table:table-cell>
          <table:table-cell table:formula="of:=IF([.D5]-[.E5]-[.C6]&gt;0;[.D5]-[.E5]-[.C6];0)" office:value-type="float" office:value="3370235" calcext:value-type="float">
            <text:p>3.370.235</text:p>
          </table:table-cell>
          <table:table-cell table:formula="of:=ROUND([.D6]*[.$B6]/100000)" office:value-type="float" office:value="4617" calcext:value-type="float">
            <text:p>4.617</text:p>
          </table:table-cell>
          <table:table-cell table:formula="of:=[.C6]" office:value-type="float" office:value="25395" calcext:value-type="float">
            <text:p>25.395</text:p>
          </table:table-cell>
          <table:table-cell table:style-name="ce34" table:formula="of:=ROUND([.F6]*[.$B6]/100000)" office:value-type="float" office:value="35" calcext:value-type="float">
            <text:p>35</text:p>
          </table:table-cell>
          <table:table-cell table:style-name="ce34" table:formula="of:=[.F5]-[.G5]" office:value-type="float" office:value="25463" calcext:value-type="float">
            <text:p>25.463</text:p>
          </table:table-cell>
          <table:table-cell table:style-name="ce34" table:formula="of:=ROUND([.H6]*[.$B6]/100000)" office:value-type="float" office:value="35" calcext:value-type="float">
            <text:p>35</text:p>
          </table:table-cell>
          <table:table-cell table:style-name="ce34" table:formula="of:=[.H5]-[.I5]" office:value-type="float" office:value="0" calcext:value-type="float">
            <text:p>0</text:p>
          </table:table-cell>
          <table:table-cell table:style-name="ce34" table:formula="of:=ROUND([.J6]*[.$B6]/100000)" office:value-type="float" office:value="0" calcext:value-type="float">
            <text:p>0</text:p>
          </table:table-cell>
          <table:table-cell table:style-name="ce34" table:formula="of:=[.J5]-[.K5]" office:value-type="float" office:value="0" calcext:value-type="float">
            <text:p>0</text:p>
          </table:table-cell>
          <table:table-cell table:style-name="ce34" table:formula="of:=ROUND([.L6]*[.$B6]/100000)" office:value-type="float" office:value="0" calcext:value-type="float">
            <text:p>0</text:p>
          </table:table-cell>
          <table:table-cell table:style-name="ce34" table:formula="of:=[.F6]+[.H6]+[.J6]+[.L6]" office:value-type="float" office:value="50858" calcext:value-type="float">
            <text:p>50.858</text:p>
          </table:table-cell>
          <table:table-cell table:style-name="ce34" table:formula="of:=[.G6]+[.I6]+[.K6]+[.M6]" office:value-type="float" office:value="70" calcext:value-type="float">
            <text:p>70</text:p>
          </table:table-cell>
          <table:table-cell table:formula="of:=IF([.N6]&gt;0;[.O6]/[.N6]*100000;0)" office:value-type="float" office:value="137.638129694443" calcext:value-type="float">
            <text:p>137,64</text:p>
          </table:table-cell>
          <table:table-cell table:formula="of:=[.L5]-[.M5]+[.Q5]-[.R5]" office:value-type="float" office:value="0" calcext:value-type="float">
            <text:p>0</text:p>
          </table:table-cell>
          <table:table-cell table:formula="of:=ROUND([.Q6]*[.$B6]/100000)" office:value-type="float" office:value="0" calcext:value-type="float">
            <text:p>0</text:p>
          </table:table-cell>
          <table:table-cell table:formula="of:=IF([.Q6]&gt;0;[.R6]/[.Q6]*100000;0)" office:value-type="float" office:value="0" calcext:value-type="float">
            <text:p>0,00</text:p>
          </table:table-cell>
          <table:table-cell table:style-name="ce46" office:value-type="float" office:value="341.444" calcext:value-type="float">
            <text:p>341,44</text:p>
          </table:table-cell>
          <table:table-cell table:formula="of:=ROUND(IF([.V5]&gt;DOSES*[.V5]*Prio/([.V5]*Prio+[.D5]*(1-Prio));DOSES*[.V5]*Prio/([.V5]*Prio+[.D5]*(1-Prio));[.V5]))" office:value-type="float" office:value="74605" calcext:value-type="float">
            <text:p>74605</text:p>
          </table:table-cell>
          <table:table-cell table:formula="of:=IF([.V5]-[.W5]-[.U5]&gt;0;[.V5]-[.W5]-[.U5];0)" office:value-type="float" office:value="2414276" calcext:value-type="float">
            <text:p>2.414.276</text:p>
          </table:table-cell>
          <table:table-cell table:style-name="ce34" table:formula="of:=ROUND([.V6]*[.$T6]/100000)" office:value-type="float" office:value="8243" calcext:value-type="float">
            <text:p>8.243</text:p>
          </table:table-cell>
          <table:table-cell table:style-name="ce34" table:formula="of:=[.U6]" office:value-type="float" office:value="74605" calcext:value-type="float">
            <text:p>74.605</text:p>
          </table:table-cell>
          <table:table-cell table:formula="of:=ROUND([.X6]*[.$T6]/100000)" office:value-type="float" office:value="255" calcext:value-type="float">
            <text:p>255</text:p>
          </table:table-cell>
          <table:table-cell table:formula="of:=[.X5]-[.Y5]" office:value-type="float" office:value="74246" calcext:value-type="float">
            <text:p>74.246</text:p>
          </table:table-cell>
          <table:table-cell table:formula="of:=ROUND([.Z6]*[.$T6]/100000)" office:value-type="float" office:value="254" calcext:value-type="float">
            <text:p>254</text:p>
          </table:table-cell>
          <table:table-cell table:formula="of:=[.Z5]-[.AA5]" office:value-type="float" office:value="0" calcext:value-type="float">
            <text:p>0</text:p>
          </table:table-cell>
          <table:table-cell table:formula="of:=ROUND([.AB6]*[.$T6]/100000)" office:value-type="float" office:value="0" calcext:value-type="float">
            <text:p>0</text:p>
          </table:table-cell>
          <table:table-cell table:formula="of:=[.AB5]-[.AC5]" office:value-type="float" office:value="0" calcext:value-type="float">
            <text:p>0</text:p>
          </table:table-cell>
          <table:table-cell table:formula="of:=ROUND([.AD6]*[.$T6]/100000)" office:value-type="float" office:value="0" calcext:value-type="float">
            <text:p>0</text:p>
          </table:table-cell>
          <table:table-cell table:formula="of:=[.X6]+[.Z6]+[.AB6]+[.AD6]" office:value-type="float" office:value="148851" calcext:value-type="float">
            <text:p>148.851</text:p>
          </table:table-cell>
          <table:table-cell table:formula="of:=[.Y6]+[.AA6]+[.AC6]+[.AE6]" office:value-type="float" office:value="509" calcext:value-type="float">
            <text:p>509</text:p>
          </table:table-cell>
          <table:table-cell table:formula="of:=IF([.AF6]&gt;0;[.AG6]/[.AF6]*100000;0)" office:value-type="float" office:value="341.952690945979" calcext:value-type="float">
            <text:p>341,95</text:p>
          </table:table-cell>
          <table:table-cell table:style-name="ce34" office:value-type="float" office:value="0" calcext:value-type="float">
            <text:p>0</text:p>
          </table:table-cell>
          <table:table-cell table:formula="of:=ROUND([.AI6]*[.$T6]/100000)" office:value-type="float" office:value="0" calcext:value-type="float">
            <text:p>0</text:p>
          </table:table-cell>
          <table:table-cell table:formula="of:=IF([.AI6]&gt;0;[.AJ6]/[.AI6]*100000;0)" office:value-type="float" office:value="0" calcext:value-type="float">
            <text:p>0,00</text:p>
          </table:table-cell>
          <table:table-cell table:style-name="ce51" office:value-type="float" office:value="228.4804" calcext:value-type="float">
            <text:p>228,48</text:p>
          </table:table-cell>
          <table:table-cell table:style-name="ce34" table:formula="of:=[.C6]+[.U6]" office:value-type="float" office:value="100000" calcext:value-type="float">
            <text:p>100.000</text:p>
          </table:table-cell>
          <table:table-cell table:style-name="ce34" table:formula="of:=[.D6]+[.V6]" office:value-type="float" office:value="5784511" calcext:value-type="float">
            <text:p>5.784.511</text:p>
          </table:table-cell>
          <table:table-cell table:formula="of:=[.E6]+[.W6]" office:value-type="float" office:value="12860" calcext:value-type="float">
            <text:p>12860</text:p>
          </table:table-cell>
          <table:table-cell table:style-name="ce55" table:formula="of:=IF([.AN6]&gt;0;[.AO6]/[.AN6]*100000;0)" office:value-type="float" office:value="222.317841559987" calcext:value-type="float">
            <text:p>222,32</text:p>
          </table:table-cell>
          <table:table-cell table:style-name="ce34" table:formula="of:=[.N6]+[.AF6]" office:value-type="float" office:value="199709" calcext:value-type="float">
            <text:p>199.709</text:p>
          </table:table-cell>
          <table:table-cell table:style-name="ce34" table:formula="of:=[.O6]+[.AG6]" office:value-type="float" office:value="579" calcext:value-type="float">
            <text:p>579</text:p>
          </table:table-cell>
          <table:table-cell table:style-name="ce55" table:formula="of:=IF([.AQ6]&gt;0;[.AR6]/[.AQ6]*100000;0)" office:value-type="float" office:value="289.921836271775" calcext:value-type="float">
            <text:p>289,92</text:p>
          </table:table-cell>
          <table:table-cell table:style-name="ce34" table:formula="of:=[.Q6]+[.AI6]" office:value-type="float" office:value="0" calcext:value-type="float">
            <text:p>0</text:p>
          </table:table-cell>
          <table:table-cell table:style-name="ce34" table:formula="of:=[.R6]+[.AJ6]" office:value-type="float" office:value="0" calcext:value-type="float">
            <text:p>0</text:p>
          </table:table-cell>
          <table:table-cell table:style-name="ce55" table:formula="of:=IF([.AT6]&gt;0;[.AU6]/[.AT6]*100000;0)" office:value-type="float" office:value="0" calcext:value-type="float">
            <text:p>0,00</text:p>
          </table:table-cell>
          <table:table-cell table:style-name="ce55" table:formula="of:=([.AO6]+[.AR6]+[.AU6])/([.AN6]+[.AP6]+[.AT6])*100000" office:value-type="float" office:value="232.318401931352" calcext:value-type="float">
            <text:p>232,3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136,9307</text:p>
          </table:table-cell>
          <table:table-cell table:formula="of:=MIN(DOSES-[.U7];[.D6]-[.E6])" office:value-type="float" office:value="25870" calcext:value-type="float">
            <text:p>25870</text:p>
          </table:table-cell>
          <table:table-cell table:formula="of:=IF([.D6]-[.E6]-[.C7]&gt;0;[.D6]-[.E6]-[.C7];0)" office:value-type="float" office:value="3339748" calcext:value-type="float">
            <text:p>3.339.748</text:p>
          </table:table-cell>
          <table:table-cell table:formula="of:=ROUND([.D7]*[.$B7]/100000)" office:value-type="float" office:value="4573" calcext:value-type="float">
            <text:p>4.573</text:p>
          </table:table-cell>
          <table:table-cell table:formula="of:=[.C7]" office:value-type="float" office:value="25870" calcext:value-type="float">
            <text:p>25.870</text:p>
          </table:table-cell>
          <table:table-cell table:style-name="ce34" table:formula="of:=ROUND([.F7]*[.$B7]/100000)" office:value-type="float" office:value="35" calcext:value-type="float">
            <text:p>35</text:p>
          </table:table-cell>
          <table:table-cell table:style-name="ce34" table:formula="of:=[.F6]-[.G6]" office:value-type="float" office:value="25360" calcext:value-type="float">
            <text:p>25.360</text:p>
          </table:table-cell>
          <table:table-cell table:style-name="ce34" table:formula="of:=ROUND([.H7]*[.$B7]/100000)" office:value-type="float" office:value="35" calcext:value-type="float">
            <text:p>35</text:p>
          </table:table-cell>
          <table:table-cell table:style-name="ce34" table:formula="of:=[.H6]-[.I6]" office:value-type="float" office:value="25428" calcext:value-type="float">
            <text:p>25.428</text:p>
          </table:table-cell>
          <table:table-cell table:style-name="ce34" table:formula="of:=ROUND([.J7]*[.$B7]/100000)" office:value-type="float" office:value="35" calcext:value-type="float">
            <text:p>35</text:p>
          </table:table-cell>
          <table:table-cell table:style-name="ce34" table:formula="of:=[.J6]-[.K6]" office:value-type="float" office:value="0" calcext:value-type="float">
            <text:p>0</text:p>
          </table:table-cell>
          <table:table-cell table:style-name="ce34" table:formula="of:=ROUND([.L7]*[.$B7]/100000)" office:value-type="float" office:value="0" calcext:value-type="float">
            <text:p>0</text:p>
          </table:table-cell>
          <table:table-cell table:style-name="ce34" table:formula="of:=[.F7]+[.H7]+[.J7]+[.L7]" office:value-type="float" office:value="76658" calcext:value-type="float">
            <text:p>76.658</text:p>
          </table:table-cell>
          <table:table-cell table:style-name="ce34" table:formula="of:=[.G7]+[.I7]+[.K7]+[.M7]" office:value-type="float" office:value="105" calcext:value-type="float">
            <text:p>105</text:p>
          </table:table-cell>
          <table:table-cell table:formula="of:=IF([.N7]&gt;0;[.O7]/[.N7]*100000;0)" office:value-type="float" office:value="136.97200553106" calcext:value-type="float">
            <text:p>136,97</text:p>
          </table:table-cell>
          <table:table-cell table:formula="of:=[.L6]-[.M6]+[.Q6]-[.R6]" office:value-type="float" office:value="0" calcext:value-type="float">
            <text:p>0</text:p>
          </table:table-cell>
          <table:table-cell table:formula="of:=ROUND([.Q7]*[.$B7]/100000)" office:value-type="float" office:value="0" calcext:value-type="float">
            <text:p>0</text:p>
          </table:table-cell>
          <table:table-cell table:formula="of:=IF([.Q7]&gt;0;[.R7]/[.Q7]*100000;0)" office:value-type="float" office:value="0" calcext:value-type="float">
            <text:p>0,00</text:p>
          </table:table-cell>
          <table:table-cell table:style-name="ce46" office:value-type="float" office:value="339.7775" calcext:value-type="float">
            <text:p>339,78</text:p>
          </table:table-cell>
          <table:table-cell table:formula="of:=ROUND(IF([.V6]&gt;DOSES*[.V6]*Prio/([.V6]*Prio+[.D6]*(1-Prio));DOSES*[.V6]*Prio/([.V6]*Prio+[.D6]*(1-Prio));[.V6]))" office:value-type="float" office:value="74130" calcext:value-type="float">
            <text:p>74130</text:p>
          </table:table-cell>
          <table:table-cell table:formula="of:=IF([.V6]-[.W6]-[.U6]&gt;0;[.V6]-[.W6]-[.U6];0)" office:value-type="float" office:value="2331428" calcext:value-type="float">
            <text:p>2.331.428</text:p>
          </table:table-cell>
          <table:table-cell table:style-name="ce34" table:formula="of:=ROUND([.V7]*[.$T7]/100000)" office:value-type="float" office:value="7922" calcext:value-type="float">
            <text:p>7.922</text:p>
          </table:table-cell>
          <table:table-cell table:style-name="ce34" table:formula="of:=[.U7]" office:value-type="float" office:value="74130" calcext:value-type="float">
            <text:p>74.130</text:p>
          </table:table-cell>
          <table:table-cell table:formula="of:=ROUND([.X7]*[.$T7]/100000)" office:value-type="float" office:value="252" calcext:value-type="float">
            <text:p>252</text:p>
          </table:table-cell>
          <table:table-cell table:formula="of:=[.X6]-[.Y6]" office:value-type="float" office:value="74350" calcext:value-type="float">
            <text:p>74.350</text:p>
          </table:table-cell>
          <table:table-cell table:formula="of:=ROUND([.Z7]*[.$T7]/100000)" office:value-type="float" office:value="253" calcext:value-type="float">
            <text:p>253</text:p>
          </table:table-cell>
          <table:table-cell table:formula="of:=[.Z6]-[.AA6]" office:value-type="float" office:value="73992" calcext:value-type="float">
            <text:p>73.992</text:p>
          </table:table-cell>
          <table:table-cell table:formula="of:=ROUND([.AB7]*[.$T7]/100000)" office:value-type="float" office:value="251" calcext:value-type="float">
            <text:p>251</text:p>
          </table:table-cell>
          <table:table-cell table:formula="of:=[.AB6]-[.AC6]" office:value-type="float" office:value="0" calcext:value-type="float">
            <text:p>0</text:p>
          </table:table-cell>
          <table:table-cell table:formula="of:=ROUND([.AD7]*[.$T7]/100000)" office:value-type="float" office:value="0" calcext:value-type="float">
            <text:p>0</text:p>
          </table:table-cell>
          <table:table-cell table:formula="of:=[.X7]+[.Z7]+[.AB7]+[.AD7]" office:value-type="float" office:value="222472" calcext:value-type="float">
            <text:p>222.472</text:p>
          </table:table-cell>
          <table:table-cell table:formula="of:=[.Y7]+[.AA7]+[.AC7]+[.AE7]" office:value-type="float" office:value="756" calcext:value-type="float">
            <text:p>756</text:p>
          </table:table-cell>
          <table:table-cell table:formula="of:=IF([.AF7]&gt;0;[.AG7]/[.AF7]*100000;0)" office:value-type="float" office:value="339.818044517962" calcext:value-type="float">
            <text:p>339,82</text:p>
          </table:table-cell>
          <table:table-cell table:style-name="ce34" table:formula="of:=ROUND([.U4]*(1-[.U$1]/100000)^4)+[.AI6]" office:value-type="float" office:value="0" calcext:value-type="float">
            <text:p>0</text:p>
          </table:table-cell>
          <table:table-cell table:formula="of:=ROUND([.AI7]*[.$T7]/100000)" office:value-type="float" office:value="0" calcext:value-type="float">
            <text:p>0</text:p>
          </table:table-cell>
          <table:table-cell table:formula="of:=IF([.AI7]&gt;0;[.AJ7]/[.AI7]*100000;0)" office:value-type="float" office:value="0" calcext:value-type="float">
            <text:p>0,00</text:p>
          </table:table-cell>
          <table:table-cell table:style-name="ce51" office:value-type="float" office:value="227.7002" calcext:value-type="float">
            <text:p>227,70</text:p>
          </table:table-cell>
          <table:table-cell table:style-name="ce34" table:formula="of:=[.C7]+[.U7]" office:value-type="float" office:value="100000" calcext:value-type="float">
            <text:p>100.000</text:p>
          </table:table-cell>
          <table:table-cell table:style-name="ce34" table:formula="of:=[.D7]+[.V7]" office:value-type="float" office:value="5671176" calcext:value-type="float">
            <text:p>5.671.176</text:p>
          </table:table-cell>
          <table:table-cell table:formula="of:=[.E7]+[.W7]" office:value-type="float" office:value="12495" calcext:value-type="float">
            <text:p>12495</text:p>
          </table:table-cell>
          <table:table-cell table:style-name="ce55" table:formula="of:=IF([.AN7]&gt;0;[.AO7]/[.AN7]*100000;0)" office:value-type="float" office:value="220.324673401072" calcext:value-type="float">
            <text:p>220,32</text:p>
          </table:table-cell>
          <table:table-cell table:style-name="ce34" table:formula="of:=[.N7]+[.AF7]" office:value-type="float" office:value="299130" calcext:value-type="float">
            <text:p>299.130</text:p>
          </table:table-cell>
          <table:table-cell table:style-name="ce34" table:formula="of:=[.O7]+[.AG7]" office:value-type="float" office:value="861" calcext:value-type="float">
            <text:p>861</text:p>
          </table:table-cell>
          <table:table-cell table:style-name="ce55" table:formula="of:=IF([.AQ7]&gt;0;[.AR7]/[.AQ7]*100000;0)" office:value-type="float" office:value="287.834720690001" calcext:value-type="float">
            <text:p>287,83</text:p>
          </table:table-cell>
          <table:table-cell table:style-name="ce34" table:formula="of:=[.Q7]+[.AI7]" office:value-type="float" office:value="0" calcext:value-type="float">
            <text:p>0</text:p>
          </table:table-cell>
          <table:table-cell table:style-name="ce34" table:formula="of:=[.R7]+[.AJ7]" office:value-type="float" office:value="0" calcext:value-type="float">
            <text:p>0</text:p>
          </table:table-cell>
          <table:table-cell table:style-name="ce55" table:formula="of:=IF([.AT7]&gt;0;[.AU7]/[.AT7]*100000;0)" office:value-type="float" office:value="0" calcext:value-type="float">
            <text:p>0,00</text:p>
          </table:table-cell>
          <table:table-cell table:style-name="ce55" table:formula="of:=([.AO7]+[.AR7]+[.AU7])/([.AN7]+[.AP7]+[.AT7])*100000" office:value-type="float" office:value="235.497560660586" calcext:value-type="float">
            <text:p>235,50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138,4420</text:p>
          </table:table-cell>
          <table:table-cell table:formula="of:=MIN(DOSES-[.U8];[.D7]-[.E7])" office:value-type="float" office:value="26369" calcext:value-type="float">
            <text:p>26369</text:p>
          </table:table-cell>
          <table:table-cell table:formula="of:=IF([.D7]-[.E7]-[.C8]&gt;0;[.D7]-[.E7]-[.C8];0)" office:value-type="float" office:value="3308806" calcext:value-type="float">
            <text:p>3.308.806</text:p>
          </table:table-cell>
          <table:table-cell table:formula="of:=ROUND([.D8]*[.$B8]/100000)" office:value-type="float" office:value="4581" calcext:value-type="float">
            <text:p>4.581</text:p>
          </table:table-cell>
          <table:table-cell table:formula="of:=[.C8]" office:value-type="float" office:value="26369" calcext:value-type="float">
            <text:p>26.369</text:p>
          </table:table-cell>
          <table:table-cell table:style-name="ce34" table:formula="of:=ROUND([.F8]*[.$B8]/100000)" office:value-type="float" office:value="37" calcext:value-type="float">
            <text:p>37</text:p>
          </table:table-cell>
          <table:table-cell table:style-name="ce34" table:formula="of:=[.F7]-[.G7]" office:value-type="float" office:value="25835" calcext:value-type="float">
            <text:p>25.835</text:p>
          </table:table-cell>
          <table:table-cell table:style-name="ce34" table:formula="of:=ROUND([.H8]*[.$B8]/100000)" office:value-type="float" office:value="36" calcext:value-type="float">
            <text:p>36</text:p>
          </table:table-cell>
          <table:table-cell table:style-name="ce34" table:formula="of:=[.H7]-[.I7]" office:value-type="float" office:value="25325" calcext:value-type="float">
            <text:p>25.325</text:p>
          </table:table-cell>
          <table:table-cell table:style-name="ce34" table:formula="of:=ROUND([.J8]*[.$B8]/100000)" office:value-type="float" office:value="35" calcext:value-type="float">
            <text:p>35</text:p>
          </table:table-cell>
          <table:table-cell table:style-name="ce34" table:formula="of:=[.J7]-[.K7]" office:value-type="float" office:value="25393" calcext:value-type="float">
            <text:p>25.393</text:p>
          </table:table-cell>
          <table:table-cell table:style-name="ce34" table:formula="of:=ROUND([.L8]*[.$B8]/100000)" office:value-type="float" office:value="35" calcext:value-type="float">
            <text:p>35</text:p>
          </table:table-cell>
          <table:table-cell table:style-name="ce34" table:formula="of:=[.F8]+[.H8]+[.J8]+[.L8]" office:value-type="float" office:value="102922" calcext:value-type="float">
            <text:p>102.922</text:p>
          </table:table-cell>
          <table:table-cell table:style-name="ce34" table:formula="of:=[.G8]+[.I8]+[.K8]+[.M8]" office:value-type="float" office:value="143" calcext:value-type="float">
            <text:p>143</text:p>
          </table:table-cell>
          <table:table-cell table:formula="of:=IF([.N8]&gt;0;[.O8]/[.N8]*100000;0)" office:value-type="float" office:value="138.940168282777" calcext:value-type="float">
            <text:p>138,94</text:p>
          </table:table-cell>
          <table:table-cell table:formula="of:=[.L7]-[.M7]+[.Q7]-[.R7]" office:value-type="float" office:value="0" calcext:value-type="float">
            <text:p>0</text:p>
          </table:table-cell>
          <table:table-cell table:formula="of:=ROUND([.Q8]*[.$B8]/100000)" office:value-type="float" office:value="0" calcext:value-type="float">
            <text:p>0</text:p>
          </table:table-cell>
          <table:table-cell table:formula="of:=IF([.Q8]&gt;0;[.R8]/[.Q8]*100000;0)" office:value-type="float" office:value="0" calcext:value-type="float">
            <text:p>0,00</text:p>
          </table:table-cell>
          <table:table-cell table:style-name="ce46" office:value-type="float" office:value="344.9982" calcext:value-type="float">
            <text:p>345,00</text:p>
          </table:table-cell>
          <table:table-cell table:formula="of:=ROUND(IF([.V7]&gt;DOSES*[.V7]*Prio/([.V7]*Prio+[.D7]*(1-Prio));DOSES*[.V7]*Prio/([.V7]*Prio+[.D7]*(1-Prio));[.V7]))" office:value-type="float" office:value="73631" calcext:value-type="float">
            <text:p>73631</text:p>
          </table:table-cell>
          <table:table-cell table:formula="of:=IF([.V7]-[.W7]-[.U7]&gt;0;[.V7]-[.W7]-[.U7];0)" office:value-type="float" office:value="2249376" calcext:value-type="float">
            <text:p>2.249.376</text:p>
          </table:table-cell>
          <table:table-cell table:style-name="ce34" table:formula="of:=ROUND([.V8]*[.$T8]/100000)" office:value-type="float" office:value="7760" calcext:value-type="float">
            <text:p>7.760</text:p>
          </table:table-cell>
          <table:table-cell table:style-name="ce34" table:formula="of:=[.U8]" office:value-type="float" office:value="73631" calcext:value-type="float">
            <text:p>73.631</text:p>
          </table:table-cell>
          <table:table-cell table:formula="of:=ROUND([.X8]*[.$T8]/100000)" office:value-type="float" office:value="254" calcext:value-type="float">
            <text:p>254</text:p>
          </table:table-cell>
          <table:table-cell table:formula="of:=[.X7]-[.Y7]" office:value-type="float" office:value="73878" calcext:value-type="float">
            <text:p>73.878</text:p>
          </table:table-cell>
          <table:table-cell table:formula="of:=ROUND([.Z8]*[.$T8]/100000)" office:value-type="float" office:value="255" calcext:value-type="float">
            <text:p>255</text:p>
          </table:table-cell>
          <table:table-cell table:formula="of:=[.Z7]-[.AA7]" office:value-type="float" office:value="74097" calcext:value-type="float">
            <text:p>74.097</text:p>
          </table:table-cell>
          <table:table-cell table:formula="of:=ROUND([.AB8]*[.$T8]/100000)" office:value-type="float" office:value="256" calcext:value-type="float">
            <text:p>256</text:p>
          </table:table-cell>
          <table:table-cell table:formula="of:=[.AB7]-[.AC7]" office:value-type="float" office:value="73741" calcext:value-type="float">
            <text:p>73.741</text:p>
          </table:table-cell>
          <table:table-cell table:formula="of:=ROUND([.AD8]*[.$T8]/100000)" office:value-type="float" office:value="254" calcext:value-type="float">
            <text:p>254</text:p>
          </table:table-cell>
          <table:table-cell table:formula="of:=[.X8]+[.Z8]+[.AB8]+[.AD8]" office:value-type="float" office:value="295347" calcext:value-type="float">
            <text:p>295.347</text:p>
          </table:table-cell>
          <table:table-cell table:formula="of:=[.Y8]+[.AA8]+[.AC8]+[.AE8]" office:value-type="float" office:value="1019" calcext:value-type="float">
            <text:p>1.019</text:p>
          </table:table-cell>
          <table:table-cell table:formula="of:=IF([.AF8]&gt;0;[.AG8]/[.AF8]*100000;0)" office:value-type="float" office:value="345.017894205799" calcext:value-type="float">
            <text:p>345,02</text:p>
          </table:table-cell>
          <table:table-cell table:style-name="ce34" office:value-type="float" office:value="0" calcext:value-type="float">
            <text:p>0</text:p>
          </table:table-cell>
          <table:table-cell table:formula="of:=ROUND([.AI8]*[.$T8]/100000)" office:value-type="float" office:value="0" calcext:value-type="float">
            <text:p>0</text:p>
          </table:table-cell>
          <table:table-cell table:formula="of:=IF([.AI8]&gt;0;[.AJ8]/[.AI8]*100000;0)" office:value-type="float" office:value="0" calcext:value-type="float">
            <text:p>0,00</text:p>
          </table:table-cell>
          <table:table-cell table:style-name="ce51" office:value-type="float" office:value="230.8714" calcext:value-type="float">
            <text:p>230,87</text:p>
          </table:table-cell>
          <table:table-cell table:style-name="ce34" table:formula="of:=[.C8]+[.U8]" office:value-type="float" office:value="100000" calcext:value-type="float">
            <text:p>100.000</text:p>
          </table:table-cell>
          <table:table-cell table:style-name="ce34" table:formula="of:=[.D8]+[.V8]" office:value-type="float" office:value="5558182" calcext:value-type="float">
            <text:p>5.558.182</text:p>
          </table:table-cell>
          <table:table-cell table:formula="of:=[.E8]+[.W8]" office:value-type="float" office:value="12341" calcext:value-type="float">
            <text:p>12341</text:p>
          </table:table-cell>
          <table:table-cell table:style-name="ce55" table:formula="of:=IF([.AN8]&gt;0;[.AO8]/[.AN8]*100000;0)" office:value-type="float" office:value="222.033031663951" calcext:value-type="float">
            <text:p>222,03</text:p>
          </table:table-cell>
          <table:table-cell table:style-name="ce34" table:formula="of:=[.N8]+[.AF8]" office:value-type="float" office:value="398269" calcext:value-type="float">
            <text:p>398.269</text:p>
          </table:table-cell>
          <table:table-cell table:style-name="ce34" table:formula="of:=[.O8]+[.AG8]" office:value-type="float" office:value="1162" calcext:value-type="float">
            <text:p>1.162</text:p>
          </table:table-cell>
          <table:table-cell table:style-name="ce55" table:formula="of:=IF([.AQ8]&gt;0;[.AR8]/[.AQ8]*100000;0)" office:value-type="float" office:value="291.762602663024" calcext:value-type="float">
            <text:p>291,76</text:p>
          </table:table-cell>
          <table:table-cell table:style-name="ce34" table:formula="of:=[.Q8]+[.AI8]" office:value-type="float" office:value="0" calcext:value-type="float">
            <text:p>0</text:p>
          </table:table-cell>
          <table:table-cell table:style-name="ce34" table:formula="of:=[.R8]+[.AJ8]" office:value-type="float" office:value="0" calcext:value-type="float">
            <text:p>0</text:p>
          </table:table-cell>
          <table:table-cell table:style-name="ce55" table:formula="of:=IF([.AT8]&gt;0;[.AU8]/[.AT8]*100000;0)" office:value-type="float" office:value="0" calcext:value-type="float">
            <text:p>0,00</text:p>
          </table:table-cell>
          <table:table-cell table:style-name="ce55" table:formula="of:=([.AO8]+[.AR8]+[.AU8])/([.AN8]+[.AP8]+[.AT8])*100000" office:value-type="float" office:value="242.929443771204" calcext:value-type="float">
            <text:p>242,93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8" office:value-type="string" calcext:value-type="string">
            <text:p>139,1529</text:p>
          </table:table-cell>
          <table:table-cell table:formula="of:=MIN(DOSES-[.U9];[.D8]-[.E8])" office:value-type="float" office:value="26887" calcext:value-type="float">
            <text:p>26887</text:p>
          </table:table-cell>
          <table:table-cell table:formula="of:=IF([.D8]-[.E8]-[.C9]&gt;0;[.D8]-[.E8]-[.C9];0)" office:value-type="float" office:value="3277338" calcext:value-type="float">
            <text:p>3.277.338</text:p>
          </table:table-cell>
          <table:table-cell table:formula="of:=ROUND([.D9]*[.$B9]/100000)" office:value-type="float" office:value="4561" calcext:value-type="float">
            <text:p>4.561</text:p>
          </table:table-cell>
          <table:table-cell table:formula="of:=[.C9]" office:value-type="float" office:value="26887" calcext:value-type="float">
            <text:p>26.887</text:p>
          </table:table-cell>
          <table:table-cell table:style-name="ce34" table:formula="of:=ROUND([.F9]*[.$B9]/100000)" office:value-type="float" office:value="37" calcext:value-type="float">
            <text:p>37</text:p>
          </table:table-cell>
          <table:table-cell table:style-name="ce34" table:formula="of:=[.F8]-[.G8]" office:value-type="float" office:value="26332" calcext:value-type="float">
            <text:p>26.332</text:p>
          </table:table-cell>
          <table:table-cell table:style-name="ce34" table:formula="of:=ROUND([.H9]*[.$B9]/100000)" office:value-type="float" office:value="37" calcext:value-type="float">
            <text:p>37</text:p>
          </table:table-cell>
          <table:table-cell table:style-name="ce34" table:formula="of:=[.H8]-[.I8]" office:value-type="float" office:value="25799" calcext:value-type="float">
            <text:p>25.799</text:p>
          </table:table-cell>
          <table:table-cell table:style-name="ce34" table:formula="of:=ROUND([.J9]*[.$B9]/100000)" office:value-type="float" office:value="36" calcext:value-type="float">
            <text:p>36</text:p>
          </table:table-cell>
          <table:table-cell table:style-name="ce34" table:formula="of:=[.J8]-[.K8]" office:value-type="float" office:value="25290" calcext:value-type="float">
            <text:p>25.290</text:p>
          </table:table-cell>
          <table:table-cell table:style-name="ce34" table:formula="of:=ROUND([.L9]*[.$B9]/100000)" office:value-type="float" office:value="35" calcext:value-type="float">
            <text:p>35</text:p>
          </table:table-cell>
          <table:table-cell table:style-name="ce34" table:formula="of:=[.F9]+[.H9]+[.J9]+[.L9]" office:value-type="float" office:value="104308" calcext:value-type="float">
            <text:p>104.308</text:p>
          </table:table-cell>
          <table:table-cell table:style-name="ce34" table:formula="of:=[.G9]+[.I9]+[.K9]+[.M9]" office:value-type="float" office:value="145" calcext:value-type="float">
            <text:p>145</text:p>
          </table:table-cell>
          <table:table-cell table:formula="of:=IF([.N9]&gt;0;[.O9]/[.N9]*100000;0)" office:value-type="float" office:value="139.011389346934" calcext:value-type="float">
            <text:p>139,01</text:p>
          </table:table-cell>
          <table:table-cell table:formula="of:=[.L8]-[.M8]+[.Q8]-[.R8]" office:value-type="float" office:value="25358" calcext:value-type="float">
            <text:p>25.358</text:p>
          </table:table-cell>
          <table:table-cell table:formula="of:=ROUND([.Q9]*[.$B9]/100000)" office:value-type="float" office:value="35" calcext:value-type="float">
            <text:p>35</text:p>
          </table:table-cell>
          <table:table-cell table:formula="of:=IF([.Q9]&gt;0;[.R9]/[.Q9]*100000;0)" office:value-type="float" office:value="138.02350343087" calcext:value-type="float">
            <text:p>138,02</text:p>
          </table:table-cell>
          <table:table-cell table:style-name="ce46" office:value-type="float" office:value="343.9377" calcext:value-type="float">
            <text:p>343,94</text:p>
          </table:table-cell>
          <table:table-cell table:formula="of:=ROUND(IF([.V8]&gt;DOSES*[.V8]*Prio/([.V8]*Prio+[.D8]*(1-Prio));DOSES*[.V8]*Prio/([.V8]*Prio+[.D8]*(1-Prio));[.V8]))" office:value-type="float" office:value="73113" calcext:value-type="float">
            <text:p>73113</text:p>
          </table:table-cell>
          <table:table-cell table:formula="of:=IF([.V8]-[.W8]-[.U8]&gt;0;[.V8]-[.W8]-[.U8];0)" office:value-type="float" office:value="2167985" calcext:value-type="float">
            <text:p>2.167.985</text:p>
          </table:table-cell>
          <table:table-cell table:style-name="ce34" table:formula="of:=ROUND([.V9]*[.$T9]/100000)" office:value-type="float" office:value="7457" calcext:value-type="float">
            <text:p>7.457</text:p>
          </table:table-cell>
          <table:table-cell table:style-name="ce34" table:formula="of:=[.U9]" office:value-type="float" office:value="73113" calcext:value-type="float">
            <text:p>73.113</text:p>
          </table:table-cell>
          <table:table-cell table:formula="of:=ROUND([.X9]*[.$T9]/100000)" office:value-type="float" office:value="251" calcext:value-type="float">
            <text:p>251</text:p>
          </table:table-cell>
          <table:table-cell table:formula="of:=[.X8]-[.Y8]" office:value-type="float" office:value="73377" calcext:value-type="float">
            <text:p>73.377</text:p>
          </table:table-cell>
          <table:table-cell table:formula="of:=ROUND([.Z9]*[.$T9]/100000)" office:value-type="float" office:value="252" calcext:value-type="float">
            <text:p>252</text:p>
          </table:table-cell>
          <table:table-cell table:formula="of:=[.Z8]-[.AA8]" office:value-type="float" office:value="73623" calcext:value-type="float">
            <text:p>73.623</text:p>
          </table:table-cell>
          <table:table-cell table:formula="of:=ROUND([.AB9]*[.$T9]/100000)" office:value-type="float" office:value="253" calcext:value-type="float">
            <text:p>253</text:p>
          </table:table-cell>
          <table:table-cell table:formula="of:=[.AB8]-[.AC8]" office:value-type="float" office:value="73841" calcext:value-type="float">
            <text:p>73.841</text:p>
          </table:table-cell>
          <table:table-cell table:formula="of:=ROUND([.AD9]*[.$T9]/100000)" office:value-type="float" office:value="254" calcext:value-type="float">
            <text:p>254</text:p>
          </table:table-cell>
          <table:table-cell table:formula="of:=[.X9]+[.Z9]+[.AB9]+[.AD9]" office:value-type="float" office:value="293954" calcext:value-type="float">
            <text:p>293.954</text:p>
          </table:table-cell>
          <table:table-cell table:formula="of:=[.Y9]+[.AA9]+[.AC9]+[.AE9]" office:value-type="float" office:value="1010" calcext:value-type="float">
            <text:p>1.010</text:p>
          </table:table-cell>
          <table:table-cell table:formula="of:=IF([.AF9]&gt;0;[.AG9]/[.AF9]*100000;0)" office:value-type="float" office:value="343.591174129286" calcext:value-type="float">
            <text:p>343,59</text:p>
          </table:table-cell>
          <table:table-cell table:style-name="ce34" table:formula="of:=ROUND([.U6]*(1-[.U$1]/100000)^4)+[.AI8]" office:value-type="float" office:value="74605" calcext:value-type="float">
            <text:p>74.605</text:p>
          </table:table-cell>
          <table:table-cell table:formula="of:=ROUND([.AI9]*[.$T9]/100000)" office:value-type="float" office:value="257" calcext:value-type="float">
            <text:p>257</text:p>
          </table:table-cell>
          <table:table-cell table:formula="of:=IF([.AI9]&gt;0;[.AJ9]/[.AI9]*100000;0)" office:value-type="float" office:value="344.480932913344" calcext:value-type="float">
            <text:p>344,48</text:p>
          </table:table-cell>
          <table:table-cell table:style-name="ce51" office:value-type="float" office:value="230.7896" calcext:value-type="float">
            <text:p>230,79</text:p>
          </table:table-cell>
          <table:table-cell table:style-name="ce34" table:formula="of:=[.C9]+[.U9]" office:value-type="float" office:value="100000" calcext:value-type="float">
            <text:p>100.000</text:p>
          </table:table-cell>
          <table:table-cell table:style-name="ce34" table:formula="of:=[.D9]+[.V9]" office:value-type="float" office:value="5445323" calcext:value-type="float">
            <text:p>5.445.323</text:p>
          </table:table-cell>
          <table:table-cell table:formula="of:=[.E9]+[.W9]" office:value-type="float" office:value="12018" calcext:value-type="float">
            <text:p>12018</text:p>
          </table:table-cell>
          <table:table-cell table:style-name="ce55" table:formula="of:=IF([.AN9]&gt;0;[.AO9]/[.AN9]*100000;0)" office:value-type="float" office:value="220.703161226616" calcext:value-type="float">
            <text:p>220,70</text:p>
          </table:table-cell>
          <table:table-cell table:style-name="ce34" table:formula="of:=[.N9]+[.AF9]" office:value-type="float" office:value="398262" calcext:value-type="float">
            <text:p>398.262</text:p>
          </table:table-cell>
          <table:table-cell table:style-name="ce34" table:formula="of:=[.O9]+[.AG9]" office:value-type="float" office:value="1155" calcext:value-type="float">
            <text:p>1.155</text:p>
          </table:table-cell>
          <table:table-cell table:style-name="ce55" table:formula="of:=IF([.AQ9]&gt;0;[.AR9]/[.AQ9]*100000;0)" office:value-type="float" office:value="290.010093857812" calcext:value-type="float">
            <text:p>290,01</text:p>
          </table:table-cell>
          <table:table-cell table:style-name="ce34" table:formula="of:=[.Q9]+[.AI9]" office:value-type="float" office:value="99963" calcext:value-type="float">
            <text:p>99.963</text:p>
          </table:table-cell>
          <table:table-cell table:style-name="ce34" table:formula="of:=[.R9]+[.AJ9]" office:value-type="float" office:value="292" calcext:value-type="float">
            <text:p>292</text:p>
          </table:table-cell>
          <table:table-cell table:style-name="ce55" table:formula="of:=IF([.AT9]&gt;0;[.AU9]/[.AT9]*100000;0)" office:value-type="float" office:value="292.108079989596" calcext:value-type="float">
            <text:p>292,11</text:p>
          </table:table-cell>
          <table:table-cell table:style-name="ce55" table:formula="of:=([.AO9]+[.AR9]+[.AU9])/([.AN9]+[.AP9]+[.AT9])*100000" office:value-type="float" office:value="242.809191670876" calcext:value-type="float">
            <text:p>242,8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7" calcext:value-type="float">
            <text:p>7</text:p>
          </table:table-cell>
          <table:table-cell table:style-name="ce28" office:value-type="string" calcext:value-type="string">
            <text:p>140,3798</text:p>
          </table:table-cell>
          <table:table-cell table:formula="of:=MIN(DOSES-[.U10];[.D9]-[.E9])" office:value-type="float" office:value="27427" calcext:value-type="float">
            <text:p>27427</text:p>
          </table:table-cell>
          <table:table-cell table:formula="of:=IF([.D9]-[.E9]-[.C10]&gt;0;[.D9]-[.E9]-[.C10];0)" office:value-type="float" office:value="3245350" calcext:value-type="float">
            <text:p>3.245.350</text:p>
          </table:table-cell>
          <table:table-cell table:formula="of:=ROUND([.D10]*[.$B10]/100000)" office:value-type="float" office:value="4556" calcext:value-type="float">
            <text:p>4.556</text:p>
          </table:table-cell>
          <table:table-cell table:formula="of:=[.C10]" office:value-type="float" office:value="27427" calcext:value-type="float">
            <text:p>27.427</text:p>
          </table:table-cell>
          <table:table-cell table:style-name="ce34" table:formula="of:=ROUND([.F10]*[.$B10]/100000)" office:value-type="float" office:value="39" calcext:value-type="float">
            <text:p>39</text:p>
          </table:table-cell>
          <table:table-cell table:style-name="ce34" table:formula="of:=[.F9]-[.G9]" office:value-type="float" office:value="26850" calcext:value-type="float">
            <text:p>26.850</text:p>
          </table:table-cell>
          <table:table-cell table:style-name="ce34" table:formula="of:=ROUND([.H10]*[.$B10]/100000)" office:value-type="float" office:value="38" calcext:value-type="float">
            <text:p>38</text:p>
          </table:table-cell>
          <table:table-cell table:style-name="ce34" table:formula="of:=[.H9]-[.I9]" office:value-type="float" office:value="26295" calcext:value-type="float">
            <text:p>26.295</text:p>
          </table:table-cell>
          <table:table-cell table:style-name="ce34" table:formula="of:=ROUND([.J10]*[.$B10]/100000)" office:value-type="float" office:value="37" calcext:value-type="float">
            <text:p>37</text:p>
          </table:table-cell>
          <table:table-cell table:style-name="ce34" table:formula="of:=[.J9]-[.K9]" office:value-type="float" office:value="25763" calcext:value-type="float">
            <text:p>25.763</text:p>
          </table:table-cell>
          <table:table-cell table:style-name="ce34" table:formula="of:=ROUND([.L10]*[.$B10]/100000)" office:value-type="float" office:value="36" calcext:value-type="float">
            <text:p>36</text:p>
          </table:table-cell>
          <table:table-cell table:style-name="ce34" table:formula="of:=[.F10]+[.H10]+[.J10]+[.L10]" office:value-type="float" office:value="106335" calcext:value-type="float">
            <text:p>106.335</text:p>
          </table:table-cell>
          <table:table-cell table:style-name="ce34" table:formula="of:=[.G10]+[.I10]+[.K10]+[.M10]" office:value-type="float" office:value="150" calcext:value-type="float">
            <text:p>150</text:p>
          </table:table-cell>
          <table:table-cell table:formula="of:=IF([.N10]&gt;0;[.O10]/[.N10]*100000;0)" office:value-type="float" office:value="141.063619692481" calcext:value-type="float">
            <text:p>141,06</text:p>
          </table:table-cell>
          <table:table-cell table:formula="of:=[.L9]-[.M9]+[.Q9]-[.R9]" office:value-type="float" office:value="50578" calcext:value-type="float">
            <text:p>50.578</text:p>
          </table:table-cell>
          <table:table-cell table:formula="of:=ROUND([.Q10]*[.$B10]/100000)" office:value-type="float" office:value="71" calcext:value-type="float">
            <text:p>71</text:p>
          </table:table-cell>
          <table:table-cell table:formula="of:=IF([.Q10]&gt;0;[.R10]/[.Q10]*100000;0)" office:value-type="float" office:value="140.377239115821" calcext:value-type="float">
            <text:p>140,38</text:p>
          </table:table-cell>
          <table:table-cell table:style-name="ce46" office:value-type="float" office:value="344.8179" calcext:value-type="float">
            <text:p>344,82</text:p>
          </table:table-cell>
          <table:table-cell table:formula="of:=ROUND(IF([.V9]&gt;DOSES*[.V9]*Prio/([.V9]*Prio+[.D9]*(1-Prio));DOSES*[.V9]*Prio/([.V9]*Prio+[.D9]*(1-Prio));[.V9]))" office:value-type="float" office:value="72573" calcext:value-type="float">
            <text:p>72573</text:p>
          </table:table-cell>
          <table:table-cell table:formula="of:=IF([.V9]-[.W9]-[.U9]&gt;0;[.V9]-[.W9]-[.U9];0)" office:value-type="float" office:value="2087415" calcext:value-type="float">
            <text:p>2.087.415</text:p>
          </table:table-cell>
          <table:table-cell table:style-name="ce34" table:formula="of:=ROUND([.V10]*[.$T10]/100000)" office:value-type="float" office:value="7198" calcext:value-type="float">
            <text:p>7.198</text:p>
          </table:table-cell>
          <table:table-cell table:style-name="ce34" table:formula="of:=[.U10]" office:value-type="float" office:value="72573" calcext:value-type="float">
            <text:p>72.573</text:p>
          </table:table-cell>
          <table:table-cell table:formula="of:=ROUND([.X10]*[.$T10]/100000)" office:value-type="float" office:value="250" calcext:value-type="float">
            <text:p>250</text:p>
          </table:table-cell>
          <table:table-cell table:formula="of:=[.X9]-[.Y9]" office:value-type="float" office:value="72862" calcext:value-type="float">
            <text:p>72.862</text:p>
          </table:table-cell>
          <table:table-cell table:formula="of:=ROUND([.Z10]*[.$T10]/100000)" office:value-type="float" office:value="251" calcext:value-type="float">
            <text:p>251</text:p>
          </table:table-cell>
          <table:table-cell table:formula="of:=[.Z9]-[.AA9]" office:value-type="float" office:value="73125" calcext:value-type="float">
            <text:p>73.125</text:p>
          </table:table-cell>
          <table:table-cell table:formula="of:=ROUND([.AB10]*[.$T10]/100000)" office:value-type="float" office:value="252" calcext:value-type="float">
            <text:p>252</text:p>
          </table:table-cell>
          <table:table-cell table:formula="of:=[.AB9]-[.AC9]" office:value-type="float" office:value="73370" calcext:value-type="float">
            <text:p>73.370</text:p>
          </table:table-cell>
          <table:table-cell table:formula="of:=ROUND([.AD10]*[.$T10]/100000)" office:value-type="float" office:value="253" calcext:value-type="float">
            <text:p>253</text:p>
          </table:table-cell>
          <table:table-cell table:formula="of:=[.X10]+[.Z10]+[.AB10]+[.AD10]" office:value-type="float" office:value="291930" calcext:value-type="float">
            <text:p>291.930</text:p>
          </table:table-cell>
          <table:table-cell table:formula="of:=[.Y10]+[.AA10]+[.AC10]+[.AE10]" office:value-type="float" office:value="1006" calcext:value-type="float">
            <text:p>1.006</text:p>
          </table:table-cell>
          <table:table-cell table:formula="of:=IF([.AF10]&gt;0;[.AG10]/[.AF10]*100000;0)" office:value-type="float" office:value="344.603158291371" calcext:value-type="float">
            <text:p>344,60</text:p>
          </table:table-cell>
          <table:table-cell table:style-name="ce34" table:formula="of:=ROUND([.U7]*(1-[.U$1]/100000)^4)+[.AI9]" office:value-type="float" office:value="148735" calcext:value-type="float">
            <text:p>148.735</text:p>
          </table:table-cell>
          <table:table-cell table:formula="of:=ROUND([.AI10]*[.$T10]/100000)" office:value-type="float" office:value="513" calcext:value-type="float">
            <text:p>513</text:p>
          </table:table-cell>
          <table:table-cell table:formula="of:=IF([.AI10]&gt;0;[.AJ10]/[.AI10]*100000;0)" office:value-type="float" office:value="344.90873029213" calcext:value-type="float">
            <text:p>344,91</text:p>
          </table:table-cell>
          <table:table-cell table:style-name="ce51" office:value-type="float" office:value="231.8614" calcext:value-type="float">
            <text:p>231,86</text:p>
          </table:table-cell>
          <table:table-cell table:style-name="ce34" table:formula="of:=[.C10]+[.U10]" office:value-type="float" office:value="100000" calcext:value-type="float">
            <text:p>100.000</text:p>
          </table:table-cell>
          <table:table-cell table:style-name="ce34" table:formula="of:=[.D10]+[.V10]" office:value-type="float" office:value="5332765" calcext:value-type="float">
            <text:p>5.332.765</text:p>
          </table:table-cell>
          <table:table-cell table:formula="of:=[.E10]+[.W10]" office:value-type="float" office:value="11754" calcext:value-type="float">
            <text:p>11754</text:p>
          </table:table-cell>
          <table:table-cell table:style-name="ce55" table:formula="of:=IF([.AN10]&gt;0;[.AO10]/[.AN10]*100000;0)" office:value-type="float" office:value="220.41098754586" calcext:value-type="float">
            <text:p>220,41</text:p>
          </table:table-cell>
          <table:table-cell table:style-name="ce34" table:formula="of:=[.N10]+[.AF10]" office:value-type="float" office:value="398265" calcext:value-type="float">
            <text:p>398.265</text:p>
          </table:table-cell>
          <table:table-cell table:style-name="ce34" table:formula="of:=[.O10]+[.AG10]" office:value-type="float" office:value="1156" calcext:value-type="float">
            <text:p>1.156</text:p>
          </table:table-cell>
          <table:table-cell table:style-name="ce55" table:formula="of:=IF([.AQ10]&gt;0;[.AR10]/[.AQ10]*100000;0)" office:value-type="float" office:value="290.258998405584" calcext:value-type="float">
            <text:p>290,26</text:p>
          </table:table-cell>
          <table:table-cell table:style-name="ce34" table:formula="of:=[.Q10]+[.AI10]" office:value-type="float" office:value="199313" calcext:value-type="float">
            <text:p>199.313</text:p>
          </table:table-cell>
          <table:table-cell table:style-name="ce34" table:formula="of:=[.R10]+[.AJ10]" office:value-type="float" office:value="584" calcext:value-type="float">
            <text:p>584</text:p>
          </table:table-cell>
          <table:table-cell table:style-name="ce55" table:formula="of:=IF([.AT10]&gt;0;[.AU10]/[.AT10]*100000;0)" office:value-type="float" office:value="293.006477249351" calcext:value-type="float">
            <text:p>293,01</text:p>
          </table:table-cell>
          <table:table-cell table:style-name="ce55" table:formula="of:=([.AO10]+[.AR10]+[.AU10])/([.AN10]+[.AP10]+[.AT10])*100000" office:value-type="float" office:value="243.913089959138" calcext:value-type="float">
            <text:p>243,9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8" office:value-type="string" calcext:value-type="string">
            <text:p>139,7800</text:p>
          </table:table-cell>
          <table:table-cell table:formula="of:=MIN(DOSES-[.U11];[.D10]-[.E10])" office:value-type="float" office:value="27989" calcext:value-type="float">
            <text:p>27989</text:p>
          </table:table-cell>
          <table:table-cell table:formula="of:=IF([.D10]-[.E10]-[.C11]&gt;0;[.D10]-[.E10]-[.C11];0)" office:value-type="float" office:value="3212805" calcext:value-type="float">
            <text:p>3.212.805</text:p>
          </table:table-cell>
          <table:table-cell table:formula="of:=ROUND([.D11]*[.$B11]/100000)" office:value-type="float" office:value="4491" calcext:value-type="float">
            <text:p>4.491</text:p>
          </table:table-cell>
          <table:table-cell table:formula="of:=[.C11]" office:value-type="float" office:value="27989" calcext:value-type="float">
            <text:p>27.989</text:p>
          </table:table-cell>
          <table:table-cell table:style-name="ce34" table:formula="of:=ROUND([.F11]*[.$B11]/100000)" office:value-type="float" office:value="39" calcext:value-type="float">
            <text:p>39</text:p>
          </table:table-cell>
          <table:table-cell table:style-name="ce34" table:formula="of:=[.F10]-[.G10]" office:value-type="float" office:value="27388" calcext:value-type="float">
            <text:p>27.388</text:p>
          </table:table-cell>
          <table:table-cell table:style-name="ce34" table:formula="of:=ROUND([.H11]*[.$B11]/100000)" office:value-type="float" office:value="38" calcext:value-type="float">
            <text:p>38</text:p>
          </table:table-cell>
          <table:table-cell table:style-name="ce34" table:formula="of:=[.H10]-[.I10]" office:value-type="float" office:value="26812" calcext:value-type="float">
            <text:p>26.812</text:p>
          </table:table-cell>
          <table:table-cell table:style-name="ce34" table:formula="of:=ROUND([.J11]*[.$B11]/100000)" office:value-type="float" office:value="37" calcext:value-type="float">
            <text:p>37</text:p>
          </table:table-cell>
          <table:table-cell table:style-name="ce34" table:formula="of:=[.J10]-[.K10]" office:value-type="float" office:value="26258" calcext:value-type="float">
            <text:p>26.258</text:p>
          </table:table-cell>
          <table:table-cell table:style-name="ce34" table:formula="of:=ROUND([.L11]*[.$B11]/100000)" office:value-type="float" office:value="37" calcext:value-type="float">
            <text:p>37</text:p>
          </table:table-cell>
          <table:table-cell table:style-name="ce34" table:formula="of:=[.F11]+[.H11]+[.J11]+[.L11]" office:value-type="float" office:value="108447" calcext:value-type="float">
            <text:p>108.447</text:p>
          </table:table-cell>
          <table:table-cell table:style-name="ce34" table:formula="of:=[.G11]+[.I11]+[.K11]+[.M11]" office:value-type="float" office:value="151" calcext:value-type="float">
            <text:p>151</text:p>
          </table:table-cell>
          <table:table-cell table:formula="of:=IF([.N11]&gt;0;[.O11]/[.N11]*100000;0)" office:value-type="float" office:value="139.238522043026" calcext:value-type="float">
            <text:p>139,24</text:p>
          </table:table-cell>
          <table:table-cell table:formula="of:=[.L10]-[.M10]+[.Q10]-[.R10]" office:value-type="float" office:value="76234" calcext:value-type="float">
            <text:p>76.234</text:p>
          </table:table-cell>
          <table:table-cell table:formula="of:=ROUND([.Q11]*[.$B11]/100000)" office:value-type="float" office:value="107" calcext:value-type="float">
            <text:p>107</text:p>
          </table:table-cell>
          <table:table-cell table:formula="of:=IF([.Q11]&gt;0;[.R11]/[.Q11]*100000;0)" office:value-type="float" office:value="140.357320880447" calcext:value-type="float">
            <text:p>140,36</text:p>
          </table:table-cell>
          <table:table-cell table:style-name="ce46" office:value-type="float" office:value="349.257" calcext:value-type="float">
            <text:p>349,26</text:p>
          </table:table-cell>
          <table:table-cell table:formula="of:=ROUND(IF([.V10]&gt;DOSES*[.V10]*Prio/([.V10]*Prio+[.D10]*(1-Prio));DOSES*[.V10]*Prio/([.V10]*Prio+[.D10]*(1-Prio));[.V10]))" office:value-type="float" office:value="72011" calcext:value-type="float">
            <text:p>72011</text:p>
          </table:table-cell>
          <table:table-cell table:formula="of:=IF([.V10]-[.W10]-[.U10]&gt;0;[.V10]-[.W10]-[.U10];0)" office:value-type="float" office:value="2007644" calcext:value-type="float">
            <text:p>2.007.644</text:p>
          </table:table-cell>
          <table:table-cell table:style-name="ce34" table:formula="of:=ROUND([.V11]*[.$T11]/100000)" office:value-type="float" office:value="7012" calcext:value-type="float">
            <text:p>7.012</text:p>
          </table:table-cell>
          <table:table-cell table:style-name="ce34" table:formula="of:=[.U11]" office:value-type="float" office:value="72011" calcext:value-type="float">
            <text:p>72.011</text:p>
          </table:table-cell>
          <table:table-cell table:formula="of:=ROUND([.X11]*[.$T11]/100000)" office:value-type="float" office:value="252" calcext:value-type="float">
            <text:p>252</text:p>
          </table:table-cell>
          <table:table-cell table:formula="of:=[.X10]-[.Y10]" office:value-type="float" office:value="72323" calcext:value-type="float">
            <text:p>72.323</text:p>
          </table:table-cell>
          <table:table-cell table:formula="of:=ROUND([.Z11]*[.$T11]/100000)" office:value-type="float" office:value="253" calcext:value-type="float">
            <text:p>253</text:p>
          </table:table-cell>
          <table:table-cell table:formula="of:=[.Z10]-[.AA10]" office:value-type="float" office:value="72611" calcext:value-type="float">
            <text:p>72.611</text:p>
          </table:table-cell>
          <table:table-cell table:formula="of:=ROUND([.AB11]*[.$T11]/100000)" office:value-type="float" office:value="254" calcext:value-type="float">
            <text:p>254</text:p>
          </table:table-cell>
          <table:table-cell table:formula="of:=[.AB10]-[.AC10]" office:value-type="float" office:value="72873" calcext:value-type="float">
            <text:p>72.873</text:p>
          </table:table-cell>
          <table:table-cell table:formula="of:=ROUND([.AD11]*[.$T11]/100000)" office:value-type="float" office:value="255" calcext:value-type="float">
            <text:p>255</text:p>
          </table:table-cell>
          <table:table-cell table:formula="of:=[.X11]+[.Z11]+[.AB11]+[.AD11]" office:value-type="float" office:value="289818" calcext:value-type="float">
            <text:p>289.818</text:p>
          </table:table-cell>
          <table:table-cell table:formula="of:=[.Y11]+[.AA11]+[.AC11]+[.AE11]" office:value-type="float" office:value="1014" calcext:value-type="float">
            <text:p>1.014</text:p>
          </table:table-cell>
          <table:table-cell table:formula="of:=IF([.AF11]&gt;0;[.AG11]/[.AF11]*100000;0)" office:value-type="float" office:value="349.874748980395" calcext:value-type="float">
            <text:p>349,87</text:p>
          </table:table-cell>
          <table:table-cell table:style-name="ce34" table:formula="of:=ROUND([.U8]*(1-[.U$1]/100000)^4)+[.AI10]" office:value-type="float" office:value="222366" calcext:value-type="float">
            <text:p>222.366</text:p>
          </table:table-cell>
          <table:table-cell table:formula="of:=ROUND([.AI11]*[.$T11]/100000)" office:value-type="float" office:value="777" calcext:value-type="float">
            <text:p>777</text:p>
          </table:table-cell>
          <table:table-cell table:formula="of:=IF([.AI11]&gt;0;[.AJ11]/[.AI11]*100000;0)" office:value-type="float" office:value="349.423922721999" calcext:value-type="float">
            <text:p>349,42</text:p>
          </table:table-cell>
          <table:table-cell table:style-name="ce51" office:value-type="float" office:value="233.5164" calcext:value-type="float">
            <text:p>233,52</text:p>
          </table:table-cell>
          <table:table-cell table:style-name="ce34" table:formula="of:=[.C11]+[.U11]" office:value-type="float" office:value="100000" calcext:value-type="float">
            <text:p>100.000</text:p>
          </table:table-cell>
          <table:table-cell table:style-name="ce34" table:formula="of:=[.D11]+[.V11]" office:value-type="float" office:value="5220449" calcext:value-type="float">
            <text:p>5.220.449</text:p>
          </table:table-cell>
          <table:table-cell table:formula="of:=[.E11]+[.W11]" office:value-type="float" office:value="11503" calcext:value-type="float">
            <text:p>11503</text:p>
          </table:table-cell>
          <table:table-cell table:style-name="ce55" table:formula="of:=IF([.AN11]&gt;0;[.AO11]/[.AN11]*100000;0)" office:value-type="float" office:value="220.345031624674" calcext:value-type="float">
            <text:p>220,35</text:p>
          </table:table-cell>
          <table:table-cell table:style-name="ce34" table:formula="of:=[.N11]+[.AF11]" office:value-type="float" office:value="398265" calcext:value-type="float">
            <text:p>398.265</text:p>
          </table:table-cell>
          <table:table-cell table:style-name="ce34" table:formula="of:=[.O11]+[.AG11]" office:value-type="float" office:value="1165" calcext:value-type="float">
            <text:p>1.165</text:p>
          </table:table-cell>
          <table:table-cell table:style-name="ce55" table:formula="of:=IF([.AQ11]&gt;0;[.AR11]/[.AQ11]*100000;0)" office:value-type="float" office:value="292.518800296285" calcext:value-type="float">
            <text:p>292,52</text:p>
          </table:table-cell>
          <table:table-cell table:style-name="ce34" table:formula="of:=[.Q11]+[.AI11]" office:value-type="float" office:value="298600" calcext:value-type="float">
            <text:p>298.600</text:p>
          </table:table-cell>
          <table:table-cell table:style-name="ce34" table:formula="of:=[.R11]+[.AJ11]" office:value-type="float" office:value="884" calcext:value-type="float">
            <text:p>884</text:p>
          </table:table-cell>
          <table:table-cell table:style-name="ce55" table:formula="of:=IF([.AT11]&gt;0;[.AU11]/[.AT11]*100000;0)" office:value-type="float" office:value="296.048225050234" calcext:value-type="float">
            <text:p>296,05</text:p>
          </table:table-cell>
          <table:table-cell table:style-name="ce55" table:formula="of:=([.AO11]+[.AR11]+[.AU11])/([.AN11]+[.AP11]+[.AT11])*100000" office:value-type="float" office:value="245.539747252946" calcext:value-type="float">
            <text:p>245,54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9" calcext:value-type="float">
            <text:p>9</text:p>
          </table:table-cell>
          <table:table-cell table:style-name="ce28" office:value-type="string" calcext:value-type="string">
            <text:p>142,3527</text:p>
          </table:table-cell>
          <table:table-cell table:formula="of:=MIN(DOSES-[.U12];[.D11]-[.E11])" office:value-type="float" office:value="28575" calcext:value-type="float">
            <text:p>28575</text:p>
          </table:table-cell>
          <table:table-cell table:formula="of:=IF([.D11]-[.E11]-[.C12]&gt;0;[.D11]-[.E11]-[.C12];0)" office:value-type="float" office:value="3179739" calcext:value-type="float">
            <text:p>3.179.739</text:p>
          </table:table-cell>
          <table:table-cell table:formula="of:=ROUND([.D12]*[.$B12]/100000)" office:value-type="float" office:value="4526" calcext:value-type="float">
            <text:p>4.526</text:p>
          </table:table-cell>
          <table:table-cell table:formula="of:=[.C12]" office:value-type="float" office:value="28575" calcext:value-type="float">
            <text:p>28.575</text:p>
          </table:table-cell>
          <table:table-cell table:style-name="ce34" table:formula="of:=ROUND([.F12]*[.$B12]/100000)" office:value-type="float" office:value="41" calcext:value-type="float">
            <text:p>41</text:p>
          </table:table-cell>
          <table:table-cell table:style-name="ce34" table:formula="of:=[.F11]-[.G11]" office:value-type="float" office:value="27950" calcext:value-type="float">
            <text:p>27.950</text:p>
          </table:table-cell>
          <table:table-cell table:style-name="ce34" table:formula="of:=ROUND([.H12]*[.$B12]/100000)" office:value-type="float" office:value="40" calcext:value-type="float">
            <text:p>40</text:p>
          </table:table-cell>
          <table:table-cell table:style-name="ce34" table:formula="of:=[.H11]-[.I11]" office:value-type="float" office:value="27350" calcext:value-type="float">
            <text:p>27.350</text:p>
          </table:table-cell>
          <table:table-cell table:style-name="ce34" table:formula="of:=ROUND([.J12]*[.$B12]/100000)" office:value-type="float" office:value="39" calcext:value-type="float">
            <text:p>39</text:p>
          </table:table-cell>
          <table:table-cell table:style-name="ce34" table:formula="of:=[.J11]-[.K11]" office:value-type="float" office:value="26775" calcext:value-type="float">
            <text:p>26.775</text:p>
          </table:table-cell>
          <table:table-cell table:style-name="ce34" table:formula="of:=ROUND([.L12]*[.$B12]/100000)" office:value-type="float" office:value="38" calcext:value-type="float">
            <text:p>38</text:p>
          </table:table-cell>
          <table:table-cell table:style-name="ce34" table:formula="of:=[.F12]+[.H12]+[.J12]+[.L12]" office:value-type="float" office:value="110650" calcext:value-type="float">
            <text:p>110.650</text:p>
          </table:table-cell>
          <table:table-cell table:style-name="ce34" table:formula="of:=[.G12]+[.I12]+[.K12]+[.M12]" office:value-type="float" office:value="158" calcext:value-type="float">
            <text:p>158</text:p>
          </table:table-cell>
          <table:table-cell table:formula="of:=IF([.N12]&gt;0;[.O12]/[.N12]*100000;0)" office:value-type="float" office:value="142.792589245368" calcext:value-type="float">
            <text:p>142,79</text:p>
          </table:table-cell>
          <table:table-cell table:formula="of:=[.L11]-[.M11]+[.Q11]-[.R11]" office:value-type="float" office:value="102348" calcext:value-type="float">
            <text:p>102.348</text:p>
          </table:table-cell>
          <table:table-cell table:formula="of:=ROUND([.Q12]*[.$B12]/100000)" office:value-type="float" office:value="146" calcext:value-type="float">
            <text:p>146</text:p>
          </table:table-cell>
          <table:table-cell table:formula="of:=IF([.Q12]&gt;0;[.R12]/[.Q12]*100000;0)" office:value-type="float" office:value="142.650564739907" calcext:value-type="float">
            <text:p>142,65</text:p>
          </table:table-cell>
          <table:table-cell table:style-name="ce46" office:value-type="float" office:value="353.0012" calcext:value-type="float">
            <text:p>353,00</text:p>
          </table:table-cell>
          <table:table-cell table:formula="of:=ROUND(IF([.V11]&gt;DOSES*[.V11]*Prio/([.V11]*Prio+[.D11]*(1-Prio));DOSES*[.V11]*Prio/([.V11]*Prio+[.D11]*(1-Prio));[.V11]))" office:value-type="float" office:value="71425" calcext:value-type="float">
            <text:p>71425</text:p>
          </table:table-cell>
          <table:table-cell table:formula="of:=IF([.V11]-[.W11]-[.U11]&gt;0;[.V11]-[.W11]-[.U11];0)" office:value-type="float" office:value="1928621" calcext:value-type="float">
            <text:p>1.928.621</text:p>
          </table:table-cell>
          <table:table-cell table:style-name="ce34" table:formula="of:=ROUND([.V12]*[.$T12]/100000)" office:value-type="float" office:value="6808" calcext:value-type="float">
            <text:p>6.808</text:p>
          </table:table-cell>
          <table:table-cell table:style-name="ce34" table:formula="of:=[.U12]" office:value-type="float" office:value="71425" calcext:value-type="float">
            <text:p>71.425</text:p>
          </table:table-cell>
          <table:table-cell table:formula="of:=ROUND([.X12]*[.$T12]/100000)" office:value-type="float" office:value="252" calcext:value-type="float">
            <text:p>252</text:p>
          </table:table-cell>
          <table:table-cell table:formula="of:=[.X11]-[.Y11]" office:value-type="float" office:value="71759" calcext:value-type="float">
            <text:p>71.759</text:p>
          </table:table-cell>
          <table:table-cell table:formula="of:=ROUND([.Z12]*[.$T12]/100000)" office:value-type="float" office:value="253" calcext:value-type="float">
            <text:p>253</text:p>
          </table:table-cell>
          <table:table-cell table:formula="of:=[.Z11]-[.AA11]" office:value-type="float" office:value="72070" calcext:value-type="float">
            <text:p>72.070</text:p>
          </table:table-cell>
          <table:table-cell table:formula="of:=ROUND([.AB12]*[.$T12]/100000)" office:value-type="float" office:value="254" calcext:value-type="float">
            <text:p>254</text:p>
          </table:table-cell>
          <table:table-cell table:formula="of:=[.AB11]-[.AC11]" office:value-type="float" office:value="72357" calcext:value-type="float">
            <text:p>72.357</text:p>
          </table:table-cell>
          <table:table-cell table:formula="of:=ROUND([.AD12]*[.$T12]/100000)" office:value-type="float" office:value="255" calcext:value-type="float">
            <text:p>255</text:p>
          </table:table-cell>
          <table:table-cell table:formula="of:=[.X12]+[.Z12]+[.AB12]+[.AD12]" office:value-type="float" office:value="287611" calcext:value-type="float">
            <text:p>287.611</text:p>
          </table:table-cell>
          <table:table-cell table:formula="of:=[.Y12]+[.AA12]+[.AC12]+[.AE12]" office:value-type="float" office:value="1014" calcext:value-type="float">
            <text:p>1.014</text:p>
          </table:table-cell>
          <table:table-cell table:formula="of:=IF([.AF12]&gt;0;[.AG12]/[.AF12]*100000;0)" office:value-type="float" office:value="352.559533536617" calcext:value-type="float">
            <text:p>352,56</text:p>
          </table:table-cell>
          <table:table-cell table:style-name="ce34" table:formula="of:=ROUND([.U9]*(1-[.U$1]/100000)^4)+[.AI11]" office:value-type="float" office:value="295479" calcext:value-type="float">
            <text:p>295.479</text:p>
          </table:table-cell>
          <table:table-cell table:formula="of:=ROUND([.AI12]*[.$T12]/100000)" office:value-type="float" office:value="1043" calcext:value-type="float">
            <text:p>1.043</text:p>
          </table:table-cell>
          <table:table-cell table:formula="of:=IF([.AI12]&gt;0;[.AJ12]/[.AI12]*100000;0)" office:value-type="float" office:value="352.986168221769" calcext:value-type="float">
            <text:p>352,99</text:p>
          </table:table-cell>
          <table:table-cell table:style-name="ce51" office:value-type="float" office:value="236.6133" calcext:value-type="float">
            <text:p>236,61</text:p>
          </table:table-cell>
          <table:table-cell table:style-name="ce34" table:formula="of:=[.C12]+[.U12]" office:value-type="float" office:value="100000" calcext:value-type="float">
            <text:p>100.000</text:p>
          </table:table-cell>
          <table:table-cell table:style-name="ce34" table:formula="of:=[.D12]+[.V12]" office:value-type="float" office:value="5108360" calcext:value-type="float">
            <text:p>5.108.360</text:p>
          </table:table-cell>
          <table:table-cell table:formula="of:=[.E12]+[.W12]" office:value-type="float" office:value="11334" calcext:value-type="float">
            <text:p>11334</text:p>
          </table:table-cell>
          <table:table-cell table:style-name="ce55" table:formula="of:=IF([.AN12]&gt;0;[.AO12]/[.AN12]*100000;0)" office:value-type="float" office:value="221.871598712698" calcext:value-type="float">
            <text:p>221,87</text:p>
          </table:table-cell>
          <table:table-cell table:style-name="ce34" table:formula="of:=[.N12]+[.AF12]" office:value-type="float" office:value="398261" calcext:value-type="float">
            <text:p>398.261</text:p>
          </table:table-cell>
          <table:table-cell table:style-name="ce34" table:formula="of:=[.O12]+[.AG12]" office:value-type="float" office:value="1172" calcext:value-type="float">
            <text:p>1.172</text:p>
          </table:table-cell>
          <table:table-cell table:style-name="ce55" table:formula="of:=IF([.AQ12]&gt;0;[.AR12]/[.AQ12]*100000;0)" office:value-type="float" office:value="294.279379602823" calcext:value-type="float">
            <text:p>294,28</text:p>
          </table:table-cell>
          <table:table-cell table:style-name="ce34" table:formula="of:=[.Q12]+[.AI12]" office:value-type="float" office:value="397827" calcext:value-type="float">
            <text:p>397.827</text:p>
          </table:table-cell>
          <table:table-cell table:style-name="ce34" table:formula="of:=[.R12]+[.AJ12]" office:value-type="float" office:value="1189" calcext:value-type="float">
            <text:p>1.189</text:p>
          </table:table-cell>
          <table:table-cell table:style-name="ce55" table:formula="of:=IF([.AT12]&gt;0;[.AU12]/[.AT12]*100000;0)" office:value-type="float" office:value="298.87363100041" calcext:value-type="float">
            <text:p>298,87</text:p>
          </table:table-cell>
          <table:table-cell table:style-name="ce55" table:formula="of:=([.AO12]+[.AR12]+[.AU12])/([.AN12]+[.AP12]+[.AT12])*100000" office:value-type="float" office:value="248.710190604205" calcext:value-type="float">
            <text:p>248,7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0" calcext:value-type="float">
            <text:p>10</text:p>
          </table:table-cell>
          <table:table-cell table:style-name="ce28" office:value-type="string" calcext:value-type="string">
            <text:p>140,8297</text:p>
          </table:table-cell>
          <table:table-cell table:formula="of:=MIN(DOSES-[.U13];[.D12]-[.E12])" office:value-type="float" office:value="29187" calcext:value-type="float">
            <text:p>29187</text:p>
          </table:table-cell>
          <table:table-cell table:formula="of:=IF([.D12]-[.E12]-[.C13]&gt;0;[.D12]-[.E12]-[.C13];0)" office:value-type="float" office:value="3146026" calcext:value-type="float">
            <text:p>3.146.026</text:p>
          </table:table-cell>
          <table:table-cell table:formula="of:=ROUND([.D13]*[.$B13]/100000)" office:value-type="float" office:value="4431" calcext:value-type="float">
            <text:p>4.431</text:p>
          </table:table-cell>
          <table:table-cell table:formula="of:=[.C13]" office:value-type="float" office:value="29187" calcext:value-type="float">
            <text:p>29.187</text:p>
          </table:table-cell>
          <table:table-cell table:style-name="ce34" table:formula="of:=ROUND([.F13]*[.$B13]/100000)" office:value-type="float" office:value="41" calcext:value-type="float">
            <text:p>41</text:p>
          </table:table-cell>
          <table:table-cell table:style-name="ce34" table:formula="of:=[.F12]-[.G12]" office:value-type="float" office:value="28534" calcext:value-type="float">
            <text:p>28.534</text:p>
          </table:table-cell>
          <table:table-cell table:style-name="ce34" table:formula="of:=ROUND([.H13]*[.$B13]/100000)" office:value-type="float" office:value="40" calcext:value-type="float">
            <text:p>40</text:p>
          </table:table-cell>
          <table:table-cell table:style-name="ce34" table:formula="of:=[.H12]-[.I12]" office:value-type="float" office:value="27910" calcext:value-type="float">
            <text:p>27.910</text:p>
          </table:table-cell>
          <table:table-cell table:style-name="ce34" table:formula="of:=ROUND([.J13]*[.$B13]/100000)" office:value-type="float" office:value="39" calcext:value-type="float">
            <text:p>39</text:p>
          </table:table-cell>
          <table:table-cell table:style-name="ce34" table:formula="of:=[.J12]-[.K12]" office:value-type="float" office:value="27311" calcext:value-type="float">
            <text:p>27.311</text:p>
          </table:table-cell>
          <table:table-cell table:style-name="ce34" table:formula="of:=ROUND([.L13]*[.$B13]/100000)" office:value-type="float" office:value="38" calcext:value-type="float">
            <text:p>38</text:p>
          </table:table-cell>
          <table:table-cell table:style-name="ce34" table:formula="of:=[.F13]+[.H13]+[.J13]+[.L13]" office:value-type="float" office:value="112942" calcext:value-type="float">
            <text:p>112.942</text:p>
          </table:table-cell>
          <table:table-cell table:style-name="ce34" table:formula="of:=[.G13]+[.I13]+[.K13]+[.M13]" office:value-type="float" office:value="158" calcext:value-type="float">
            <text:p>158</text:p>
          </table:table-cell>
          <table:table-cell table:formula="of:=IF([.N13]&gt;0;[.O13]/[.N13]*100000;0)" office:value-type="float" office:value="139.894813266987" calcext:value-type="float">
            <text:p>139,89</text:p>
          </table:table-cell>
          <table:table-cell table:formula="of:=[.L12]-[.M12]+[.Q12]-[.R12]" office:value-type="float" office:value="128939" calcext:value-type="float">
            <text:p>128.939</text:p>
          </table:table-cell>
          <table:table-cell table:formula="of:=ROUND([.Q13]*[.$B13]/100000)" office:value-type="float" office:value="182" calcext:value-type="float">
            <text:p>182</text:p>
          </table:table-cell>
          <table:table-cell table:formula="of:=IF([.Q13]&gt;0;[.R13]/[.Q13]*100000;0)" office:value-type="float" office:value="141.152017620735" calcext:value-type="float">
            <text:p>141,15</text:p>
          </table:table-cell>
          <table:table-cell table:style-name="ce46" office:value-type="float" office:value="351.3323" calcext:value-type="float">
            <text:p>351,33</text:p>
          </table:table-cell>
          <table:table-cell table:formula="of:=ROUND(IF([.V12]&gt;DOSES*[.V12]*Prio/([.V12]*Prio+[.D12]*(1-Prio));DOSES*[.V12]*Prio/([.V12]*Prio+[.D12]*(1-Prio));[.V12]))" office:value-type="float" office:value="70813" calcext:value-type="float">
            <text:p>70813</text:p>
          </table:table-cell>
          <table:table-cell table:formula="of:=IF([.V12]-[.W12]-[.U12]&gt;0;[.V12]-[.W12]-[.U12];0)" office:value-type="float" office:value="1850388" calcext:value-type="float">
            <text:p>1.850.388</text:p>
          </table:table-cell>
          <table:table-cell table:style-name="ce34" table:formula="of:=ROUND([.V13]*[.$T13]/100000)" office:value-type="float" office:value="6501" calcext:value-type="float">
            <text:p>6.501</text:p>
          </table:table-cell>
          <table:table-cell table:style-name="ce34" table:formula="of:=[.U13]" office:value-type="float" office:value="70813" calcext:value-type="float">
            <text:p>70.813</text:p>
          </table:table-cell>
          <table:table-cell table:formula="of:=ROUND([.X13]*[.$T13]/100000)" office:value-type="float" office:value="249" calcext:value-type="float">
            <text:p>249</text:p>
          </table:table-cell>
          <table:table-cell table:formula="of:=[.X12]-[.Y12]" office:value-type="float" office:value="71173" calcext:value-type="float">
            <text:p>71.173</text:p>
          </table:table-cell>
          <table:table-cell table:formula="of:=ROUND([.Z13]*[.$T13]/100000)" office:value-type="float" office:value="250" calcext:value-type="float">
            <text:p>250</text:p>
          </table:table-cell>
          <table:table-cell table:formula="of:=[.Z12]-[.AA12]" office:value-type="float" office:value="71506" calcext:value-type="float">
            <text:p>71.506</text:p>
          </table:table-cell>
          <table:table-cell table:formula="of:=ROUND([.AB13]*[.$T13]/100000)" office:value-type="float" office:value="251" calcext:value-type="float">
            <text:p>251</text:p>
          </table:table-cell>
          <table:table-cell table:formula="of:=[.AB12]-[.AC12]" office:value-type="float" office:value="71816" calcext:value-type="float">
            <text:p>71.816</text:p>
          </table:table-cell>
          <table:table-cell table:formula="of:=ROUND([.AD13]*[.$T13]/100000)" office:value-type="float" office:value="252" calcext:value-type="float">
            <text:p>252</text:p>
          </table:table-cell>
          <table:table-cell table:formula="of:=[.X13]+[.Z13]+[.AB13]+[.AD13]" office:value-type="float" office:value="285308" calcext:value-type="float">
            <text:p>285.308</text:p>
          </table:table-cell>
          <table:table-cell table:formula="of:=[.Y13]+[.AA13]+[.AC13]+[.AE13]" office:value-type="float" office:value="1002" calcext:value-type="float">
            <text:p>1.002</text:p>
          </table:table-cell>
          <table:table-cell table:formula="of:=IF([.AF13]&gt;0;[.AG13]/[.AF13]*100000;0)" office:value-type="float" office:value="351.199405554699" calcext:value-type="float">
            <text:p>351,20</text:p>
          </table:table-cell>
          <table:table-cell table:style-name="ce34" table:formula="of:=ROUND([.U10]*(1-[.U$1]/100000)^4)+[.AI12]" office:value-type="float" office:value="368052" calcext:value-type="float">
            <text:p>368.052</text:p>
          </table:table-cell>
          <table:table-cell table:formula="of:=ROUND([.AI13]*[.$T13]/100000)" office:value-type="float" office:value="1293" calcext:value-type="float">
            <text:p>1.293</text:p>
          </table:table-cell>
          <table:table-cell table:formula="of:=IF([.AI13]&gt;0;[.AJ13]/[.AI13]*100000;0)" office:value-type="float" office:value="351.309054155391" calcext:value-type="float">
            <text:p>351,31</text:p>
          </table:table-cell>
          <table:table-cell table:style-name="ce51" office:value-type="float" office:value="235.025" calcext:value-type="float">
            <text:p>235,03</text:p>
          </table:table-cell>
          <table:table-cell table:style-name="ce34" table:formula="of:=[.C13]+[.U13]" office:value-type="float" office:value="100000" calcext:value-type="float">
            <text:p>100.000</text:p>
          </table:table-cell>
          <table:table-cell table:style-name="ce34" table:formula="of:=[.D13]+[.V13]" office:value-type="float" office:value="4996414" calcext:value-type="float">
            <text:p>4.996.414</text:p>
          </table:table-cell>
          <table:table-cell table:formula="of:=[.E13]+[.W13]" office:value-type="float" office:value="10932" calcext:value-type="float">
            <text:p>10932</text:p>
          </table:table-cell>
          <table:table-cell table:style-name="ce55" table:formula="of:=IF([.AN13]&gt;0;[.AO13]/[.AN13]*100000;0)" office:value-type="float" office:value="218.79692115185" calcext:value-type="float">
            <text:p>218,80</text:p>
          </table:table-cell>
          <table:table-cell table:style-name="ce34" table:formula="of:=[.N13]+[.AF13]" office:value-type="float" office:value="398250" calcext:value-type="float">
            <text:p>398.250</text:p>
          </table:table-cell>
          <table:table-cell table:style-name="ce34" table:formula="of:=[.O13]+[.AG13]" office:value-type="float" office:value="1160" calcext:value-type="float">
            <text:p>1.160</text:p>
          </table:table-cell>
          <table:table-cell table:style-name="ce55" table:formula="of:=IF([.AQ13]&gt;0;[.AR13]/[.AQ13]*100000;0)" office:value-type="float" office:value="291.27432517263" calcext:value-type="float">
            <text:p>291,27</text:p>
          </table:table-cell>
          <table:table-cell table:style-name="ce34" table:formula="of:=[.Q13]+[.AI13]" office:value-type="float" office:value="496991" calcext:value-type="float">
            <text:p>496.991</text:p>
          </table:table-cell>
          <table:table-cell table:style-name="ce34" table:formula="of:=[.R13]+[.AJ13]" office:value-type="float" office:value="1475" calcext:value-type="float">
            <text:p>1.475</text:p>
          </table:table-cell>
          <table:table-cell table:style-name="ce55" table:formula="of:=IF([.AT13]&gt;0;[.AU13]/[.AT13]*100000;0)" office:value-type="float" office:value="296.786058500053" calcext:value-type="float">
            <text:p>296,79</text:p>
          </table:table-cell>
          <table:table-cell table:style-name="ce55" table:formula="of:=([.AO13]+[.AR13]+[.AU13])/([.AN13]+[.AP13]+[.AT13])*100000" office:value-type="float" office:value="246.959029258674" calcext:value-type="float">
            <text:p>246,9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1" calcext:value-type="float">
            <text:p>11</text:p>
          </table:table-cell>
          <table:table-cell table:style-name="ce28" office:value-type="string" calcext:value-type="string">
            <text:p>138,7244</text:p>
          </table:table-cell>
          <table:table-cell table:formula="of:=MIN(DOSES-[.U14];[.D13]-[.E13])" office:value-type="float" office:value="29827" calcext:value-type="float">
            <text:p>29827</text:p>
          </table:table-cell>
          <table:table-cell table:formula="of:=IF([.D13]-[.E13]-[.C14]&gt;0;[.D13]-[.E13]-[.C14];0)" office:value-type="float" office:value="3111768" calcext:value-type="float">
            <text:p>3.111.768</text:p>
          </table:table-cell>
          <table:table-cell table:formula="of:=ROUND([.D14]*[.$B14]/100000)" office:value-type="float" office:value="4317" calcext:value-type="float">
            <text:p>4.317</text:p>
          </table:table-cell>
          <table:table-cell table:formula="of:=[.C14]" office:value-type="float" office:value="29827" calcext:value-type="float">
            <text:p>29.827</text:p>
          </table:table-cell>
          <table:table-cell table:style-name="ce34" table:formula="of:=ROUND([.F14]*[.$B14]/100000)" office:value-type="float" office:value="41" calcext:value-type="float">
            <text:p>41</text:p>
          </table:table-cell>
          <table:table-cell table:style-name="ce34" table:formula="of:=[.F13]-[.G13]" office:value-type="float" office:value="29146" calcext:value-type="float">
            <text:p>29.146</text:p>
          </table:table-cell>
          <table:table-cell table:style-name="ce34" table:formula="of:=ROUND([.H14]*[.$B14]/100000)" office:value-type="float" office:value="40" calcext:value-type="float">
            <text:p>40</text:p>
          </table:table-cell>
          <table:table-cell table:style-name="ce34" table:formula="of:=[.H13]-[.I13]" office:value-type="float" office:value="28494" calcext:value-type="float">
            <text:p>28.494</text:p>
          </table:table-cell>
          <table:table-cell table:style-name="ce34" table:formula="of:=ROUND([.J14]*[.$B14]/100000)" office:value-type="float" office:value="40" calcext:value-type="float">
            <text:p>40</text:p>
          </table:table-cell>
          <table:table-cell table:style-name="ce34" table:formula="of:=[.J13]-[.K13]" office:value-type="float" office:value="27871" calcext:value-type="float">
            <text:p>27.871</text:p>
          </table:table-cell>
          <table:table-cell table:style-name="ce34" table:formula="of:=ROUND([.L14]*[.$B14]/100000)" office:value-type="float" office:value="39" calcext:value-type="float">
            <text:p>39</text:p>
          </table:table-cell>
          <table:table-cell table:style-name="ce34" table:formula="of:=[.F14]+[.H14]+[.J14]+[.L14]" office:value-type="float" office:value="115338" calcext:value-type="float">
            <text:p>115.338</text:p>
          </table:table-cell>
          <table:table-cell table:style-name="ce34" table:formula="of:=[.G14]+[.I14]+[.K14]+[.M14]" office:value-type="float" office:value="160" calcext:value-type="float">
            <text:p>160</text:p>
          </table:table-cell>
          <table:table-cell table:formula="of:=IF([.N14]&gt;0;[.O14]/[.N14]*100000;0)" office:value-type="float" office:value="138.722710641766" calcext:value-type="float">
            <text:p>138,72</text:p>
          </table:table-cell>
          <table:table-cell table:formula="of:=[.L13]-[.M13]+[.Q13]-[.R13]" office:value-type="float" office:value="156030" calcext:value-type="float">
            <text:p>156.030</text:p>
          </table:table-cell>
          <table:table-cell table:formula="of:=ROUND([.Q14]*[.$B14]/100000)" office:value-type="float" office:value="216" calcext:value-type="float">
            <text:p>216</text:p>
          </table:table-cell>
          <table:table-cell table:formula="of:=IF([.Q14]&gt;0;[.R14]/[.Q14]*100000;0)" office:value-type="float" office:value="138.434916362238" calcext:value-type="float">
            <text:p>138,43</text:p>
          </table:table-cell>
          <table:table-cell table:style-name="ce46" office:value-type="float" office:value="341.6845" calcext:value-type="float">
            <text:p>341,68</text:p>
          </table:table-cell>
          <table:table-cell table:formula="of:=ROUND(IF([.V13]&gt;DOSES*[.V13]*Prio/([.V13]*Prio+[.D13]*(1-Prio));DOSES*[.V13]*Prio/([.V13]*Prio+[.D13]*(1-Prio));[.V13]))" office:value-type="float" office:value="70173" calcext:value-type="float">
            <text:p>70173</text:p>
          </table:table-cell>
          <table:table-cell table:formula="of:=IF([.V13]-[.W13]-[.U13]&gt;0;[.V13]-[.W13]-[.U13];0)" office:value-type="float" office:value="1773074" calcext:value-type="float">
            <text:p>1.773.074</text:p>
          </table:table-cell>
          <table:table-cell table:style-name="ce34" table:formula="of:=ROUND([.V14]*[.$T14]/100000)" office:value-type="float" office:value="6058" calcext:value-type="float">
            <text:p>6.058</text:p>
          </table:table-cell>
          <table:table-cell table:style-name="ce34" table:formula="of:=[.U14]" office:value-type="float" office:value="70173" calcext:value-type="float">
            <text:p>70.173</text:p>
          </table:table-cell>
          <table:table-cell table:formula="of:=ROUND([.X14]*[.$T14]/100000)" office:value-type="float" office:value="240" calcext:value-type="float">
            <text:p>240</text:p>
          </table:table-cell>
          <table:table-cell table:formula="of:=[.X13]-[.Y13]" office:value-type="float" office:value="70564" calcext:value-type="float">
            <text:p>70.564</text:p>
          </table:table-cell>
          <table:table-cell table:formula="of:=ROUND([.Z14]*[.$T14]/100000)" office:value-type="float" office:value="241" calcext:value-type="float">
            <text:p>241</text:p>
          </table:table-cell>
          <table:table-cell table:formula="of:=[.Z13]-[.AA13]" office:value-type="float" office:value="70923" calcext:value-type="float">
            <text:p>70.923</text:p>
          </table:table-cell>
          <table:table-cell table:formula="of:=ROUND([.AB14]*[.$T14]/100000)" office:value-type="float" office:value="242" calcext:value-type="float">
            <text:p>242</text:p>
          </table:table-cell>
          <table:table-cell table:formula="of:=[.AB13]-[.AC13]" office:value-type="float" office:value="71255" calcext:value-type="float">
            <text:p>71.255</text:p>
          </table:table-cell>
          <table:table-cell table:formula="of:=ROUND([.AD14]*[.$T14]/100000)" office:value-type="float" office:value="243" calcext:value-type="float">
            <text:p>243</text:p>
          </table:table-cell>
          <table:table-cell table:formula="of:=[.X14]+[.Z14]+[.AB14]+[.AD14]" office:value-type="float" office:value="282915" calcext:value-type="float">
            <text:p>282.915</text:p>
          </table:table-cell>
          <table:table-cell table:formula="of:=[.Y14]+[.AA14]+[.AC14]+[.AE14]" office:value-type="float" office:value="966" calcext:value-type="float">
            <text:p>966</text:p>
          </table:table-cell>
          <table:table-cell table:formula="of:=IF([.AF14]&gt;0;[.AG14]/[.AF14]*100000;0)" office:value-type="float" office:value="341.445310428927" calcext:value-type="float">
            <text:p>341,45</text:p>
          </table:table-cell>
          <table:table-cell table:style-name="ce34" table:formula="of:=ROUND([.U11]*(1-[.U$1]/100000)^4)+[.AI13]" office:value-type="float" office:value="440063" calcext:value-type="float">
            <text:p>440.063</text:p>
          </table:table-cell>
          <table:table-cell table:formula="of:=ROUND([.AI14]*[.$T14]/100000)" office:value-type="float" office:value="1504" calcext:value-type="float">
            <text:p>1.504</text:p>
          </table:table-cell>
          <table:table-cell table:formula="of:=IF([.AI14]&gt;0;[.AJ14]/[.AI14]*100000;0)" office:value-type="float" office:value="341.769246676044" calcext:value-type="float">
            <text:p>341,77</text:p>
          </table:table-cell>
          <table:table-cell table:style-name="ce51" office:value-type="float" office:value="229.5446" calcext:value-type="float">
            <text:p>229,54</text:p>
          </table:table-cell>
          <table:table-cell table:style-name="ce34" table:formula="of:=[.C14]+[.U14]" office:value-type="float" office:value="100000" calcext:value-type="float">
            <text:p>100.000</text:p>
          </table:table-cell>
          <table:table-cell table:style-name="ce34" table:formula="of:=[.D14]+[.V14]" office:value-type="float" office:value="4884842" calcext:value-type="float">
            <text:p>4.884.842</text:p>
          </table:table-cell>
          <table:table-cell table:formula="of:=[.E14]+[.W14]" office:value-type="float" office:value="10375" calcext:value-type="float">
            <text:p>10375</text:p>
          </table:table-cell>
          <table:table-cell table:style-name="ce55" table:formula="of:=IF([.AN14]&gt;0;[.AO14]/[.AN14]*100000;0)" office:value-type="float" office:value="212.391721165188" calcext:value-type="float">
            <text:p>212,39</text:p>
          </table:table-cell>
          <table:table-cell table:style-name="ce34" table:formula="of:=[.N14]+[.AF14]" office:value-type="float" office:value="398253" calcext:value-type="float">
            <text:p>398.253</text:p>
          </table:table-cell>
          <table:table-cell table:style-name="ce34" table:formula="of:=[.O14]+[.AG14]" office:value-type="float" office:value="1126" calcext:value-type="float">
            <text:p>1.126</text:p>
          </table:table-cell>
          <table:table-cell table:style-name="ce55" table:formula="of:=IF([.AQ14]&gt;0;[.AR14]/[.AQ14]*100000;0)" office:value-type="float" office:value="282.734844433061" calcext:value-type="float">
            <text:p>282,73</text:p>
          </table:table-cell>
          <table:table-cell table:style-name="ce34" table:formula="of:=[.Q14]+[.AI14]" office:value-type="float" office:value="596093" calcext:value-type="float">
            <text:p>596.093</text:p>
          </table:table-cell>
          <table:table-cell table:style-name="ce34" table:formula="of:=[.R14]+[.AJ14]" office:value-type="float" office:value="1720" calcext:value-type="float">
            <text:p>1.720</text:p>
          </table:table-cell>
          <table:table-cell table:style-name="ce55" table:formula="of:=IF([.AT14]&gt;0;[.AU14]/[.AT14]*100000;0)" office:value-type="float" office:value="288.54557929719" calcext:value-type="float">
            <text:p>288,55</text:p>
          </table:table-cell>
          <table:table-cell table:style-name="ce55" table:formula="of:=([.AO14]+[.AR14]+[.AU14])/([.AN14]+[.AP14]+[.AT14])*100000" office:value-type="float" office:value="241.208620296715" calcext:value-type="float">
            <text:p>241,2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8" office:value-type="string" calcext:value-type="string">
            <text:p>134,0639</text:p>
          </table:table-cell>
          <table:table-cell table:formula="of:=MIN(DOSES-[.U15];[.D14]-[.E14])" office:value-type="float" office:value="30495" calcext:value-type="float">
            <text:p>30495</text:p>
          </table:table-cell>
          <table:table-cell table:formula="of:=IF([.D14]-[.E14]-[.C15]&gt;0;[.D14]-[.E14]-[.C15];0)" office:value-type="float" office:value="3076956" calcext:value-type="float">
            <text:p>3.076.956</text:p>
          </table:table-cell>
          <table:table-cell table:formula="of:=ROUND([.D15]*[.$B15]/100000)" office:value-type="float" office:value="4125" calcext:value-type="float">
            <text:p>4.125</text:p>
          </table:table-cell>
          <table:table-cell table:formula="of:=[.C15]" office:value-type="float" office:value="30495" calcext:value-type="float">
            <text:p>30.495</text:p>
          </table:table-cell>
          <table:table-cell table:style-name="ce34" table:formula="of:=ROUND([.F15]*[.$B15]/100000)" office:value-type="float" office:value="41" calcext:value-type="float">
            <text:p>41</text:p>
          </table:table-cell>
          <table:table-cell table:style-name="ce34" table:formula="of:=[.F14]-[.G14]" office:value-type="float" office:value="29786" calcext:value-type="float">
            <text:p>29.786</text:p>
          </table:table-cell>
          <table:table-cell table:style-name="ce34" table:formula="of:=ROUND([.H15]*[.$B15]/100000)" office:value-type="float" office:value="40" calcext:value-type="float">
            <text:p>40</text:p>
          </table:table-cell>
          <table:table-cell table:style-name="ce34" table:formula="of:=[.H14]-[.I14]" office:value-type="float" office:value="29106" calcext:value-type="float">
            <text:p>29.106</text:p>
          </table:table-cell>
          <table:table-cell table:style-name="ce34" table:formula="of:=ROUND([.J15]*[.$B15]/100000)" office:value-type="float" office:value="39" calcext:value-type="float">
            <text:p>39</text:p>
          </table:table-cell>
          <table:table-cell table:style-name="ce34" table:formula="of:=[.J14]-[.K14]" office:value-type="float" office:value="28454" calcext:value-type="float">
            <text:p>28.454</text:p>
          </table:table-cell>
          <table:table-cell table:style-name="ce34" table:formula="of:=ROUND([.L15]*[.$B15]/100000)" office:value-type="float" office:value="38" calcext:value-type="float">
            <text:p>38</text:p>
          </table:table-cell>
          <table:table-cell table:style-name="ce34" table:formula="of:=[.F15]+[.H15]+[.J15]+[.L15]" office:value-type="float" office:value="117841" calcext:value-type="float">
            <text:p>117.841</text:p>
          </table:table-cell>
          <table:table-cell table:style-name="ce34" table:formula="of:=[.G15]+[.I15]+[.K15]+[.M15]" office:value-type="float" office:value="158" calcext:value-type="float">
            <text:p>158</text:p>
          </table:table-cell>
          <table:table-cell table:formula="of:=IF([.N15]&gt;0;[.O15]/[.N15]*100000;0)" office:value-type="float" office:value="134.078970816609" calcext:value-type="float">
            <text:p>134,08</text:p>
          </table:table-cell>
          <table:table-cell table:formula="of:=[.L14]-[.M14]+[.Q14]-[.R14]" office:value-type="float" office:value="183646" calcext:value-type="float">
            <text:p>183.646</text:p>
          </table:table-cell>
          <table:table-cell table:formula="of:=ROUND([.Q15]*[.$B15]/100000)" office:value-type="float" office:value="246" calcext:value-type="float">
            <text:p>246</text:p>
          </table:table-cell>
          <table:table-cell table:formula="of:=IF([.Q15]&gt;0;[.R15]/[.Q15]*100000;0)" office:value-type="float" office:value="133.953366803524" calcext:value-type="float">
            <text:p>133,95</text:p>
          </table:table-cell>
          <table:table-cell table:style-name="ce46" office:value-type="float" office:value="330.6347" calcext:value-type="float">
            <text:p>330,63</text:p>
          </table:table-cell>
          <table:table-cell table:formula="of:=ROUND(IF([.V14]&gt;DOSES*[.V14]*Prio/([.V14]*Prio+[.D14]*(1-Prio));DOSES*[.V14]*Prio/([.V14]*Prio+[.D14]*(1-Prio));[.V14]))" office:value-type="float" office:value="69505" calcext:value-type="float">
            <text:p>69505</text:p>
          </table:table-cell>
          <table:table-cell table:formula="of:=IF([.V14]-[.W14]-[.U14]&gt;0;[.V14]-[.W14]-[.U14];0)" office:value-type="float" office:value="1696843" calcext:value-type="float">
            <text:p>1.696.843</text:p>
          </table:table-cell>
          <table:table-cell table:style-name="ce34" table:formula="of:=ROUND([.V15]*[.$T15]/100000)" office:value-type="float" office:value="5610" calcext:value-type="float">
            <text:p>5.610</text:p>
          </table:table-cell>
          <table:table-cell table:style-name="ce34" table:formula="of:=[.U15]" office:value-type="float" office:value="69505" calcext:value-type="float">
            <text:p>69.505</text:p>
          </table:table-cell>
          <table:table-cell table:formula="of:=ROUND([.X15]*[.$T15]/100000)" office:value-type="float" office:value="230" calcext:value-type="float">
            <text:p>230</text:p>
          </table:table-cell>
          <table:table-cell table:formula="of:=[.X14]-[.Y14]" office:value-type="float" office:value="69933" calcext:value-type="float">
            <text:p>69.933</text:p>
          </table:table-cell>
          <table:table-cell table:formula="of:=ROUND([.Z15]*[.$T15]/100000)" office:value-type="float" office:value="231" calcext:value-type="float">
            <text:p>231</text:p>
          </table:table-cell>
          <table:table-cell table:formula="of:=[.Z14]-[.AA14]" office:value-type="float" office:value="70323" calcext:value-type="float">
            <text:p>70.323</text:p>
          </table:table-cell>
          <table:table-cell table:formula="of:=ROUND([.AB15]*[.$T15]/100000)" office:value-type="float" office:value="233" calcext:value-type="float">
            <text:p>233</text:p>
          </table:table-cell>
          <table:table-cell table:formula="of:=[.AB14]-[.AC14]" office:value-type="float" office:value="70681" calcext:value-type="float">
            <text:p>70.681</text:p>
          </table:table-cell>
          <table:table-cell table:formula="of:=ROUND([.AD15]*[.$T15]/100000)" office:value-type="float" office:value="234" calcext:value-type="float">
            <text:p>234</text:p>
          </table:table-cell>
          <table:table-cell table:formula="of:=[.X15]+[.Z15]+[.AB15]+[.AD15]" office:value-type="float" office:value="280442" calcext:value-type="float">
            <text:p>280.442</text:p>
          </table:table-cell>
          <table:table-cell table:formula="of:=[.Y15]+[.AA15]+[.AC15]+[.AE15]" office:value-type="float" office:value="928" calcext:value-type="float">
            <text:p>928</text:p>
          </table:table-cell>
          <table:table-cell table:formula="of:=IF([.AF15]&gt;0;[.AG15]/[.AF15]*100000;0)" office:value-type="float" office:value="330.906212336241" calcext:value-type="float">
            <text:p>330,91</text:p>
          </table:table-cell>
          <table:table-cell table:style-name="ce34" table:formula="of:=ROUND([.U12]*(1-[.U$1]/100000)^4)+[.AI14]" office:value-type="float" office:value="511488" calcext:value-type="float">
            <text:p>511.488</text:p>
          </table:table-cell>
          <table:table-cell table:formula="of:=ROUND([.AI15]*[.$T15]/100000)" office:value-type="float" office:value="1691" calcext:value-type="float">
            <text:p>1.691</text:p>
          </table:table-cell>
          <table:table-cell table:formula="of:=IF([.AI15]&gt;0;[.AJ15]/[.AI15]*100000;0)" office:value-type="float" office:value="330.604041541542" calcext:value-type="float">
            <text:p>330,60</text:p>
          </table:table-cell>
          <table:table-cell table:style-name="ce51" office:value-type="float" office:value="222.025" calcext:value-type="float">
            <text:p>222,03</text:p>
          </table:table-cell>
          <table:table-cell table:style-name="ce34" table:formula="of:=[.C15]+[.U15]" office:value-type="float" office:value="100000" calcext:value-type="float">
            <text:p>100.000</text:p>
          </table:table-cell>
          <table:table-cell table:style-name="ce34" table:formula="of:=[.D15]+[.V15]" office:value-type="float" office:value="4773799" calcext:value-type="float">
            <text:p>4.773.799</text:p>
          </table:table-cell>
          <table:table-cell table:formula="of:=[.E15]+[.W15]" office:value-type="float" office:value="9735" calcext:value-type="float">
            <text:p>9735</text:p>
          </table:table-cell>
          <table:table-cell table:style-name="ce55" table:formula="of:=IF([.AN15]&gt;0;[.AO15]/[.AN15]*100000;0)" office:value-type="float" office:value="203.925636584196" calcext:value-type="float">
            <text:p>203,93</text:p>
          </table:table-cell>
          <table:table-cell table:style-name="ce34" table:formula="of:=[.N15]+[.AF15]" office:value-type="float" office:value="398283" calcext:value-type="float">
            <text:p>398.283</text:p>
          </table:table-cell>
          <table:table-cell table:style-name="ce34" table:formula="of:=[.O15]+[.AG15]" office:value-type="float" office:value="1086" calcext:value-type="float">
            <text:p>1.086</text:p>
          </table:table-cell>
          <table:table-cell table:style-name="ce55" table:formula="of:=IF([.AQ15]&gt;0;[.AR15]/[.AQ15]*100000;0)" office:value-type="float" office:value="272.67043785449" calcext:value-type="float">
            <text:p>272,67</text:p>
          </table:table-cell>
          <table:table-cell table:style-name="ce34" table:formula="of:=[.Q15]+[.AI15]" office:value-type="float" office:value="695134" calcext:value-type="float">
            <text:p>695.134</text:p>
          </table:table-cell>
          <table:table-cell table:style-name="ce34" table:formula="of:=[.R15]+[.AJ15]" office:value-type="float" office:value="1937" calcext:value-type="float">
            <text:p>1.937</text:p>
          </table:table-cell>
          <table:table-cell table:style-name="ce55" table:formula="of:=IF([.AT15]&gt;0;[.AU15]/[.AT15]*100000;0)" office:value-type="float" office:value="278.65131039483" calcext:value-type="float">
            <text:p>278,65</text:p>
          </table:table-cell>
          <table:table-cell table:style-name="ce55" table:formula="of:=([.AO15]+[.AR15]+[.AU15])/([.AN15]+[.AP15]+[.AT15])*100000" office:value-type="float" office:value="233.272638324282" calcext:value-type="float">
            <text:p>233,27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8" office:value-type="string" calcext:value-type="string">
            <text:p>131,8009</text:p>
          </table:table-cell>
          <table:table-cell table:formula="of:=MIN(DOSES-[.U16];[.D15]-[.E15])" office:value-type="float" office:value="31193" calcext:value-type="float">
            <text:p>31193</text:p>
          </table:table-cell>
          <table:table-cell table:formula="of:=IF([.D15]-[.E15]-[.C16]&gt;0;[.D15]-[.E15]-[.C16];0)" office:value-type="float" office:value="3041638" calcext:value-type="float">
            <text:p>3.041.638</text:p>
          </table:table-cell>
          <table:table-cell table:formula="of:=ROUND([.D16]*[.$B16]/100000)" office:value-type="float" office:value="4009" calcext:value-type="float">
            <text:p>4.009</text:p>
          </table:table-cell>
          <table:table-cell table:formula="of:=[.C16]" office:value-type="float" office:value="31193" calcext:value-type="float">
            <text:p>31.193</text:p>
          </table:table-cell>
          <table:table-cell table:style-name="ce34" table:formula="of:=ROUND([.F16]*[.$B16]/100000)" office:value-type="float" office:value="41" calcext:value-type="float">
            <text:p>41</text:p>
          </table:table-cell>
          <table:table-cell table:style-name="ce34" table:formula="of:=[.F15]-[.G15]" office:value-type="float" office:value="30454" calcext:value-type="float">
            <text:p>30.454</text:p>
          </table:table-cell>
          <table:table-cell table:style-name="ce34" table:formula="of:=ROUND([.H16]*[.$B16]/100000)" office:value-type="float" office:value="40" calcext:value-type="float">
            <text:p>40</text:p>
          </table:table-cell>
          <table:table-cell table:style-name="ce34" table:formula="of:=[.H15]-[.I15]" office:value-type="float" office:value="29746" calcext:value-type="float">
            <text:p>29.746</text:p>
          </table:table-cell>
          <table:table-cell table:style-name="ce34" table:formula="of:=ROUND([.J16]*[.$B16]/100000)" office:value-type="float" office:value="39" calcext:value-type="float">
            <text:p>39</text:p>
          </table:table-cell>
          <table:table-cell table:style-name="ce34" table:formula="of:=[.J15]-[.K15]" office:value-type="float" office:value="29067" calcext:value-type="float">
            <text:p>29.067</text:p>
          </table:table-cell>
          <table:table-cell table:style-name="ce34" table:formula="of:=ROUND([.L16]*[.$B16]/100000)" office:value-type="float" office:value="38" calcext:value-type="float">
            <text:p>38</text:p>
          </table:table-cell>
          <table:table-cell table:style-name="ce34" table:formula="of:=[.F16]+[.H16]+[.J16]+[.L16]" office:value-type="float" office:value="120460" calcext:value-type="float">
            <text:p>120.460</text:p>
          </table:table-cell>
          <table:table-cell table:style-name="ce34" table:formula="of:=[.G16]+[.I16]+[.K16]+[.M16]" office:value-type="float" office:value="158" calcext:value-type="float">
            <text:p>158</text:p>
          </table:table-cell>
          <table:table-cell table:formula="of:=IF([.N16]&gt;0;[.O16]/[.N16]*100000;0)" office:value-type="float" office:value="131.163871824672" calcext:value-type="float">
            <text:p>131,16</text:p>
          </table:table-cell>
          <table:table-cell table:formula="of:=[.L15]-[.M15]+[.Q15]-[.R15]" office:value-type="float" office:value="211816" calcext:value-type="float">
            <text:p>211.816</text:p>
          </table:table-cell>
          <table:table-cell table:formula="of:=ROUND([.Q16]*[.$B16]/100000)" office:value-type="float" office:value="279" calcext:value-type="float">
            <text:p>279</text:p>
          </table:table-cell>
          <table:table-cell table:formula="of:=IF([.Q16]&gt;0;[.R16]/[.Q16]*100000;0)" office:value-type="float" office:value="131.718094950334" calcext:value-type="float">
            <text:p>131,72</text:p>
          </table:table-cell>
          <table:table-cell table:style-name="ce46" office:value-type="float" office:value="322.0378" calcext:value-type="float">
            <text:p>322,04</text:p>
          </table:table-cell>
          <table:table-cell table:formula="of:=ROUND(IF([.V15]&gt;DOSES*[.V15]*Prio/([.V15]*Prio+[.D15]*(1-Prio));DOSES*[.V15]*Prio/([.V15]*Prio+[.D15]*(1-Prio));[.V15]))" office:value-type="float" office:value="68807" calcext:value-type="float">
            <text:p>68807</text:p>
          </table:table-cell>
          <table:table-cell table:formula="of:=IF([.V15]-[.W15]-[.U15]&gt;0;[.V15]-[.W15]-[.U15];0)" office:value-type="float" office:value="1621728" calcext:value-type="float">
            <text:p>1.621.728</text:p>
          </table:table-cell>
          <table:table-cell table:style-name="ce34" table:formula="of:=ROUND([.V16]*[.$T16]/100000)" office:value-type="float" office:value="5223" calcext:value-type="float">
            <text:p>5.223</text:p>
          </table:table-cell>
          <table:table-cell table:style-name="ce34" table:formula="of:=[.U16]" office:value-type="float" office:value="68807" calcext:value-type="float">
            <text:p>68.807</text:p>
          </table:table-cell>
          <table:table-cell table:formula="of:=ROUND([.X16]*[.$T16]/100000)" office:value-type="float" office:value="222" calcext:value-type="float">
            <text:p>222</text:p>
          </table:table-cell>
          <table:table-cell table:formula="of:=[.X15]-[.Y15]" office:value-type="float" office:value="69275" calcext:value-type="float">
            <text:p>69.275</text:p>
          </table:table-cell>
          <table:table-cell table:formula="of:=ROUND([.Z16]*[.$T16]/100000)" office:value-type="float" office:value="223" calcext:value-type="float">
            <text:p>223</text:p>
          </table:table-cell>
          <table:table-cell table:formula="of:=[.Z15]-[.AA15]" office:value-type="float" office:value="69702" calcext:value-type="float">
            <text:p>69.702</text:p>
          </table:table-cell>
          <table:table-cell table:formula="of:=ROUND([.AB16]*[.$T16]/100000)" office:value-type="float" office:value="224" calcext:value-type="float">
            <text:p>224</text:p>
          </table:table-cell>
          <table:table-cell table:formula="of:=[.AB15]-[.AC15]" office:value-type="float" office:value="70090" calcext:value-type="float">
            <text:p>70.090</text:p>
          </table:table-cell>
          <table:table-cell table:formula="of:=ROUND([.AD16]*[.$T16]/100000)" office:value-type="float" office:value="226" calcext:value-type="float">
            <text:p>226</text:p>
          </table:table-cell>
          <table:table-cell table:formula="of:=[.X16]+[.Z16]+[.AB16]+[.AD16]" office:value-type="float" office:value="277874" calcext:value-type="float">
            <text:p>277.874</text:p>
          </table:table-cell>
          <table:table-cell table:formula="of:=[.Y16]+[.AA16]+[.AC16]+[.AE16]" office:value-type="float" office:value="895" calcext:value-type="float">
            <text:p>895</text:p>
          </table:table-cell>
          <table:table-cell table:formula="of:=IF([.AF16]&gt;0;[.AG16]/[.AF16]*100000;0)" office:value-type="float" office:value="322.088428568344" calcext:value-type="float">
            <text:p>322,09</text:p>
          </table:table-cell>
          <table:table-cell table:style-name="ce34" table:formula="of:=ROUND([.U13]*(1-[.U$1]/100000)^4)+[.AI15]" office:value-type="float" office:value="582301" calcext:value-type="float">
            <text:p>582.301</text:p>
          </table:table-cell>
          <table:table-cell table:formula="of:=ROUND([.AI16]*[.$T16]/100000)" office:value-type="float" office:value="1875" calcext:value-type="float">
            <text:p>1.875</text:p>
          </table:table-cell>
          <table:table-cell table:formula="of:=IF([.AI16]&gt;0;[.AJ16]/[.AI16]*100000;0)" office:value-type="float" office:value="321.998416626453" calcext:value-type="float">
            <text:p>322,00</text:p>
          </table:table-cell>
          <table:table-cell table:style-name="ce51" office:value-type="float" office:value="216.9277" calcext:value-type="float">
            <text:p>216,93</text:p>
          </table:table-cell>
          <table:table-cell table:style-name="ce34" table:formula="of:=[.C16]+[.U16]" office:value-type="float" office:value="100000" calcext:value-type="float">
            <text:p>100.000</text:p>
          </table:table-cell>
          <table:table-cell table:style-name="ce34" table:formula="of:=[.D16]+[.V16]" office:value-type="float" office:value="4663366" calcext:value-type="float">
            <text:p>4.663.366</text:p>
          </table:table-cell>
          <table:table-cell table:formula="of:=[.E16]+[.W16]" office:value-type="float" office:value="9232" calcext:value-type="float">
            <text:p>9232</text:p>
          </table:table-cell>
          <table:table-cell table:style-name="ce55" table:formula="of:=IF([.AN16]&gt;0;[.AO16]/[.AN16]*100000;0)" office:value-type="float" office:value="197.968591785419" calcext:value-type="float">
            <text:p>197,97</text:p>
          </table:table-cell>
          <table:table-cell table:style-name="ce34" table:formula="of:=[.N16]+[.AF16]" office:value-type="float" office:value="398334" calcext:value-type="float">
            <text:p>398.334</text:p>
          </table:table-cell>
          <table:table-cell table:style-name="ce34" table:formula="of:=[.O16]+[.AG16]" office:value-type="float" office:value="1053" calcext:value-type="float">
            <text:p>1.053</text:p>
          </table:table-cell>
          <table:table-cell table:style-name="ce55" table:formula="of:=IF([.AQ16]&gt;0;[.AR16]/[.AQ16]*100000;0)" office:value-type="float" office:value="264.351022006658" calcext:value-type="float">
            <text:p>264,35</text:p>
          </table:table-cell>
          <table:table-cell table:style-name="ce34" table:formula="of:=[.Q16]+[.AI16]" office:value-type="float" office:value="794117" calcext:value-type="float">
            <text:p>794.117</text:p>
          </table:table-cell>
          <table:table-cell table:style-name="ce34" table:formula="of:=[.R16]+[.AJ16]" office:value-type="float" office:value="2154" calcext:value-type="float">
            <text:p>2.154</text:p>
          </table:table-cell>
          <table:table-cell table:style-name="ce55" table:formula="of:=IF([.AT16]&gt;0;[.AU16]/[.AT16]*100000;0)" office:value-type="float" office:value="271.244665458616" calcext:value-type="float">
            <text:p>271,24</text:p>
          </table:table-cell>
          <table:table-cell table:style-name="ce55" table:formula="of:=([.AO16]+[.AR16]+[.AU16])/([.AN16]+[.AP16]+[.AT16])*100000" office:value-type="float" office:value="227.917316376402" calcext:value-type="float">
            <text:p>227,9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4" calcext:value-type="float">
            <text:p>14</text:p>
          </table:table-cell>
          <table:table-cell table:style-name="ce28" office:value-type="string" calcext:value-type="string">
            <text:p>130,4142</text:p>
          </table:table-cell>
          <table:table-cell table:formula="of:=MIN(DOSES-[.U17];[.D16]-[.E16])" office:value-type="float" office:value="31921" calcext:value-type="float">
            <text:p>31921</text:p>
          </table:table-cell>
          <table:table-cell table:formula="of:=IF([.D16]-[.E16]-[.C17]&gt;0;[.D16]-[.E16]-[.C17];0)" office:value-type="float" office:value="3005708" calcext:value-type="float">
            <text:p>3.005.708</text:p>
          </table:table-cell>
          <table:table-cell table:formula="of:=ROUND([.D17]*[.$B17]/100000)" office:value-type="float" office:value="3920" calcext:value-type="float">
            <text:p>3.920</text:p>
          </table:table-cell>
          <table:table-cell table:formula="of:=[.C17]" office:value-type="float" office:value="31921" calcext:value-type="float">
            <text:p>31.921</text:p>
          </table:table-cell>
          <table:table-cell table:style-name="ce34" table:formula="of:=ROUND([.F17]*[.$B17]/100000)" office:value-type="float" office:value="42" calcext:value-type="float">
            <text:p>42</text:p>
          </table:table-cell>
          <table:table-cell table:style-name="ce34" table:formula="of:=[.F16]-[.G16]" office:value-type="float" office:value="31152" calcext:value-type="float">
            <text:p>31.152</text:p>
          </table:table-cell>
          <table:table-cell table:style-name="ce34" table:formula="of:=ROUND([.H17]*[.$B17]/100000)" office:value-type="float" office:value="41" calcext:value-type="float">
            <text:p>41</text:p>
          </table:table-cell>
          <table:table-cell table:style-name="ce34" table:formula="of:=[.H16]-[.I16]" office:value-type="float" office:value="30414" calcext:value-type="float">
            <text:p>30.414</text:p>
          </table:table-cell>
          <table:table-cell table:style-name="ce34" table:formula="of:=ROUND([.J17]*[.$B17]/100000)" office:value-type="float" office:value="40" calcext:value-type="float">
            <text:p>40</text:p>
          </table:table-cell>
          <table:table-cell table:style-name="ce34" table:formula="of:=[.J16]-[.K16]" office:value-type="float" office:value="29707" calcext:value-type="float">
            <text:p>29.707</text:p>
          </table:table-cell>
          <table:table-cell table:style-name="ce34" table:formula="of:=ROUND([.L17]*[.$B17]/100000)" office:value-type="float" office:value="39" calcext:value-type="float">
            <text:p>39</text:p>
          </table:table-cell>
          <table:table-cell table:style-name="ce34" table:formula="of:=[.F17]+[.H17]+[.J17]+[.L17]" office:value-type="float" office:value="123194" calcext:value-type="float">
            <text:p>123.194</text:p>
          </table:table-cell>
          <table:table-cell table:style-name="ce34" table:formula="of:=[.G17]+[.I17]+[.K17]+[.M17]" office:value-type="float" office:value="162" calcext:value-type="float">
            <text:p>162</text:p>
          </table:table-cell>
          <table:table-cell table:formula="of:=IF([.N17]&gt;0;[.O17]/[.N17]*100000;0)" office:value-type="float" office:value="131.499910709937" calcext:value-type="float">
            <text:p>131,50</text:p>
          </table:table-cell>
          <table:table-cell table:formula="of:=[.L16]-[.M16]+[.Q16]-[.R16]" office:value-type="float" office:value="240566" calcext:value-type="float">
            <text:p>240.566</text:p>
          </table:table-cell>
          <table:table-cell table:formula="of:=ROUND([.Q17]*[.$B17]/100000)" office:value-type="float" office:value="314" calcext:value-type="float">
            <text:p>314</text:p>
          </table:table-cell>
          <table:table-cell table:formula="of:=IF([.Q17]&gt;0;[.R17]/[.Q17]*100000;0)" office:value-type="float" office:value="130.525510670668" calcext:value-type="float">
            <text:p>130,53</text:p>
          </table:table-cell>
          <table:table-cell table:style-name="ce46" office:value-type="float" office:value="316.9517" calcext:value-type="float">
            <text:p>316,95</text:p>
          </table:table-cell>
          <table:table-cell table:formula="of:=ROUND(IF([.V16]&gt;DOSES*[.V16]*Prio/([.V16]*Prio+[.D16]*(1-Prio));DOSES*[.V16]*Prio/([.V16]*Prio+[.D16]*(1-Prio));[.V16]))" office:value-type="float" office:value="68079" calcext:value-type="float">
            <text:p>68079</text:p>
          </table:table-cell>
          <table:table-cell table:formula="of:=IF([.V16]-[.W16]-[.U16]&gt;0;[.V16]-[.W16]-[.U16];0)" office:value-type="float" office:value="1547698" calcext:value-type="float">
            <text:p>1.547.698</text:p>
          </table:table-cell>
          <table:table-cell table:style-name="ce34" table:formula="of:=ROUND([.V17]*[.$T17]/100000)" office:value-type="float" office:value="4905" calcext:value-type="float">
            <text:p>4.905</text:p>
          </table:table-cell>
          <table:table-cell table:style-name="ce34" table:formula="of:=[.U17]" office:value-type="float" office:value="68079" calcext:value-type="float">
            <text:p>68.079</text:p>
          </table:table-cell>
          <table:table-cell table:formula="of:=ROUND([.X17]*[.$T17]/100000)" office:value-type="float" office:value="216" calcext:value-type="float">
            <text:p>216</text:p>
          </table:table-cell>
          <table:table-cell table:formula="of:=[.X16]-[.Y16]" office:value-type="float" office:value="68585" calcext:value-type="float">
            <text:p>68.585</text:p>
          </table:table-cell>
          <table:table-cell table:formula="of:=ROUND([.Z17]*[.$T17]/100000)" office:value-type="float" office:value="217" calcext:value-type="float">
            <text:p>217</text:p>
          </table:table-cell>
          <table:table-cell table:formula="of:=[.Z16]-[.AA16]" office:value-type="float" office:value="69052" calcext:value-type="float">
            <text:p>69.052</text:p>
          </table:table-cell>
          <table:table-cell table:formula="of:=ROUND([.AB17]*[.$T17]/100000)" office:value-type="float" office:value="219" calcext:value-type="float">
            <text:p>219</text:p>
          </table:table-cell>
          <table:table-cell table:formula="of:=[.AB16]-[.AC16]" office:value-type="float" office:value="69478" calcext:value-type="float">
            <text:p>69.478</text:p>
          </table:table-cell>
          <table:table-cell table:formula="of:=ROUND([.AD17]*[.$T17]/100000)" office:value-type="float" office:value="220" calcext:value-type="float">
            <text:p>220</text:p>
          </table:table-cell>
          <table:table-cell table:formula="of:=[.X17]+[.Z17]+[.AB17]+[.AD17]" office:value-type="float" office:value="275194" calcext:value-type="float">
            <text:p>275.194</text:p>
          </table:table-cell>
          <table:table-cell table:formula="of:=[.Y17]+[.AA17]+[.AC17]+[.AE17]" office:value-type="float" office:value="872" calcext:value-type="float">
            <text:p>872</text:p>
          </table:table-cell>
          <table:table-cell table:formula="of:=IF([.AF17]&gt;0;[.AG17]/[.AF17]*100000;0)" office:value-type="float" office:value="316.867373561924" calcext:value-type="float">
            <text:p>316,87</text:p>
          </table:table-cell>
          <table:table-cell table:style-name="ce34" table:formula="of:=ROUND([.U14]*(1-[.U$1]/100000)^4)+[.AI16]" office:value-type="float" office:value="652474" calcext:value-type="float">
            <text:p>652.474</text:p>
          </table:table-cell>
          <table:table-cell table:formula="of:=ROUND([.AI17]*[.$T17]/100000)" office:value-type="float" office:value="2068" calcext:value-type="float">
            <text:p>2.068</text:p>
          </table:table-cell>
          <table:table-cell table:formula="of:=IF([.AI17]&gt;0;[.AJ17]/[.AI17]*100000;0)" office:value-type="float" office:value="316.947495225863" calcext:value-type="float">
            <text:p>316,95</text:p>
          </table:table-cell>
          <table:table-cell table:style-name="ce51" office:value-type="float" office:value="213.8856" calcext:value-type="float">
            <text:p>213,89</text:p>
          </table:table-cell>
          <table:table-cell table:style-name="ce34" table:formula="of:=[.C17]+[.U17]" office:value-type="float" office:value="100000" calcext:value-type="float">
            <text:p>100.000</text:p>
          </table:table-cell>
          <table:table-cell table:style-name="ce34" table:formula="of:=[.D17]+[.V17]" office:value-type="float" office:value="4553406" calcext:value-type="float">
            <text:p>4.553.406</text:p>
          </table:table-cell>
          <table:table-cell table:formula="of:=[.E17]+[.W17]" office:value-type="float" office:value="8825" calcext:value-type="float">
            <text:p>8825</text:p>
          </table:table-cell>
          <table:table-cell table:style-name="ce55" table:formula="of:=IF([.AN17]&gt;0;[.AO17]/[.AN17]*100000;0)" office:value-type="float" office:value="193.810962606893" calcext:value-type="float">
            <text:p>193,81</text:p>
          </table:table-cell>
          <table:table-cell table:style-name="ce34" table:formula="of:=[.N17]+[.AF17]" office:value-type="float" office:value="398388" calcext:value-type="float">
            <text:p>398.388</text:p>
          </table:table-cell>
          <table:table-cell table:style-name="ce34" table:formula="of:=[.O17]+[.AG17]" office:value-type="float" office:value="1034" calcext:value-type="float">
            <text:p>1.034</text:p>
          </table:table-cell>
          <table:table-cell table:style-name="ce55" table:formula="of:=IF([.AQ17]&gt;0;[.AR17]/[.AQ17]*100000;0)" office:value-type="float" office:value="259.545970260148" calcext:value-type="float">
            <text:p>259,55</text:p>
          </table:table-cell>
          <table:table-cell table:style-name="ce34" table:formula="of:=[.Q17]+[.AI17]" office:value-type="float" office:value="893040" calcext:value-type="float">
            <text:p>893.040</text:p>
          </table:table-cell>
          <table:table-cell table:style-name="ce34" table:formula="of:=[.R17]+[.AJ17]" office:value-type="float" office:value="2382" calcext:value-type="float">
            <text:p>2.382</text:p>
          </table:table-cell>
          <table:table-cell table:style-name="ce55" table:formula="of:=IF([.AT17]&gt;0;[.AU17]/[.AT17]*100000;0)" office:value-type="float" office:value="266.729373824241" calcext:value-type="float">
            <text:p>266,73</text:p>
          </table:table-cell>
          <table:table-cell table:style-name="ce55" table:formula="of:=([.AO17]+[.AR17]+[.AU17])/([.AN17]+[.AP17]+[.AT17])*100000" office:value-type="float" office:value="224.744070194658" calcext:value-type="float">
            <text:p>224,74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5" calcext:value-type="float">
            <text:p>15</text:p>
          </table:table-cell>
          <table:table-cell table:style-name="ce28" office:value-type="string" calcext:value-type="string">
            <text:p>128,2602</text:p>
          </table:table-cell>
          <table:table-cell table:formula="of:=MIN(DOSES-[.U18];[.D17]-[.E17])" office:value-type="float" office:value="32683" calcext:value-type="float">
            <text:p>32683</text:p>
          </table:table-cell>
          <table:table-cell table:formula="of:=IF([.D17]-[.E17]-[.C18]&gt;0;[.D17]-[.E17]-[.C18];0)" office:value-type="float" office:value="2969105" calcext:value-type="float">
            <text:p>2.969.105</text:p>
          </table:table-cell>
          <table:table-cell table:formula="of:=ROUND([.D18]*[.$B18]/100000)" office:value-type="float" office:value="3808" calcext:value-type="float">
            <text:p>3.808</text:p>
          </table:table-cell>
          <table:table-cell table:formula="of:=[.C18]" office:value-type="float" office:value="32683" calcext:value-type="float">
            <text:p>32.683</text:p>
          </table:table-cell>
          <table:table-cell table:style-name="ce34" table:formula="of:=ROUND([.F18]*[.$B18]/100000)" office:value-type="float" office:value="42" calcext:value-type="float">
            <text:p>42</text:p>
          </table:table-cell>
          <table:table-cell table:style-name="ce34" table:formula="of:=[.F17]-[.G17]" office:value-type="float" office:value="31879" calcext:value-type="float">
            <text:p>31.879</text:p>
          </table:table-cell>
          <table:table-cell table:style-name="ce34" table:formula="of:=ROUND([.H18]*[.$B18]/100000)" office:value-type="float" office:value="41" calcext:value-type="float">
            <text:p>41</text:p>
          </table:table-cell>
          <table:table-cell table:style-name="ce34" table:formula="of:=[.H17]-[.I17]" office:value-type="float" office:value="31111" calcext:value-type="float">
            <text:p>31.111</text:p>
          </table:table-cell>
          <table:table-cell table:style-name="ce34" table:formula="of:=ROUND([.J18]*[.$B18]/100000)" office:value-type="float" office:value="40" calcext:value-type="float">
            <text:p>40</text:p>
          </table:table-cell>
          <table:table-cell table:style-name="ce34" table:formula="of:=[.J17]-[.K17]" office:value-type="float" office:value="30374" calcext:value-type="float">
            <text:p>30.374</text:p>
          </table:table-cell>
          <table:table-cell table:style-name="ce34" table:formula="of:=ROUND([.L18]*[.$B18]/100000)" office:value-type="float" office:value="39" calcext:value-type="float">
            <text:p>39</text:p>
          </table:table-cell>
          <table:table-cell table:style-name="ce34" table:formula="of:=[.F18]+[.H18]+[.J18]+[.L18]" office:value-type="float" office:value="126047" calcext:value-type="float">
            <text:p>126.047</text:p>
          </table:table-cell>
          <table:table-cell table:style-name="ce34" table:formula="of:=[.G18]+[.I18]+[.K18]+[.M18]" office:value-type="float" office:value="162" calcext:value-type="float">
            <text:p>162</text:p>
          </table:table-cell>
          <table:table-cell table:formula="of:=IF([.N18]&gt;0;[.O18]/[.N18]*100000;0)" office:value-type="float" office:value="128.523487270621" calcext:value-type="float">
            <text:p>128,52</text:p>
          </table:table-cell>
          <table:table-cell table:formula="of:=[.L17]-[.M17]+[.Q17]-[.R17]" office:value-type="float" office:value="269920" calcext:value-type="float">
            <text:p>269.920</text:p>
          </table:table-cell>
          <table:table-cell table:formula="of:=ROUND([.Q18]*[.$B18]/100000)" office:value-type="float" office:value="346" calcext:value-type="float">
            <text:p>346</text:p>
          </table:table-cell>
          <table:table-cell table:formula="of:=IF([.Q18]&gt;0;[.R18]/[.Q18]*100000;0)" office:value-type="float" office:value="128.186129223474" calcext:value-type="float">
            <text:p>128,19</text:p>
          </table:table-cell>
          <table:table-cell table:style-name="ce46" office:value-type="float" office:value="309.7303" calcext:value-type="float">
            <text:p>309,73</text:p>
          </table:table-cell>
          <table:table-cell table:formula="of:=ROUND(IF([.V17]&gt;DOSES*[.V17]*Prio/([.V17]*Prio+[.D17]*(1-Prio));DOSES*[.V17]*Prio/([.V17]*Prio+[.D17]*(1-Prio));[.V17]))" office:value-type="float" office:value="67317" calcext:value-type="float">
            <text:p>67317</text:p>
          </table:table-cell>
          <table:table-cell table:formula="of:=IF([.V17]-[.W17]-[.U17]&gt;0;[.V17]-[.W17]-[.U17];0)" office:value-type="float" office:value="1474714" calcext:value-type="float">
            <text:p>1.474.714</text:p>
          </table:table-cell>
          <table:table-cell table:style-name="ce34" table:formula="of:=ROUND([.V18]*[.$T18]/100000)" office:value-type="float" office:value="4568" calcext:value-type="float">
            <text:p>4.568</text:p>
          </table:table-cell>
          <table:table-cell table:style-name="ce34" table:formula="of:=[.U18]" office:value-type="float" office:value="67317" calcext:value-type="float">
            <text:p>67.317</text:p>
          </table:table-cell>
          <table:table-cell table:formula="of:=ROUND([.X18]*[.$T18]/100000)" office:value-type="float" office:value="209" calcext:value-type="float">
            <text:p>209</text:p>
          </table:table-cell>
          <table:table-cell table:formula="of:=[.X17]-[.Y17]" office:value-type="float" office:value="67863" calcext:value-type="float">
            <text:p>67.863</text:p>
          </table:table-cell>
          <table:table-cell table:formula="of:=ROUND([.Z18]*[.$T18]/100000)" office:value-type="float" office:value="210" calcext:value-type="float">
            <text:p>210</text:p>
          </table:table-cell>
          <table:table-cell table:formula="of:=[.Z17]-[.AA17]" office:value-type="float" office:value="68368" calcext:value-type="float">
            <text:p>68.368</text:p>
          </table:table-cell>
          <table:table-cell table:formula="of:=ROUND([.AB18]*[.$T18]/100000)" office:value-type="float" office:value="212" calcext:value-type="float">
            <text:p>212</text:p>
          </table:table-cell>
          <table:table-cell table:formula="of:=[.AB17]-[.AC17]" office:value-type="float" office:value="68833" calcext:value-type="float">
            <text:p>68.833</text:p>
          </table:table-cell>
          <table:table-cell table:formula="of:=ROUND([.AD18]*[.$T18]/100000)" office:value-type="float" office:value="213" calcext:value-type="float">
            <text:p>213</text:p>
          </table:table-cell>
          <table:table-cell table:formula="of:=[.X18]+[.Z18]+[.AB18]+[.AD18]" office:value-type="float" office:value="272381" calcext:value-type="float">
            <text:p>272.381</text:p>
          </table:table-cell>
          <table:table-cell table:formula="of:=[.Y18]+[.AA18]+[.AC18]+[.AE18]" office:value-type="float" office:value="844" calcext:value-type="float">
            <text:p>844</text:p>
          </table:table-cell>
          <table:table-cell table:formula="of:=IF([.AF18]&gt;0;[.AG18]/[.AF18]*100000;0)" office:value-type="float" office:value="309.860085688796" calcext:value-type="float">
            <text:p>309,86</text:p>
          </table:table-cell>
          <table:table-cell table:style-name="ce34" table:formula="of:=ROUND([.U15]*(1-[.U$1]/100000)^4)+[.AI17]" office:value-type="float" office:value="721979" calcext:value-type="float">
            <text:p>721.979</text:p>
          </table:table-cell>
          <table:table-cell table:formula="of:=ROUND([.AI18]*[.$T18]/100000)" office:value-type="float" office:value="2236" calcext:value-type="float">
            <text:p>2.236</text:p>
          </table:table-cell>
          <table:table-cell table:formula="of:=IF([.AI18]&gt;0;[.AJ18]/[.AI18]*100000;0)" office:value-type="float" office:value="309.704298878499" calcext:value-type="float">
            <text:p>309,70</text:p>
          </table:table-cell>
          <table:table-cell table:style-name="ce51" office:value-type="float" office:value="209.4641" calcext:value-type="float">
            <text:p>209,46</text:p>
          </table:table-cell>
          <table:table-cell table:style-name="ce34" table:formula="of:=[.C18]+[.U18]" office:value-type="float" office:value="100000" calcext:value-type="float">
            <text:p>100.000</text:p>
          </table:table-cell>
          <table:table-cell table:style-name="ce34" table:formula="of:=[.D18]+[.V18]" office:value-type="float" office:value="4443819" calcext:value-type="float">
            <text:p>4.443.819</text:p>
          </table:table-cell>
          <table:table-cell table:formula="of:=[.E18]+[.W18]" office:value-type="float" office:value="8376" calcext:value-type="float">
            <text:p>8376</text:p>
          </table:table-cell>
          <table:table-cell table:style-name="ce55" table:formula="of:=IF([.AN18]&gt;0;[.AO18]/[.AN18]*100000;0)" office:value-type="float" office:value="188.486524766198" calcext:value-type="float">
            <text:p>188,49</text:p>
          </table:table-cell>
          <table:table-cell table:style-name="ce34" table:formula="of:=[.N18]+[.AF18]" office:value-type="float" office:value="398428" calcext:value-type="float">
            <text:p>398.428</text:p>
          </table:table-cell>
          <table:table-cell table:style-name="ce34" table:formula="of:=[.O18]+[.AG18]" office:value-type="float" office:value="1006" calcext:value-type="float">
            <text:p>1.006</text:p>
          </table:table-cell>
          <table:table-cell table:style-name="ce55" table:formula="of:=IF([.AQ18]&gt;0;[.AR18]/[.AQ18]*100000;0)" office:value-type="float" office:value="252.492294718243" calcext:value-type="float">
            <text:p>252,49</text:p>
          </table:table-cell>
          <table:table-cell table:style-name="ce34" table:formula="of:=[.Q18]+[.AI18]" office:value-type="float" office:value="991899" calcext:value-type="float">
            <text:p>991.899</text:p>
          </table:table-cell>
          <table:table-cell table:style-name="ce34" table:formula="of:=[.R18]+[.AJ18]" office:value-type="float" office:value="2582" calcext:value-type="float">
            <text:p>2.582</text:p>
          </table:table-cell>
          <table:table-cell table:style-name="ce55" table:formula="of:=IF([.AT18]&gt;0;[.AU18]/[.AT18]*100000;0)" office:value-type="float" office:value="260.30876127509" calcext:value-type="float">
            <text:p>260,31</text:p>
          </table:table-cell>
          <table:table-cell table:style-name="ce55" table:formula="of:=([.AO18]+[.AR18]+[.AU18])/([.AN18]+[.AP18]+[.AT18])*100000" office:value-type="float" office:value="220.09208638261" calcext:value-type="float">
            <text:p>220,09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6" calcext:value-type="float">
            <text:p>16</text:p>
          </table:table-cell>
          <table:table-cell table:style-name="ce28" office:value-type="string" calcext:value-type="string">
            <text:p>126,6593</text:p>
          </table:table-cell>
          <table:table-cell table:formula="of:=MIN(DOSES-[.U19];[.D18]-[.E18])" office:value-type="float" office:value="33481" calcext:value-type="float">
            <text:p>33481</text:p>
          </table:table-cell>
          <table:table-cell table:formula="of:=IF([.D18]-[.E18]-[.C19]&gt;0;[.D18]-[.E18]-[.C19];0)" office:value-type="float" office:value="2931816" calcext:value-type="float">
            <text:p>2.931.816</text:p>
          </table:table-cell>
          <table:table-cell table:formula="of:=ROUND([.D19]*[.$B19]/100000)" office:value-type="float" office:value="3713" calcext:value-type="float">
            <text:p>3.713</text:p>
          </table:table-cell>
          <table:table-cell table:formula="of:=[.C19]" office:value-type="float" office:value="33481" calcext:value-type="float">
            <text:p>33.481</text:p>
          </table:table-cell>
          <table:table-cell table:style-name="ce34" table:formula="of:=ROUND([.F19]*[.$B19]/100000)" office:value-type="float" office:value="42" calcext:value-type="float">
            <text:p>42</text:p>
          </table:table-cell>
          <table:table-cell table:style-name="ce34" table:formula="of:=[.F18]-[.G18]" office:value-type="float" office:value="32641" calcext:value-type="float">
            <text:p>32.641</text:p>
          </table:table-cell>
          <table:table-cell table:style-name="ce34" table:formula="of:=ROUND([.H19]*[.$B19]/100000)" office:value-type="float" office:value="41" calcext:value-type="float">
            <text:p>41</text:p>
          </table:table-cell>
          <table:table-cell table:style-name="ce34" table:formula="of:=[.H18]-[.I18]" office:value-type="float" office:value="31838" calcext:value-type="float">
            <text:p>31.838</text:p>
          </table:table-cell>
          <table:table-cell table:style-name="ce34" table:formula="of:=ROUND([.J19]*[.$B19]/100000)" office:value-type="float" office:value="40" calcext:value-type="float">
            <text:p>40</text:p>
          </table:table-cell>
          <table:table-cell table:style-name="ce34" table:formula="of:=[.J18]-[.K18]" office:value-type="float" office:value="31071" calcext:value-type="float">
            <text:p>31.071</text:p>
          </table:table-cell>
          <table:table-cell table:style-name="ce34" table:formula="of:=ROUND([.L19]*[.$B19]/100000)" office:value-type="float" office:value="39" calcext:value-type="float">
            <text:p>39</text:p>
          </table:table-cell>
          <table:table-cell table:style-name="ce34" table:formula="of:=[.F19]+[.H19]+[.J19]+[.L19]" office:value-type="float" office:value="129031" calcext:value-type="float">
            <text:p>129.031</text:p>
          </table:table-cell>
          <table:table-cell table:style-name="ce34" table:formula="of:=[.G19]+[.I19]+[.K19]+[.M19]" office:value-type="float" office:value="162" calcext:value-type="float">
            <text:p>162</text:p>
          </table:table-cell>
          <table:table-cell table:formula="of:=IF([.N19]&gt;0;[.O19]/[.N19]*100000;0)" office:value-type="float" office:value="125.551224124435" calcext:value-type="float">
            <text:p>125,55</text:p>
          </table:table-cell>
          <table:table-cell table:formula="of:=[.L18]-[.M18]+[.Q18]-[.R18]" office:value-type="float" office:value="299909" calcext:value-type="float">
            <text:p>299.909</text:p>
          </table:table-cell>
          <table:table-cell table:formula="of:=ROUND([.Q19]*[.$B19]/100000)" office:value-type="float" office:value="380" calcext:value-type="float">
            <text:p>380</text:p>
          </table:table-cell>
          <table:table-cell table:formula="of:=IF([.Q19]&gt;0;[.R19]/[.Q19]*100000;0)" office:value-type="float" office:value="126.705100547166" calcext:value-type="float">
            <text:p>126,71</text:p>
          </table:table-cell>
          <table:table-cell table:style-name="ce46" office:value-type="float" office:value="303.8892" calcext:value-type="float">
            <text:p>303,89</text:p>
          </table:table-cell>
          <table:table-cell table:formula="of:=ROUND(IF([.V18]&gt;DOSES*[.V18]*Prio/([.V18]*Prio+[.D18]*(1-Prio));DOSES*[.V18]*Prio/([.V18]*Prio+[.D18]*(1-Prio));[.V18]))" office:value-type="float" office:value="66519" calcext:value-type="float">
            <text:p>66519</text:p>
          </table:table-cell>
          <table:table-cell table:formula="of:=IF([.V18]-[.W18]-[.U18]&gt;0;[.V18]-[.W18]-[.U18];0)" office:value-type="float" office:value="1402829" calcext:value-type="float">
            <text:p>1.402.829</text:p>
          </table:table-cell>
          <table:table-cell table:style-name="ce34" table:formula="of:=ROUND([.V19]*[.$T19]/100000)" office:value-type="float" office:value="4263" calcext:value-type="float">
            <text:p>4.263</text:p>
          </table:table-cell>
          <table:table-cell table:style-name="ce34" table:formula="of:=[.U19]" office:value-type="float" office:value="66519" calcext:value-type="float">
            <text:p>66.519</text:p>
          </table:table-cell>
          <table:table-cell table:formula="of:=ROUND([.X19]*[.$T19]/100000)" office:value-type="float" office:value="202" calcext:value-type="float">
            <text:p>202</text:p>
          </table:table-cell>
          <table:table-cell table:formula="of:=[.X18]-[.Y18]" office:value-type="float" office:value="67108" calcext:value-type="float">
            <text:p>67.108</text:p>
          </table:table-cell>
          <table:table-cell table:formula="of:=ROUND([.Z19]*[.$T19]/100000)" office:value-type="float" office:value="204" calcext:value-type="float">
            <text:p>204</text:p>
          </table:table-cell>
          <table:table-cell table:formula="of:=[.Z18]-[.AA18]" office:value-type="float" office:value="67653" calcext:value-type="float">
            <text:p>67.653</text:p>
          </table:table-cell>
          <table:table-cell table:formula="of:=ROUND([.AB19]*[.$T19]/100000)" office:value-type="float" office:value="206" calcext:value-type="float">
            <text:p>206</text:p>
          </table:table-cell>
          <table:table-cell table:formula="of:=[.AB18]-[.AC18]" office:value-type="float" office:value="68156" calcext:value-type="float">
            <text:p>68.156</text:p>
          </table:table-cell>
          <table:table-cell table:formula="of:=ROUND([.AD19]*[.$T19]/100000)" office:value-type="float" office:value="207" calcext:value-type="float">
            <text:p>207</text:p>
          </table:table-cell>
          <table:table-cell table:formula="of:=[.X19]+[.Z19]+[.AB19]+[.AD19]" office:value-type="float" office:value="269436" calcext:value-type="float">
            <text:p>269.436</text:p>
          </table:table-cell>
          <table:table-cell table:formula="of:=[.Y19]+[.AA19]+[.AC19]+[.AE19]" office:value-type="float" office:value="819" calcext:value-type="float">
            <text:p>819</text:p>
          </table:table-cell>
          <table:table-cell table:formula="of:=IF([.AF19]&gt;0;[.AG19]/[.AF19]*100000;0)" office:value-type="float" office:value="303.968289315459" calcext:value-type="float">
            <text:p>303,97</text:p>
          </table:table-cell>
          <table:table-cell table:style-name="ce34" table:formula="of:=ROUND([.U16]*(1-[.U$1]/100000)^4)+[.AI18]" office:value-type="float" office:value="790786" calcext:value-type="float">
            <text:p>790.786</text:p>
          </table:table-cell>
          <table:table-cell table:formula="of:=ROUND([.AI19]*[.$T19]/100000)" office:value-type="float" office:value="2403" calcext:value-type="float">
            <text:p>2.403</text:p>
          </table:table-cell>
          <table:table-cell table:formula="of:=IF([.AI19]&gt;0;[.AJ19]/[.AI19]*100000;0)" office:value-type="float" office:value="303.874878917937" calcext:value-type="float">
            <text:p>303,87</text:p>
          </table:table-cell>
          <table:table-cell table:style-name="ce51" office:value-type="float" office:value="205.9658" calcext:value-type="float">
            <text:p>205,97</text:p>
          </table:table-cell>
          <table:table-cell table:style-name="ce34" table:formula="of:=[.C19]+[.U19]" office:value-type="float" office:value="100000" calcext:value-type="float">
            <text:p>100.000</text:p>
          </table:table-cell>
          <table:table-cell table:style-name="ce34" table:formula="of:=[.D19]+[.V19]" office:value-type="float" office:value="4334645" calcext:value-type="float">
            <text:p>4.334.645</text:p>
          </table:table-cell>
          <table:table-cell table:formula="of:=[.E19]+[.W19]" office:value-type="float" office:value="7976" calcext:value-type="float">
            <text:p>7976</text:p>
          </table:table-cell>
          <table:table-cell table:style-name="ce55" table:formula="of:=IF([.AN19]&gt;0;[.AO19]/[.AN19]*100000;0)" office:value-type="float" office:value="184.005841308804" calcext:value-type="float">
            <text:p>184,01</text:p>
          </table:table-cell>
          <table:table-cell table:style-name="ce34" table:formula="of:=[.N19]+[.AF19]" office:value-type="float" office:value="398467" calcext:value-type="float">
            <text:p>398.467</text:p>
          </table:table-cell>
          <table:table-cell table:style-name="ce34" table:formula="of:=[.O19]+[.AG19]" office:value-type="float" office:value="981" calcext:value-type="float">
            <text:p>981</text:p>
          </table:table-cell>
          <table:table-cell table:style-name="ce55" table:formula="of:=IF([.AQ19]&gt;0;[.AR19]/[.AQ19]*100000;0)" office:value-type="float" office:value="246.193536729516" calcext:value-type="float">
            <text:p>246,19</text:p>
          </table:table-cell>
          <table:table-cell table:style-name="ce34" table:formula="of:=[.Q19]+[.AI19]" office:value-type="float" office:value="1090695" calcext:value-type="float">
            <text:p>1.090.695</text:p>
          </table:table-cell>
          <table:table-cell table:style-name="ce34" table:formula="of:=[.R19]+[.AJ19]" office:value-type="float" office:value="2783" calcext:value-type="float">
            <text:p>2.783</text:p>
          </table:table-cell>
          <table:table-cell table:style-name="ce55" table:formula="of:=IF([.AT19]&gt;0;[.AU19]/[.AT19]*100000;0)" office:value-type="float" office:value="255.158408170937" calcext:value-type="float">
            <text:p>255,16</text:p>
          </table:table-cell>
          <table:table-cell table:style-name="ce55" table:formula="of:=([.AO19]+[.AR19]+[.AU19])/([.AN19]+[.AP19]+[.AT19])*100000" office:value-type="float" office:value="216.384629159512" calcext:value-type="float">
            <text:p>216,3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7" calcext:value-type="float">
            <text:p>17</text:p>
          </table:table-cell>
          <table:table-cell table:style-name="ce28" office:value-type="string" calcext:value-type="string">
            <text:p>124,9571</text:p>
          </table:table-cell>
          <table:table-cell table:formula="of:=MIN(DOSES-[.U20];[.D19]-[.E19])" office:value-type="float" office:value="34318" calcext:value-type="float">
            <text:p>34318</text:p>
          </table:table-cell>
          <table:table-cell table:formula="of:=IF([.D19]-[.E19]-[.C20]&gt;0;[.D19]-[.E19]-[.C20];0)" office:value-type="float" office:value="2893785" calcext:value-type="float">
            <text:p>2.893.785</text:p>
          </table:table-cell>
          <table:table-cell table:formula="of:=ROUND([.D20]*[.$B20]/100000)" office:value-type="float" office:value="3616" calcext:value-type="float">
            <text:p>3.616</text:p>
          </table:table-cell>
          <table:table-cell table:formula="of:=[.C20]" office:value-type="float" office:value="34318" calcext:value-type="float">
            <text:p>34.318</text:p>
          </table:table-cell>
          <table:table-cell table:style-name="ce34" table:formula="of:=ROUND([.F20]*[.$B20]/100000)" office:value-type="float" office:value="43" calcext:value-type="float">
            <text:p>43</text:p>
          </table:table-cell>
          <table:table-cell table:style-name="ce34" table:formula="of:=[.F19]-[.G19]" office:value-type="float" office:value="33439" calcext:value-type="float">
            <text:p>33.439</text:p>
          </table:table-cell>
          <table:table-cell table:style-name="ce34" table:formula="of:=ROUND([.H20]*[.$B20]/100000)" office:value-type="float" office:value="42" calcext:value-type="float">
            <text:p>42</text:p>
          </table:table-cell>
          <table:table-cell table:style-name="ce34" table:formula="of:=[.H19]-[.I19]" office:value-type="float" office:value="32600" calcext:value-type="float">
            <text:p>32.600</text:p>
          </table:table-cell>
          <table:table-cell table:style-name="ce34" table:formula="of:=ROUND([.J20]*[.$B20]/100000)" office:value-type="float" office:value="41" calcext:value-type="float">
            <text:p>41</text:p>
          </table:table-cell>
          <table:table-cell table:style-name="ce34" table:formula="of:=[.J19]-[.K19]" office:value-type="float" office:value="31798" calcext:value-type="float">
            <text:p>31.798</text:p>
          </table:table-cell>
          <table:table-cell table:style-name="ce34" table:formula="of:=ROUND([.L20]*[.$B20]/100000)" office:value-type="float" office:value="40" calcext:value-type="float">
            <text:p>40</text:p>
          </table:table-cell>
          <table:table-cell table:style-name="ce34" table:formula="of:=[.F20]+[.H20]+[.J20]+[.L20]" office:value-type="float" office:value="132155" calcext:value-type="float">
            <text:p>132.155</text:p>
          </table:table-cell>
          <table:table-cell table:style-name="ce34" table:formula="of:=[.G20]+[.I20]+[.K20]+[.M20]" office:value-type="float" office:value="166" calcext:value-type="float">
            <text:p>166</text:p>
          </table:table-cell>
          <table:table-cell table:formula="of:=IF([.N20]&gt;0;[.O20]/[.N20]*100000;0)" office:value-type="float" office:value="125.610079073815" calcext:value-type="float">
            <text:p>125,61</text:p>
          </table:table-cell>
          <table:table-cell table:formula="of:=[.L19]-[.M19]+[.Q19]-[.R19]" office:value-type="float" office:value="330561" calcext:value-type="float">
            <text:p>330.561</text:p>
          </table:table-cell>
          <table:table-cell table:formula="of:=ROUND([.Q20]*[.$B20]/100000)" office:value-type="float" office:value="413" calcext:value-type="float">
            <text:p>413</text:p>
          </table:table-cell>
          <table:table-cell table:formula="of:=IF([.Q20]&gt;0;[.R20]/[.Q20]*100000;0)" office:value-type="float" office:value="124.93911864981" calcext:value-type="float">
            <text:p>124,94</text:p>
          </table:table-cell>
          <table:table-cell table:style-name="ce46" office:value-type="float" office:value="299.2649" calcext:value-type="float">
            <text:p>299,26</text:p>
          </table:table-cell>
          <table:table-cell table:formula="of:=ROUND(IF([.V19]&gt;DOSES*[.V19]*Prio/([.V19]*Prio+[.D19]*(1-Prio));DOSES*[.V19]*Prio/([.V19]*Prio+[.D19]*(1-Prio));[.V19]))" office:value-type="float" office:value="65682" calcext:value-type="float">
            <text:p>65682</text:p>
          </table:table-cell>
          <table:table-cell table:formula="of:=IF([.V19]-[.W19]-[.U19]&gt;0;[.V19]-[.W19]-[.U19];0)" office:value-type="float" office:value="1332047" calcext:value-type="float">
            <text:p>1.332.047</text:p>
          </table:table-cell>
          <table:table-cell table:style-name="ce34" table:formula="of:=ROUND([.V20]*[.$T20]/100000)" office:value-type="float" office:value="3986" calcext:value-type="float">
            <text:p>3.986</text:p>
          </table:table-cell>
          <table:table-cell table:style-name="ce34" table:formula="of:=[.U20]" office:value-type="float" office:value="65682" calcext:value-type="float">
            <text:p>65.682</text:p>
          </table:table-cell>
          <table:table-cell table:formula="of:=ROUND([.X20]*[.$T20]/100000)" office:value-type="float" office:value="197" calcext:value-type="float">
            <text:p>197</text:p>
          </table:table-cell>
          <table:table-cell table:formula="of:=[.X19]-[.Y19]" office:value-type="float" office:value="66317" calcext:value-type="float">
            <text:p>66.317</text:p>
          </table:table-cell>
          <table:table-cell table:formula="of:=ROUND([.Z20]*[.$T20]/100000)" office:value-type="float" office:value="198" calcext:value-type="float">
            <text:p>198</text:p>
          </table:table-cell>
          <table:table-cell table:formula="of:=[.Z19]-[.AA19]" office:value-type="float" office:value="66904" calcext:value-type="float">
            <text:p>66.904</text:p>
          </table:table-cell>
          <table:table-cell table:formula="of:=ROUND([.AB20]*[.$T20]/100000)" office:value-type="float" office:value="200" calcext:value-type="float">
            <text:p>200</text:p>
          </table:table-cell>
          <table:table-cell table:formula="of:=[.AB19]-[.AC19]" office:value-type="float" office:value="67447" calcext:value-type="float">
            <text:p>67.447</text:p>
          </table:table-cell>
          <table:table-cell table:formula="of:=ROUND([.AD20]*[.$T20]/100000)" office:value-type="float" office:value="202" calcext:value-type="float">
            <text:p>202</text:p>
          </table:table-cell>
          <table:table-cell table:formula="of:=[.X20]+[.Z20]+[.AB20]+[.AD20]" office:value-type="float" office:value="266350" calcext:value-type="float">
            <text:p>266.350</text:p>
          </table:table-cell>
          <table:table-cell table:formula="of:=[.Y20]+[.AA20]+[.AC20]+[.AE20]" office:value-type="float" office:value="797" calcext:value-type="float">
            <text:p>797</text:p>
          </table:table-cell>
          <table:table-cell table:formula="of:=IF([.AF20]&gt;0;[.AG20]/[.AF20]*100000;0)" office:value-type="float" office:value="299.230336024029" calcext:value-type="float">
            <text:p>299,23</text:p>
          </table:table-cell>
          <table:table-cell table:style-name="ce34" table:formula="of:=ROUND([.U17]*(1-[.U$1]/100000)^4)+[.AI19]" office:value-type="float" office:value="858865" calcext:value-type="float">
            <text:p>858.865</text:p>
          </table:table-cell>
          <table:table-cell table:formula="of:=ROUND([.AI20]*[.$T20]/100000)" office:value-type="float" office:value="2570" calcext:value-type="float">
            <text:p>2.570</text:p>
          </table:table-cell>
          <table:table-cell table:formula="of:=IF([.AI20]&gt;0;[.AJ20]/[.AI20]*100000;0)" office:value-type="float" office:value="299.232126119937" calcext:value-type="float">
            <text:p>299,23</text:p>
          </table:table-cell>
          <table:table-cell table:style-name="ce51" office:value-type="float" office:value="202.956" calcext:value-type="float">
            <text:p>202,96</text:p>
          </table:table-cell>
          <table:table-cell table:style-name="ce34" table:formula="of:=[.C20]+[.U20]" office:value-type="float" office:value="100000" calcext:value-type="float">
            <text:p>100.000</text:p>
          </table:table-cell>
          <table:table-cell table:style-name="ce34" table:formula="of:=[.D20]+[.V20]" office:value-type="float" office:value="4225832" calcext:value-type="float">
            <text:p>4.225.832</text:p>
          </table:table-cell>
          <table:table-cell table:formula="of:=[.E20]+[.W20]" office:value-type="float" office:value="7602" calcext:value-type="float">
            <text:p>7602</text:p>
          </table:table-cell>
          <table:table-cell table:style-name="ce55" table:formula="of:=IF([.AN20]&gt;0;[.AO20]/[.AN20]*100000;0)" office:value-type="float" office:value="179.893568887736" calcext:value-type="float">
            <text:p>179,89</text:p>
          </table:table-cell>
          <table:table-cell table:style-name="ce34" table:formula="of:=[.N20]+[.AF20]" office:value-type="float" office:value="398505" calcext:value-type="float">
            <text:p>398.505</text:p>
          </table:table-cell>
          <table:table-cell table:style-name="ce34" table:formula="of:=[.O20]+[.AG20]" office:value-type="float" office:value="963" calcext:value-type="float">
            <text:p>963</text:p>
          </table:table-cell>
          <table:table-cell table:style-name="ce55" table:formula="of:=IF([.AQ20]&gt;0;[.AR20]/[.AQ20]*100000;0)" office:value-type="float" office:value="241.653178755599" calcext:value-type="float">
            <text:p>241,65</text:p>
          </table:table-cell>
          <table:table-cell table:style-name="ce34" table:formula="of:=[.Q20]+[.AI20]" office:value-type="float" office:value="1189426" calcext:value-type="float">
            <text:p>1.189.426</text:p>
          </table:table-cell>
          <table:table-cell table:style-name="ce34" table:formula="of:=[.R20]+[.AJ20]" office:value-type="float" office:value="2983" calcext:value-type="float">
            <text:p>2.983</text:p>
          </table:table-cell>
          <table:table-cell table:style-name="ce55" table:formula="of:=IF([.AT20]&gt;0;[.AU20]/[.AT20]*100000;0)" office:value-type="float" office:value="250.793239764391" calcext:value-type="float">
            <text:p>250,79</text:p>
          </table:table-cell>
          <table:table-cell table:style-name="ce55" table:formula="of:=([.AO20]+[.AR20]+[.AU20])/([.AN20]+[.AP20]+[.AT20])*100000" office:value-type="float" office:value="213.242220240654" calcext:value-type="float">
            <text:p>213,24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8" calcext:value-type="float">
            <text:p>18</text:p>
          </table:table-cell>
          <table:table-cell table:style-name="ce28" office:value-type="string" calcext:value-type="string">
            <text:p>122,0046</text:p>
          </table:table-cell>
          <table:table-cell table:formula="of:=MIN(DOSES-[.U21];[.D20]-[.E20])" office:value-type="float" office:value="35196" calcext:value-type="float">
            <text:p>35196</text:p>
          </table:table-cell>
          <table:table-cell table:formula="of:=IF([.D20]-[.E20]-[.C21]&gt;0;[.D20]-[.E20]-[.C21];0)" office:value-type="float" office:value="2854973" calcext:value-type="float">
            <text:p>2.854.973</text:p>
          </table:table-cell>
          <table:table-cell table:formula="of:=ROUND([.D21]*[.$B21]/100000)" office:value-type="float" office:value="3483" calcext:value-type="float">
            <text:p>3.483</text:p>
          </table:table-cell>
          <table:table-cell table:formula="of:=[.C21]" office:value-type="float" office:value="35196" calcext:value-type="float">
            <text:p>35.196</text:p>
          </table:table-cell>
          <table:table-cell table:style-name="ce34" table:formula="of:=ROUND([.F21]*[.$B21]/100000)" office:value-type="float" office:value="43" calcext:value-type="float">
            <text:p>43</text:p>
          </table:table-cell>
          <table:table-cell table:style-name="ce34" table:formula="of:=[.F20]-[.G20]" office:value-type="float" office:value="34275" calcext:value-type="float">
            <text:p>34.275</text:p>
          </table:table-cell>
          <table:table-cell table:style-name="ce34" table:formula="of:=ROUND([.H21]*[.$B21]/100000)" office:value-type="float" office:value="42" calcext:value-type="float">
            <text:p>42</text:p>
          </table:table-cell>
          <table:table-cell table:style-name="ce34" table:formula="of:=[.H20]-[.I20]" office:value-type="float" office:value="33397" calcext:value-type="float">
            <text:p>33.397</text:p>
          </table:table-cell>
          <table:table-cell table:style-name="ce34" table:formula="of:=ROUND([.J21]*[.$B21]/100000)" office:value-type="float" office:value="41" calcext:value-type="float">
            <text:p>41</text:p>
          </table:table-cell>
          <table:table-cell table:style-name="ce34" table:formula="of:=[.J20]-[.K20]" office:value-type="float" office:value="32559" calcext:value-type="float">
            <text:p>32.559</text:p>
          </table:table-cell>
          <table:table-cell table:style-name="ce34" table:formula="of:=ROUND([.L21]*[.$B21]/100000)" office:value-type="float" office:value="40" calcext:value-type="float">
            <text:p>40</text:p>
          </table:table-cell>
          <table:table-cell table:style-name="ce34" table:formula="of:=[.F21]+[.H21]+[.J21]+[.L21]" office:value-type="float" office:value="135427" calcext:value-type="float">
            <text:p>135.427</text:p>
          </table:table-cell>
          <table:table-cell table:style-name="ce34" table:formula="of:=[.G21]+[.I21]+[.K21]+[.M21]" office:value-type="float" office:value="166" calcext:value-type="float">
            <text:p>166</text:p>
          </table:table-cell>
          <table:table-cell table:formula="of:=IF([.N21]&gt;0;[.O21]/[.N21]*100000;0)" office:value-type="float" office:value="122.575261949242" calcext:value-type="float">
            <text:p>122,58</text:p>
          </table:table-cell>
          <table:table-cell table:formula="of:=[.L20]-[.M20]+[.Q20]-[.R20]" office:value-type="float" office:value="361906" calcext:value-type="float">
            <text:p>361.906</text:p>
          </table:table-cell>
          <table:table-cell table:formula="of:=ROUND([.Q21]*[.$B21]/100000)" office:value-type="float" office:value="442" calcext:value-type="float">
            <text:p>442</text:p>
          </table:table-cell>
          <table:table-cell table:formula="of:=IF([.Q21]&gt;0;[.R21]/[.Q21]*100000;0)" office:value-type="float" office:value="122.131161130238" calcext:value-type="float">
            <text:p>122,13</text:p>
          </table:table-cell>
          <table:table-cell table:style-name="ce46" office:value-type="float" office:value="289.6291" calcext:value-type="float">
            <text:p>289,63</text:p>
          </table:table-cell>
          <table:table-cell table:formula="of:=ROUND(IF([.V20]&gt;DOSES*[.V20]*Prio/([.V20]*Prio+[.D20]*(1-Prio));DOSES*[.V20]*Prio/([.V20]*Prio+[.D20]*(1-Prio));[.V20]))" office:value-type="float" office:value="64804" calcext:value-type="float">
            <text:p>64804</text:p>
          </table:table-cell>
          <table:table-cell table:formula="of:=IF([.V20]-[.W20]-[.U20]&gt;0;[.V20]-[.W20]-[.U20];0)" office:value-type="float" office:value="1262379" calcext:value-type="float">
            <text:p>1.262.379</text:p>
          </table:table-cell>
          <table:table-cell table:style-name="ce34" table:formula="of:=ROUND([.V21]*[.$T21]/100000)" office:value-type="float" office:value="3656" calcext:value-type="float">
            <text:p>3.656</text:p>
          </table:table-cell>
          <table:table-cell table:style-name="ce34" table:formula="of:=[.U21]" office:value-type="float" office:value="64804" calcext:value-type="float">
            <text:p>64.804</text:p>
          </table:table-cell>
          <table:table-cell table:formula="of:=ROUND([.X21]*[.$T21]/100000)" office:value-type="float" office:value="188" calcext:value-type="float">
            <text:p>188</text:p>
          </table:table-cell>
          <table:table-cell table:formula="of:=[.X20]-[.Y20]" office:value-type="float" office:value="65485" calcext:value-type="float">
            <text:p>65.485</text:p>
          </table:table-cell>
          <table:table-cell table:formula="of:=ROUND([.Z21]*[.$T21]/100000)" office:value-type="float" office:value="190" calcext:value-type="float">
            <text:p>190</text:p>
          </table:table-cell>
          <table:table-cell table:formula="of:=[.Z20]-[.AA20]" office:value-type="float" office:value="66119" calcext:value-type="float">
            <text:p>66.119</text:p>
          </table:table-cell>
          <table:table-cell table:formula="of:=ROUND([.AB21]*[.$T21]/100000)" office:value-type="float" office:value="191" calcext:value-type="float">
            <text:p>191</text:p>
          </table:table-cell>
          <table:table-cell table:formula="of:=[.AB20]-[.AC20]" office:value-type="float" office:value="66704" calcext:value-type="float">
            <text:p>66.704</text:p>
          </table:table-cell>
          <table:table-cell table:formula="of:=ROUND([.AD21]*[.$T21]/100000)" office:value-type="float" office:value="193" calcext:value-type="float">
            <text:p>193</text:p>
          </table:table-cell>
          <table:table-cell table:formula="of:=[.X21]+[.Z21]+[.AB21]+[.AD21]" office:value-type="float" office:value="263112" calcext:value-type="float">
            <text:p>263.112</text:p>
          </table:table-cell>
          <table:table-cell table:formula="of:=[.Y21]+[.AA21]+[.AC21]+[.AE21]" office:value-type="float" office:value="762" calcext:value-type="float">
            <text:p>762</text:p>
          </table:table-cell>
          <table:table-cell table:formula="of:=IF([.AF21]&gt;0;[.AG21]/[.AF21]*100000;0)" office:value-type="float" office:value="289.610508072608" calcext:value-type="float">
            <text:p>289,61</text:p>
          </table:table-cell>
          <table:table-cell table:style-name="ce34" table:formula="of:=ROUND([.U18]*(1-[.U$1]/100000)^4)+[.AI20]" office:value-type="float" office:value="926182" calcext:value-type="float">
            <text:p>926.182</text:p>
          </table:table-cell>
          <table:table-cell table:formula="of:=ROUND([.AI21]*[.$T21]/100000)" office:value-type="float" office:value="2682" calcext:value-type="float">
            <text:p>2.682</text:p>
          </table:table-cell>
          <table:table-cell table:formula="of:=IF([.AI21]&gt;0;[.AJ21]/[.AI21]*100000;0)" office:value-type="float" office:value="289.575914884979" calcext:value-type="float">
            <text:p>289,58</text:p>
          </table:table-cell>
          <table:table-cell table:style-name="ce51" office:value-type="float" office:value="197.0129" calcext:value-type="float">
            <text:p>197,01</text:p>
          </table:table-cell>
          <table:table-cell table:style-name="ce34" table:formula="of:=[.C21]+[.U21]" office:value-type="float" office:value="100000" calcext:value-type="float">
            <text:p>100.000</text:p>
          </table:table-cell>
          <table:table-cell table:style-name="ce34" table:formula="of:=[.D21]+[.V21]" office:value-type="float" office:value="4117352" calcext:value-type="float">
            <text:p>4.117.352</text:p>
          </table:table-cell>
          <table:table-cell table:formula="of:=[.E21]+[.W21]" office:value-type="float" office:value="7139" calcext:value-type="float">
            <text:p>7139</text:p>
          </table:table-cell>
          <table:table-cell table:style-name="ce55" table:formula="of:=IF([.AN21]&gt;0;[.AO21]/[.AN21]*100000;0)" office:value-type="float" office:value="173.388138784345" calcext:value-type="float">
            <text:p>173,39</text:p>
          </table:table-cell>
          <table:table-cell table:style-name="ce34" table:formula="of:=[.N21]+[.AF21]" office:value-type="float" office:value="398539" calcext:value-type="float">
            <text:p>398.539</text:p>
          </table:table-cell>
          <table:table-cell table:style-name="ce34" table:formula="of:=[.O21]+[.AG21]" office:value-type="float" office:value="928" calcext:value-type="float">
            <text:p>928</text:p>
          </table:table-cell>
          <table:table-cell table:style-name="ce55" table:formula="of:=IF([.AQ21]&gt;0;[.AR21]/[.AQ21]*100000;0)" office:value-type="float" office:value="232.850486401582" calcext:value-type="float">
            <text:p>232,85</text:p>
          </table:table-cell>
          <table:table-cell table:style-name="ce34" table:formula="of:=[.Q21]+[.AI21]" office:value-type="float" office:value="1288088" calcext:value-type="float">
            <text:p>1.288.088</text:p>
          </table:table-cell>
          <table:table-cell table:style-name="ce34" table:formula="of:=[.R21]+[.AJ21]" office:value-type="float" office:value="3124" calcext:value-type="float">
            <text:p>3.124</text:p>
          </table:table-cell>
          <table:table-cell table:style-name="ce55" table:formula="of:=IF([.AT21]&gt;0;[.AU21]/[.AT21]*100000;0)" office:value-type="float" office:value="242.53001347734" calcext:value-type="float">
            <text:p>242,53</text:p>
          </table:table-cell>
          <table:table-cell table:style-name="ce55" table:formula="of:=([.AO21]+[.AR21]+[.AU21])/([.AN21]+[.AP21]+[.AT21])*100000" office:value-type="float" office:value="207.025534318746" calcext:value-type="float">
            <text:p>207,03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19" calcext:value-type="float">
            <text:p>19</text:p>
          </table:table-cell>
          <table:table-cell table:style-name="ce28" office:value-type="string" calcext:value-type="string">
            <text:p>121,3483</text:p>
          </table:table-cell>
          <table:table-cell table:formula="of:=MIN(DOSES-[.U22];[.D21]-[.E21])" office:value-type="float" office:value="36118" calcext:value-type="float">
            <text:p>36118</text:p>
          </table:table-cell>
          <table:table-cell table:formula="of:=IF([.D21]-[.E21]-[.C22]&gt;0;[.D21]-[.E21]-[.C22];0)" office:value-type="float" office:value="2815372" calcext:value-type="float">
            <text:p>2.815.372</text:p>
          </table:table-cell>
          <table:table-cell table:formula="of:=ROUND([.D22]*[.$B22]/100000)" office:value-type="float" office:value="3416" calcext:value-type="float">
            <text:p>3.416</text:p>
          </table:table-cell>
          <table:table-cell table:formula="of:=[.C22]" office:value-type="float" office:value="36118" calcext:value-type="float">
            <text:p>36.118</text:p>
          </table:table-cell>
          <table:table-cell table:style-name="ce34" table:formula="of:=ROUND([.F22]*[.$B22]/100000)" office:value-type="float" office:value="44" calcext:value-type="float">
            <text:p>44</text:p>
          </table:table-cell>
          <table:table-cell table:style-name="ce34" table:formula="of:=[.F21]-[.G21]" office:value-type="float" office:value="35153" calcext:value-type="float">
            <text:p>35.153</text:p>
          </table:table-cell>
          <table:table-cell table:style-name="ce34" table:formula="of:=ROUND([.H22]*[.$B22]/100000)" office:value-type="float" office:value="43" calcext:value-type="float">
            <text:p>43</text:p>
          </table:table-cell>
          <table:table-cell table:style-name="ce34" table:formula="of:=[.H21]-[.I21]" office:value-type="float" office:value="34233" calcext:value-type="float">
            <text:p>34.233</text:p>
          </table:table-cell>
          <table:table-cell table:style-name="ce34" table:formula="of:=ROUND([.J22]*[.$B22]/100000)" office:value-type="float" office:value="42" calcext:value-type="float">
            <text:p>42</text:p>
          </table:table-cell>
          <table:table-cell table:style-name="ce34" table:formula="of:=[.J21]-[.K21]" office:value-type="float" office:value="33356" calcext:value-type="float">
            <text:p>33.356</text:p>
          </table:table-cell>
          <table:table-cell table:style-name="ce34" table:formula="of:=ROUND([.L22]*[.$B22]/100000)" office:value-type="float" office:value="40" calcext:value-type="float">
            <text:p>40</text:p>
          </table:table-cell>
          <table:table-cell table:style-name="ce34" table:formula="of:=[.F22]+[.H22]+[.J22]+[.L22]" office:value-type="float" office:value="138860" calcext:value-type="float">
            <text:p>138.860</text:p>
          </table:table-cell>
          <table:table-cell table:style-name="ce34" table:formula="of:=[.G22]+[.I22]+[.K22]+[.M22]" office:value-type="float" office:value="169" calcext:value-type="float">
            <text:p>169</text:p>
          </table:table-cell>
          <table:table-cell table:formula="of:=IF([.N22]&gt;0;[.O22]/[.N22]*100000;0)" office:value-type="float" office:value="121.705314705459" calcext:value-type="float">
            <text:p>121,71</text:p>
          </table:table-cell>
          <table:table-cell table:formula="of:=[.L21]-[.M21]+[.Q21]-[.R21]" office:value-type="float" office:value="393983" calcext:value-type="float">
            <text:p>393.983</text:p>
          </table:table-cell>
          <table:table-cell table:formula="of:=ROUND([.Q22]*[.$B22]/100000)" office:value-type="float" office:value="478" calcext:value-type="float">
            <text:p>478</text:p>
          </table:table-cell>
          <table:table-cell table:formula="of:=IF([.Q22]&gt;0;[.R22]/[.Q22]*100000;0)" office:value-type="float" office:value="121.325031790712" calcext:value-type="float">
            <text:p>121,33</text:p>
          </table:table-cell>
          <table:table-cell table:style-name="ce46" office:value-type="float" office:value="288.1117" calcext:value-type="float">
            <text:p>288,11</text:p>
          </table:table-cell>
          <table:table-cell table:formula="of:=ROUND(IF([.V21]&gt;DOSES*[.V21]*Prio/([.V21]*Prio+[.D21]*(1-Prio));DOSES*[.V21]*Prio/([.V21]*Prio+[.D21]*(1-Prio));[.V21]))" office:value-type="float" office:value="63882" calcext:value-type="float">
            <text:p>63882</text:p>
          </table:table-cell>
          <table:table-cell table:formula="of:=IF([.V21]-[.W21]-[.U21]&gt;0;[.V21]-[.W21]-[.U21];0)" office:value-type="float" office:value="1193919" calcext:value-type="float">
            <text:p>1.193.919</text:p>
          </table:table-cell>
          <table:table-cell table:style-name="ce34" table:formula="of:=ROUND([.V22]*[.$T22]/100000)" office:value-type="float" office:value="3440" calcext:value-type="float">
            <text:p>3.440</text:p>
          </table:table-cell>
          <table:table-cell table:style-name="ce34" table:formula="of:=[.U22]" office:value-type="float" office:value="63882" calcext:value-type="float">
            <text:p>63.882</text:p>
          </table:table-cell>
          <table:table-cell table:formula="of:=ROUND([.X22]*[.$T22]/100000)" office:value-type="float" office:value="184" calcext:value-type="float">
            <text:p>184</text:p>
          </table:table-cell>
          <table:table-cell table:formula="of:=[.X21]-[.Y21]" office:value-type="float" office:value="64616" calcext:value-type="float">
            <text:p>64.616</text:p>
          </table:table-cell>
          <table:table-cell table:formula="of:=ROUND([.Z22]*[.$T22]/100000)" office:value-type="float" office:value="186" calcext:value-type="float">
            <text:p>186</text:p>
          </table:table-cell>
          <table:table-cell table:formula="of:=[.Z21]-[.AA21]" office:value-type="float" office:value="65295" calcext:value-type="float">
            <text:p>65.295</text:p>
          </table:table-cell>
          <table:table-cell table:formula="of:=ROUND([.AB22]*[.$T22]/100000)" office:value-type="float" office:value="188" calcext:value-type="float">
            <text:p>188</text:p>
          </table:table-cell>
          <table:table-cell table:formula="of:=[.AB21]-[.AC21]" office:value-type="float" office:value="65928" calcext:value-type="float">
            <text:p>65.928</text:p>
          </table:table-cell>
          <table:table-cell table:formula="of:=ROUND([.AD22]*[.$T22]/100000)" office:value-type="float" office:value="190" calcext:value-type="float">
            <text:p>190</text:p>
          </table:table-cell>
          <table:table-cell table:formula="of:=[.X22]+[.Z22]+[.AB22]+[.AD22]" office:value-type="float" office:value="259721" calcext:value-type="float">
            <text:p>259.721</text:p>
          </table:table-cell>
          <table:table-cell table:formula="of:=[.Y22]+[.AA22]+[.AC22]+[.AE22]" office:value-type="float" office:value="748" calcext:value-type="float">
            <text:p>748</text:p>
          </table:table-cell>
          <table:table-cell table:formula="of:=IF([.AF22]&gt;0;[.AG22]/[.AF22]*100000;0)" office:value-type="float" office:value="288.001355300496" calcext:value-type="float">
            <text:p>288,00</text:p>
          </table:table-cell>
          <table:table-cell table:style-name="ce34" table:formula="of:=ROUND([.U19]*(1-[.U$1]/100000)^4)+[.AI21]" office:value-type="float" office:value="992701" calcext:value-type="float">
            <text:p>992.701</text:p>
          </table:table-cell>
          <table:table-cell table:formula="of:=ROUND([.AI22]*[.$T22]/100000)" office:value-type="float" office:value="2860" calcext:value-type="float">
            <text:p>2.860</text:p>
          </table:table-cell>
          <table:table-cell table:formula="of:=IF([.AI22]&gt;0;[.AJ22]/[.AI22]*100000;0)" office:value-type="float" office:value="288.102862795545" calcext:value-type="float">
            <text:p>288,10</text:p>
          </table:table-cell>
          <table:table-cell table:style-name="ce51" office:value-type="float" office:value="195.9713" calcext:value-type="float">
            <text:p>195,97</text:p>
          </table:table-cell>
          <table:table-cell table:style-name="ce34" table:formula="of:=[.C22]+[.U22]" office:value-type="float" office:value="100000" calcext:value-type="float">
            <text:p>100.000</text:p>
          </table:table-cell>
          <table:table-cell table:style-name="ce34" table:formula="of:=[.D22]+[.V22]" office:value-type="float" office:value="4009291" calcext:value-type="float">
            <text:p>4.009.291</text:p>
          </table:table-cell>
          <table:table-cell table:formula="of:=[.E22]+[.W22]" office:value-type="float" office:value="6856" calcext:value-type="float">
            <text:p>6856</text:p>
          </table:table-cell>
          <table:table-cell table:style-name="ce55" table:formula="of:=IF([.AN22]&gt;0;[.AO22]/[.AN22]*100000;0)" office:value-type="float" office:value="171.002803238777" calcext:value-type="float">
            <text:p>171,00</text:p>
          </table:table-cell>
          <table:table-cell table:style-name="ce34" table:formula="of:=[.N22]+[.AF22]" office:value-type="float" office:value="398581" calcext:value-type="float">
            <text:p>398.581</text:p>
          </table:table-cell>
          <table:table-cell table:style-name="ce34" table:formula="of:=[.O22]+[.AG22]" office:value-type="float" office:value="917" calcext:value-type="float">
            <text:p>917</text:p>
          </table:table-cell>
          <table:table-cell table:style-name="ce55" table:formula="of:=IF([.AQ22]&gt;0;[.AR22]/[.AQ22]*100000;0)" office:value-type="float" office:value="230.066159701541" calcext:value-type="float">
            <text:p>230,07</text:p>
          </table:table-cell>
          <table:table-cell table:style-name="ce34" table:formula="of:=[.Q22]+[.AI22]" office:value-type="float" office:value="1386684" calcext:value-type="float">
            <text:p>1.386.684</text:p>
          </table:table-cell>
          <table:table-cell table:style-name="ce34" table:formula="of:=[.R22]+[.AJ22]" office:value-type="float" office:value="3338" calcext:value-type="float">
            <text:p>3.338</text:p>
          </table:table-cell>
          <table:table-cell table:style-name="ce55" table:formula="of:=IF([.AT22]&gt;0;[.AU22]/[.AT22]*100000;0)" office:value-type="float" office:value="240.718144869343" calcext:value-type="float">
            <text:p>240,72</text:p>
          </table:table-cell>
          <table:table-cell table:style-name="ce55" table:formula="of:=([.AO22]+[.AR22]+[.AU22])/([.AN22]+[.AP22]+[.AT22])*100000" office:value-type="float" office:value="205.90621518076" calcext:value-type="float">
            <text:p>205,9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0" calcext:value-type="float">
            <text:p>20</text:p>
          </table:table-cell>
          <table:table-cell table:style-name="ce28" office:value-type="string" calcext:value-type="string">
            <text:p>118,7659</text:p>
          </table:table-cell>
          <table:table-cell table:formula="of:=MIN(DOSES-[.U23];[.D22]-[.E22])" office:value-type="float" office:value="37088" calcext:value-type="float">
            <text:p>37088</text:p>
          </table:table-cell>
          <table:table-cell table:formula="of:=IF([.D22]-[.E22]-[.C23]&gt;0;[.D22]-[.E22]-[.C23];0)" office:value-type="float" office:value="2774868" calcext:value-type="float">
            <text:p>2.774.868</text:p>
          </table:table-cell>
          <table:table-cell table:formula="of:=ROUND([.D23]*[.$B23]/100000)" office:value-type="float" office:value="3296" calcext:value-type="float">
            <text:p>3.296</text:p>
          </table:table-cell>
          <table:table-cell table:formula="of:=[.C23]" office:value-type="float" office:value="37088" calcext:value-type="float">
            <text:p>37.088</text:p>
          </table:table-cell>
          <table:table-cell table:style-name="ce34" table:formula="of:=ROUND([.F23]*[.$B23]/100000)" office:value-type="float" office:value="44" calcext:value-type="float">
            <text:p>44</text:p>
          </table:table-cell>
          <table:table-cell table:style-name="ce34" table:formula="of:=[.F22]-[.G22]" office:value-type="float" office:value="36074" calcext:value-type="float">
            <text:p>36.074</text:p>
          </table:table-cell>
          <table:table-cell table:style-name="ce34" table:formula="of:=ROUND([.H23]*[.$B23]/100000)" office:value-type="float" office:value="43" calcext:value-type="float">
            <text:p>43</text:p>
          </table:table-cell>
          <table:table-cell table:style-name="ce34" table:formula="of:=[.H22]-[.I22]" office:value-type="float" office:value="35110" calcext:value-type="float">
            <text:p>35.110</text:p>
          </table:table-cell>
          <table:table-cell table:style-name="ce34" table:formula="of:=ROUND([.J23]*[.$B23]/100000)" office:value-type="float" office:value="42" calcext:value-type="float">
            <text:p>42</text:p>
          </table:table-cell>
          <table:table-cell table:style-name="ce34" table:formula="of:=[.J22]-[.K22]" office:value-type="float" office:value="34191" calcext:value-type="float">
            <text:p>34.191</text:p>
          </table:table-cell>
          <table:table-cell table:style-name="ce34" table:formula="of:=ROUND([.L23]*[.$B23]/100000)" office:value-type="float" office:value="41" calcext:value-type="float">
            <text:p>41</text:p>
          </table:table-cell>
          <table:table-cell table:style-name="ce34" table:formula="of:=[.F23]+[.H23]+[.J23]+[.L23]" office:value-type="float" office:value="142463" calcext:value-type="float">
            <text:p>142.463</text:p>
          </table:table-cell>
          <table:table-cell table:style-name="ce34" table:formula="of:=[.G23]+[.I23]+[.K23]+[.M23]" office:value-type="float" office:value="170" calcext:value-type="float">
            <text:p>170</text:p>
          </table:table-cell>
          <table:table-cell table:formula="of:=IF([.N23]&gt;0;[.O23]/[.N23]*100000;0)" office:value-type="float" office:value="119.329229343759" calcext:value-type="float">
            <text:p>119,33</text:p>
          </table:table-cell>
          <table:table-cell table:formula="of:=[.L22]-[.M22]+[.Q22]-[.R22]" office:value-type="float" office:value="426821" calcext:value-type="float">
            <text:p>426.821</text:p>
          </table:table-cell>
          <table:table-cell table:formula="of:=ROUND([.Q23]*[.$B23]/100000)" office:value-type="float" office:value="507" calcext:value-type="float">
            <text:p>507</text:p>
          </table:table-cell>
          <table:table-cell table:formula="of:=IF([.Q23]&gt;0;[.R23]/[.Q23]*100000;0)" office:value-type="float" office:value="118.785158181064" calcext:value-type="float">
            <text:p>118,79</text:p>
          </table:table-cell>
          <table:table-cell table:style-name="ce46" office:value-type="float" office:value="279.7625" calcext:value-type="float">
            <text:p>279,76</text:p>
          </table:table-cell>
          <table:table-cell table:formula="of:=ROUND(IF([.V22]&gt;DOSES*[.V22]*Prio/([.V22]*Prio+[.D22]*(1-Prio));DOSES*[.V22]*Prio/([.V22]*Prio+[.D22]*(1-Prio));[.V22]))" office:value-type="float" office:value="62912" calcext:value-type="float">
            <text:p>62912</text:p>
          </table:table-cell>
          <table:table-cell table:formula="of:=IF([.V22]-[.W22]-[.U22]&gt;0;[.V22]-[.W22]-[.U22];0)" office:value-type="float" office:value="1126597" calcext:value-type="float">
            <text:p>1.126.597</text:p>
          </table:table-cell>
          <table:table-cell table:style-name="ce34" table:formula="of:=ROUND([.V23]*[.$T23]/100000)" office:value-type="float" office:value="3152" calcext:value-type="float">
            <text:p>3.152</text:p>
          </table:table-cell>
          <table:table-cell table:style-name="ce34" table:formula="of:=[.U23]" office:value-type="float" office:value="62912" calcext:value-type="float">
            <text:p>62.912</text:p>
          </table:table-cell>
          <table:table-cell table:formula="of:=ROUND([.X23]*[.$T23]/100000)" office:value-type="float" office:value="176" calcext:value-type="float">
            <text:p>176</text:p>
          </table:table-cell>
          <table:table-cell table:formula="of:=[.X22]-[.Y22]" office:value-type="float" office:value="63698" calcext:value-type="float">
            <text:p>63.698</text:p>
          </table:table-cell>
          <table:table-cell table:formula="of:=ROUND([.Z23]*[.$T23]/100000)" office:value-type="float" office:value="178" calcext:value-type="float">
            <text:p>178</text:p>
          </table:table-cell>
          <table:table-cell table:formula="of:=[.Z22]-[.AA22]" office:value-type="float" office:value="64430" calcext:value-type="float">
            <text:p>64.430</text:p>
          </table:table-cell>
          <table:table-cell table:formula="of:=ROUND([.AB23]*[.$T23]/100000)" office:value-type="float" office:value="180" calcext:value-type="float">
            <text:p>180</text:p>
          </table:table-cell>
          <table:table-cell table:formula="of:=[.AB22]-[.AC22]" office:value-type="float" office:value="65107" calcext:value-type="float">
            <text:p>65.107</text:p>
          </table:table-cell>
          <table:table-cell table:formula="of:=ROUND([.AD23]*[.$T23]/100000)" office:value-type="float" office:value="182" calcext:value-type="float">
            <text:p>182</text:p>
          </table:table-cell>
          <table:table-cell table:formula="of:=[.X23]+[.Z23]+[.AB23]+[.AD23]" office:value-type="float" office:value="256147" calcext:value-type="float">
            <text:p>256.147</text:p>
          </table:table-cell>
          <table:table-cell table:formula="of:=[.Y23]+[.AA23]+[.AC23]+[.AE23]" office:value-type="float" office:value="716" calcext:value-type="float">
            <text:p>716</text:p>
          </table:table-cell>
          <table:table-cell table:formula="of:=IF([.AF23]&gt;0;[.AG23]/[.AF23]*100000;0)" office:value-type="float" office:value="279.526990361004" calcext:value-type="float">
            <text:p>279,53</text:p>
          </table:table-cell>
          <table:table-cell table:style-name="ce34" table:formula="of:=ROUND([.U20]*(1-[.U$1]/100000)^4)+[.AI22]" office:value-type="float" office:value="1058383" calcext:value-type="float">
            <text:p>1.058.383</text:p>
          </table:table-cell>
          <table:table-cell table:formula="of:=ROUND([.AI23]*[.$T23]/100000)" office:value-type="float" office:value="2961" calcext:value-type="float">
            <text:p>2.961</text:p>
          </table:table-cell>
          <table:table-cell table:formula="of:=IF([.AI23]&gt;0;[.AJ23]/[.AI23]*100000;0)" office:value-type="float" office:value="279.766398364297" calcext:value-type="float">
            <text:p>279,77</text:p>
          </table:table-cell>
          <table:table-cell table:style-name="ce51" office:value-type="float" office:value="190.8083" calcext:value-type="float">
            <text:p>190,81</text:p>
          </table:table-cell>
          <table:table-cell table:style-name="ce34" table:formula="of:=[.C23]+[.U23]" office:value-type="float" office:value="100000" calcext:value-type="float">
            <text:p>100.000</text:p>
          </table:table-cell>
          <table:table-cell table:style-name="ce34" table:formula="of:=[.D23]+[.V23]" office:value-type="float" office:value="3901465" calcext:value-type="float">
            <text:p>3.901.465</text:p>
          </table:table-cell>
          <table:table-cell table:formula="of:=[.E23]+[.W23]" office:value-type="float" office:value="6448" calcext:value-type="float">
            <text:p>6448</text:p>
          </table:table-cell>
          <table:table-cell table:style-name="ce55" table:formula="of:=IF([.AN23]&gt;0;[.AO23]/[.AN23]*100000;0)" office:value-type="float" office:value="165.271250671222" calcext:value-type="float">
            <text:p>165,27</text:p>
          </table:table-cell>
          <table:table-cell table:style-name="ce34" table:formula="of:=[.N23]+[.AF23]" office:value-type="float" office:value="398610" calcext:value-type="float">
            <text:p>398.610</text:p>
          </table:table-cell>
          <table:table-cell table:style-name="ce34" table:formula="of:=[.O23]+[.AG23]" office:value-type="float" office:value="886" calcext:value-type="float">
            <text:p>886</text:p>
          </table:table-cell>
          <table:table-cell table:style-name="ce55" table:formula="of:=IF([.AQ23]&gt;0;[.AR23]/[.AQ23]*100000;0)" office:value-type="float" office:value="222.272396578109" calcext:value-type="float">
            <text:p>222,27</text:p>
          </table:table-cell>
          <table:table-cell table:style-name="ce34" table:formula="of:=[.Q23]+[.AI23]" office:value-type="float" office:value="1485204" calcext:value-type="float">
            <text:p>1.485.204</text:p>
          </table:table-cell>
          <table:table-cell table:style-name="ce34" table:formula="of:=[.R23]+[.AJ23]" office:value-type="float" office:value="3468" calcext:value-type="float">
            <text:p>3.468</text:p>
          </table:table-cell>
          <table:table-cell table:style-name="ce55" table:formula="of:=IF([.AT23]&gt;0;[.AU23]/[.AT23]*100000;0)" office:value-type="float" office:value="233.503276317597" calcext:value-type="float">
            <text:p>233,50</text:p>
          </table:table-cell>
          <table:table-cell table:style-name="ce55" table:formula="of:=([.AO23]+[.AR23]+[.AU23])/([.AN23]+[.AP23]+[.AT23])*100000" office:value-type="float" office:value="200.525938910908" calcext:value-type="float">
            <text:p>200,53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1" calcext:value-type="float">
            <text:p>21</text:p>
          </table:table-cell>
          <table:table-cell table:style-name="ce28" office:value-type="string" calcext:value-type="string">
            <text:p>118,8691</text:p>
          </table:table-cell>
          <table:table-cell table:formula="of:=MIN(DOSES-[.U24];[.D23]-[.E23])" office:value-type="float" office:value="38110" calcext:value-type="float">
            <text:p>38110</text:p>
          </table:table-cell>
          <table:table-cell table:formula="of:=IF([.D23]-[.E23]-[.C24]&gt;0;[.D23]-[.E23]-[.C24];0)" office:value-type="float" office:value="2733462" calcext:value-type="float">
            <text:p>2.733.462</text:p>
          </table:table-cell>
          <table:table-cell table:formula="of:=ROUND([.D24]*[.$B24]/100000)" office:value-type="float" office:value="3249" calcext:value-type="float">
            <text:p>3.249</text:p>
          </table:table-cell>
          <table:table-cell table:formula="of:=[.C24]" office:value-type="float" office:value="38110" calcext:value-type="float">
            <text:p>38.110</text:p>
          </table:table-cell>
          <table:table-cell table:style-name="ce34" table:formula="of:=ROUND([.F24]*[.$B24]/100000)" office:value-type="float" office:value="45" calcext:value-type="float">
            <text:p>45</text:p>
          </table:table-cell>
          <table:table-cell table:style-name="ce34" table:formula="of:=[.F23]-[.G23]" office:value-type="float" office:value="37044" calcext:value-type="float">
            <text:p>37.044</text:p>
          </table:table-cell>
          <table:table-cell table:style-name="ce34" table:formula="of:=ROUND([.H24]*[.$B24]/100000)" office:value-type="float" office:value="44" calcext:value-type="float">
            <text:p>44</text:p>
          </table:table-cell>
          <table:table-cell table:style-name="ce34" table:formula="of:=[.H23]-[.I23]" office:value-type="float" office:value="36031" calcext:value-type="float">
            <text:p>36.031</text:p>
          </table:table-cell>
          <table:table-cell table:style-name="ce34" table:formula="of:=ROUND([.J24]*[.$B24]/100000)" office:value-type="float" office:value="43" calcext:value-type="float">
            <text:p>43</text:p>
          </table:table-cell>
          <table:table-cell table:style-name="ce34" table:formula="of:=[.J23]-[.K23]" office:value-type="float" office:value="35068" calcext:value-type="float">
            <text:p>35.068</text:p>
          </table:table-cell>
          <table:table-cell table:style-name="ce34" table:formula="of:=ROUND([.L24]*[.$B24]/100000)" office:value-type="float" office:value="42" calcext:value-type="float">
            <text:p>42</text:p>
          </table:table-cell>
          <table:table-cell table:style-name="ce34" table:formula="of:=[.F24]+[.H24]+[.J24]+[.L24]" office:value-type="float" office:value="146253" calcext:value-type="float">
            <text:p>146.253</text:p>
          </table:table-cell>
          <table:table-cell table:style-name="ce34" table:formula="of:=[.G24]+[.I24]+[.K24]+[.M24]" office:value-type="float" office:value="174" calcext:value-type="float">
            <text:p>174</text:p>
          </table:table-cell>
          <table:table-cell table:formula="of:=IF([.N24]&gt;0;[.O24]/[.N24]*100000;0)" office:value-type="float" office:value="118.971918524748" calcext:value-type="float">
            <text:p>118,97</text:p>
          </table:table-cell>
          <table:table-cell table:formula="of:=[.L23]-[.M23]+[.Q23]-[.R23]" office:value-type="float" office:value="460464" calcext:value-type="float">
            <text:p>460.464</text:p>
          </table:table-cell>
          <table:table-cell table:formula="of:=ROUND([.Q24]*[.$B24]/100000)" office:value-type="float" office:value="547" calcext:value-type="float">
            <text:p>547</text:p>
          </table:table-cell>
          <table:table-cell table:formula="of:=IF([.Q24]&gt;0;[.R24]/[.Q24]*100000;0)" office:value-type="float" office:value="118.793217276486" calcext:value-type="float">
            <text:p>118,79</text:p>
          </table:table-cell>
          <table:table-cell table:style-name="ce46" office:value-type="float" office:value="280.2097" calcext:value-type="float">
            <text:p>280,21</text:p>
          </table:table-cell>
          <table:table-cell table:formula="of:=ROUND(IF([.V23]&gt;DOSES*[.V23]*Prio/([.V23]*Prio+[.D23]*(1-Prio));DOSES*[.V23]*Prio/([.V23]*Prio+[.D23]*(1-Prio));[.V23]))" office:value-type="float" office:value="61890" calcext:value-type="float">
            <text:p>61890</text:p>
          </table:table-cell>
          <table:table-cell table:formula="of:=IF([.V23]-[.W23]-[.U23]&gt;0;[.V23]-[.W23]-[.U23];0)" office:value-type="float" office:value="1060533" calcext:value-type="float">
            <text:p>1.060.533</text:p>
          </table:table-cell>
          <table:table-cell table:style-name="ce34" table:formula="of:=ROUND([.V24]*[.$T24]/100000)" office:value-type="float" office:value="2972" calcext:value-type="float">
            <text:p>2.972</text:p>
          </table:table-cell>
          <table:table-cell table:style-name="ce34" table:formula="of:=[.U24]" office:value-type="float" office:value="61890" calcext:value-type="float">
            <text:p>61.890</text:p>
          </table:table-cell>
          <table:table-cell table:formula="of:=ROUND([.X24]*[.$T24]/100000)" office:value-type="float" office:value="173" calcext:value-type="float">
            <text:p>173</text:p>
          </table:table-cell>
          <table:table-cell table:formula="of:=[.X23]-[.Y23]" office:value-type="float" office:value="62736" calcext:value-type="float">
            <text:p>62.736</text:p>
          </table:table-cell>
          <table:table-cell table:formula="of:=ROUND([.Z24]*[.$T24]/100000)" office:value-type="float" office:value="176" calcext:value-type="float">
            <text:p>176</text:p>
          </table:table-cell>
          <table:table-cell table:formula="of:=[.Z23]-[.AA23]" office:value-type="float" office:value="63520" calcext:value-type="float">
            <text:p>63.520</text:p>
          </table:table-cell>
          <table:table-cell table:formula="of:=ROUND([.AB24]*[.$T24]/100000)" office:value-type="float" office:value="178" calcext:value-type="float">
            <text:p>178</text:p>
          </table:table-cell>
          <table:table-cell table:formula="of:=[.AB23]-[.AC23]" office:value-type="float" office:value="64250" calcext:value-type="float">
            <text:p>64.250</text:p>
          </table:table-cell>
          <table:table-cell table:formula="of:=ROUND([.AD24]*[.$T24]/100000)" office:value-type="float" office:value="180" calcext:value-type="float">
            <text:p>180</text:p>
          </table:table-cell>
          <table:table-cell table:formula="of:=[.X24]+[.Z24]+[.AB24]+[.AD24]" office:value-type="float" office:value="252396" calcext:value-type="float">
            <text:p>252.396</text:p>
          </table:table-cell>
          <table:table-cell table:formula="of:=[.Y24]+[.AA24]+[.AC24]+[.AE24]" office:value-type="float" office:value="707" calcext:value-type="float">
            <text:p>707</text:p>
          </table:table-cell>
          <table:table-cell table:formula="of:=IF([.AF24]&gt;0;[.AG24]/[.AF24]*100000;0)" office:value-type="float" office:value="280.115374253158" calcext:value-type="float">
            <text:p>280,12</text:p>
          </table:table-cell>
          <table:table-cell table:style-name="ce34" table:formula="of:=ROUND([.U21]*(1-[.U$1]/100000)^4)+[.AI23]" office:value-type="float" office:value="1123187" calcext:value-type="float">
            <text:p>1.123.187</text:p>
          </table:table-cell>
          <table:table-cell table:formula="of:=ROUND([.AI24]*[.$T24]/100000)" office:value-type="float" office:value="3147" calcext:value-type="float">
            <text:p>3.147</text:p>
          </table:table-cell>
          <table:table-cell table:formula="of:=IF([.AI24]&gt;0;[.AJ24]/[.AI24]*100000;0)" office:value-type="float" office:value="280.184866812027" calcext:value-type="float">
            <text:p>280,18</text:p>
          </table:table-cell>
          <table:table-cell table:style-name="ce51" office:value-type="float" office:value="191.0655" calcext:value-type="float">
            <text:p>191,07</text:p>
          </table:table-cell>
          <table:table-cell table:style-name="ce34" table:formula="of:=[.C24]+[.U24]" office:value-type="float" office:value="100000" calcext:value-type="float">
            <text:p>100.000</text:p>
          </table:table-cell>
          <table:table-cell table:style-name="ce34" table:formula="of:=[.D24]+[.V24]" office:value-type="float" office:value="3793995" calcext:value-type="float">
            <text:p>3.793.995</text:p>
          </table:table-cell>
          <table:table-cell table:formula="of:=[.E24]+[.W24]" office:value-type="float" office:value="6221" calcext:value-type="float">
            <text:p>6221</text:p>
          </table:table-cell>
          <table:table-cell table:style-name="ce55" table:formula="of:=IF([.AN24]&gt;0;[.AO24]/[.AN24]*100000;0)" office:value-type="float" office:value="163.969641499264" calcext:value-type="float">
            <text:p>163,97</text:p>
          </table:table-cell>
          <table:table-cell table:style-name="ce34" table:formula="of:=[.N24]+[.AF24]" office:value-type="float" office:value="398649" calcext:value-type="float">
            <text:p>398.649</text:p>
          </table:table-cell>
          <table:table-cell table:style-name="ce34" table:formula="of:=[.O24]+[.AG24]" office:value-type="float" office:value="881" calcext:value-type="float">
            <text:p>881</text:p>
          </table:table-cell>
          <table:table-cell table:style-name="ce55" table:formula="of:=IF([.AQ24]&gt;0;[.AR24]/[.AQ24]*100000;0)" office:value-type="float" office:value="220.99641539299" calcext:value-type="float">
            <text:p>221,00</text:p>
          </table:table-cell>
          <table:table-cell table:style-name="ce34" table:formula="of:=[.Q24]+[.AI24]" office:value-type="float" office:value="1583651" calcext:value-type="float">
            <text:p>1.583.651</text:p>
          </table:table-cell>
          <table:table-cell table:style-name="ce34" table:formula="of:=[.R24]+[.AJ24]" office:value-type="float" office:value="3694" calcext:value-type="float">
            <text:p>3.694</text:p>
          </table:table-cell>
          <table:table-cell table:style-name="ce55" table:formula="of:=IF([.AT24]&gt;0;[.AU24]/[.AT24]*100000;0)" office:value-type="float" office:value="233.258464143931" calcext:value-type="float">
            <text:p>233,26</text:p>
          </table:table-cell>
          <table:table-cell table:style-name="ce55" table:formula="of:=([.AO24]+[.AR24]+[.AU24])/([.AN24]+[.AP24]+[.AT24])*100000" office:value-type="float" office:value="200.750864402888" calcext:value-type="float">
            <text:p>200,75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2" calcext:value-type="float">
            <text:p>22</text:p>
          </table:table-cell>
          <table:table-cell table:style-name="ce28" office:value-type="string" calcext:value-type="string">
            <text:p>117,0228</text:p>
          </table:table-cell>
          <table:table-cell table:formula="of:=MIN(DOSES-[.U25];[.D24]-[.E24])" office:value-type="float" office:value="39186" calcext:value-type="float">
            <text:p>39186</text:p>
          </table:table-cell>
          <table:table-cell table:formula="of:=IF([.D24]-[.E24]-[.C25]&gt;0;[.D24]-[.E24]-[.C25];0)" office:value-type="float" office:value="2691027" calcext:value-type="float">
            <text:p>2.691.027</text:p>
          </table:table-cell>
          <table:table-cell table:formula="of:=ROUND([.D25]*[.$B25]/100000)" office:value-type="float" office:value="3149" calcext:value-type="float">
            <text:p>3.149</text:p>
          </table:table-cell>
          <table:table-cell table:formula="of:=[.C25]" office:value-type="float" office:value="39186" calcext:value-type="float">
            <text:p>39.186</text:p>
          </table:table-cell>
          <table:table-cell table:style-name="ce34" table:formula="of:=ROUND([.F25]*[.$B25]/100000)" office:value-type="float" office:value="46" calcext:value-type="float">
            <text:p>46</text:p>
          </table:table-cell>
          <table:table-cell table:style-name="ce34" table:formula="of:=[.F24]-[.G24]" office:value-type="float" office:value="38065" calcext:value-type="float">
            <text:p>38.065</text:p>
          </table:table-cell>
          <table:table-cell table:style-name="ce34" table:formula="of:=ROUND([.H25]*[.$B25]/100000)" office:value-type="float" office:value="45" calcext:value-type="float">
            <text:p>45</text:p>
          </table:table-cell>
          <table:table-cell table:style-name="ce34" table:formula="of:=[.H24]-[.I24]" office:value-type="float" office:value="37000" calcext:value-type="float">
            <text:p>37.000</text:p>
          </table:table-cell>
          <table:table-cell table:style-name="ce34" table:formula="of:=ROUND([.J25]*[.$B25]/100000)" office:value-type="float" office:value="43" calcext:value-type="float">
            <text:p>43</text:p>
          </table:table-cell>
          <table:table-cell table:style-name="ce34" table:formula="of:=[.J24]-[.K24]" office:value-type="float" office:value="35988" calcext:value-type="float">
            <text:p>35.988</text:p>
          </table:table-cell>
          <table:table-cell table:style-name="ce34" table:formula="of:=ROUND([.L25]*[.$B25]/100000)" office:value-type="float" office:value="42" calcext:value-type="float">
            <text:p>42</text:p>
          </table:table-cell>
          <table:table-cell table:style-name="ce34" table:formula="of:=[.F25]+[.H25]+[.J25]+[.L25]" office:value-type="float" office:value="150239" calcext:value-type="float">
            <text:p>150.239</text:p>
          </table:table-cell>
          <table:table-cell table:style-name="ce34" table:formula="of:=[.G25]+[.I25]+[.K25]+[.M25]" office:value-type="float" office:value="176" calcext:value-type="float">
            <text:p>176</text:p>
          </table:table-cell>
          <table:table-cell table:formula="of:=IF([.N25]&gt;0;[.O25]/[.N25]*100000;0)" office:value-type="float" office:value="117.146679623799" calcext:value-type="float">
            <text:p>117,15</text:p>
          </table:table-cell>
          <table:table-cell table:formula="of:=[.L24]-[.M24]+[.Q24]-[.R24]" office:value-type="float" office:value="494943" calcext:value-type="float">
            <text:p>494.943</text:p>
          </table:table-cell>
          <table:table-cell table:formula="of:=ROUND([.Q25]*[.$B25]/100000)" office:value-type="float" office:value="579" calcext:value-type="float">
            <text:p>579</text:p>
          </table:table-cell>
          <table:table-cell table:formula="of:=IF([.Q25]&gt;0;[.R25]/[.Q25]*100000;0)" office:value-type="float" office:value="116.983167758712" calcext:value-type="float">
            <text:p>116,98</text:p>
          </table:table-cell>
          <table:table-cell table:style-name="ce46" office:value-type="float" office:value="278.4254" calcext:value-type="float">
            <text:p>278,43</text:p>
          </table:table-cell>
          <table:table-cell table:formula="of:=ROUND(IF([.V24]&gt;DOSES*[.V24]*Prio/([.V24]*Prio+[.D24]*(1-Prio));DOSES*[.V24]*Prio/([.V24]*Prio+[.D24]*(1-Prio));[.V24]))" office:value-type="float" office:value="60814" calcext:value-type="float">
            <text:p>60814</text:p>
          </table:table-cell>
          <table:table-cell table:formula="of:=IF([.V24]-[.W24]-[.U24]&gt;0;[.V24]-[.W24]-[.U24];0)" office:value-type="float" office:value="995671" calcext:value-type="float">
            <text:p>995.671</text:p>
          </table:table-cell>
          <table:table-cell table:style-name="ce34" table:formula="of:=ROUND([.V25]*[.$T25]/100000)" office:value-type="float" office:value="2772" calcext:value-type="float">
            <text:p>2.772</text:p>
          </table:table-cell>
          <table:table-cell table:style-name="ce34" table:formula="of:=[.U25]" office:value-type="float" office:value="60814" calcext:value-type="float">
            <text:p>60.814</text:p>
          </table:table-cell>
          <table:table-cell table:formula="of:=ROUND([.X25]*[.$T25]/100000)" office:value-type="float" office:value="169" calcext:value-type="float">
            <text:p>169</text:p>
          </table:table-cell>
          <table:table-cell table:formula="of:=[.X24]-[.Y24]" office:value-type="float" office:value="61717" calcext:value-type="float">
            <text:p>61.717</text:p>
          </table:table-cell>
          <table:table-cell table:formula="of:=ROUND([.Z25]*[.$T25]/100000)" office:value-type="float" office:value="172" calcext:value-type="float">
            <text:p>172</text:p>
          </table:table-cell>
          <table:table-cell table:formula="of:=[.Z24]-[.AA24]" office:value-type="float" office:value="62560" calcext:value-type="float">
            <text:p>62.560</text:p>
          </table:table-cell>
          <table:table-cell table:formula="of:=ROUND([.AB25]*[.$T25]/100000)" office:value-type="float" office:value="174" calcext:value-type="float">
            <text:p>174</text:p>
          </table:table-cell>
          <table:table-cell table:formula="of:=[.AB24]-[.AC24]" office:value-type="float" office:value="63342" calcext:value-type="float">
            <text:p>63.342</text:p>
          </table:table-cell>
          <table:table-cell table:formula="of:=ROUND([.AD25]*[.$T25]/100000)" office:value-type="float" office:value="176" calcext:value-type="float">
            <text:p>176</text:p>
          </table:table-cell>
          <table:table-cell table:formula="of:=[.X25]+[.Z25]+[.AB25]+[.AD25]" office:value-type="float" office:value="248433" calcext:value-type="float">
            <text:p>248.433</text:p>
          </table:table-cell>
          <table:table-cell table:formula="of:=[.Y25]+[.AA25]+[.AC25]+[.AE25]" office:value-type="float" office:value="691" calcext:value-type="float">
            <text:p>691</text:p>
          </table:table-cell>
          <table:table-cell table:formula="of:=IF([.AF25]&gt;0;[.AG25]/[.AF25]*100000;0)" office:value-type="float" office:value="278.143402849058" calcext:value-type="float">
            <text:p>278,14</text:p>
          </table:table-cell>
          <table:table-cell table:style-name="ce34" table:formula="of:=ROUND([.U22]*(1-[.U$1]/100000)^4)+[.AI24]" office:value-type="float" office:value="1187069" calcext:value-type="float">
            <text:p>1.187.069</text:p>
          </table:table-cell>
          <table:table-cell table:formula="of:=ROUND([.AI25]*[.$T25]/100000)" office:value-type="float" office:value="3305" calcext:value-type="float">
            <text:p>3.305</text:p>
          </table:table-cell>
          <table:table-cell table:formula="of:=IF([.AI25]&gt;0;[.AJ25]/[.AI25]*100000;0)" office:value-type="float" office:value="278.416840133135" calcext:value-type="float">
            <text:p>278,42</text:p>
          </table:table-cell>
          <table:table-cell table:style-name="ce51" office:value-type="float" office:value="189.2469" calcext:value-type="float">
            <text:p>189,25</text:p>
          </table:table-cell>
          <table:table-cell table:style-name="ce34" table:formula="of:=[.C25]+[.U25]" office:value-type="float" office:value="100000" calcext:value-type="float">
            <text:p>100.000</text:p>
          </table:table-cell>
          <table:table-cell table:style-name="ce34" table:formula="of:=[.D25]+[.V25]" office:value-type="float" office:value="3686698" calcext:value-type="float">
            <text:p>3.686.698</text:p>
          </table:table-cell>
          <table:table-cell table:formula="of:=[.E25]+[.W25]" office:value-type="float" office:value="5921" calcext:value-type="float">
            <text:p>5921</text:p>
          </table:table-cell>
          <table:table-cell table:style-name="ce55" table:formula="of:=IF([.AN25]&gt;0;[.AO25]/[.AN25]*100000;0)" office:value-type="float" office:value="160.604421626073" calcext:value-type="float">
            <text:p>160,60</text:p>
          </table:table-cell>
          <table:table-cell table:style-name="ce34" table:formula="of:=[.N25]+[.AF25]" office:value-type="float" office:value="398672" calcext:value-type="float">
            <text:p>398.672</text:p>
          </table:table-cell>
          <table:table-cell table:style-name="ce34" table:formula="of:=[.O25]+[.AG25]" office:value-type="float" office:value="867" calcext:value-type="float">
            <text:p>867</text:p>
          </table:table-cell>
          <table:table-cell table:style-name="ce55" table:formula="of:=IF([.AQ25]&gt;0;[.AR25]/[.AQ25]*100000;0)" office:value-type="float" office:value="217.472007063451" calcext:value-type="float">
            <text:p>217,47</text:p>
          </table:table-cell>
          <table:table-cell table:style-name="ce34" table:formula="of:=[.Q25]+[.AI25]" office:value-type="float" office:value="1682012" calcext:value-type="float">
            <text:p>1.682.012</text:p>
          </table:table-cell>
          <table:table-cell table:style-name="ce34" table:formula="of:=[.R25]+[.AJ25]" office:value-type="float" office:value="3884" calcext:value-type="float">
            <text:p>3.884</text:p>
          </table:table-cell>
          <table:table-cell table:style-name="ce55" table:formula="of:=IF([.AT25]&gt;0;[.AU25]/[.AT25]*100000;0)" office:value-type="float" office:value="230.913929270421" calcext:value-type="float">
            <text:p>230,91</text:p>
          </table:table-cell>
          <table:table-cell table:style-name="ce55" table:formula="of:=([.AO25]+[.AR25]+[.AU25])/([.AN25]+[.AP25]+[.AT25])*100000" office:value-type="float" office:value="198.775511393605" calcext:value-type="float">
            <text:p>198,7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3" calcext:value-type="float">
            <text:p>23</text:p>
          </table:table-cell>
          <table:table-cell table:style-name="ce28" office:value-type="string" calcext:value-type="string">
            <text:p>117,8193</text:p>
          </table:table-cell>
          <table:table-cell table:formula="of:=MIN(DOSES-[.U26];[.D25]-[.E25])" office:value-type="float" office:value="40323" calcext:value-type="float">
            <text:p>40323</text:p>
          </table:table-cell>
          <table:table-cell table:formula="of:=IF([.D25]-[.E25]-[.C26]&gt;0;[.D25]-[.E25]-[.C26];0)" office:value-type="float" office:value="2647555" calcext:value-type="float">
            <text:p>2.647.555</text:p>
          </table:table-cell>
          <table:table-cell table:formula="of:=ROUND([.D26]*[.$B26]/100000)" office:value-type="float" office:value="3119" calcext:value-type="float">
            <text:p>3.119</text:p>
          </table:table-cell>
          <table:table-cell table:formula="of:=[.C26]" office:value-type="float" office:value="40323" calcext:value-type="float">
            <text:p>40.323</text:p>
          </table:table-cell>
          <table:table-cell table:style-name="ce34" table:formula="of:=ROUND([.F26]*[.$B26]/100000)" office:value-type="float" office:value="48" calcext:value-type="float">
            <text:p>48</text:p>
          </table:table-cell>
          <table:table-cell table:style-name="ce34" table:formula="of:=[.F25]-[.G25]" office:value-type="float" office:value="39140" calcext:value-type="float">
            <text:p>39.140</text:p>
          </table:table-cell>
          <table:table-cell table:style-name="ce34" table:formula="of:=ROUND([.H26]*[.$B26]/100000)" office:value-type="float" office:value="46" calcext:value-type="float">
            <text:p>46</text:p>
          </table:table-cell>
          <table:table-cell table:style-name="ce34" table:formula="of:=[.H25]-[.I25]" office:value-type="float" office:value="38020" calcext:value-type="float">
            <text:p>38.020</text:p>
          </table:table-cell>
          <table:table-cell table:style-name="ce34" table:formula="of:=ROUND([.J26]*[.$B26]/100000)" office:value-type="float" office:value="45" calcext:value-type="float">
            <text:p>45</text:p>
          </table:table-cell>
          <table:table-cell table:style-name="ce34" table:formula="of:=[.J25]-[.K25]" office:value-type="float" office:value="36957" calcext:value-type="float">
            <text:p>36.957</text:p>
          </table:table-cell>
          <table:table-cell table:style-name="ce34" table:formula="of:=ROUND([.L26]*[.$B26]/100000)" office:value-type="float" office:value="44" calcext:value-type="float">
            <text:p>44</text:p>
          </table:table-cell>
          <table:table-cell table:style-name="ce34" table:formula="of:=[.F26]+[.H26]+[.J26]+[.L26]" office:value-type="float" office:value="154440" calcext:value-type="float">
            <text:p>154.440</text:p>
          </table:table-cell>
          <table:table-cell table:style-name="ce34" table:formula="of:=[.G26]+[.I26]+[.K26]+[.M26]" office:value-type="float" office:value="183" calcext:value-type="float">
            <text:p>183</text:p>
          </table:table-cell>
          <table:table-cell table:formula="of:=IF([.N26]&gt;0;[.O26]/[.N26]*100000;0)" office:value-type="float" office:value="118.492618492619" calcext:value-type="float">
            <text:p>118,49</text:p>
          </table:table-cell>
          <table:table-cell table:formula="of:=[.L25]-[.M25]+[.Q25]-[.R25]" office:value-type="float" office:value="530310" calcext:value-type="float">
            <text:p>530.310</text:p>
          </table:table-cell>
          <table:table-cell table:formula="of:=ROUND([.Q26]*[.$B26]/100000)" office:value-type="float" office:value="625" calcext:value-type="float">
            <text:p>625</text:p>
          </table:table-cell>
          <table:table-cell table:formula="of:=IF([.Q26]&gt;0;[.R26]/[.Q26]*100000;0)" office:value-type="float" office:value="117.855593897909" calcext:value-type="float">
            <text:p>117,86</text:p>
          </table:table-cell>
          <table:table-cell table:style-name="ce46" office:value-type="float" office:value="277.5838" calcext:value-type="float">
            <text:p>277,58</text:p>
          </table:table-cell>
          <table:table-cell table:formula="of:=ROUND(IF([.V25]&gt;DOSES*[.V25]*Prio/([.V25]*Prio+[.D25]*(1-Prio));DOSES*[.V25]*Prio/([.V25]*Prio+[.D25]*(1-Prio));[.V25]))" office:value-type="float" office:value="59677" calcext:value-type="float">
            <text:p>59677</text:p>
          </table:table-cell>
          <table:table-cell table:formula="of:=IF([.V25]-[.W25]-[.U25]&gt;0;[.V25]-[.W25]-[.U25];0)" office:value-type="float" office:value="932085" calcext:value-type="float">
            <text:p>932.085</text:p>
          </table:table-cell>
          <table:table-cell table:style-name="ce34" table:formula="of:=ROUND([.V26]*[.$T26]/100000)" office:value-type="float" office:value="2587" calcext:value-type="float">
            <text:p>2.587</text:p>
          </table:table-cell>
          <table:table-cell table:style-name="ce34" table:formula="of:=[.U26]" office:value-type="float" office:value="59677" calcext:value-type="float">
            <text:p>59.677</text:p>
          </table:table-cell>
          <table:table-cell table:formula="of:=ROUND([.X26]*[.$T26]/100000)" office:value-type="float" office:value="166" calcext:value-type="float">
            <text:p>166</text:p>
          </table:table-cell>
          <table:table-cell table:formula="of:=[.X25]-[.Y25]" office:value-type="float" office:value="60645" calcext:value-type="float">
            <text:p>60.645</text:p>
          </table:table-cell>
          <table:table-cell table:formula="of:=ROUND([.Z26]*[.$T26]/100000)" office:value-type="float" office:value="168" calcext:value-type="float">
            <text:p>168</text:p>
          </table:table-cell>
          <table:table-cell table:formula="of:=[.Z25]-[.AA25]" office:value-type="float" office:value="61545" calcext:value-type="float">
            <text:p>61.545</text:p>
          </table:table-cell>
          <table:table-cell table:formula="of:=ROUND([.AB26]*[.$T26]/100000)" office:value-type="float" office:value="171" calcext:value-type="float">
            <text:p>171</text:p>
          </table:table-cell>
          <table:table-cell table:formula="of:=[.AB25]-[.AC25]" office:value-type="float" office:value="62386" calcext:value-type="float">
            <text:p>62.386</text:p>
          </table:table-cell>
          <table:table-cell table:formula="of:=ROUND([.AD26]*[.$T26]/100000)" office:value-type="float" office:value="173" calcext:value-type="float">
            <text:p>173</text:p>
          </table:table-cell>
          <table:table-cell table:formula="of:=[.X26]+[.Z26]+[.AB26]+[.AD26]" office:value-type="float" office:value="244253" calcext:value-type="float">
            <text:p>244.253</text:p>
          </table:table-cell>
          <table:table-cell table:formula="of:=[.Y26]+[.AA26]+[.AC26]+[.AE26]" office:value-type="float" office:value="678" calcext:value-type="float">
            <text:p>678</text:p>
          </table:table-cell>
          <table:table-cell table:formula="of:=IF([.AF26]&gt;0;[.AG26]/[.AF26]*100000;0)" office:value-type="float" office:value="277.581032781583" calcext:value-type="float">
            <text:p>277,58</text:p>
          </table:table-cell>
          <table:table-cell table:style-name="ce34" table:formula="of:=ROUND([.U23]*(1-[.U$1]/100000)^4)+[.AI25]" office:value-type="float" office:value="1249981" calcext:value-type="float">
            <text:p>1.249.981</text:p>
          </table:table-cell>
          <table:table-cell table:formula="of:=ROUND([.AI26]*[.$T26]/100000)" office:value-type="float" office:value="3470" calcext:value-type="float">
            <text:p>3.470</text:p>
          </table:table-cell>
          <table:table-cell table:formula="of:=IF([.AI26]&gt;0;[.AJ26]/[.AI26]*100000;0)" office:value-type="float" office:value="277.604219584138" calcext:value-type="float">
            <text:p>277,60</text:p>
          </table:table-cell>
          <table:table-cell table:style-name="ce51" office:value-type="float" office:value="189.3104" calcext:value-type="float">
            <text:p>189,31</text:p>
          </table:table-cell>
          <table:table-cell table:style-name="ce34" table:formula="of:=[.C26]+[.U26]" office:value-type="float" office:value="100000" calcext:value-type="float">
            <text:p>100.000</text:p>
          </table:table-cell>
          <table:table-cell table:style-name="ce34" table:formula="of:=[.D26]+[.V26]" office:value-type="float" office:value="3579640" calcext:value-type="float">
            <text:p>3.579.640</text:p>
          </table:table-cell>
          <table:table-cell table:formula="of:=[.E26]+[.W26]" office:value-type="float" office:value="5706" calcext:value-type="float">
            <text:p>5706</text:p>
          </table:table-cell>
          <table:table-cell table:style-name="ce55" table:formula="of:=IF([.AN26]&gt;0;[.AO26]/[.AN26]*100000;0)" office:value-type="float" office:value="159.401504061861" calcext:value-type="float">
            <text:p>159,40</text:p>
          </table:table-cell>
          <table:table-cell table:style-name="ce34" table:formula="of:=[.N26]+[.AF26]" office:value-type="float" office:value="398693" calcext:value-type="float">
            <text:p>398.693</text:p>
          </table:table-cell>
          <table:table-cell table:style-name="ce34" table:formula="of:=[.O26]+[.AG26]" office:value-type="float" office:value="861" calcext:value-type="float">
            <text:p>861</text:p>
          </table:table-cell>
          <table:table-cell table:style-name="ce55" table:formula="of:=IF([.AQ26]&gt;0;[.AR26]/[.AQ26]*100000;0)" office:value-type="float" office:value="215.955635037485" calcext:value-type="float">
            <text:p>215,96</text:p>
          </table:table-cell>
          <table:table-cell table:style-name="ce34" table:formula="of:=[.Q26]+[.AI26]" office:value-type="float" office:value="1780291" calcext:value-type="float">
            <text:p>1.780.291</text:p>
          </table:table-cell>
          <table:table-cell table:style-name="ce34" table:formula="of:=[.R26]+[.AJ26]" office:value-type="float" office:value="4095" calcext:value-type="float">
            <text:p>4.095</text:p>
          </table:table-cell>
          <table:table-cell table:style-name="ce55" table:formula="of:=IF([.AT26]&gt;0;[.AU26]/[.AT26]*100000;0)" office:value-type="float" office:value="230.018575614885" calcext:value-type="float">
            <text:p>230,02</text:p>
          </table:table-cell>
          <table:table-cell table:style-name="ce55" table:formula="of:=([.AO26]+[.AR26]+[.AU26])/([.AN26]+[.AP26]+[.AT26])*100000" office:value-type="float" office:value="198.914555564365" calcext:value-type="float">
            <text:p>198,9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4" calcext:value-type="float">
            <text:p>24</text:p>
          </table:table-cell>
          <table:table-cell table:style-name="ce28" office:value-type="string" calcext:value-type="string">
            <text:p>116,8261</text:p>
          </table:table-cell>
          <table:table-cell table:formula="of:=MIN(DOSES-[.U27];[.D26]-[.E26])" office:value-type="float" office:value="41524" calcext:value-type="float">
            <text:p>41524</text:p>
          </table:table-cell>
          <table:table-cell table:formula="of:=IF([.D26]-[.E26]-[.C27]&gt;0;[.D26]-[.E26]-[.C27];0)" office:value-type="float" office:value="2602912" calcext:value-type="float">
            <text:p>2.602.912</text:p>
          </table:table-cell>
          <table:table-cell table:formula="of:=ROUND([.D27]*[.$B27]/100000)" office:value-type="float" office:value="3041" calcext:value-type="float">
            <text:p>3.041</text:p>
          </table:table-cell>
          <table:table-cell table:formula="of:=[.C27]" office:value-type="float" office:value="41524" calcext:value-type="float">
            <text:p>41.524</text:p>
          </table:table-cell>
          <table:table-cell table:style-name="ce34" table:formula="of:=ROUND([.F27]*[.$B27]/100000)" office:value-type="float" office:value="49" calcext:value-type="float">
            <text:p>49</text:p>
          </table:table-cell>
          <table:table-cell table:style-name="ce34" table:formula="of:=[.F26]-[.G26]" office:value-type="float" office:value="40275" calcext:value-type="float">
            <text:p>40.275</text:p>
          </table:table-cell>
          <table:table-cell table:style-name="ce34" table:formula="of:=ROUND([.H27]*[.$B27]/100000)" office:value-type="float" office:value="47" calcext:value-type="float">
            <text:p>47</text:p>
          </table:table-cell>
          <table:table-cell table:style-name="ce34" table:formula="of:=[.H26]-[.I26]" office:value-type="float" office:value="39094" calcext:value-type="float">
            <text:p>39.094</text:p>
          </table:table-cell>
          <table:table-cell table:style-name="ce34" table:formula="of:=ROUND([.J27]*[.$B27]/100000)" office:value-type="float" office:value="46" calcext:value-type="float">
            <text:p>46</text:p>
          </table:table-cell>
          <table:table-cell table:style-name="ce34" table:formula="of:=[.J26]-[.K26]" office:value-type="float" office:value="37975" calcext:value-type="float">
            <text:p>37.975</text:p>
          </table:table-cell>
          <table:table-cell table:style-name="ce34" table:formula="of:=ROUND([.L27]*[.$B27]/100000)" office:value-type="float" office:value="44" calcext:value-type="float">
            <text:p>44</text:p>
          </table:table-cell>
          <table:table-cell table:style-name="ce34" table:formula="of:=[.F27]+[.H27]+[.J27]+[.L27]" office:value-type="float" office:value="158868" calcext:value-type="float">
            <text:p>158.868</text:p>
          </table:table-cell>
          <table:table-cell table:style-name="ce34" table:formula="of:=[.G27]+[.I27]+[.K27]+[.M27]" office:value-type="float" office:value="186" calcext:value-type="float">
            <text:p>186</text:p>
          </table:table-cell>
          <table:table-cell table:formula="of:=IF([.N27]&gt;0;[.O27]/[.N27]*100000;0)" office:value-type="float" office:value="117.078329178941" calcext:value-type="float">
            <text:p>117,08</text:p>
          </table:table-cell>
          <table:table-cell table:formula="of:=[.L26]-[.M26]+[.Q26]-[.R26]" office:value-type="float" office:value="566598" calcext:value-type="float">
            <text:p>566.598</text:p>
          </table:table-cell>
          <table:table-cell table:formula="of:=ROUND([.Q27]*[.$B27]/100000)" office:value-type="float" office:value="662" calcext:value-type="float">
            <text:p>662</text:p>
          </table:table-cell>
          <table:table-cell table:formula="of:=IF([.Q27]&gt;0;[.R27]/[.Q27]*100000;0)" office:value-type="float" office:value="116.837687390354" calcext:value-type="float">
            <text:p>116,84</text:p>
          </table:table-cell>
          <table:table-cell table:style-name="ce46" office:value-type="float" office:value="275.4772" calcext:value-type="float">
            <text:p>275,48</text:p>
          </table:table-cell>
          <table:table-cell table:formula="of:=ROUND(IF([.V26]&gt;DOSES*[.V26]*Prio/([.V26]*Prio+[.D26]*(1-Prio));DOSES*[.V26]*Prio/([.V26]*Prio+[.D26]*(1-Prio));[.V26]))" office:value-type="float" office:value="58476" calcext:value-type="float">
            <text:p>58476</text:p>
          </table:table-cell>
          <table:table-cell table:formula="of:=IF([.V26]-[.W26]-[.U26]&gt;0;[.V26]-[.W26]-[.U26];0)" office:value-type="float" office:value="869821" calcext:value-type="float">
            <text:p>869.821</text:p>
          </table:table-cell>
          <table:table-cell table:style-name="ce34" table:formula="of:=ROUND([.V27]*[.$T27]/100000)" office:value-type="float" office:value="2396" calcext:value-type="float">
            <text:p>2.396</text:p>
          </table:table-cell>
          <table:table-cell table:style-name="ce34" table:formula="of:=[.U27]" office:value-type="float" office:value="58476" calcext:value-type="float">
            <text:p>58.476</text:p>
          </table:table-cell>
          <table:table-cell table:formula="of:=ROUND([.X27]*[.$T27]/100000)" office:value-type="float" office:value="161" calcext:value-type="float">
            <text:p>161</text:p>
          </table:table-cell>
          <table:table-cell table:formula="of:=[.X26]-[.Y26]" office:value-type="float" office:value="59511" calcext:value-type="float">
            <text:p>59.511</text:p>
          </table:table-cell>
          <table:table-cell table:formula="of:=ROUND([.Z27]*[.$T27]/100000)" office:value-type="float" office:value="164" calcext:value-type="float">
            <text:p>164</text:p>
          </table:table-cell>
          <table:table-cell table:formula="of:=[.Z26]-[.AA26]" office:value-type="float" office:value="60477" calcext:value-type="float">
            <text:p>60.477</text:p>
          </table:table-cell>
          <table:table-cell table:formula="of:=ROUND([.AB27]*[.$T27]/100000)" office:value-type="float" office:value="167" calcext:value-type="float">
            <text:p>167</text:p>
          </table:table-cell>
          <table:table-cell table:formula="of:=[.AB26]-[.AC26]" office:value-type="float" office:value="61374" calcext:value-type="float">
            <text:p>61.374</text:p>
          </table:table-cell>
          <table:table-cell table:formula="of:=ROUND([.AD27]*[.$T27]/100000)" office:value-type="float" office:value="169" calcext:value-type="float">
            <text:p>169</text:p>
          </table:table-cell>
          <table:table-cell table:formula="of:=[.X27]+[.Z27]+[.AB27]+[.AD27]" office:value-type="float" office:value="239838" calcext:value-type="float">
            <text:p>239.838</text:p>
          </table:table-cell>
          <table:table-cell table:formula="of:=[.Y27]+[.AA27]+[.AC27]+[.AE27]" office:value-type="float" office:value="661" calcext:value-type="float">
            <text:p>661</text:p>
          </table:table-cell>
          <table:table-cell table:formula="of:=IF([.AF27]&gt;0;[.AG27]/[.AF27]*100000;0)" office:value-type="float" office:value="275.602698488146" calcext:value-type="float">
            <text:p>275,60</text:p>
          </table:table-cell>
          <table:table-cell table:style-name="ce34" table:formula="of:=ROUND([.U24]*(1-[.U$1]/100000)^4)+[.AI26]" office:value-type="float" office:value="1311871" calcext:value-type="float">
            <text:p>1.311.871</text:p>
          </table:table-cell>
          <table:table-cell table:formula="of:=ROUND([.AI27]*[.$T27]/100000)" office:value-type="float" office:value="3614" calcext:value-type="float">
            <text:p>3.614</text:p>
          </table:table-cell>
          <table:table-cell table:formula="of:=IF([.AI27]&gt;0;[.AJ27]/[.AI27]*100000;0)" office:value-type="float" office:value="275.484403573217" calcext:value-type="float">
            <text:p>275,48</text:p>
          </table:table-cell>
          <table:table-cell table:style-name="ce51" office:value-type="float" office:value="187.819" calcext:value-type="float">
            <text:p>187,82</text:p>
          </table:table-cell>
          <table:table-cell table:style-name="ce34" table:formula="of:=[.C27]+[.U27]" office:value-type="float" office:value="100000" calcext:value-type="float">
            <text:p>100.000</text:p>
          </table:table-cell>
          <table:table-cell table:style-name="ce34" table:formula="of:=[.D27]+[.V27]" office:value-type="float" office:value="3472733" calcext:value-type="float">
            <text:p>3.472.733</text:p>
          </table:table-cell>
          <table:table-cell table:formula="of:=[.E27]+[.W27]" office:value-type="float" office:value="5437" calcext:value-type="float">
            <text:p>5437</text:p>
          </table:table-cell>
          <table:table-cell table:style-name="ce55" table:formula="of:=IF([.AN27]&gt;0;[.AO27]/[.AN27]*100000;0)" office:value-type="float" office:value="156.562569019847" calcext:value-type="float">
            <text:p>156,56</text:p>
          </table:table-cell>
          <table:table-cell table:style-name="ce34" table:formula="of:=[.N27]+[.AF27]" office:value-type="float" office:value="398706" calcext:value-type="float">
            <text:p>398.706</text:p>
          </table:table-cell>
          <table:table-cell table:style-name="ce34" table:formula="of:=[.O27]+[.AG27]" office:value-type="float" office:value="847" calcext:value-type="float">
            <text:p>847</text:p>
          </table:table-cell>
          <table:table-cell table:style-name="ce55" table:formula="of:=IF([.AQ27]&gt;0;[.AR27]/[.AQ27]*100000;0)" office:value-type="float" office:value="212.437234453457" calcext:value-type="float">
            <text:p>212,44</text:p>
          </table:table-cell>
          <table:table-cell table:style-name="ce34" table:formula="of:=[.Q27]+[.AI27]" office:value-type="float" office:value="1878469" calcext:value-type="float">
            <text:p>1.878.469</text:p>
          </table:table-cell>
          <table:table-cell table:style-name="ce34" table:formula="of:=[.R27]+[.AJ27]" office:value-type="float" office:value="4276" calcext:value-type="float">
            <text:p>4.276</text:p>
          </table:table-cell>
          <table:table-cell table:style-name="ce55" table:formula="of:=IF([.AT27]&gt;0;[.AU27]/[.AT27]*100000;0)" office:value-type="float" office:value="227.632183443006" calcext:value-type="float">
            <text:p>227,63</text:p>
          </table:table-cell>
          <table:table-cell table:style-name="ce55" table:formula="of:=([.AO27]+[.AR27]+[.AU27])/([.AN27]+[.AP27]+[.AT27])*100000" office:value-type="float" office:value="197.333067417005" calcext:value-type="float">
            <text:p>197,33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8" office:value-type="string" calcext:value-type="string">
            <text:p>116,9585</text:p>
          </table:table-cell>
          <table:table-cell table:formula="of:=MIN(DOSES-[.U28];[.D27]-[.E27])" office:value-type="float" office:value="42796" calcext:value-type="float">
            <text:p>42796</text:p>
          </table:table-cell>
          <table:table-cell table:formula="of:=IF([.D27]-[.E27]-[.C28]&gt;0;[.D27]-[.E27]-[.C28];0)" office:value-type="float" office:value="2557075" calcext:value-type="float">
            <text:p>2.557.075</text:p>
          </table:table-cell>
          <table:table-cell table:formula="of:=ROUND([.D28]*[.$B28]/100000)" office:value-type="float" office:value="2991" calcext:value-type="float">
            <text:p>2.991</text:p>
          </table:table-cell>
          <table:table-cell table:formula="of:=[.C28]" office:value-type="float" office:value="42796" calcext:value-type="float">
            <text:p>42.796</text:p>
          </table:table-cell>
          <table:table-cell table:style-name="ce34" table:formula="of:=ROUND([.F28]*[.$B28]/100000)" office:value-type="float" office:value="50" calcext:value-type="float">
            <text:p>50</text:p>
          </table:table-cell>
          <table:table-cell table:style-name="ce34" table:formula="of:=[.F27]-[.G27]" office:value-type="float" office:value="41475" calcext:value-type="float">
            <text:p>41.475</text:p>
          </table:table-cell>
          <table:table-cell table:style-name="ce34" table:formula="of:=ROUND([.H28]*[.$B28]/100000)" office:value-type="float" office:value="49" calcext:value-type="float">
            <text:p>49</text:p>
          </table:table-cell>
          <table:table-cell table:style-name="ce34" table:formula="of:=[.H27]-[.I27]" office:value-type="float" office:value="40228" calcext:value-type="float">
            <text:p>40.228</text:p>
          </table:table-cell>
          <table:table-cell table:style-name="ce34" table:formula="of:=ROUND([.J28]*[.$B28]/100000)" office:value-type="float" office:value="47" calcext:value-type="float">
            <text:p>47</text:p>
          </table:table-cell>
          <table:table-cell table:style-name="ce34" table:formula="of:=[.J27]-[.K27]" office:value-type="float" office:value="39048" calcext:value-type="float">
            <text:p>39.048</text:p>
          </table:table-cell>
          <table:table-cell table:style-name="ce34" table:formula="of:=ROUND([.L28]*[.$B28]/100000)" office:value-type="float" office:value="46" calcext:value-type="float">
            <text:p>46</text:p>
          </table:table-cell>
          <table:table-cell table:style-name="ce34" table:formula="of:=[.F28]+[.H28]+[.J28]+[.L28]" office:value-type="float" office:value="163547" calcext:value-type="float">
            <text:p>163.547</text:p>
          </table:table-cell>
          <table:table-cell table:style-name="ce34" table:formula="of:=[.G28]+[.I28]+[.K28]+[.M28]" office:value-type="float" office:value="192" calcext:value-type="float">
            <text:p>192</text:p>
          </table:table-cell>
          <table:table-cell table:formula="of:=IF([.N28]&gt;0;[.O28]/[.N28]*100000;0)" office:value-type="float" office:value="117.397445382673" calcext:value-type="float">
            <text:p>117,40</text:p>
          </table:table-cell>
          <table:table-cell table:formula="of:=[.L27]-[.M27]+[.Q27]-[.R27]" office:value-type="float" office:value="603867" calcext:value-type="float">
            <text:p>603.867</text:p>
          </table:table-cell>
          <table:table-cell table:formula="of:=ROUND([.Q28]*[.$B28]/100000)" office:value-type="float" office:value="706" calcext:value-type="float">
            <text:p>706</text:p>
          </table:table-cell>
          <table:table-cell table:formula="of:=IF([.Q28]&gt;0;[.R28]/[.Q28]*100000;0)" office:value-type="float" office:value="116.913161341819" calcext:value-type="float">
            <text:p>116,91</text:p>
          </table:table-cell>
          <table:table-cell table:style-name="ce46" office:value-type="float" office:value="274.9939" calcext:value-type="float">
            <text:p>274,99</text:p>
          </table:table-cell>
          <table:table-cell table:formula="of:=ROUND(IF([.V27]&gt;DOSES*[.V27]*Prio/([.V27]*Prio+[.D27]*(1-Prio));DOSES*[.V27]*Prio/([.V27]*Prio+[.D27]*(1-Prio));[.V27]))" office:value-type="float" office:value="57204" calcext:value-type="float">
            <text:p>57204</text:p>
          </table:table-cell>
          <table:table-cell table:formula="of:=IF([.V27]-[.W27]-[.U27]&gt;0;[.V27]-[.W27]-[.U27];0)" office:value-type="float" office:value="808949" calcext:value-type="float">
            <text:p>808.949</text:p>
          </table:table-cell>
          <table:table-cell table:style-name="ce34" table:formula="of:=ROUND([.V28]*[.$T28]/100000)" office:value-type="float" office:value="2225" calcext:value-type="float">
            <text:p>2.225</text:p>
          </table:table-cell>
          <table:table-cell table:style-name="ce34" table:formula="of:=[.U28]" office:value-type="float" office:value="57204" calcext:value-type="float">
            <text:p>57.204</text:p>
          </table:table-cell>
          <table:table-cell table:formula="of:=ROUND([.X28]*[.$T28]/100000)" office:value-type="float" office:value="157" calcext:value-type="float">
            <text:p>157</text:p>
          </table:table-cell>
          <table:table-cell table:formula="of:=[.X27]-[.Y27]" office:value-type="float" office:value="58315" calcext:value-type="float">
            <text:p>58.315</text:p>
          </table:table-cell>
          <table:table-cell table:formula="of:=ROUND([.Z28]*[.$T28]/100000)" office:value-type="float" office:value="160" calcext:value-type="float">
            <text:p>160</text:p>
          </table:table-cell>
          <table:table-cell table:formula="of:=[.Z27]-[.AA27]" office:value-type="float" office:value="59347" calcext:value-type="float">
            <text:p>59.347</text:p>
          </table:table-cell>
          <table:table-cell table:formula="of:=ROUND([.AB28]*[.$T28]/100000)" office:value-type="float" office:value="163" calcext:value-type="float">
            <text:p>163</text:p>
          </table:table-cell>
          <table:table-cell table:formula="of:=[.AB27]-[.AC27]" office:value-type="float" office:value="60310" calcext:value-type="float">
            <text:p>60.310</text:p>
          </table:table-cell>
          <table:table-cell table:formula="of:=ROUND([.AD28]*[.$T28]/100000)" office:value-type="float" office:value="166" calcext:value-type="float">
            <text:p>166</text:p>
          </table:table-cell>
          <table:table-cell table:formula="of:=[.X28]+[.Z28]+[.AB28]+[.AD28]" office:value-type="float" office:value="235176" calcext:value-type="float">
            <text:p>235.176</text:p>
          </table:table-cell>
          <table:table-cell table:formula="of:=[.Y28]+[.AA28]+[.AC28]+[.AE28]" office:value-type="float" office:value="646" calcext:value-type="float">
            <text:p>646</text:p>
          </table:table-cell>
          <table:table-cell table:formula="of:=IF([.AF28]&gt;0;[.AG28]/[.AF28]*100000;0)" office:value-type="float" office:value="274.687893322448" calcext:value-type="float">
            <text:p>274,69</text:p>
          </table:table-cell>
          <table:table-cell table:style-name="ce34" table:formula="of:=ROUND([.U25]*(1-[.U$1]/100000)^4)+[.AI27]" office:value-type="float" office:value="1372685" calcext:value-type="float">
            <text:p>1.372.685</text:p>
          </table:table-cell>
          <table:table-cell table:formula="of:=ROUND([.AI28]*[.$T28]/100000)" office:value-type="float" office:value="3775" calcext:value-type="float">
            <text:p>3.775</text:p>
          </table:table-cell>
          <table:table-cell table:formula="of:=IF([.AI28]&gt;0;[.AJ28]/[.AI28]*100000;0)" office:value-type="float" office:value="275.008468803841" calcext:value-type="float">
            <text:p>275,01</text:p>
          </table:table-cell>
          <table:table-cell table:style-name="ce51" office:value-type="float" office:value="187.6759" calcext:value-type="float">
            <text:p>187,68</text:p>
          </table:table-cell>
          <table:table-cell table:style-name="ce34" table:formula="of:=[.C28]+[.U28]" office:value-type="float" office:value="100000" calcext:value-type="float">
            <text:p>100.000</text:p>
          </table:table-cell>
          <table:table-cell table:style-name="ce34" table:formula="of:=[.D28]+[.V28]" office:value-type="float" office:value="3366024" calcext:value-type="float">
            <text:p>3.366.024</text:p>
          </table:table-cell>
          <table:table-cell table:formula="of:=[.E28]+[.W28]" office:value-type="float" office:value="5216" calcext:value-type="float">
            <text:p>5216</text:p>
          </table:table-cell>
          <table:table-cell table:style-name="ce55" table:formula="of:=IF([.AN28]&gt;0;[.AO28]/[.AN28]*100000;0)" office:value-type="float" office:value="154.960273604704" calcext:value-type="float">
            <text:p>154,96</text:p>
          </table:table-cell>
          <table:table-cell table:style-name="ce34" table:formula="of:=[.N28]+[.AF28]" office:value-type="float" office:value="398723" calcext:value-type="float">
            <text:p>398.723</text:p>
          </table:table-cell>
          <table:table-cell table:style-name="ce34" table:formula="of:=[.O28]+[.AG28]" office:value-type="float" office:value="838" calcext:value-type="float">
            <text:p>838</text:p>
          </table:table-cell>
          <table:table-cell table:style-name="ce55" table:formula="of:=IF([.AQ28]&gt;0;[.AR28]/[.AQ28]*100000;0)" office:value-type="float" office:value="210.170970824357" calcext:value-type="float">
            <text:p>210,17</text:p>
          </table:table-cell>
          <table:table-cell table:style-name="ce34" table:formula="of:=[.Q28]+[.AI28]" office:value-type="float" office:value="1976552" calcext:value-type="float">
            <text:p>1.976.552</text:p>
          </table:table-cell>
          <table:table-cell table:style-name="ce34" table:formula="of:=[.R28]+[.AJ28]" office:value-type="float" office:value="4481" calcext:value-type="float">
            <text:p>4.481</text:p>
          </table:table-cell>
          <table:table-cell table:style-name="ce55" table:formula="of:=IF([.AT28]&gt;0;[.AU28]/[.AT28]*100000;0)" office:value-type="float" office:value="226.707923697429" calcext:value-type="float">
            <text:p>226,71</text:p>
          </table:table-cell>
          <table:table-cell table:style-name="ce55" table:formula="of:=([.AO28]+[.AR28]+[.AU28])/([.AN28]+[.AP28]+[.AT28])*100000" office:value-type="float" office:value="197.183801286908" calcext:value-type="float">
            <text:p>197,1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8" office:value-type="string" calcext:value-type="string">
            <text:p>116,7384</text:p>
          </table:table-cell>
          <table:table-cell table:formula="of:=MIN(DOSES-[.U29];[.D28]-[.E28])" office:value-type="float" office:value="44142" calcext:value-type="float">
            <text:p>44142</text:p>
          </table:table-cell>
          <table:table-cell table:formula="of:=IF([.D28]-[.E28]-[.C29]&gt;0;[.D28]-[.E28]-[.C29];0)" office:value-type="float" office:value="2509942" calcext:value-type="float">
            <text:p>2.509.942</text:p>
          </table:table-cell>
          <table:table-cell table:formula="of:=ROUND([.D29]*[.$B29]/100000)" office:value-type="float" office:value="2930" calcext:value-type="float">
            <text:p>2.930</text:p>
          </table:table-cell>
          <table:table-cell table:formula="of:=[.C29]" office:value-type="float" office:value="44142" calcext:value-type="float">
            <text:p>44.142</text:p>
          </table:table-cell>
          <table:table-cell table:style-name="ce34" table:formula="of:=ROUND([.F29]*[.$B29]/100000)" office:value-type="float" office:value="52" calcext:value-type="float">
            <text:p>52</text:p>
          </table:table-cell>
          <table:table-cell table:style-name="ce34" table:formula="of:=[.F28]-[.G28]" office:value-type="float" office:value="42746" calcext:value-type="float">
            <text:p>42.746</text:p>
          </table:table-cell>
          <table:table-cell table:style-name="ce34" table:formula="of:=ROUND([.H29]*[.$B29]/100000)" office:value-type="float" office:value="50" calcext:value-type="float">
            <text:p>50</text:p>
          </table:table-cell>
          <table:table-cell table:style-name="ce34" table:formula="of:=[.H28]-[.I28]" office:value-type="float" office:value="41426" calcext:value-type="float">
            <text:p>41.426</text:p>
          </table:table-cell>
          <table:table-cell table:style-name="ce34" table:formula="of:=ROUND([.J29]*[.$B29]/100000)" office:value-type="float" office:value="48" calcext:value-type="float">
            <text:p>48</text:p>
          </table:table-cell>
          <table:table-cell table:style-name="ce34" table:formula="of:=[.J28]-[.K28]" office:value-type="float" office:value="40181" calcext:value-type="float">
            <text:p>40.181</text:p>
          </table:table-cell>
          <table:table-cell table:style-name="ce34" table:formula="of:=ROUND([.L29]*[.$B29]/100000)" office:value-type="float" office:value="47" calcext:value-type="float">
            <text:p>47</text:p>
          </table:table-cell>
          <table:table-cell table:style-name="ce34" table:formula="of:=[.F29]+[.H29]+[.J29]+[.L29]" office:value-type="float" office:value="168495" calcext:value-type="float">
            <text:p>168.495</text:p>
          </table:table-cell>
          <table:table-cell table:style-name="ce34" table:formula="of:=[.G29]+[.I29]+[.K29]+[.M29]" office:value-type="float" office:value="197" calcext:value-type="float">
            <text:p>197</text:p>
          </table:table-cell>
          <table:table-cell table:formula="of:=IF([.N29]&gt;0;[.O29]/[.N29]*100000;0)" office:value-type="float" office:value="116.917415947061" calcext:value-type="float">
            <text:p>116,92</text:p>
          </table:table-cell>
          <table:table-cell table:formula="of:=[.L28]-[.M28]+[.Q28]-[.R28]" office:value-type="float" office:value="642163" calcext:value-type="float">
            <text:p>642.163</text:p>
          </table:table-cell>
          <table:table-cell table:formula="of:=ROUND([.Q29]*[.$B29]/100000)" office:value-type="float" office:value="750" calcext:value-type="float">
            <text:p>750</text:p>
          </table:table-cell>
          <table:table-cell table:formula="of:=IF([.Q29]&gt;0;[.R29]/[.Q29]*100000;0)" office:value-type="float" office:value="116.792776911781" calcext:value-type="float">
            <text:p>116,79</text:p>
          </table:table-cell>
          <table:table-cell table:style-name="ce46" office:value-type="float" office:value="274.3277" calcext:value-type="float">
            <text:p>274,33</text:p>
          </table:table-cell>
          <table:table-cell table:formula="of:=ROUND(IF([.V28]&gt;DOSES*[.V28]*Prio/([.V28]*Prio+[.D28]*(1-Prio));DOSES*[.V28]*Prio/([.V28]*Prio+[.D28]*(1-Prio));[.V28]))" office:value-type="float" office:value="55858" calcext:value-type="float">
            <text:p>55858</text:p>
          </table:table-cell>
          <table:table-cell table:formula="of:=IF([.V28]-[.W28]-[.U28]&gt;0;[.V28]-[.W28]-[.U28];0)" office:value-type="float" office:value="749520" calcext:value-type="float">
            <text:p>749.520</text:p>
          </table:table-cell>
          <table:table-cell table:style-name="ce34" table:formula="of:=ROUND([.V29]*[.$T29]/100000)" office:value-type="float" office:value="2056" calcext:value-type="float">
            <text:p>2.056</text:p>
          </table:table-cell>
          <table:table-cell table:style-name="ce34" table:formula="of:=[.U29]" office:value-type="float" office:value="55858" calcext:value-type="float">
            <text:p>55.858</text:p>
          </table:table-cell>
          <table:table-cell table:formula="of:=ROUND([.X29]*[.$T29]/100000)" office:value-type="float" office:value="153" calcext:value-type="float">
            <text:p>153</text:p>
          </table:table-cell>
          <table:table-cell table:formula="of:=[.X28]-[.Y28]" office:value-type="float" office:value="57047" calcext:value-type="float">
            <text:p>57.047</text:p>
          </table:table-cell>
          <table:table-cell table:formula="of:=ROUND([.Z29]*[.$T29]/100000)" office:value-type="float" office:value="156" calcext:value-type="float">
            <text:p>156</text:p>
          </table:table-cell>
          <table:table-cell table:formula="of:=[.Z28]-[.AA28]" office:value-type="float" office:value="58155" calcext:value-type="float">
            <text:p>58.155</text:p>
          </table:table-cell>
          <table:table-cell table:formula="of:=ROUND([.AB29]*[.$T29]/100000)" office:value-type="float" office:value="160" calcext:value-type="float">
            <text:p>160</text:p>
          </table:table-cell>
          <table:table-cell table:formula="of:=[.AB28]-[.AC28]" office:value-type="float" office:value="59184" calcext:value-type="float">
            <text:p>59.184</text:p>
          </table:table-cell>
          <table:table-cell table:formula="of:=ROUND([.AD29]*[.$T29]/100000)" office:value-type="float" office:value="162" calcext:value-type="float">
            <text:p>162</text:p>
          </table:table-cell>
          <table:table-cell table:formula="of:=[.X29]+[.Z29]+[.AB29]+[.AD29]" office:value-type="float" office:value="230244" calcext:value-type="float">
            <text:p>230.244</text:p>
          </table:table-cell>
          <table:table-cell table:formula="of:=[.Y29]+[.AA29]+[.AC29]+[.AE29]" office:value-type="float" office:value="631" calcext:value-type="float">
            <text:p>631</text:p>
          </table:table-cell>
          <table:table-cell table:formula="of:=IF([.AF29]&gt;0;[.AG29]/[.AF29]*100000;0)" office:value-type="float" office:value="274.057087263946" calcext:value-type="float">
            <text:p>274,06</text:p>
          </table:table-cell>
          <table:table-cell table:style-name="ce34" table:formula="of:=ROUND([.U26]*(1-[.U$1]/100000)^4)+[.AI28]" office:value-type="float" office:value="1432362" calcext:value-type="float">
            <text:p>1.432.362</text:p>
          </table:table-cell>
          <table:table-cell table:formula="of:=ROUND([.AI29]*[.$T29]/100000)" office:value-type="float" office:value="3929" calcext:value-type="float">
            <text:p>3.929</text:p>
          </table:table-cell>
          <table:table-cell table:formula="of:=IF([.AI29]&gt;0;[.AJ29]/[.AI29]*100000;0)" office:value-type="float" office:value="274.302166631061" calcext:value-type="float">
            <text:p>274,30</text:p>
          </table:table-cell>
          <table:table-cell table:style-name="ce51" office:value-type="float" office:value="187.2562" calcext:value-type="float">
            <text:p>187,26</text:p>
          </table:table-cell>
          <table:table-cell table:style-name="ce34" table:formula="of:=[.C29]+[.U29]" office:value-type="float" office:value="100000" calcext:value-type="float">
            <text:p>100.000</text:p>
          </table:table-cell>
          <table:table-cell table:style-name="ce34" table:formula="of:=[.D29]+[.V29]" office:value-type="float" office:value="3259462" calcext:value-type="float">
            <text:p>3.259.462</text:p>
          </table:table-cell>
          <table:table-cell table:formula="of:=[.E29]+[.W29]" office:value-type="float" office:value="4986" calcext:value-type="float">
            <text:p>4986</text:p>
          </table:table-cell>
          <table:table-cell table:style-name="ce55" table:formula="of:=IF([.AN29]&gt;0;[.AO29]/[.AN29]*100000;0)" office:value-type="float" office:value="152.97003002336" calcext:value-type="float">
            <text:p>152,97</text:p>
          </table:table-cell>
          <table:table-cell table:style-name="ce34" table:formula="of:=[.N29]+[.AF29]" office:value-type="float" office:value="398739" calcext:value-type="float">
            <text:p>398.739</text:p>
          </table:table-cell>
          <table:table-cell table:style-name="ce34" table:formula="of:=[.O29]+[.AG29]" office:value-type="float" office:value="828" calcext:value-type="float">
            <text:p>828</text:p>
          </table:table-cell>
          <table:table-cell table:style-name="ce55" table:formula="of:=IF([.AQ29]&gt;0;[.AR29]/[.AQ29]*100000;0)" office:value-type="float" office:value="207.654631224937" calcext:value-type="float">
            <text:p>207,65</text:p>
          </table:table-cell>
          <table:table-cell table:style-name="ce34" table:formula="of:=[.Q29]+[.AI29]" office:value-type="float" office:value="2074525" calcext:value-type="float">
            <text:p>2.074.525</text:p>
          </table:table-cell>
          <table:table-cell table:style-name="ce34" table:formula="of:=[.R29]+[.AJ29]" office:value-type="float" office:value="4679" calcext:value-type="float">
            <text:p>4.679</text:p>
          </table:table-cell>
          <table:table-cell table:style-name="ce55" table:formula="of:=IF([.AT29]&gt;0;[.AU29]/[.AT29]*100000;0)" office:value-type="float" office:value="225.545606825659" calcext:value-type="float">
            <text:p>225,55</text:p>
          </table:table-cell>
          <table:table-cell table:style-name="ce55" table:formula="of:=([.AO29]+[.AR29]+[.AU29])/([.AN29]+[.AP29]+[.AT29])*100000" office:value-type="float" office:value="196.713998113194" calcext:value-type="float">
            <text:p>196,71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8" office:value-type="string" calcext:value-type="string">
            <text:p>117,7784</text:p>
          </table:table-cell>
          <table:table-cell table:formula="of:=MIN(DOSES-[.U30];[.D29]-[.E29])" office:value-type="float" office:value="45569" calcext:value-type="float">
            <text:p>45569</text:p>
          </table:table-cell>
          <table:table-cell table:formula="of:=IF([.D29]-[.E29]-[.C30]&gt;0;[.D29]-[.E29]-[.C30];0)" office:value-type="float" office:value="2461443" calcext:value-type="float">
            <text:p>2.461.443</text:p>
          </table:table-cell>
          <table:table-cell table:formula="of:=ROUND([.D30]*[.$B30]/100000)" office:value-type="float" office:value="2899" calcext:value-type="float">
            <text:p>2.899</text:p>
          </table:table-cell>
          <table:table-cell table:formula="of:=[.C30]" office:value-type="float" office:value="45569" calcext:value-type="float">
            <text:p>45.569</text:p>
          </table:table-cell>
          <table:table-cell table:style-name="ce34" table:formula="of:=ROUND([.F30]*[.$B30]/100000)" office:value-type="float" office:value="54" calcext:value-type="float">
            <text:p>54</text:p>
          </table:table-cell>
          <table:table-cell table:style-name="ce34" table:formula="of:=[.F29]-[.G29]" office:value-type="float" office:value="44090" calcext:value-type="float">
            <text:p>44.090</text:p>
          </table:table-cell>
          <table:table-cell table:style-name="ce34" table:formula="of:=ROUND([.H30]*[.$B30]/100000)" office:value-type="float" office:value="52" calcext:value-type="float">
            <text:p>52</text:p>
          </table:table-cell>
          <table:table-cell table:style-name="ce34" table:formula="of:=[.H29]-[.I29]" office:value-type="float" office:value="42696" calcext:value-type="float">
            <text:p>42.696</text:p>
          </table:table-cell>
          <table:table-cell table:style-name="ce34" table:formula="of:=ROUND([.J30]*[.$B30]/100000)" office:value-type="float" office:value="50" calcext:value-type="float">
            <text:p>50</text:p>
          </table:table-cell>
          <table:table-cell table:style-name="ce34" table:formula="of:=[.J29]-[.K29]" office:value-type="float" office:value="41378" calcext:value-type="float">
            <text:p>41.378</text:p>
          </table:table-cell>
          <table:table-cell table:style-name="ce34" table:formula="of:=ROUND([.L30]*[.$B30]/100000)" office:value-type="float" office:value="49" calcext:value-type="float">
            <text:p>49</text:p>
          </table:table-cell>
          <table:table-cell table:style-name="ce34" table:formula="of:=[.F30]+[.H30]+[.J30]+[.L30]" office:value-type="float" office:value="173733" calcext:value-type="float">
            <text:p>173.733</text:p>
          </table:table-cell>
          <table:table-cell table:style-name="ce34" table:formula="of:=[.G30]+[.I30]+[.K30]+[.M30]" office:value-type="float" office:value="205" calcext:value-type="float">
            <text:p>205</text:p>
          </table:table-cell>
          <table:table-cell table:formula="of:=IF([.N30]&gt;0;[.O30]/[.N30]*100000;0)" office:value-type="float" office:value="117.997156556325" calcext:value-type="float">
            <text:p>118,00</text:p>
          </table:table-cell>
          <table:table-cell table:formula="of:=[.L29]-[.M29]+[.Q29]-[.R29]" office:value-type="float" office:value="681547" calcext:value-type="float">
            <text:p>681.547</text:p>
          </table:table-cell>
          <table:table-cell table:formula="of:=ROUND([.Q30]*[.$B30]/100000)" office:value-type="float" office:value="803" calcext:value-type="float">
            <text:p>803</text:p>
          </table:table-cell>
          <table:table-cell table:formula="of:=IF([.Q30]&gt;0;[.R30]/[.Q30]*100000;0)" office:value-type="float" office:value="117.820194351967" calcext:value-type="float">
            <text:p>117,82</text:p>
          </table:table-cell>
          <table:table-cell table:style-name="ce46" office:value-type="float" office:value="278.1152" calcext:value-type="float">
            <text:p>278,12</text:p>
          </table:table-cell>
          <table:table-cell table:formula="of:=ROUND(IF([.V29]&gt;DOSES*[.V29]*Prio/([.V29]*Prio+[.D29]*(1-Prio));DOSES*[.V29]*Prio/([.V29]*Prio+[.D29]*(1-Prio));[.V29]))" office:value-type="float" office:value="54431" calcext:value-type="float">
            <text:p>54431</text:p>
          </table:table-cell>
          <table:table-cell table:formula="of:=IF([.V29]-[.W29]-[.U29]&gt;0;[.V29]-[.W29]-[.U29];0)" office:value-type="float" office:value="691606" calcext:value-type="float">
            <text:p>691.606</text:p>
          </table:table-cell>
          <table:table-cell table:style-name="ce34" table:formula="of:=ROUND([.V30]*[.$T30]/100000)" office:value-type="float" office:value="1923" calcext:value-type="float">
            <text:p>1.923</text:p>
          </table:table-cell>
          <table:table-cell table:style-name="ce34" table:formula="of:=[.U30]" office:value-type="float" office:value="54431" calcext:value-type="float">
            <text:p>54.431</text:p>
          </table:table-cell>
          <table:table-cell table:formula="of:=ROUND([.X30]*[.$T30]/100000)" office:value-type="float" office:value="151" calcext:value-type="float">
            <text:p>151</text:p>
          </table:table-cell>
          <table:table-cell table:formula="of:=[.X29]-[.Y29]" office:value-type="float" office:value="55705" calcext:value-type="float">
            <text:p>55.705</text:p>
          </table:table-cell>
          <table:table-cell table:formula="of:=ROUND([.Z30]*[.$T30]/100000)" office:value-type="float" office:value="155" calcext:value-type="float">
            <text:p>155</text:p>
          </table:table-cell>
          <table:table-cell table:formula="of:=[.Z29]-[.AA29]" office:value-type="float" office:value="56891" calcext:value-type="float">
            <text:p>56.891</text:p>
          </table:table-cell>
          <table:table-cell table:formula="of:=ROUND([.AB30]*[.$T30]/100000)" office:value-type="float" office:value="158" calcext:value-type="float">
            <text:p>158</text:p>
          </table:table-cell>
          <table:table-cell table:formula="of:=[.AB29]-[.AC29]" office:value-type="float" office:value="57995" calcext:value-type="float">
            <text:p>57.995</text:p>
          </table:table-cell>
          <table:table-cell table:formula="of:=ROUND([.AD30]*[.$T30]/100000)" office:value-type="float" office:value="161" calcext:value-type="float">
            <text:p>161</text:p>
          </table:table-cell>
          <table:table-cell table:formula="of:=[.X30]+[.Z30]+[.AB30]+[.AD30]" office:value-type="float" office:value="225022" calcext:value-type="float">
            <text:p>225.022</text:p>
          </table:table-cell>
          <table:table-cell table:formula="of:=[.Y30]+[.AA30]+[.AC30]+[.AE30]" office:value-type="float" office:value="625" calcext:value-type="float">
            <text:p>625</text:p>
          </table:table-cell>
          <table:table-cell table:formula="of:=IF([.AF30]&gt;0;[.AG30]/[.AF30]*100000;0)" office:value-type="float" office:value="277.750619939384" calcext:value-type="float">
            <text:p>277,75</text:p>
          </table:table-cell>
          <table:table-cell table:style-name="ce34" table:formula="of:=ROUND([.U27]*(1-[.U$1]/100000)^4)+[.AI29]" office:value-type="float" office:value="1490838" calcext:value-type="float">
            <text:p>1.490.838</text:p>
          </table:table-cell>
          <table:table-cell table:formula="of:=ROUND([.AI30]*[.$T30]/100000)" office:value-type="float" office:value="4146" calcext:value-type="float">
            <text:p>4.146</text:p>
          </table:table-cell>
          <table:table-cell table:formula="of:=IF([.AI30]&gt;0;[.AJ30]/[.AI30]*100000;0)" office:value-type="float" office:value="278.098626410113" calcext:value-type="float">
            <text:p>278,10</text:p>
          </table:table-cell>
          <table:table-cell table:style-name="ce51" office:value-type="float" office:value="189.5256" calcext:value-type="float">
            <text:p>189,53</text:p>
          </table:table-cell>
          <table:table-cell table:style-name="ce34" table:formula="of:=[.C30]+[.U30]" office:value-type="float" office:value="100000" calcext:value-type="float">
            <text:p>100.000</text:p>
          </table:table-cell>
          <table:table-cell table:style-name="ce34" table:formula="of:=[.D30]+[.V30]" office:value-type="float" office:value="3153049" calcext:value-type="float">
            <text:p>3.153.049</text:p>
          </table:table-cell>
          <table:table-cell table:formula="of:=[.E30]+[.W30]" office:value-type="float" office:value="4822" calcext:value-type="float">
            <text:p>4822</text:p>
          </table:table-cell>
          <table:table-cell table:style-name="ce55" table:formula="of:=IF([.AN30]&gt;0;[.AO30]/[.AN30]*100000;0)" office:value-type="float" office:value="152.931337254829" calcext:value-type="float">
            <text:p>152,93</text:p>
          </table:table-cell>
          <table:table-cell table:style-name="ce34" table:formula="of:=[.N30]+[.AF30]" office:value-type="float" office:value="398755" calcext:value-type="float">
            <text:p>398.755</text:p>
          </table:table-cell>
          <table:table-cell table:style-name="ce34" table:formula="of:=[.O30]+[.AG30]" office:value-type="float" office:value="830" calcext:value-type="float">
            <text:p>830</text:p>
          </table:table-cell>
          <table:table-cell table:style-name="ce55" table:formula="of:=IF([.AQ30]&gt;0;[.AR30]/[.AQ30]*100000;0)" office:value-type="float" office:value="208.147860214919" calcext:value-type="float">
            <text:p>208,15</text:p>
          </table:table-cell>
          <table:table-cell table:style-name="ce34" table:formula="of:=[.Q30]+[.AI30]" office:value-type="float" office:value="2172385" calcext:value-type="float">
            <text:p>2.172.385</text:p>
          </table:table-cell>
          <table:table-cell table:style-name="ce34" table:formula="of:=[.R30]+[.AJ30]" office:value-type="float" office:value="4949" calcext:value-type="float">
            <text:p>4.949</text:p>
          </table:table-cell>
          <table:table-cell table:style-name="ce55" table:formula="of:=IF([.AT30]&gt;0;[.AU30]/[.AT30]*100000;0)" office:value-type="float" office:value="227.814130552365" calcext:value-type="float">
            <text:p>227,81</text:p>
          </table:table-cell>
          <table:table-cell table:style-name="ce55" table:formula="of:=([.AO30]+[.AR30]+[.AU30])/([.AN30]+[.AP30]+[.AT30])*100000" office:value-type="float" office:value="199.057871680222" calcext:value-type="float">
            <text:p>199,0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8" office:value-type="string" calcext:value-type="string">
            <text:p>115,9107</text:p>
          </table:table-cell>
          <table:table-cell table:formula="of:=MIN(DOSES-[.U31];[.D30]-[.E30])" office:value-type="float" office:value="47083" calcext:value-type="float">
            <text:p>47083</text:p>
          </table:table-cell>
          <table:table-cell table:formula="of:=IF([.D30]-[.E30]-[.C31]&gt;0;[.D30]-[.E30]-[.C31];0)" office:value-type="float" office:value="2411461" calcext:value-type="float">
            <text:p>2.411.461</text:p>
          </table:table-cell>
          <table:table-cell table:formula="of:=ROUND([.D31]*[.$B31]/100000)" office:value-type="float" office:value="2795" calcext:value-type="float">
            <text:p>2.795</text:p>
          </table:table-cell>
          <table:table-cell table:formula="of:=[.C31]" office:value-type="float" office:value="47083" calcext:value-type="float">
            <text:p>47.083</text:p>
          </table:table-cell>
          <table:table-cell table:style-name="ce34" table:formula="of:=ROUND([.F31]*[.$B31]/100000)" office:value-type="float" office:value="55" calcext:value-type="float">
            <text:p>55</text:p>
          </table:table-cell>
          <table:table-cell table:style-name="ce34" table:formula="of:=[.F30]-[.G30]" office:value-type="float" office:value="45515" calcext:value-type="float">
            <text:p>45.515</text:p>
          </table:table-cell>
          <table:table-cell table:style-name="ce34" table:formula="of:=ROUND([.H31]*[.$B31]/100000)" office:value-type="float" office:value="53" calcext:value-type="float">
            <text:p>53</text:p>
          </table:table-cell>
          <table:table-cell table:style-name="ce34" table:formula="of:=[.H30]-[.I30]" office:value-type="float" office:value="44038" calcext:value-type="float">
            <text:p>44.038</text:p>
          </table:table-cell>
          <table:table-cell table:style-name="ce34" table:formula="of:=ROUND([.J31]*[.$B31]/100000)" office:value-type="float" office:value="51" calcext:value-type="float">
            <text:p>51</text:p>
          </table:table-cell>
          <table:table-cell table:style-name="ce34" table:formula="of:=[.J30]-[.K30]" office:value-type="float" office:value="42646" calcext:value-type="float">
            <text:p>42.646</text:p>
          </table:table-cell>
          <table:table-cell table:style-name="ce34" table:formula="of:=ROUND([.L31]*[.$B31]/100000)" office:value-type="float" office:value="49" calcext:value-type="float">
            <text:p>49</text:p>
          </table:table-cell>
          <table:table-cell table:style-name="ce34" table:formula="of:=[.F31]+[.H31]+[.J31]+[.L31]" office:value-type="float" office:value="179282" calcext:value-type="float">
            <text:p>179.282</text:p>
          </table:table-cell>
          <table:table-cell table:style-name="ce34" table:formula="of:=[.G31]+[.I31]+[.K31]+[.M31]" office:value-type="float" office:value="208" calcext:value-type="float">
            <text:p>208</text:p>
          </table:table-cell>
          <table:table-cell table:formula="of:=IF([.N31]&gt;0;[.O31]/[.N31]*100000;0)" office:value-type="float" office:value="116.01833982218" calcext:value-type="float">
            <text:p>116,02</text:p>
          </table:table-cell>
          <table:table-cell table:formula="of:=[.L30]-[.M30]+[.Q30]-[.R30]" office:value-type="float" office:value="722073" calcext:value-type="float">
            <text:p>722.073</text:p>
          </table:table-cell>
          <table:table-cell table:formula="of:=ROUND([.Q31]*[.$B31]/100000)" office:value-type="float" office:value="837" calcext:value-type="float">
            <text:p>837</text:p>
          </table:table-cell>
          <table:table-cell table:formula="of:=IF([.Q31]&gt;0;[.R31]/[.Q31]*100000;0)" office:value-type="float" office:value="115.916257774491" calcext:value-type="float">
            <text:p>115,92</text:p>
          </table:table-cell>
          <table:table-cell table:style-name="ce46" office:value-type="float" office:value="273.7482" calcext:value-type="float">
            <text:p>273,75</text:p>
          </table:table-cell>
          <table:table-cell table:formula="of:=ROUND(IF([.V30]&gt;DOSES*[.V30]*Prio/([.V30]*Prio+[.D30]*(1-Prio));DOSES*[.V30]*Prio/([.V30]*Prio+[.D30]*(1-Prio));[.V30]))" office:value-type="float" office:value="52917" calcext:value-type="float">
            <text:p>52917</text:p>
          </table:table-cell>
          <table:table-cell table:formula="of:=IF([.V30]-[.W30]-[.U30]&gt;0;[.V30]-[.W30]-[.U30];0)" office:value-type="float" office:value="635252" calcext:value-type="float">
            <text:p>635.252</text:p>
          </table:table-cell>
          <table:table-cell table:style-name="ce34" table:formula="of:=ROUND([.V31]*[.$T31]/100000)" office:value-type="float" office:value="1739" calcext:value-type="float">
            <text:p>1.739</text:p>
          </table:table-cell>
          <table:table-cell table:style-name="ce34" table:formula="of:=[.U31]" office:value-type="float" office:value="52917" calcext:value-type="float">
            <text:p>52.917</text:p>
          </table:table-cell>
          <table:table-cell table:formula="of:=ROUND([.X31]*[.$T31]/100000)" office:value-type="float" office:value="145" calcext:value-type="float">
            <text:p>145</text:p>
          </table:table-cell>
          <table:table-cell table:formula="of:=[.X30]-[.Y30]" office:value-type="float" office:value="54280" calcext:value-type="float">
            <text:p>54.280</text:p>
          </table:table-cell>
          <table:table-cell table:formula="of:=ROUND([.Z31]*[.$T31]/100000)" office:value-type="float" office:value="149" calcext:value-type="float">
            <text:p>149</text:p>
          </table:table-cell>
          <table:table-cell table:formula="of:=[.Z30]-[.AA30]" office:value-type="float" office:value="55550" calcext:value-type="float">
            <text:p>55.550</text:p>
          </table:table-cell>
          <table:table-cell table:formula="of:=ROUND([.AB31]*[.$T31]/100000)" office:value-type="float" office:value="152" calcext:value-type="float">
            <text:p>152</text:p>
          </table:table-cell>
          <table:table-cell table:formula="of:=[.AB30]-[.AC30]" office:value-type="float" office:value="56733" calcext:value-type="float">
            <text:p>56.733</text:p>
          </table:table-cell>
          <table:table-cell table:formula="of:=ROUND([.AD31]*[.$T31]/100000)" office:value-type="float" office:value="155" calcext:value-type="float">
            <text:p>155</text:p>
          </table:table-cell>
          <table:table-cell table:formula="of:=[.X31]+[.Z31]+[.AB31]+[.AD31]" office:value-type="float" office:value="219480" calcext:value-type="float">
            <text:p>219.480</text:p>
          </table:table-cell>
          <table:table-cell table:formula="of:=[.Y31]+[.AA31]+[.AC31]+[.AE31]" office:value-type="float" office:value="601" calcext:value-type="float">
            <text:p>601</text:p>
          </table:table-cell>
          <table:table-cell table:formula="of:=IF([.AF31]&gt;0;[.AG31]/[.AF31]*100000;0)" office:value-type="float" office:value="273.82905048296" calcext:value-type="float">
            <text:p>273,83</text:p>
          </table:table-cell>
          <table:table-cell table:style-name="ce34" table:formula="of:=ROUND([.U28]*(1-[.U$1]/100000)^4)+[.AI30]" office:value-type="float" office:value="1548042" calcext:value-type="float">
            <text:p>1.548.042</text:p>
          </table:table-cell>
          <table:table-cell table:formula="of:=ROUND([.AI31]*[.$T31]/100000)" office:value-type="float" office:value="4238" calcext:value-type="float">
            <text:p>4.238</text:p>
          </table:table-cell>
          <table:table-cell table:formula="of:=IF([.AI31]&gt;0;[.AJ31]/[.AI31]*100000;0)" office:value-type="float" office:value="273.765182081623" calcext:value-type="float">
            <text:p>273,77</text:p>
          </table:table-cell>
          <table:table-cell table:style-name="ce51" office:value-type="float" office:value="186.5395" calcext:value-type="float">
            <text:p>186,54</text:p>
          </table:table-cell>
          <table:table-cell table:style-name="ce34" table:formula="of:=[.C31]+[.U31]" office:value-type="float" office:value="100000" calcext:value-type="float">
            <text:p>100.000</text:p>
          </table:table-cell>
          <table:table-cell table:style-name="ce34" table:formula="of:=[.D31]+[.V31]" office:value-type="float" office:value="3046713" calcext:value-type="float">
            <text:p>3.046.713</text:p>
          </table:table-cell>
          <table:table-cell table:formula="of:=[.E31]+[.W31]" office:value-type="float" office:value="4534" calcext:value-type="float">
            <text:p>4534</text:p>
          </table:table-cell>
          <table:table-cell table:style-name="ce55" table:formula="of:=IF([.AN31]&gt;0;[.AO31]/[.AN31]*100000;0)" office:value-type="float" office:value="148.816117566702" calcext:value-type="float">
            <text:p>148,82</text:p>
          </table:table-cell>
          <table:table-cell table:style-name="ce34" table:formula="of:=[.N31]+[.AF31]" office:value-type="float" office:value="398762" calcext:value-type="float">
            <text:p>398.762</text:p>
          </table:table-cell>
          <table:table-cell table:style-name="ce34" table:formula="of:=[.O31]+[.AG31]" office:value-type="float" office:value="809" calcext:value-type="float">
            <text:p>809</text:p>
          </table:table-cell>
          <table:table-cell table:style-name="ce55" table:formula="of:=IF([.AQ31]&gt;0;[.AR31]/[.AQ31]*100000;0)" office:value-type="float" office:value="202.877907122544" calcext:value-type="float">
            <text:p>202,88</text:p>
          </table:table-cell>
          <table:table-cell table:style-name="ce34" table:formula="of:=[.Q31]+[.AI31]" office:value-type="float" office:value="2270115" calcext:value-type="float">
            <text:p>2.270.115</text:p>
          </table:table-cell>
          <table:table-cell table:style-name="ce34" table:formula="of:=[.R31]+[.AJ31]" office:value-type="float" office:value="5075" calcext:value-type="float">
            <text:p>5.075</text:p>
          </table:table-cell>
          <table:table-cell table:style-name="ce55" table:formula="of:=IF([.AT31]&gt;0;[.AU31]/[.AT31]*100000;0)" office:value-type="float" office:value="223.556956365647" calcext:value-type="float">
            <text:p>223,56</text:p>
          </table:table-cell>
          <table:table-cell table:style-name="ce55" table:formula="of:=([.AO31]+[.AR31]+[.AU31])/([.AN31]+[.AP31]+[.AT31])*100000" office:value-type="float" office:value="195.938413130174" calcext:value-type="float">
            <text:p>195,94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29" calcext:value-type="float">
            <text:p>29</text:p>
          </table:table-cell>
          <table:table-cell table:style-name="ce28" office:value-type="string" calcext:value-type="string">
            <text:p>117,8018</text:p>
          </table:table-cell>
          <table:table-cell table:formula="of:=MIN(DOSES-[.U32];[.D31]-[.E31])" office:value-type="float" office:value="48692" calcext:value-type="float">
            <text:p>48692</text:p>
          </table:table-cell>
          <table:table-cell table:formula="of:=IF([.D31]-[.E31]-[.C32]&gt;0;[.D31]-[.E31]-[.C32];0)" office:value-type="float" office:value="2359974" calcext:value-type="float">
            <text:p>2.359.974</text:p>
          </table:table-cell>
          <table:table-cell table:formula="of:=ROUND([.D32]*[.$B32]/100000)" office:value-type="float" office:value="2780" calcext:value-type="float">
            <text:p>2.780</text:p>
          </table:table-cell>
          <table:table-cell table:formula="of:=[.C32]" office:value-type="float" office:value="48692" calcext:value-type="float">
            <text:p>48.692</text:p>
          </table:table-cell>
          <table:table-cell table:style-name="ce34" table:formula="of:=ROUND([.F32]*[.$B32]/100000)" office:value-type="float" office:value="57" calcext:value-type="float">
            <text:p>57</text:p>
          </table:table-cell>
          <table:table-cell table:style-name="ce34" table:formula="of:=[.F31]-[.G31]" office:value-type="float" office:value="47028" calcext:value-type="float">
            <text:p>47.028</text:p>
          </table:table-cell>
          <table:table-cell table:style-name="ce34" table:formula="of:=ROUND([.H32]*[.$B32]/100000)" office:value-type="float" office:value="55" calcext:value-type="float">
            <text:p>55</text:p>
          </table:table-cell>
          <table:table-cell table:style-name="ce34" table:formula="of:=[.H31]-[.I31]" office:value-type="float" office:value="45462" calcext:value-type="float">
            <text:p>45.462</text:p>
          </table:table-cell>
          <table:table-cell table:style-name="ce34" table:formula="of:=ROUND([.J32]*[.$B32]/100000)" office:value-type="float" office:value="54" calcext:value-type="float">
            <text:p>54</text:p>
          </table:table-cell>
          <table:table-cell table:style-name="ce34" table:formula="of:=[.J31]-[.K31]" office:value-type="float" office:value="43987" calcext:value-type="float">
            <text:p>43.987</text:p>
          </table:table-cell>
          <table:table-cell table:style-name="ce34" table:formula="of:=ROUND([.L32]*[.$B32]/100000)" office:value-type="float" office:value="52" calcext:value-type="float">
            <text:p>52</text:p>
          </table:table-cell>
          <table:table-cell table:style-name="ce34" table:formula="of:=[.F32]+[.H32]+[.J32]+[.L32]" office:value-type="float" office:value="185169" calcext:value-type="float">
            <text:p>185.169</text:p>
          </table:table-cell>
          <table:table-cell table:style-name="ce34" table:formula="of:=[.G32]+[.I32]+[.K32]+[.M32]" office:value-type="float" office:value="218" calcext:value-type="float">
            <text:p>218</text:p>
          </table:table-cell>
          <table:table-cell table:formula="of:=IF([.N32]&gt;0;[.O32]/[.N32]*100000;0)" office:value-type="float" office:value="117.730289627313" calcext:value-type="float">
            <text:p>117,73</text:p>
          </table:table-cell>
          <table:table-cell table:formula="of:=[.L31]-[.M31]+[.Q31]-[.R31]" office:value-type="float" office:value="763833" calcext:value-type="float">
            <text:p>763.833</text:p>
          </table:table-cell>
          <table:table-cell table:formula="of:=ROUND([.Q32]*[.$B32]/100000)" office:value-type="float" office:value="900" calcext:value-type="float">
            <text:p>900</text:p>
          </table:table-cell>
          <table:table-cell table:formula="of:=IF([.Q32]&gt;0;[.R32]/[.Q32]*100000;0)" office:value-type="float" office:value="117.826802455511" calcext:value-type="float">
            <text:p>117,83</text:p>
          </table:table-cell>
          <table:table-cell table:style-name="ce46" office:value-type="float" office:value="278.3533" calcext:value-type="float">
            <text:p>278,35</text:p>
          </table:table-cell>
          <table:table-cell table:formula="of:=ROUND(IF([.V31]&gt;DOSES*[.V31]*Prio/([.V31]*Prio+[.D31]*(1-Prio));DOSES*[.V31]*Prio/([.V31]*Prio+[.D31]*(1-Prio));[.V31]))" office:value-type="float" office:value="51308" calcext:value-type="float">
            <text:p>51308</text:p>
          </table:table-cell>
          <table:table-cell table:formula="of:=IF([.V31]-[.W31]-[.U31]&gt;0;[.V31]-[.W31]-[.U31];0)" office:value-type="float" office:value="580596" calcext:value-type="float">
            <text:p>580.596</text:p>
          </table:table-cell>
          <table:table-cell table:style-name="ce34" table:formula="of:=ROUND([.V32]*[.$T32]/100000)" office:value-type="float" office:value="1616" calcext:value-type="float">
            <text:p>1.616</text:p>
          </table:table-cell>
          <table:table-cell table:style-name="ce34" table:formula="of:=[.U32]" office:value-type="float" office:value="51308" calcext:value-type="float">
            <text:p>51.308</text:p>
          </table:table-cell>
          <table:table-cell table:formula="of:=ROUND([.X32]*[.$T32]/100000)" office:value-type="float" office:value="143" calcext:value-type="float">
            <text:p>143</text:p>
          </table:table-cell>
          <table:table-cell table:formula="of:=[.X31]-[.Y31]" office:value-type="float" office:value="52772" calcext:value-type="float">
            <text:p>52.772</text:p>
          </table:table-cell>
          <table:table-cell table:formula="of:=ROUND([.Z32]*[.$T32]/100000)" office:value-type="float" office:value="147" calcext:value-type="float">
            <text:p>147</text:p>
          </table:table-cell>
          <table:table-cell table:formula="of:=[.Z31]-[.AA31]" office:value-type="float" office:value="54131" calcext:value-type="float">
            <text:p>54.131</text:p>
          </table:table-cell>
          <table:table-cell table:formula="of:=ROUND([.AB32]*[.$T32]/100000)" office:value-type="float" office:value="151" calcext:value-type="float">
            <text:p>151</text:p>
          </table:table-cell>
          <table:table-cell table:formula="of:=[.AB31]-[.AC31]" office:value-type="float" office:value="55398" calcext:value-type="float">
            <text:p>55.398</text:p>
          </table:table-cell>
          <table:table-cell table:formula="of:=ROUND([.AD32]*[.$T32]/100000)" office:value-type="float" office:value="154" calcext:value-type="float">
            <text:p>154</text:p>
          </table:table-cell>
          <table:table-cell table:formula="of:=[.X32]+[.Z32]+[.AB32]+[.AD32]" office:value-type="float" office:value="213609" calcext:value-type="float">
            <text:p>213.609</text:p>
          </table:table-cell>
          <table:table-cell table:formula="of:=[.Y32]+[.AA32]+[.AC32]+[.AE32]" office:value-type="float" office:value="595" calcext:value-type="float">
            <text:p>595</text:p>
          </table:table-cell>
          <table:table-cell table:formula="of:=IF([.AF32]&gt;0;[.AG32]/[.AF32]*100000;0)" office:value-type="float" office:value="278.546315932381" calcext:value-type="float">
            <text:p>278,55</text:p>
          </table:table-cell>
          <table:table-cell table:style-name="ce34" table:formula="of:=ROUND([.U29]*(1-[.U$1]/100000)^4)+[.AI31]" office:value-type="float" office:value="1603900" calcext:value-type="float">
            <text:p>1.603.900</text:p>
          </table:table-cell>
          <table:table-cell table:formula="of:=ROUND([.AI32]*[.$T32]/100000)" office:value-type="float" office:value="4465" calcext:value-type="float">
            <text:p>4.465</text:p>
          </table:table-cell>
          <table:table-cell table:formula="of:=IF([.AI32]&gt;0;[.AJ32]/[.AI32]*100000;0)" office:value-type="float" office:value="278.383939148326" calcext:value-type="float">
            <text:p>278,38</text:p>
          </table:table-cell>
          <table:table-cell table:style-name="ce51" office:value-type="float" office:value="189.6451" calcext:value-type="float">
            <text:p>189,65</text:p>
          </table:table-cell>
          <table:table-cell table:style-name="ce34" table:formula="of:=[.C32]+[.U32]" office:value-type="float" office:value="100000" calcext:value-type="float">
            <text:p>100.000</text:p>
          </table:table-cell>
          <table:table-cell table:style-name="ce34" table:formula="of:=[.D32]+[.V32]" office:value-type="float" office:value="2940570" calcext:value-type="float">
            <text:p>2.940.570</text:p>
          </table:table-cell>
          <table:table-cell table:formula="of:=[.E32]+[.W32]" office:value-type="float" office:value="4396" calcext:value-type="float">
            <text:p>4396</text:p>
          </table:table-cell>
          <table:table-cell table:style-name="ce55" table:formula="of:=IF([.AN32]&gt;0;[.AO32]/[.AN32]*100000;0)" office:value-type="float" office:value="149.494825833087" calcext:value-type="float">
            <text:p>149,49</text:p>
          </table:table-cell>
          <table:table-cell table:style-name="ce34" table:formula="of:=[.N32]+[.AF32]" office:value-type="float" office:value="398778" calcext:value-type="float">
            <text:p>398.778</text:p>
          </table:table-cell>
          <table:table-cell table:style-name="ce34" table:formula="of:=[.O32]+[.AG32]" office:value-type="float" office:value="813" calcext:value-type="float">
            <text:p>813</text:p>
          </table:table-cell>
          <table:table-cell table:style-name="ce55" table:formula="of:=IF([.AQ32]&gt;0;[.AR32]/[.AQ32]*100000;0)" office:value-type="float" office:value="203.872831500233" calcext:value-type="float">
            <text:p>203,87</text:p>
          </table:table-cell>
          <table:table-cell table:style-name="ce34" table:formula="of:=[.Q32]+[.AI32]" office:value-type="float" office:value="2367733" calcext:value-type="float">
            <text:p>2.367.733</text:p>
          </table:table-cell>
          <table:table-cell table:style-name="ce34" table:formula="of:=[.R32]+[.AJ32]" office:value-type="float" office:value="5365" calcext:value-type="float">
            <text:p>5.365</text:p>
          </table:table-cell>
          <table:table-cell table:style-name="ce55" table:formula="of:=IF([.AT32]&gt;0;[.AU32]/[.AT32]*100000;0)" office:value-type="float" office:value="226.588048567976" calcext:value-type="float">
            <text:p>226,59</text:p>
          </table:table-cell>
          <table:table-cell table:style-name="ce55" table:formula="of:=([.AO32]+[.AR32]+[.AU32])/([.AN32]+[.AP32]+[.AT32])*100000" office:value-type="float" office:value="199.191760881472" calcext:value-type="float">
            <text:p>199,19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0" calcext:value-type="float">
            <text:p>30</text:p>
          </table:table-cell>
          <table:table-cell table:style-name="ce28" office:value-type="string" calcext:value-type="string">
            <text:p>121,1594</text:p>
          </table:table-cell>
          <table:table-cell table:formula="of:=MIN(DOSES-[.U33];[.D32]-[.E32])" office:value-type="float" office:value="50401" calcext:value-type="float">
            <text:p>50401</text:p>
          </table:table-cell>
          <table:table-cell table:formula="of:=IF([.D32]-[.E32]-[.C33]&gt;0;[.D32]-[.E32]-[.C33];0)" office:value-type="float" office:value="2306793" calcext:value-type="float">
            <text:p>2.306.793</text:p>
          </table:table-cell>
          <table:table-cell table:formula="of:=ROUND([.D33]*[.$B33]/100000)" office:value-type="float" office:value="2795" calcext:value-type="float">
            <text:p>2.795</text:p>
          </table:table-cell>
          <table:table-cell table:formula="of:=[.C33]" office:value-type="float" office:value="50401" calcext:value-type="float">
            <text:p>50.401</text:p>
          </table:table-cell>
          <table:table-cell table:style-name="ce34" table:formula="of:=ROUND([.F33]*[.$B33]/100000)" office:value-type="float" office:value="61" calcext:value-type="float">
            <text:p>61</text:p>
          </table:table-cell>
          <table:table-cell table:style-name="ce34" table:formula="of:=[.F32]-[.G32]" office:value-type="float" office:value="48635" calcext:value-type="float">
            <text:p>48.635</text:p>
          </table:table-cell>
          <table:table-cell table:style-name="ce34" table:formula="of:=ROUND([.H33]*[.$B33]/100000)" office:value-type="float" office:value="59" calcext:value-type="float">
            <text:p>59</text:p>
          </table:table-cell>
          <table:table-cell table:style-name="ce34" table:formula="of:=[.H32]-[.I32]" office:value-type="float" office:value="46973" calcext:value-type="float">
            <text:p>46.973</text:p>
          </table:table-cell>
          <table:table-cell table:style-name="ce34" table:formula="of:=ROUND([.J33]*[.$B33]/100000)" office:value-type="float" office:value="57" calcext:value-type="float">
            <text:p>57</text:p>
          </table:table-cell>
          <table:table-cell table:style-name="ce34" table:formula="of:=[.J32]-[.K32]" office:value-type="float" office:value="45408" calcext:value-type="float">
            <text:p>45.408</text:p>
          </table:table-cell>
          <table:table-cell table:style-name="ce34" table:formula="of:=ROUND([.L33]*[.$B33]/100000)" office:value-type="float" office:value="55" calcext:value-type="float">
            <text:p>55</text:p>
          </table:table-cell>
          <table:table-cell table:style-name="ce34" table:formula="of:=[.F33]+[.H33]+[.J33]+[.L33]" office:value-type="float" office:value="191417" calcext:value-type="float">
            <text:p>191.417</text:p>
          </table:table-cell>
          <table:table-cell table:style-name="ce34" table:formula="of:=[.G33]+[.I33]+[.K33]+[.M33]" office:value-type="float" office:value="232" calcext:value-type="float">
            <text:p>232</text:p>
          </table:table-cell>
          <table:table-cell table:formula="of:=IF([.N33]&gt;0;[.O33]/[.N33]*100000;0)" office:value-type="float" office:value="121.201356201382" calcext:value-type="float">
            <text:p>121,20</text:p>
          </table:table-cell>
          <table:table-cell table:formula="of:=[.L32]-[.M32]+[.Q32]-[.R32]" office:value-type="float" office:value="806868" calcext:value-type="float">
            <text:p>806.868</text:p>
          </table:table-cell>
          <table:table-cell table:formula="of:=ROUND([.Q33]*[.$B33]/100000)" office:value-type="float" office:value="978" calcext:value-type="float">
            <text:p>978</text:p>
          </table:table-cell>
          <table:table-cell table:formula="of:=IF([.Q33]&gt;0;[.R33]/[.Q33]*100000;0)" office:value-type="float" office:value="121.209417153735" calcext:value-type="float">
            <text:p>121,21</text:p>
          </table:table-cell>
          <table:table-cell table:style-name="ce46" office:value-type="float" office:value="283.9443" calcext:value-type="float">
            <text:p>283,94</text:p>
          </table:table-cell>
          <table:table-cell table:formula="of:=ROUND(IF([.V32]&gt;DOSES*[.V32]*Prio/([.V32]*Prio+[.D32]*(1-Prio));DOSES*[.V32]*Prio/([.V32]*Prio+[.D32]*(1-Prio));[.V32]))" office:value-type="float" office:value="49599" calcext:value-type="float">
            <text:p>49599</text:p>
          </table:table-cell>
          <table:table-cell table:formula="of:=IF([.V32]-[.W32]-[.U32]&gt;0;[.V32]-[.W32]-[.U32];0)" office:value-type="float" office:value="527672" calcext:value-type="float">
            <text:p>527.672</text:p>
          </table:table-cell>
          <table:table-cell table:style-name="ce34" table:formula="of:=ROUND([.V33]*[.$T33]/100000)" office:value-type="float" office:value="1498" calcext:value-type="float">
            <text:p>1.498</text:p>
          </table:table-cell>
          <table:table-cell table:style-name="ce34" table:formula="of:=[.U33]" office:value-type="float" office:value="49599" calcext:value-type="float">
            <text:p>49.599</text:p>
          </table:table-cell>
          <table:table-cell table:formula="of:=ROUND([.X33]*[.$T33]/100000)" office:value-type="float" office:value="141" calcext:value-type="float">
            <text:p>141</text:p>
          </table:table-cell>
          <table:table-cell table:formula="of:=[.X32]-[.Y32]" office:value-type="float" office:value="51165" calcext:value-type="float">
            <text:p>51.165</text:p>
          </table:table-cell>
          <table:table-cell table:formula="of:=ROUND([.Z33]*[.$T33]/100000)" office:value-type="float" office:value="145" calcext:value-type="float">
            <text:p>145</text:p>
          </table:table-cell>
          <table:table-cell table:formula="of:=[.Z32]-[.AA32]" office:value-type="float" office:value="52625" calcext:value-type="float">
            <text:p>52.625</text:p>
          </table:table-cell>
          <table:table-cell table:formula="of:=ROUND([.AB33]*[.$T33]/100000)" office:value-type="float" office:value="149" calcext:value-type="float">
            <text:p>149</text:p>
          </table:table-cell>
          <table:table-cell table:formula="of:=[.AB32]-[.AC32]" office:value-type="float" office:value="53980" calcext:value-type="float">
            <text:p>53.980</text:p>
          </table:table-cell>
          <table:table-cell table:formula="of:=ROUND([.AD33]*[.$T33]/100000)" office:value-type="float" office:value="153" calcext:value-type="float">
            <text:p>153</text:p>
          </table:table-cell>
          <table:table-cell table:formula="of:=[.X33]+[.Z33]+[.AB33]+[.AD33]" office:value-type="float" office:value="207369" calcext:value-type="float">
            <text:p>207.369</text:p>
          </table:table-cell>
          <table:table-cell table:formula="of:=[.Y33]+[.AA33]+[.AC33]+[.AE33]" office:value-type="float" office:value="588" calcext:value-type="float">
            <text:p>588</text:p>
          </table:table-cell>
          <table:table-cell table:formula="of:=IF([.AF33]&gt;0;[.AG33]/[.AF33]*100000;0)" office:value-type="float" office:value="283.552507848328" calcext:value-type="float">
            <text:p>283,55</text:p>
          </table:table-cell>
          <table:table-cell table:style-name="ce34" table:formula="of:=ROUND([.U30]*(1-[.U$1]/100000)^4)+[.AI32]" office:value-type="float" office:value="1658331" calcext:value-type="float">
            <text:p>1.658.331</text:p>
          </table:table-cell>
          <table:table-cell table:formula="of:=ROUND([.AI33]*[.$T33]/100000)" office:value-type="float" office:value="4709" calcext:value-type="float">
            <text:p>4.709</text:p>
          </table:table-cell>
          <table:table-cell table:formula="of:=IF([.AI33]&gt;0;[.AJ33]/[.AI33]*100000;0)" office:value-type="float" office:value="283.960198536963" calcext:value-type="float">
            <text:p>283,96</text:p>
          </table:table-cell>
          <table:table-cell table:style-name="ce51" office:value-type="float" office:value="194.0021" calcext:value-type="float">
            <text:p>194,00</text:p>
          </table:table-cell>
          <table:table-cell table:style-name="ce34" table:formula="of:=[.C33]+[.U33]" office:value-type="float" office:value="100000" calcext:value-type="float">
            <text:p>100.000</text:p>
          </table:table-cell>
          <table:table-cell table:style-name="ce34" table:formula="of:=[.D33]+[.V33]" office:value-type="float" office:value="2834465" calcext:value-type="float">
            <text:p>2.834.465</text:p>
          </table:table-cell>
          <table:table-cell table:formula="of:=[.E33]+[.W33]" office:value-type="float" office:value="4293" calcext:value-type="float">
            <text:p>4293</text:p>
          </table:table-cell>
          <table:table-cell table:style-name="ce55" table:formula="of:=IF([.AN33]&gt;0;[.AO33]/[.AN33]*100000;0)" office:value-type="float" office:value="151.457153289951" calcext:value-type="float">
            <text:p>151,46</text:p>
          </table:table-cell>
          <table:table-cell table:style-name="ce34" table:formula="of:=[.N33]+[.AF33]" office:value-type="float" office:value="398786" calcext:value-type="float">
            <text:p>398.786</text:p>
          </table:table-cell>
          <table:table-cell table:style-name="ce34" table:formula="of:=[.O33]+[.AG33]" office:value-type="float" office:value="820" calcext:value-type="float">
            <text:p>820</text:p>
          </table:table-cell>
          <table:table-cell table:style-name="ce55" table:formula="of:=IF([.AQ33]&gt;0;[.AR33]/[.AQ33]*100000;0)" office:value-type="float" office:value="205.624069049565" calcext:value-type="float">
            <text:p>205,62</text:p>
          </table:table-cell>
          <table:table-cell table:style-name="ce34" table:formula="of:=[.Q33]+[.AI33]" office:value-type="float" office:value="2465199" calcext:value-type="float">
            <text:p>2.465.199</text:p>
          </table:table-cell>
          <table:table-cell table:style-name="ce34" table:formula="of:=[.R33]+[.AJ33]" office:value-type="float" office:value="5687" calcext:value-type="float">
            <text:p>5.687</text:p>
          </table:table-cell>
          <table:table-cell table:style-name="ce55" table:formula="of:=IF([.AT33]&gt;0;[.AU33]/[.AT33]*100000;0)" office:value-type="float" office:value="230.691315386709" calcext:value-type="float">
            <text:p>230,69</text:p>
          </table:table-cell>
          <table:table-cell table:style-name="ce55" table:formula="of:=([.AO33]+[.AR33]+[.AU33])/([.AN33]+[.AP33]+[.AT33])*100000" office:value-type="float" office:value="203.780680427711" calcext:value-type="float">
            <text:p>203,7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1" calcext:value-type="float">
            <text:p>31</text:p>
          </table:table-cell>
          <table:table-cell table:style-name="ce28" office:value-type="string" calcext:value-type="string">
            <text:p>117,4629</text:p>
          </table:table-cell>
          <table:table-cell table:formula="of:=MIN(DOSES-[.U34];[.D33]-[.E33])" office:value-type="float" office:value="52220" calcext:value-type="float">
            <text:p>52220</text:p>
          </table:table-cell>
          <table:table-cell table:formula="of:=IF([.D33]-[.E33]-[.C34]&gt;0;[.D33]-[.E33]-[.C34];0)" office:value-type="float" office:value="2251778" calcext:value-type="float">
            <text:p>2.251.778</text:p>
          </table:table-cell>
          <table:table-cell table:formula="of:=ROUND([.D34]*[.$B34]/100000)" office:value-type="float" office:value="2645" calcext:value-type="float">
            <text:p>2.645</text:p>
          </table:table-cell>
          <table:table-cell table:formula="of:=[.C34]" office:value-type="float" office:value="52220" calcext:value-type="float">
            <text:p>52.220</text:p>
          </table:table-cell>
          <table:table-cell table:style-name="ce34" table:formula="of:=ROUND([.F34]*[.$B34]/100000)" office:value-type="float" office:value="61" calcext:value-type="float">
            <text:p>61</text:p>
          </table:table-cell>
          <table:table-cell table:style-name="ce34" table:formula="of:=[.F33]-[.G33]" office:value-type="float" office:value="50340" calcext:value-type="float">
            <text:p>50.340</text:p>
          </table:table-cell>
          <table:table-cell table:style-name="ce34" table:formula="of:=ROUND([.H34]*[.$B34]/100000)" office:value-type="float" office:value="59" calcext:value-type="float">
            <text:p>59</text:p>
          </table:table-cell>
          <table:table-cell table:style-name="ce34" table:formula="of:=[.H33]-[.I33]" office:value-type="float" office:value="48576" calcext:value-type="float">
            <text:p>48.576</text:p>
          </table:table-cell>
          <table:table-cell table:style-name="ce34" table:formula="of:=ROUND([.J34]*[.$B34]/100000)" office:value-type="float" office:value="57" calcext:value-type="float">
            <text:p>57</text:p>
          </table:table-cell>
          <table:table-cell table:style-name="ce34" table:formula="of:=[.J33]-[.K33]" office:value-type="float" office:value="46916" calcext:value-type="float">
            <text:p>46.916</text:p>
          </table:table-cell>
          <table:table-cell table:style-name="ce34" table:formula="of:=ROUND([.L34]*[.$B34]/100000)" office:value-type="float" office:value="55" calcext:value-type="float">
            <text:p>55</text:p>
          </table:table-cell>
          <table:table-cell table:style-name="ce34" table:formula="of:=[.F34]+[.H34]+[.J34]+[.L34]" office:value-type="float" office:value="198052" calcext:value-type="float">
            <text:p>198.052</text:p>
          </table:table-cell>
          <table:table-cell table:style-name="ce34" table:formula="of:=[.G34]+[.I34]+[.K34]+[.M34]" office:value-type="float" office:value="232" calcext:value-type="float">
            <text:p>232</text:p>
          </table:table-cell>
          <table:table-cell table:formula="of:=IF([.N34]&gt;0;[.O34]/[.N34]*100000;0)" office:value-type="float" office:value="117.140952881062" calcext:value-type="float">
            <text:p>117,14</text:p>
          </table:table-cell>
          <table:table-cell table:formula="of:=[.L33]-[.M33]+[.Q33]-[.R33]" office:value-type="float" office:value="851243" calcext:value-type="float">
            <text:p>851.243</text:p>
          </table:table-cell>
          <table:table-cell table:formula="of:=ROUND([.Q34]*[.$B34]/100000)" office:value-type="float" office:value="1000" calcext:value-type="float">
            <text:p>1.000</text:p>
          </table:table-cell>
          <table:table-cell table:formula="of:=IF([.Q34]&gt;0;[.R34]/[.Q34]*100000;0)" office:value-type="float" office:value="117.475268519095" calcext:value-type="float">
            <text:p>117,48</text:p>
          </table:table-cell>
          <table:table-cell table:style-name="ce46" office:value-type="float" office:value="279.2021" calcext:value-type="float">
            <text:p>279,20</text:p>
          </table:table-cell>
          <table:table-cell table:formula="of:=ROUND(IF([.V33]&gt;DOSES*[.V33]*Prio/([.V33]*Prio+[.D33]*(1-Prio));DOSES*[.V33]*Prio/([.V33]*Prio+[.D33]*(1-Prio));[.V33]))" office:value-type="float" office:value="47780" calcext:value-type="float">
            <text:p>47780</text:p>
          </table:table-cell>
          <table:table-cell table:formula="of:=IF([.V33]-[.W33]-[.U33]&gt;0;[.V33]-[.W33]-[.U33];0)" office:value-type="float" office:value="476575" calcext:value-type="float">
            <text:p>476.575</text:p>
          </table:table-cell>
          <table:table-cell table:style-name="ce34" table:formula="of:=ROUND([.V34]*[.$T34]/100000)" office:value-type="float" office:value="1331" calcext:value-type="float">
            <text:p>1.331</text:p>
          </table:table-cell>
          <table:table-cell table:style-name="ce34" table:formula="of:=[.U34]" office:value-type="float" office:value="47780" calcext:value-type="float">
            <text:p>47.780</text:p>
          </table:table-cell>
          <table:table-cell table:formula="of:=ROUND([.X34]*[.$T34]/100000)" office:value-type="float" office:value="133" calcext:value-type="float">
            <text:p>133</text:p>
          </table:table-cell>
          <table:table-cell table:formula="of:=[.X33]-[.Y33]" office:value-type="float" office:value="49458" calcext:value-type="float">
            <text:p>49.458</text:p>
          </table:table-cell>
          <table:table-cell table:formula="of:=ROUND([.Z34]*[.$T34]/100000)" office:value-type="float" office:value="138" calcext:value-type="float">
            <text:p>138</text:p>
          </table:table-cell>
          <table:table-cell table:formula="of:=[.Z33]-[.AA33]" office:value-type="float" office:value="51020" calcext:value-type="float">
            <text:p>51.020</text:p>
          </table:table-cell>
          <table:table-cell table:formula="of:=ROUND([.AB34]*[.$T34]/100000)" office:value-type="float" office:value="142" calcext:value-type="float">
            <text:p>142</text:p>
          </table:table-cell>
          <table:table-cell table:formula="of:=[.AB33]-[.AC33]" office:value-type="float" office:value="52476" calcext:value-type="float">
            <text:p>52.476</text:p>
          </table:table-cell>
          <table:table-cell table:formula="of:=ROUND([.AD34]*[.$T34]/100000)" office:value-type="float" office:value="147" calcext:value-type="float">
            <text:p>147</text:p>
          </table:table-cell>
          <table:table-cell table:formula="of:=[.X34]+[.Z34]+[.AB34]+[.AD34]" office:value-type="float" office:value="200734" calcext:value-type="float">
            <text:p>200.734</text:p>
          </table:table-cell>
          <table:table-cell table:formula="of:=[.Y34]+[.AA34]+[.AC34]+[.AE34]" office:value-type="float" office:value="560" calcext:value-type="float">
            <text:p>560</text:p>
          </table:table-cell>
          <table:table-cell table:formula="of:=IF([.AF34]&gt;0;[.AG34]/[.AF34]*100000;0)" office:value-type="float" office:value="278.976157501968" calcext:value-type="float">
            <text:p>278,98</text:p>
          </table:table-cell>
          <table:table-cell table:style-name="ce34" table:formula="of:=ROUND([.U31]*(1-[.U$1]/100000)^4)+[.AI33]" office:value-type="float" office:value="1711248" calcext:value-type="float">
            <text:p>1.711.248</text:p>
          </table:table-cell>
          <table:table-cell table:formula="of:=ROUND([.AI34]*[.$T34]/100000)" office:value-type="float" office:value="4778" calcext:value-type="float">
            <text:p>4.778</text:p>
          </table:table-cell>
          <table:table-cell table:formula="of:=IF([.AI34]&gt;0;[.AJ34]/[.AI34]*100000;0)" office:value-type="float" office:value="279.211429319421" calcext:value-type="float">
            <text:p>279,21</text:p>
          </table:table-cell>
          <table:table-cell table:style-name="ce51" office:value-type="float" office:value="189.8377" calcext:value-type="float">
            <text:p>189,84</text:p>
          </table:table-cell>
          <table:table-cell table:style-name="ce34" table:formula="of:=[.C34]+[.U34]" office:value-type="float" office:value="100000" calcext:value-type="float">
            <text:p>100.000</text:p>
          </table:table-cell>
          <table:table-cell table:style-name="ce34" table:formula="of:=[.D34]+[.V34]" office:value-type="float" office:value="2728353" calcext:value-type="float">
            <text:p>2.728.353</text:p>
          </table:table-cell>
          <table:table-cell table:formula="of:=[.E34]+[.W34]" office:value-type="float" office:value="3976" calcext:value-type="float">
            <text:p>3976</text:p>
          </table:table-cell>
          <table:table-cell table:style-name="ce55" table:formula="of:=IF([.AN34]&gt;0;[.AO34]/[.AN34]*100000;0)" office:value-type="float" office:value="145.728943432173" calcext:value-type="float">
            <text:p>145,73</text:p>
          </table:table-cell>
          <table:table-cell table:style-name="ce34" table:formula="of:=[.N34]+[.AF34]" office:value-type="float" office:value="398786" calcext:value-type="float">
            <text:p>398.786</text:p>
          </table:table-cell>
          <table:table-cell table:style-name="ce34" table:formula="of:=[.O34]+[.AG34]" office:value-type="float" office:value="792" calcext:value-type="float">
            <text:p>792</text:p>
          </table:table-cell>
          <table:table-cell table:style-name="ce55" table:formula="of:=IF([.AQ34]&gt;0;[.AR34]/[.AQ34]*100000;0)" office:value-type="float" office:value="198.602759374702" calcext:value-type="float">
            <text:p>198,60</text:p>
          </table:table-cell>
          <table:table-cell table:style-name="ce34" table:formula="of:=[.Q34]+[.AI34]" office:value-type="float" office:value="2562491" calcext:value-type="float">
            <text:p>2.562.491</text:p>
          </table:table-cell>
          <table:table-cell table:style-name="ce34" table:formula="of:=[.R34]+[.AJ34]" office:value-type="float" office:value="5778" calcext:value-type="float">
            <text:p>5.778</text:p>
          </table:table-cell>
          <table:table-cell table:style-name="ce55" table:formula="of:=IF([.AT34]&gt;0;[.AU34]/[.AT34]*100000;0)" office:value-type="float" office:value="225.483718772085" calcext:value-type="float">
            <text:p>225,48</text:p>
          </table:table-cell>
          <table:table-cell table:style-name="ce55" table:formula="of:=([.AO34]+[.AR34]+[.AU34])/([.AN34]+[.AP34]+[.AT34])*100000" office:value-type="float" office:value="199.319986245862" calcext:value-type="float">
            <text:p>199,3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2" calcext:value-type="float">
            <text:p>32</text:p>
          </table:table-cell>
          <table:table-cell table:style-name="ce28" office:value-type="string" calcext:value-type="string">
            <text:p>116,8923</text:p>
          </table:table-cell>
          <table:table-cell table:formula="of:=MIN(DOSES-[.U35];[.D34]-[.E34])" office:value-type="float" office:value="54154" calcext:value-type="float">
            <text:p>54154</text:p>
          </table:table-cell>
          <table:table-cell table:formula="of:=IF([.D34]-[.E34]-[.C35]&gt;0;[.D34]-[.E34]-[.C35];0)" office:value-type="float" office:value="2194979" calcext:value-type="float">
            <text:p>2.194.979</text:p>
          </table:table-cell>
          <table:table-cell table:formula="of:=ROUND([.D35]*[.$B35]/100000)" office:value-type="float" office:value="2566" calcext:value-type="float">
            <text:p>2.566</text:p>
          </table:table-cell>
          <table:table-cell table:formula="of:=[.C35]" office:value-type="float" office:value="54154" calcext:value-type="float">
            <text:p>54.154</text:p>
          </table:table-cell>
          <table:table-cell table:style-name="ce34" table:formula="of:=ROUND([.F35]*[.$B35]/100000)" office:value-type="float" office:value="63" calcext:value-type="float">
            <text:p>63</text:p>
          </table:table-cell>
          <table:table-cell table:style-name="ce34" table:formula="of:=[.F34]-[.G34]" office:value-type="float" office:value="52159" calcext:value-type="float">
            <text:p>52.159</text:p>
          </table:table-cell>
          <table:table-cell table:style-name="ce34" table:formula="of:=ROUND([.H35]*[.$B35]/100000)" office:value-type="float" office:value="61" calcext:value-type="float">
            <text:p>61</text:p>
          </table:table-cell>
          <table:table-cell table:style-name="ce34" table:formula="of:=[.H34]-[.I34]" office:value-type="float" office:value="50281" calcext:value-type="float">
            <text:p>50.281</text:p>
          </table:table-cell>
          <table:table-cell table:style-name="ce34" table:formula="of:=ROUND([.J35]*[.$B35]/100000)" office:value-type="float" office:value="59" calcext:value-type="float">
            <text:p>59</text:p>
          </table:table-cell>
          <table:table-cell table:style-name="ce34" table:formula="of:=[.J34]-[.K34]" office:value-type="float" office:value="48519" calcext:value-type="float">
            <text:p>48.519</text:p>
          </table:table-cell>
          <table:table-cell table:style-name="ce34" table:formula="of:=ROUND([.L35]*[.$B35]/100000)" office:value-type="float" office:value="57" calcext:value-type="float">
            <text:p>57</text:p>
          </table:table-cell>
          <table:table-cell table:style-name="ce34" table:formula="of:=[.F35]+[.H35]+[.J35]+[.L35]" office:value-type="float" office:value="205113" calcext:value-type="float">
            <text:p>205.113</text:p>
          </table:table-cell>
          <table:table-cell table:style-name="ce34" table:formula="of:=[.G35]+[.I35]+[.K35]+[.M35]" office:value-type="float" office:value="240" calcext:value-type="float">
            <text:p>240</text:p>
          </table:table-cell>
          <table:table-cell table:formula="of:=IF([.N35]&gt;0;[.O35]/[.N35]*100000;0)" office:value-type="float" office:value="117.008673267906" calcext:value-type="float">
            <text:p>117,01</text:p>
          </table:table-cell>
          <table:table-cell table:formula="of:=[.L34]-[.M34]+[.Q34]-[.R34]" office:value-type="float" office:value="897104" calcext:value-type="float">
            <text:p>897.104</text:p>
          </table:table-cell>
          <table:table-cell table:formula="of:=ROUND([.Q35]*[.$B35]/100000)" office:value-type="float" office:value="1049" calcext:value-type="float">
            <text:p>1.049</text:p>
          </table:table-cell>
          <table:table-cell table:formula="of:=IF([.Q35]&gt;0;[.R35]/[.Q35]*100000;0)" office:value-type="float" office:value="116.931816155095" calcext:value-type="float">
            <text:p>116,93</text:p>
          </table:table-cell>
          <table:table-cell table:style-name="ce46" office:value-type="float" office:value="276.5473" calcext:value-type="float">
            <text:p>276,55</text:p>
          </table:table-cell>
          <table:table-cell table:formula="of:=ROUND(IF([.V34]&gt;DOSES*[.V34]*Prio/([.V34]*Prio+[.D34]*(1-Prio));DOSES*[.V34]*Prio/([.V34]*Prio+[.D34]*(1-Prio));[.V34]))" office:value-type="float" office:value="45846" calcext:value-type="float">
            <text:p>45846</text:p>
          </table:table-cell>
          <table:table-cell table:formula="of:=IF([.V34]-[.W34]-[.U34]&gt;0;[.V34]-[.W34]-[.U34];0)" office:value-type="float" office:value="427464" calcext:value-type="float">
            <text:p>427.464</text:p>
          </table:table-cell>
          <table:table-cell table:style-name="ce34" table:formula="of:=ROUND([.V35]*[.$T35]/100000)" office:value-type="float" office:value="1182" calcext:value-type="float">
            <text:p>1.182</text:p>
          </table:table-cell>
          <table:table-cell table:style-name="ce34" table:formula="of:=[.U35]" office:value-type="float" office:value="45846" calcext:value-type="float">
            <text:p>45.846</text:p>
          </table:table-cell>
          <table:table-cell table:formula="of:=ROUND([.X35]*[.$T35]/100000)" office:value-type="float" office:value="127" calcext:value-type="float">
            <text:p>127</text:p>
          </table:table-cell>
          <table:table-cell table:formula="of:=[.X34]-[.Y34]" office:value-type="float" office:value="47647" calcext:value-type="float">
            <text:p>47.647</text:p>
          </table:table-cell>
          <table:table-cell table:formula="of:=ROUND([.Z35]*[.$T35]/100000)" office:value-type="float" office:value="132" calcext:value-type="float">
            <text:p>132</text:p>
          </table:table-cell>
          <table:table-cell table:formula="of:=[.Z34]-[.AA34]" office:value-type="float" office:value="49320" calcext:value-type="float">
            <text:p>49.320</text:p>
          </table:table-cell>
          <table:table-cell table:formula="of:=ROUND([.AB35]*[.$T35]/100000)" office:value-type="float" office:value="136" calcext:value-type="float">
            <text:p>136</text:p>
          </table:table-cell>
          <table:table-cell table:formula="of:=[.AB34]-[.AC34]" office:value-type="float" office:value="50878" calcext:value-type="float">
            <text:p>50.878</text:p>
          </table:table-cell>
          <table:table-cell table:formula="of:=ROUND([.AD35]*[.$T35]/100000)" office:value-type="float" office:value="141" calcext:value-type="float">
            <text:p>141</text:p>
          </table:table-cell>
          <table:table-cell table:formula="of:=[.X35]+[.Z35]+[.AB35]+[.AD35]" office:value-type="float" office:value="193691" calcext:value-type="float">
            <text:p>193.691</text:p>
          </table:table-cell>
          <table:table-cell table:formula="of:=[.Y35]+[.AA35]+[.AC35]+[.AE35]" office:value-type="float" office:value="536" calcext:value-type="float">
            <text:p>536</text:p>
          </table:table-cell>
          <table:table-cell table:formula="of:=IF([.AF35]&gt;0;[.AG35]/[.AF35]*100000;0)" office:value-type="float" office:value="276.729429865094" calcext:value-type="float">
            <text:p>276,73</text:p>
          </table:table-cell>
          <table:table-cell table:style-name="ce34" table:formula="of:=ROUND([.U32]*(1-[.U$1]/100000)^4)+[.AI34]" office:value-type="float" office:value="1762556" calcext:value-type="float">
            <text:p>1.762.556</text:p>
          </table:table-cell>
          <table:table-cell table:formula="of:=ROUND([.AI35]*[.$T35]/100000)" office:value-type="float" office:value="4874" calcext:value-type="float">
            <text:p>4.874</text:p>
          </table:table-cell>
          <table:table-cell table:formula="of:=IF([.AI35]&gt;0;[.AJ35]/[.AI35]*100000;0)" office:value-type="float" office:value="276.530220883762" calcext:value-type="float">
            <text:p>276,53</text:p>
          </table:table-cell>
          <table:table-cell table:style-name="ce51" office:value-type="float" office:value="188.3344" calcext:value-type="float">
            <text:p>188,33</text:p>
          </table:table-cell>
          <table:table-cell table:style-name="ce34" table:formula="of:=[.C35]+[.U35]" office:value-type="float" office:value="100000" calcext:value-type="float">
            <text:p>100.000</text:p>
          </table:table-cell>
          <table:table-cell table:style-name="ce34" table:formula="of:=[.D35]+[.V35]" office:value-type="float" office:value="2622443" calcext:value-type="float">
            <text:p>2.622.443</text:p>
          </table:table-cell>
          <table:table-cell table:formula="of:=[.E35]+[.W35]" office:value-type="float" office:value="3748" calcext:value-type="float">
            <text:p>3748</text:p>
          </table:table-cell>
          <table:table-cell table:style-name="ce55" table:formula="of:=IF([.AN35]&gt;0;[.AO35]/[.AN35]*100000;0)" office:value-type="float" office:value="142.920170238209" calcext:value-type="float">
            <text:p>142,92</text:p>
          </table:table-cell>
          <table:table-cell table:style-name="ce34" table:formula="of:=[.N35]+[.AF35]" office:value-type="float" office:value="398804" calcext:value-type="float">
            <text:p>398.804</text:p>
          </table:table-cell>
          <table:table-cell table:style-name="ce34" table:formula="of:=[.O35]+[.AG35]" office:value-type="float" office:value="776" calcext:value-type="float">
            <text:p>776</text:p>
          </table:table-cell>
          <table:table-cell table:style-name="ce55" table:formula="of:=IF([.AQ35]&gt;0;[.AR35]/[.AQ35]*100000;0)" office:value-type="float" office:value="194.581799580746" calcext:value-type="float">
            <text:p>194,58</text:p>
          </table:table-cell>
          <table:table-cell table:style-name="ce34" table:formula="of:=[.Q35]+[.AI35]" office:value-type="float" office:value="2659660" calcext:value-type="float">
            <text:p>2.659.660</text:p>
          </table:table-cell>
          <table:table-cell table:style-name="ce34" table:formula="of:=[.R35]+[.AJ35]" office:value-type="float" office:value="5923" calcext:value-type="float">
            <text:p>5.923</text:p>
          </table:table-cell>
          <table:table-cell table:style-name="ce55" table:formula="of:=IF([.AT35]&gt;0;[.AU35]/[.AT35]*100000;0)" office:value-type="float" office:value="222.69763804396" calcext:value-type="float">
            <text:p>222,70</text:p>
          </table:table-cell>
          <table:table-cell table:style-name="ce55" table:formula="of:=([.AO35]+[.AR35]+[.AU35])/([.AN35]+[.AP35]+[.AT35])*100000" office:value-type="float" office:value="197.775721878229" calcext:value-type="float">
            <text:p>197,7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3" calcext:value-type="float">
            <text:p>33</text:p>
          </table:table-cell>
          <table:table-cell table:style-name="ce28" office:value-type="string" calcext:value-type="string">
            <text:p>118,2712</text:p>
          </table:table-cell>
          <table:table-cell table:formula="of:=MIN(DOSES-[.U36];[.D35]-[.E35])" office:value-type="float" office:value="56212" calcext:value-type="float">
            <text:p>56212</text:p>
          </table:table-cell>
          <table:table-cell table:formula="of:=IF([.D35]-[.E35]-[.C36]&gt;0;[.D35]-[.E35]-[.C36];0)" office:value-type="float" office:value="2136201" calcext:value-type="float">
            <text:p>2.136.201</text:p>
          </table:table-cell>
          <table:table-cell table:formula="of:=ROUND([.D36]*[.$B36]/100000)" office:value-type="float" office:value="2527" calcext:value-type="float">
            <text:p>2.527</text:p>
          </table:table-cell>
          <table:table-cell table:formula="of:=[.C36]" office:value-type="float" office:value="56212" calcext:value-type="float">
            <text:p>56.212</text:p>
          </table:table-cell>
          <table:table-cell table:style-name="ce34" table:formula="of:=ROUND([.F36]*[.$B36]/100000)" office:value-type="float" office:value="66" calcext:value-type="float">
            <text:p>66</text:p>
          </table:table-cell>
          <table:table-cell table:style-name="ce34" table:formula="of:=[.F35]-[.G35]" office:value-type="float" office:value="54091" calcext:value-type="float">
            <text:p>54.091</text:p>
          </table:table-cell>
          <table:table-cell table:style-name="ce34" table:formula="of:=ROUND([.H36]*[.$B36]/100000)" office:value-type="float" office:value="64" calcext:value-type="float">
            <text:p>64</text:p>
          </table:table-cell>
          <table:table-cell table:style-name="ce34" table:formula="of:=[.H35]-[.I35]" office:value-type="float" office:value="52098" calcext:value-type="float">
            <text:p>52.098</text:p>
          </table:table-cell>
          <table:table-cell table:style-name="ce34" table:formula="of:=ROUND([.J36]*[.$B36]/100000)" office:value-type="float" office:value="62" calcext:value-type="float">
            <text:p>62</text:p>
          </table:table-cell>
          <table:table-cell table:style-name="ce34" table:formula="of:=[.J35]-[.K35]" office:value-type="float" office:value="50222" calcext:value-type="float">
            <text:p>50.222</text:p>
          </table:table-cell>
          <table:table-cell table:style-name="ce34" table:formula="of:=ROUND([.L36]*[.$B36]/100000)" office:value-type="float" office:value="59" calcext:value-type="float">
            <text:p>59</text:p>
          </table:table-cell>
          <table:table-cell table:style-name="ce34" table:formula="of:=[.F36]+[.H36]+[.J36]+[.L36]" office:value-type="float" office:value="212623" calcext:value-type="float">
            <text:p>212.623</text:p>
          </table:table-cell>
          <table:table-cell table:style-name="ce34" table:formula="of:=[.G36]+[.I36]+[.K36]+[.M36]" office:value-type="float" office:value="251" calcext:value-type="float">
            <text:p>251</text:p>
          </table:table-cell>
          <table:table-cell table:formula="of:=IF([.N36]&gt;0;[.O36]/[.N36]*100000;0)" office:value-type="float" office:value="118.049317336318" calcext:value-type="float">
            <text:p>118,05</text:p>
          </table:table-cell>
          <table:table-cell table:formula="of:=[.L35]-[.M35]+[.Q35]-[.R35]" office:value-type="float" office:value="944517" calcext:value-type="float">
            <text:p>944.517</text:p>
          </table:table-cell>
          <table:table-cell table:formula="of:=ROUND([.Q36]*[.$B36]/100000)" office:value-type="float" office:value="1117" calcext:value-type="float">
            <text:p>1.117</text:p>
          </table:table-cell>
          <table:table-cell table:formula="of:=IF([.Q36]&gt;0;[.R36]/[.Q36]*100000;0)" office:value-type="float" office:value="118.261502969243" calcext:value-type="float">
            <text:p>118,26</text:p>
          </table:table-cell>
          <table:table-cell table:style-name="ce46" office:value-type="float" office:value="281.7367" calcext:value-type="float">
            <text:p>281,74</text:p>
          </table:table-cell>
          <table:table-cell table:formula="of:=ROUND(IF([.V35]&gt;DOSES*[.V35]*Prio/([.V35]*Prio+[.D35]*(1-Prio));DOSES*[.V35]*Prio/([.V35]*Prio+[.D35]*(1-Prio));[.V35]))" office:value-type="float" office:value="43788" calcext:value-type="float">
            <text:p>43788</text:p>
          </table:table-cell>
          <table:table-cell table:formula="of:=IF([.V35]-[.W35]-[.U35]&gt;0;[.V35]-[.W35]-[.U35];0)" office:value-type="float" office:value="380436" calcext:value-type="float">
            <text:p>380.436</text:p>
          </table:table-cell>
          <table:table-cell table:style-name="ce34" table:formula="of:=ROUND([.V36]*[.$T36]/100000)" office:value-type="float" office:value="1072" calcext:value-type="float">
            <text:p>1.072</text:p>
          </table:table-cell>
          <table:table-cell table:style-name="ce34" table:formula="of:=[.U36]" office:value-type="float" office:value="43788" calcext:value-type="float">
            <text:p>43.788</text:p>
          </table:table-cell>
          <table:table-cell table:formula="of:=ROUND([.X36]*[.$T36]/100000)" office:value-type="float" office:value="123" calcext:value-type="float">
            <text:p>123</text:p>
          </table:table-cell>
          <table:table-cell table:formula="of:=[.X35]-[.Y35]" office:value-type="float" office:value="45719" calcext:value-type="float">
            <text:p>45.719</text:p>
          </table:table-cell>
          <table:table-cell table:formula="of:=ROUND([.Z36]*[.$T36]/100000)" office:value-type="float" office:value="129" calcext:value-type="float">
            <text:p>129</text:p>
          </table:table-cell>
          <table:table-cell table:formula="of:=[.Z35]-[.AA35]" office:value-type="float" office:value="47515" calcext:value-type="float">
            <text:p>47.515</text:p>
          </table:table-cell>
          <table:table-cell table:formula="of:=ROUND([.AB36]*[.$T36]/100000)" office:value-type="float" office:value="134" calcext:value-type="float">
            <text:p>134</text:p>
          </table:table-cell>
          <table:table-cell table:formula="of:=[.AB35]-[.AC35]" office:value-type="float" office:value="49184" calcext:value-type="float">
            <text:p>49.184</text:p>
          </table:table-cell>
          <table:table-cell table:formula="of:=ROUND([.AD36]*[.$T36]/100000)" office:value-type="float" office:value="139" calcext:value-type="float">
            <text:p>139</text:p>
          </table:table-cell>
          <table:table-cell table:formula="of:=[.X36]+[.Z36]+[.AB36]+[.AD36]" office:value-type="float" office:value="186206" calcext:value-type="float">
            <text:p>186.206</text:p>
          </table:table-cell>
          <table:table-cell table:formula="of:=[.Y36]+[.AA36]+[.AC36]+[.AE36]" office:value-type="float" office:value="525" calcext:value-type="float">
            <text:p>525</text:p>
          </table:table-cell>
          <table:table-cell table:formula="of:=IF([.AF36]&gt;0;[.AG36]/[.AF36]*100000;0)" office:value-type="float" office:value="281.945801961269" calcext:value-type="float">
            <text:p>281,95</text:p>
          </table:table-cell>
          <table:table-cell table:style-name="ce34" table:formula="of:=ROUND([.U33]*(1-[.U$1]/100000)^4)+[.AI35]" office:value-type="float" office:value="1812155" calcext:value-type="float">
            <text:p>1.812.155</text:p>
          </table:table-cell>
          <table:table-cell table:formula="of:=ROUND([.AI36]*[.$T36]/100000)" office:value-type="float" office:value="5106" calcext:value-type="float">
            <text:p>5.106</text:p>
          </table:table-cell>
          <table:table-cell table:formula="of:=IF([.AI36]&gt;0;[.AJ36]/[.AI36]*100000;0)" office:value-type="float" office:value="281.763977143236" calcext:value-type="float">
            <text:p>281,76</text:p>
          </table:table-cell>
          <table:table-cell table:style-name="ce51" office:value-type="float" office:value="191.4184" calcext:value-type="float">
            <text:p>191,42</text:p>
          </table:table-cell>
          <table:table-cell table:style-name="ce34" table:formula="of:=[.C36]+[.U36]" office:value-type="float" office:value="100000" calcext:value-type="float">
            <text:p>100.000</text:p>
          </table:table-cell>
          <table:table-cell table:style-name="ce34" table:formula="of:=[.D36]+[.V36]" office:value-type="float" office:value="2516637" calcext:value-type="float">
            <text:p>2.516.637</text:p>
          </table:table-cell>
          <table:table-cell table:formula="of:=[.E36]+[.W36]" office:value-type="float" office:value="3599" calcext:value-type="float">
            <text:p>3599</text:p>
          </table:table-cell>
          <table:table-cell table:style-name="ce55" table:formula="of:=IF([.AN36]&gt;0;[.AO36]/[.AN36]*100000;0)" office:value-type="float" office:value="143.00830830986" calcext:value-type="float">
            <text:p>143,01</text:p>
          </table:table-cell>
          <table:table-cell table:style-name="ce34" table:formula="of:=[.N36]+[.AF36]" office:value-type="float" office:value="398829" calcext:value-type="float">
            <text:p>398.829</text:p>
          </table:table-cell>
          <table:table-cell table:style-name="ce34" table:formula="of:=[.O36]+[.AG36]" office:value-type="float" office:value="776" calcext:value-type="float">
            <text:p>776</text:p>
          </table:table-cell>
          <table:table-cell table:style-name="ce55" table:formula="of:=IF([.AQ36]&gt;0;[.AR36]/[.AQ36]*100000;0)" office:value-type="float" office:value="194.569602511352" calcext:value-type="float">
            <text:p>194,57</text:p>
          </table:table-cell>
          <table:table-cell table:style-name="ce34" table:formula="of:=[.Q36]+[.AI36]" office:value-type="float" office:value="2756672" calcext:value-type="float">
            <text:p>2.756.672</text:p>
          </table:table-cell>
          <table:table-cell table:style-name="ce34" table:formula="of:=[.R36]+[.AJ36]" office:value-type="float" office:value="6223" calcext:value-type="float">
            <text:p>6.223</text:p>
          </table:table-cell>
          <table:table-cell table:style-name="ce55" table:formula="of:=IF([.AT36]&gt;0;[.AU36]/[.AT36]*100000;0)" office:value-type="float" office:value="225.743215007081" calcext:value-type="float">
            <text:p>225,74</text:p>
          </table:table-cell>
          <table:table-cell table:style-name="ce55" table:formula="of:=([.AO36]+[.AR36]+[.AU36])/([.AN36]+[.AP36]+[.AT36])*100000" office:value-type="float" office:value="200.968928574734" calcext:value-type="float">
            <text:p>200,97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4" calcext:value-type="float">
            <text:p>34</text:p>
          </table:table-cell>
          <table:table-cell table:style-name="ce28" office:value-type="string" calcext:value-type="string">
            <text:p>115,6108</text:p>
          </table:table-cell>
          <table:table-cell table:formula="of:=MIN(DOSES-[.U37];[.D36]-[.E36])" office:value-type="float" office:value="58399" calcext:value-type="float">
            <text:p>58399</text:p>
          </table:table-cell>
          <table:table-cell table:formula="of:=IF([.D36]-[.E36]-[.C37]&gt;0;[.D36]-[.E36]-[.C37];0)" office:value-type="float" office:value="2075275" calcext:value-type="float">
            <text:p>2.075.275</text:p>
          </table:table-cell>
          <table:table-cell table:formula="of:=ROUND([.D37]*[.$B37]/100000)" office:value-type="float" office:value="2399" calcext:value-type="float">
            <text:p>2.399</text:p>
          </table:table-cell>
          <table:table-cell table:formula="of:=[.C37]" office:value-type="float" office:value="58399" calcext:value-type="float">
            <text:p>58.399</text:p>
          </table:table-cell>
          <table:table-cell table:style-name="ce34" table:formula="of:=ROUND([.F37]*[.$B37]/100000)" office:value-type="float" office:value="68" calcext:value-type="float">
            <text:p>68</text:p>
          </table:table-cell>
          <table:table-cell table:style-name="ce34" table:formula="of:=[.F36]-[.G36]" office:value-type="float" office:value="56146" calcext:value-type="float">
            <text:p>56.146</text:p>
          </table:table-cell>
          <table:table-cell table:style-name="ce34" table:formula="of:=ROUND([.H37]*[.$B37]/100000)" office:value-type="float" office:value="65" calcext:value-type="float">
            <text:p>65</text:p>
          </table:table-cell>
          <table:table-cell table:style-name="ce34" table:formula="of:=[.H36]-[.I36]" office:value-type="float" office:value="54027" calcext:value-type="float">
            <text:p>54.027</text:p>
          </table:table-cell>
          <table:table-cell table:style-name="ce34" table:formula="of:=ROUND([.J37]*[.$B37]/100000)" office:value-type="float" office:value="62" calcext:value-type="float">
            <text:p>62</text:p>
          </table:table-cell>
          <table:table-cell table:style-name="ce34" table:formula="of:=[.J36]-[.K36]" office:value-type="float" office:value="52036" calcext:value-type="float">
            <text:p>52.036</text:p>
          </table:table-cell>
          <table:table-cell table:style-name="ce34" table:formula="of:=ROUND([.L37]*[.$B37]/100000)" office:value-type="float" office:value="60" calcext:value-type="float">
            <text:p>60</text:p>
          </table:table-cell>
          <table:table-cell table:style-name="ce34" table:formula="of:=[.F37]+[.H37]+[.J37]+[.L37]" office:value-type="float" office:value="220608" calcext:value-type="float">
            <text:p>220.608</text:p>
          </table:table-cell>
          <table:table-cell table:style-name="ce34" table:formula="of:=[.G37]+[.I37]+[.K37]+[.M37]" office:value-type="float" office:value="255" calcext:value-type="float">
            <text:p>255</text:p>
          </table:table-cell>
          <table:table-cell table:formula="of:=IF([.N37]&gt;0;[.O37]/[.N37]*100000;0)" office:value-type="float" office:value="115.589643167972" calcext:value-type="float">
            <text:p>115,59</text:p>
          </table:table-cell>
          <table:table-cell table:formula="of:=[.L36]-[.M36]+[.Q36]-[.R36]" office:value-type="float" office:value="993563" calcext:value-type="float">
            <text:p>993.563</text:p>
          </table:table-cell>
          <table:table-cell table:formula="of:=ROUND([.Q37]*[.$B37]/100000)" office:value-type="float" office:value="1149" calcext:value-type="float">
            <text:p>1.149</text:p>
          </table:table-cell>
          <table:table-cell table:formula="of:=IF([.Q37]&gt;0;[.R37]/[.Q37]*100000;0)" office:value-type="float" office:value="115.644403022254" calcext:value-type="float">
            <text:p>115,64</text:p>
          </table:table-cell>
          <table:table-cell table:style-name="ce46" office:value-type="float" office:value="274.9818" calcext:value-type="float">
            <text:p>274,98</text:p>
          </table:table-cell>
          <table:table-cell table:formula="of:=ROUND(IF([.V36]&gt;DOSES*[.V36]*Prio/([.V36]*Prio+[.D36]*(1-Prio));DOSES*[.V36]*Prio/([.V36]*Prio+[.D36]*(1-Prio));[.V36]))" office:value-type="float" office:value="41601" calcext:value-type="float">
            <text:p>41601</text:p>
          </table:table-cell>
          <table:table-cell table:formula="of:=IF([.V36]-[.W36]-[.U36]&gt;0;[.V36]-[.W36]-[.U36];0)" office:value-type="float" office:value="335576" calcext:value-type="float">
            <text:p>335.576</text:p>
          </table:table-cell>
          <table:table-cell table:style-name="ce34" table:formula="of:=ROUND([.V37]*[.$T37]/100000)" office:value-type="float" office:value="923" calcext:value-type="float">
            <text:p>923</text:p>
          </table:table-cell>
          <table:table-cell table:style-name="ce34" table:formula="of:=[.U37]" office:value-type="float" office:value="41601" calcext:value-type="float">
            <text:p>41.601</text:p>
          </table:table-cell>
          <table:table-cell table:formula="of:=ROUND([.X37]*[.$T37]/100000)" office:value-type="float" office:value="114" calcext:value-type="float">
            <text:p>114</text:p>
          </table:table-cell>
          <table:table-cell table:formula="of:=[.X36]-[.Y36]" office:value-type="float" office:value="43665" calcext:value-type="float">
            <text:p>43.665</text:p>
          </table:table-cell>
          <table:table-cell table:formula="of:=ROUND([.Z37]*[.$T37]/100000)" office:value-type="float" office:value="120" calcext:value-type="float">
            <text:p>120</text:p>
          </table:table-cell>
          <table:table-cell table:formula="of:=[.Z36]-[.AA36]" office:value-type="float" office:value="45590" calcext:value-type="float">
            <text:p>45.590</text:p>
          </table:table-cell>
          <table:table-cell table:formula="of:=ROUND([.AB37]*[.$T37]/100000)" office:value-type="float" office:value="125" calcext:value-type="float">
            <text:p>125</text:p>
          </table:table-cell>
          <table:table-cell table:formula="of:=[.AB36]-[.AC36]" office:value-type="float" office:value="47381" calcext:value-type="float">
            <text:p>47.381</text:p>
          </table:table-cell>
          <table:table-cell table:formula="of:=ROUND([.AD37]*[.$T37]/100000)" office:value-type="float" office:value="130" calcext:value-type="float">
            <text:p>130</text:p>
          </table:table-cell>
          <table:table-cell table:formula="of:=[.X37]+[.Z37]+[.AB37]+[.AD37]" office:value-type="float" office:value="178237" calcext:value-type="float">
            <text:p>178.237</text:p>
          </table:table-cell>
          <table:table-cell table:formula="of:=[.Y37]+[.AA37]+[.AC37]+[.AE37]" office:value-type="float" office:value="489" calcext:value-type="float">
            <text:p>489</text:p>
          </table:table-cell>
          <table:table-cell table:formula="of:=IF([.AF37]&gt;0;[.AG37]/[.AF37]*100000;0)" office:value-type="float" office:value="274.353809815022" calcext:value-type="float">
            <text:p>274,35</text:p>
          </table:table-cell>
          <table:table-cell table:style-name="ce34" table:formula="of:=ROUND([.U34]*(1-[.U$1]/100000)^4)+[.AI36]" office:value-type="float" office:value="1859935" calcext:value-type="float">
            <text:p>1.859.935</text:p>
          </table:table-cell>
          <table:table-cell table:formula="of:=ROUND([.AI37]*[.$T37]/100000)" office:value-type="float" office:value="5114" calcext:value-type="float">
            <text:p>5.114</text:p>
          </table:table-cell>
          <table:table-cell table:formula="of:=IF([.AI37]&gt;0;[.AJ37]/[.AI37]*100000;0)" office:value-type="float" office:value="274.955845231151" calcext:value-type="float">
            <text:p>274,96</text:p>
          </table:table-cell>
          <table:table-cell table:style-name="ce51" office:value-type="float" office:value="186.9258" calcext:value-type="float">
            <text:p>186,93</text:p>
          </table:table-cell>
          <table:table-cell table:style-name="ce34" table:formula="of:=[.C37]+[.U37]" office:value-type="float" office:value="100000" calcext:value-type="float">
            <text:p>100.000</text:p>
          </table:table-cell>
          <table:table-cell table:style-name="ce34" table:formula="of:=[.D37]+[.V37]" office:value-type="float" office:value="2410851" calcext:value-type="float">
            <text:p>2.410.851</text:p>
          </table:table-cell>
          <table:table-cell table:formula="of:=[.E37]+[.W37]" office:value-type="float" office:value="3322" calcext:value-type="float">
            <text:p>3322</text:p>
          </table:table-cell>
          <table:table-cell table:style-name="ce55" table:formula="of:=IF([.AN37]&gt;0;[.AO37]/[.AN37]*100000;0)" office:value-type="float" office:value="137.793667049519" calcext:value-type="float">
            <text:p>137,79</text:p>
          </table:table-cell>
          <table:table-cell table:style-name="ce34" table:formula="of:=[.N37]+[.AF37]" office:value-type="float" office:value="398845" calcext:value-type="float">
            <text:p>398.845</text:p>
          </table:table-cell>
          <table:table-cell table:style-name="ce34" table:formula="of:=[.O37]+[.AG37]" office:value-type="float" office:value="744" calcext:value-type="float">
            <text:p>744</text:p>
          </table:table-cell>
          <table:table-cell table:style-name="ce55" table:formula="of:=IF([.AQ37]&gt;0;[.AR37]/[.AQ37]*100000;0)" office:value-type="float" office:value="186.538630294977" calcext:value-type="float">
            <text:p>186,54</text:p>
          </table:table-cell>
          <table:table-cell table:style-name="ce34" table:formula="of:=[.Q37]+[.AI37]" office:value-type="float" office:value="2853498" calcext:value-type="float">
            <text:p>2.853.498</text:p>
          </table:table-cell>
          <table:table-cell table:style-name="ce34" table:formula="of:=[.R37]+[.AJ37]" office:value-type="float" office:value="6263" calcext:value-type="float">
            <text:p>6.263</text:p>
          </table:table-cell>
          <table:table-cell table:style-name="ce55" table:formula="of:=IF([.AT37]&gt;0;[.AU37]/[.AT37]*100000;0)" office:value-type="float" office:value="219.484997010687" calcext:value-type="float">
            <text:p>219,48</text:p>
          </table:table-cell>
          <table:table-cell table:style-name="ce55" table:formula="of:=([.AO37]+[.AR37]+[.AU37])/([.AN37]+[.AP37]+[.AT37])*100000" office:value-type="float" office:value="196.201460936807" calcext:value-type="float">
            <text:p>196,20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5" calcext:value-type="float">
            <text:p>35</text:p>
          </table:table-cell>
          <table:table-cell table:style-name="ce28" office:value-type="string" calcext:value-type="string">
            <text:p>114,1560</text:p>
          </table:table-cell>
          <table:table-cell table:formula="of:=MIN(DOSES-[.U38];[.D37]-[.E37])" office:value-type="float" office:value="60724" calcext:value-type="float">
            <text:p>60724</text:p>
          </table:table-cell>
          <table:table-cell table:formula="of:=IF([.D37]-[.E37]-[.C38]&gt;0;[.D37]-[.E37]-[.C38];0)" office:value-type="float" office:value="2012152" calcext:value-type="float">
            <text:p>2.012.152</text:p>
          </table:table-cell>
          <table:table-cell table:formula="of:=ROUND([.D38]*[.$B38]/100000)" office:value-type="float" office:value="2297" calcext:value-type="float">
            <text:p>2.297</text:p>
          </table:table-cell>
          <table:table-cell table:formula="of:=[.C38]" office:value-type="float" office:value="60724" calcext:value-type="float">
            <text:p>60.724</text:p>
          </table:table-cell>
          <table:table-cell table:style-name="ce34" table:formula="of:=ROUND([.F38]*[.$B38]/100000)" office:value-type="float" office:value="69" calcext:value-type="float">
            <text:p>69</text:p>
          </table:table-cell>
          <table:table-cell table:style-name="ce34" table:formula="of:=[.F37]-[.G37]" office:value-type="float" office:value="58331" calcext:value-type="float">
            <text:p>58.331</text:p>
          </table:table-cell>
          <table:table-cell table:style-name="ce34" table:formula="of:=ROUND([.H38]*[.$B38]/100000)" office:value-type="float" office:value="67" calcext:value-type="float">
            <text:p>67</text:p>
          </table:table-cell>
          <table:table-cell table:style-name="ce34" table:formula="of:=[.H37]-[.I37]" office:value-type="float" office:value="56081" calcext:value-type="float">
            <text:p>56.081</text:p>
          </table:table-cell>
          <table:table-cell table:style-name="ce34" table:formula="of:=ROUND([.J38]*[.$B38]/100000)" office:value-type="float" office:value="64" calcext:value-type="float">
            <text:p>64</text:p>
          </table:table-cell>
          <table:table-cell table:style-name="ce34" table:formula="of:=[.J37]-[.K37]" office:value-type="float" office:value="53965" calcext:value-type="float">
            <text:p>53.965</text:p>
          </table:table-cell>
          <table:table-cell table:style-name="ce34" table:formula="of:=ROUND([.L38]*[.$B38]/100000)" office:value-type="float" office:value="62" calcext:value-type="float">
            <text:p>62</text:p>
          </table:table-cell>
          <table:table-cell table:style-name="ce34" table:formula="of:=[.F38]+[.H38]+[.J38]+[.L38]" office:value-type="float" office:value="229101" calcext:value-type="float">
            <text:p>229.101</text:p>
          </table:table-cell>
          <table:table-cell table:style-name="ce34" table:formula="of:=[.G38]+[.I38]+[.K38]+[.M38]" office:value-type="float" office:value="262" calcext:value-type="float">
            <text:p>262</text:p>
          </table:table-cell>
          <table:table-cell table:formula="of:=IF([.N38]&gt;0;[.O38]/[.N38]*100000;0)" office:value-type="float" office:value="114.360042077512" calcext:value-type="float">
            <text:p>114,36</text:p>
          </table:table-cell>
          <table:table-cell table:formula="of:=[.L37]-[.M37]+[.Q37]-[.R37]" office:value-type="float" office:value="1044390" calcext:value-type="float">
            <text:p>1.044.390</text:p>
          </table:table-cell>
          <table:table-cell table:formula="of:=ROUND([.Q38]*[.$B38]/100000)" office:value-type="float" office:value="1192" calcext:value-type="float">
            <text:p>1.192</text:p>
          </table:table-cell>
          <table:table-cell table:formula="of:=IF([.Q38]&gt;0;[.R38]/[.Q38]*100000;0)" office:value-type="float" office:value="114.133609092389" calcext:value-type="float">
            <text:p>114,13</text:p>
          </table:table-cell>
          <table:table-cell table:style-name="ce46" office:value-type="float" office:value="270.2637" calcext:value-type="float">
            <text:p>270,26</text:p>
          </table:table-cell>
          <table:table-cell table:formula="of:=ROUND(IF([.V37]&gt;DOSES*[.V37]*Prio/([.V37]*Prio+[.D37]*(1-Prio));DOSES*[.V37]*Prio/([.V37]*Prio+[.D37]*(1-Prio));[.V37]))" office:value-type="float" office:value="39276" calcext:value-type="float">
            <text:p>39276</text:p>
          </table:table-cell>
          <table:table-cell table:formula="of:=IF([.V37]-[.W37]-[.U37]&gt;0;[.V37]-[.W37]-[.U37];0)" office:value-type="float" office:value="293052" calcext:value-type="float">
            <text:p>293.052</text:p>
          </table:table-cell>
          <table:table-cell table:style-name="ce34" table:formula="of:=ROUND([.V38]*[.$T38]/100000)" office:value-type="float" office:value="792" calcext:value-type="float">
            <text:p>792</text:p>
          </table:table-cell>
          <table:table-cell table:style-name="ce34" table:formula="of:=[.U38]" office:value-type="float" office:value="39276" calcext:value-type="float">
            <text:p>39.276</text:p>
          </table:table-cell>
          <table:table-cell table:formula="of:=ROUND([.X38]*[.$T38]/100000)" office:value-type="float" office:value="106" calcext:value-type="float">
            <text:p>106</text:p>
          </table:table-cell>
          <table:table-cell table:formula="of:=[.X37]-[.Y37]" office:value-type="float" office:value="41487" calcext:value-type="float">
            <text:p>41.487</text:p>
          </table:table-cell>
          <table:table-cell table:formula="of:=ROUND([.Z38]*[.$T38]/100000)" office:value-type="float" office:value="112" calcext:value-type="float">
            <text:p>112</text:p>
          </table:table-cell>
          <table:table-cell table:formula="of:=[.Z37]-[.AA37]" office:value-type="float" office:value="43545" calcext:value-type="float">
            <text:p>43.545</text:p>
          </table:table-cell>
          <table:table-cell table:formula="of:=ROUND([.AB38]*[.$T38]/100000)" office:value-type="float" office:value="118" calcext:value-type="float">
            <text:p>118</text:p>
          </table:table-cell>
          <table:table-cell table:formula="of:=[.AB37]-[.AC37]" office:value-type="float" office:value="45465" calcext:value-type="float">
            <text:p>45.465</text:p>
          </table:table-cell>
          <table:table-cell table:formula="of:=ROUND([.AD38]*[.$T38]/100000)" office:value-type="float" office:value="123" calcext:value-type="float">
            <text:p>123</text:p>
          </table:table-cell>
          <table:table-cell table:formula="of:=[.X38]+[.Z38]+[.AB38]+[.AD38]" office:value-type="float" office:value="169773" calcext:value-type="float">
            <text:p>169.773</text:p>
          </table:table-cell>
          <table:table-cell table:formula="of:=[.Y38]+[.AA38]+[.AC38]+[.AE38]" office:value-type="float" office:value="459" calcext:value-type="float">
            <text:p>459</text:p>
          </table:table-cell>
          <table:table-cell table:formula="of:=IF([.AF38]&gt;0;[.AG38]/[.AF38]*100000;0)" office:value-type="float" office:value="270.361011468255" calcext:value-type="float">
            <text:p>270,36</text:p>
          </table:table-cell>
          <table:table-cell table:style-name="ce34" table:formula="of:=ROUND([.U35]*(1-[.U$1]/100000)^4)+[.AI37]" office:value-type="float" office:value="1905781" calcext:value-type="float">
            <text:p>1.905.781</text:p>
          </table:table-cell>
          <table:table-cell table:formula="of:=ROUND([.AI38]*[.$T38]/100000)" office:value-type="float" office:value="5151" calcext:value-type="float">
            <text:p>5.151</text:p>
          </table:table-cell>
          <table:table-cell table:formula="of:=IF([.AI38]&gt;0;[.AJ38]/[.AI38]*100000;0)" office:value-type="float" office:value="270.282891895763" calcext:value-type="float">
            <text:p>270,28</text:p>
          </table:table-cell>
          <table:table-cell table:style-name="ce51" office:value-type="float" office:value="184.0108" calcext:value-type="float">
            <text:p>184,01</text:p>
          </table:table-cell>
          <table:table-cell table:style-name="ce34" table:formula="of:=[.C38]+[.U38]" office:value-type="float" office:value="100000" calcext:value-type="float">
            <text:p>100.000</text:p>
          </table:table-cell>
          <table:table-cell table:style-name="ce34" table:formula="of:=[.D38]+[.V38]" office:value-type="float" office:value="2305204" calcext:value-type="float">
            <text:p>2.305.204</text:p>
          </table:table-cell>
          <table:table-cell table:formula="of:=[.E38]+[.W38]" office:value-type="float" office:value="3089" calcext:value-type="float">
            <text:p>3089</text:p>
          </table:table-cell>
          <table:table-cell table:style-name="ce55" table:formula="of:=IF([.AN38]&gt;0;[.AO38]/[.AN38]*100000;0)" office:value-type="float" office:value="134.001155646095" calcext:value-type="float">
            <text:p>134,00</text:p>
          </table:table-cell>
          <table:table-cell table:style-name="ce34" table:formula="of:=[.N38]+[.AF38]" office:value-type="float" office:value="398874" calcext:value-type="float">
            <text:p>398.874</text:p>
          </table:table-cell>
          <table:table-cell table:style-name="ce34" table:formula="of:=[.O38]+[.AG38]" office:value-type="float" office:value="721" calcext:value-type="float">
            <text:p>721</text:p>
          </table:table-cell>
          <table:table-cell table:style-name="ce55" table:formula="of:=IF([.AQ38]&gt;0;[.AR38]/[.AQ38]*100000;0)" office:value-type="float" office:value="180.758836123688" calcext:value-type="float">
            <text:p>180,76</text:p>
          </table:table-cell>
          <table:table-cell table:style-name="ce34" table:formula="of:=[.Q38]+[.AI38]" office:value-type="float" office:value="2950171" calcext:value-type="float">
            <text:p>2.950.171</text:p>
          </table:table-cell>
          <table:table-cell table:style-name="ce34" table:formula="of:=[.R38]+[.AJ38]" office:value-type="float" office:value="6343" calcext:value-type="float">
            <text:p>6.343</text:p>
          </table:table-cell>
          <table:table-cell table:style-name="ce55" table:formula="of:=IF([.AT38]&gt;0;[.AU38]/[.AT38]*100000;0)" office:value-type="float" office:value="215.004486180632" calcext:value-type="float">
            <text:p>215,00</text:p>
          </table:table-cell>
          <table:table-cell table:style-name="ce55" table:formula="of:=([.AO38]+[.AR38]+[.AU38])/([.AN38]+[.AP38]+[.AT38])*100000" office:value-type="float" office:value="193.187757794106" calcext:value-type="float">
            <text:p>193,19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6" calcext:value-type="float">
            <text:p>36</text:p>
          </table:table-cell>
          <table:table-cell table:style-name="ce28" office:value-type="string" calcext:value-type="string">
            <text:p>115,5621</text:p>
          </table:table-cell>
          <table:table-cell table:formula="of:=MIN(DOSES-[.U39];[.D38]-[.E38])" office:value-type="float" office:value="63189" calcext:value-type="float">
            <text:p>63189</text:p>
          </table:table-cell>
          <table:table-cell table:formula="of:=IF([.D38]-[.E38]-[.C39]&gt;0;[.D38]-[.E38]-[.C39];0)" office:value-type="float" office:value="1946666" calcext:value-type="float">
            <text:p>1.946.666</text:p>
          </table:table-cell>
          <table:table-cell table:formula="of:=ROUND([.D39]*[.$B39]/100000)" office:value-type="float" office:value="2250" calcext:value-type="float">
            <text:p>2.250</text:p>
          </table:table-cell>
          <table:table-cell table:formula="of:=[.C39]" office:value-type="float" office:value="63189" calcext:value-type="float">
            <text:p>63.189</text:p>
          </table:table-cell>
          <table:table-cell table:style-name="ce34" table:formula="of:=ROUND([.F39]*[.$B39]/100000)" office:value-type="float" office:value="73" calcext:value-type="float">
            <text:p>73</text:p>
          </table:table-cell>
          <table:table-cell table:style-name="ce34" table:formula="of:=[.F38]-[.G38]" office:value-type="float" office:value="60655" calcext:value-type="float">
            <text:p>60.655</text:p>
          </table:table-cell>
          <table:table-cell table:style-name="ce34" table:formula="of:=ROUND([.H39]*[.$B39]/100000)" office:value-type="float" office:value="70" calcext:value-type="float">
            <text:p>70</text:p>
          </table:table-cell>
          <table:table-cell table:style-name="ce34" table:formula="of:=[.H38]-[.I38]" office:value-type="float" office:value="58264" calcext:value-type="float">
            <text:p>58.264</text:p>
          </table:table-cell>
          <table:table-cell table:style-name="ce34" table:formula="of:=ROUND([.J39]*[.$B39]/100000)" office:value-type="float" office:value="67" calcext:value-type="float">
            <text:p>67</text:p>
          </table:table-cell>
          <table:table-cell table:style-name="ce34" table:formula="of:=[.J38]-[.K38]" office:value-type="float" office:value="56017" calcext:value-type="float">
            <text:p>56.017</text:p>
          </table:table-cell>
          <table:table-cell table:style-name="ce34" table:formula="of:=ROUND([.L39]*[.$B39]/100000)" office:value-type="float" office:value="65" calcext:value-type="float">
            <text:p>65</text:p>
          </table:table-cell>
          <table:table-cell table:style-name="ce34" table:formula="of:=[.F39]+[.H39]+[.J39]+[.L39]" office:value-type="float" office:value="238125" calcext:value-type="float">
            <text:p>238.125</text:p>
          </table:table-cell>
          <table:table-cell table:style-name="ce34" table:formula="of:=[.G39]+[.I39]+[.K39]+[.M39]" office:value-type="float" office:value="275" calcext:value-type="float">
            <text:p>275</text:p>
          </table:table-cell>
          <table:table-cell table:formula="of:=IF([.N39]&gt;0;[.O39]/[.N39]*100000;0)" office:value-type="float" office:value="115.485564304462" calcext:value-type="float">
            <text:p>115,49</text:p>
          </table:table-cell>
          <table:table-cell table:formula="of:=[.L38]-[.M38]+[.Q38]-[.R38]" office:value-type="float" office:value="1097101" calcext:value-type="float">
            <text:p>1.097.101</text:p>
          </table:table-cell>
          <table:table-cell table:formula="of:=ROUND([.Q39]*[.$B39]/100000)" office:value-type="float" office:value="1268" calcext:value-type="float">
            <text:p>1.268</text:p>
          </table:table-cell>
          <table:table-cell table:formula="of:=IF([.Q39]&gt;0;[.R39]/[.Q39]*100000;0)" office:value-type="float" office:value="115.577326062049" calcext:value-type="float">
            <text:p>115,58</text:p>
          </table:table-cell>
          <table:table-cell table:style-name="ce46" office:value-type="float" office:value="271.0284" calcext:value-type="float">
            <text:p>271,03</text:p>
          </table:table-cell>
          <table:table-cell table:formula="of:=ROUND(IF([.V38]&gt;DOSES*[.V38]*Prio/([.V38]*Prio+[.D38]*(1-Prio));DOSES*[.V38]*Prio/([.V38]*Prio+[.D38]*(1-Prio));[.V38]))" office:value-type="float" office:value="36811" calcext:value-type="float">
            <text:p>36811</text:p>
          </table:table-cell>
          <table:table-cell table:formula="of:=IF([.V38]-[.W38]-[.U38]&gt;0;[.V38]-[.W38]-[.U38];0)" office:value-type="float" office:value="252984" calcext:value-type="float">
            <text:p>252.984</text:p>
          </table:table-cell>
          <table:table-cell table:style-name="ce34" table:formula="of:=ROUND([.V39]*[.$T39]/100000)" office:value-type="float" office:value="686" calcext:value-type="float">
            <text:p>686</text:p>
          </table:table-cell>
          <table:table-cell table:style-name="ce34" table:formula="of:=[.U39]" office:value-type="float" office:value="36811" calcext:value-type="float">
            <text:p>36.811</text:p>
          </table:table-cell>
          <table:table-cell table:formula="of:=ROUND([.X39]*[.$T39]/100000)" office:value-type="float" office:value="100" calcext:value-type="float">
            <text:p>100</text:p>
          </table:table-cell>
          <table:table-cell table:formula="of:=[.X38]-[.Y38]" office:value-type="float" office:value="39170" calcext:value-type="float">
            <text:p>39.170</text:p>
          </table:table-cell>
          <table:table-cell table:formula="of:=ROUND([.Z39]*[.$T39]/100000)" office:value-type="float" office:value="106" calcext:value-type="float">
            <text:p>106</text:p>
          </table:table-cell>
          <table:table-cell table:formula="of:=[.Z38]-[.AA38]" office:value-type="float" office:value="41375" calcext:value-type="float">
            <text:p>41.375</text:p>
          </table:table-cell>
          <table:table-cell table:formula="of:=ROUND([.AB39]*[.$T39]/100000)" office:value-type="float" office:value="112" calcext:value-type="float">
            <text:p>112</text:p>
          </table:table-cell>
          <table:table-cell table:formula="of:=[.AB38]-[.AC38]" office:value-type="float" office:value="43427" calcext:value-type="float">
            <text:p>43.427</text:p>
          </table:table-cell>
          <table:table-cell table:formula="of:=ROUND([.AD39]*[.$T39]/100000)" office:value-type="float" office:value="118" calcext:value-type="float">
            <text:p>118</text:p>
          </table:table-cell>
          <table:table-cell table:formula="of:=[.X39]+[.Z39]+[.AB39]+[.AD39]" office:value-type="float" office:value="160783" calcext:value-type="float">
            <text:p>160.783</text:p>
          </table:table-cell>
          <table:table-cell table:formula="of:=[.Y39]+[.AA39]+[.AC39]+[.AE39]" office:value-type="float" office:value="436" calcext:value-type="float">
            <text:p>436</text:p>
          </table:table-cell>
          <table:table-cell table:formula="of:=IF([.AF39]&gt;0;[.AG39]/[.AF39]*100000;0)" office:value-type="float" office:value="271.172947388716" calcext:value-type="float">
            <text:p>271,17</text:p>
          </table:table-cell>
          <table:table-cell table:style-name="ce34" table:formula="of:=ROUND([.U36]*(1-[.U$1]/100000)^4)+[.AI38]" office:value-type="float" office:value="1949569" calcext:value-type="float">
            <text:p>1.949.569</text:p>
          </table:table-cell>
          <table:table-cell table:formula="of:=ROUND([.AI39]*[.$T39]/100000)" office:value-type="float" office:value="5284" calcext:value-type="float">
            <text:p>5.284</text:p>
          </table:table-cell>
          <table:table-cell table:formula="of:=IF([.AI39]&gt;0;[.AJ39]/[.AI39]*100000;0)" office:value-type="float" office:value="271.034264496409" calcext:value-type="float">
            <text:p>271,03</text:p>
          </table:table-cell>
          <table:table-cell table:style-name="ce51" office:value-type="float" office:value="185.1299" calcext:value-type="float">
            <text:p>185,13</text:p>
          </table:table-cell>
          <table:table-cell table:style-name="ce34" table:formula="of:=[.C39]+[.U39]" office:value-type="float" office:value="100000" calcext:value-type="float">
            <text:p>100.000</text:p>
          </table:table-cell>
          <table:table-cell table:style-name="ce34" table:formula="of:=[.D39]+[.V39]" office:value-type="float" office:value="2199650" calcext:value-type="float">
            <text:p>2.199.650</text:p>
          </table:table-cell>
          <table:table-cell table:formula="of:=[.E39]+[.W39]" office:value-type="float" office:value="2936" calcext:value-type="float">
            <text:p>2936</text:p>
          </table:table-cell>
          <table:table-cell table:style-name="ce55" table:formula="of:=IF([.AN39]&gt;0;[.AO39]/[.AN39]*100000;0)" office:value-type="float" office:value="133.475780237765" calcext:value-type="float">
            <text:p>133,48</text:p>
          </table:table-cell>
          <table:table-cell table:style-name="ce34" table:formula="of:=[.N39]+[.AF39]" office:value-type="float" office:value="398908" calcext:value-type="float">
            <text:p>398.908</text:p>
          </table:table-cell>
          <table:table-cell table:style-name="ce34" table:formula="of:=[.O39]+[.AG39]" office:value-type="float" office:value="711" calcext:value-type="float">
            <text:p>711</text:p>
          </table:table-cell>
          <table:table-cell table:style-name="ce55" table:formula="of:=IF([.AQ39]&gt;0;[.AR39]/[.AQ39]*100000;0)" office:value-type="float" office:value="178.236585879451" calcext:value-type="float">
            <text:p>178,24</text:p>
          </table:table-cell>
          <table:table-cell table:style-name="ce34" table:formula="of:=[.Q39]+[.AI39]" office:value-type="float" office:value="3046670" calcext:value-type="float">
            <text:p>3.046.670</text:p>
          </table:table-cell>
          <table:table-cell table:style-name="ce34" table:formula="of:=[.R39]+[.AJ39]" office:value-type="float" office:value="6552" calcext:value-type="float">
            <text:p>6.552</text:p>
          </table:table-cell>
          <table:table-cell table:style-name="ce55" table:formula="of:=IF([.AT39]&gt;0;[.AU39]/[.AT39]*100000;0)" office:value-type="float" office:value="215.054469305832" calcext:value-type="float">
            <text:p>215,05</text:p>
          </table:table-cell>
          <table:table-cell table:style-name="ce55" table:formula="of:=([.AO39]+[.AR39]+[.AU39])/([.AN39]+[.AP39]+[.AT39])*100000" office:value-type="float" office:value="194.39798803292" calcext:value-type="float">
            <text:p>194,40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7" calcext:value-type="float">
            <text:p>37</text:p>
          </table:table-cell>
          <table:table-cell table:style-name="ce28" office:value-type="string" calcext:value-type="string">
            <text:p>115,5388</text:p>
          </table:table-cell>
          <table:table-cell table:formula="of:=MIN(DOSES-[.U40];[.D39]-[.E39])" office:value-type="float" office:value="65797" calcext:value-type="float">
            <text:p>65797</text:p>
          </table:table-cell>
          <table:table-cell table:formula="of:=IF([.D39]-[.E39]-[.C40]&gt;0;[.D39]-[.E39]-[.C40];0)" office:value-type="float" office:value="1878619" calcext:value-type="float">
            <text:p>1.878.619</text:p>
          </table:table-cell>
          <table:table-cell table:formula="of:=ROUND([.D40]*[.$B40]/100000)" office:value-type="float" office:value="2171" calcext:value-type="float">
            <text:p>2.171</text:p>
          </table:table-cell>
          <table:table-cell table:formula="of:=[.C40]" office:value-type="float" office:value="65797" calcext:value-type="float">
            <text:p>65.797</text:p>
          </table:table-cell>
          <table:table-cell table:style-name="ce34" table:formula="of:=ROUND([.F40]*[.$B40]/100000)" office:value-type="float" office:value="76" calcext:value-type="float">
            <text:p>76</text:p>
          </table:table-cell>
          <table:table-cell table:style-name="ce34" table:formula="of:=[.F39]-[.G39]" office:value-type="float" office:value="63116" calcext:value-type="float">
            <text:p>63.116</text:p>
          </table:table-cell>
          <table:table-cell table:style-name="ce34" table:formula="of:=ROUND([.H40]*[.$B40]/100000)" office:value-type="float" office:value="73" calcext:value-type="float">
            <text:p>73</text:p>
          </table:table-cell>
          <table:table-cell table:style-name="ce34" table:formula="of:=[.H39]-[.I39]" office:value-type="float" office:value="60585" calcext:value-type="float">
            <text:p>60.585</text:p>
          </table:table-cell>
          <table:table-cell table:style-name="ce34" table:formula="of:=ROUND([.J40]*[.$B40]/100000)" office:value-type="float" office:value="70" calcext:value-type="float">
            <text:p>70</text:p>
          </table:table-cell>
          <table:table-cell table:style-name="ce34" table:formula="of:=[.J39]-[.K39]" office:value-type="float" office:value="58197" calcext:value-type="float">
            <text:p>58.197</text:p>
          </table:table-cell>
          <table:table-cell table:style-name="ce34" table:formula="of:=ROUND([.L40]*[.$B40]/100000)" office:value-type="float" office:value="67" calcext:value-type="float">
            <text:p>67</text:p>
          </table:table-cell>
          <table:table-cell table:style-name="ce34" table:formula="of:=[.F40]+[.H40]+[.J40]+[.L40]" office:value-type="float" office:value="247695" calcext:value-type="float">
            <text:p>247.695</text:p>
          </table:table-cell>
          <table:table-cell table:style-name="ce34" table:formula="of:=[.G40]+[.I40]+[.K40]+[.M40]" office:value-type="float" office:value="286" calcext:value-type="float">
            <text:p>286</text:p>
          </table:table-cell>
          <table:table-cell table:formula="of:=IF([.N40]&gt;0;[.O40]/[.N40]*100000;0)" office:value-type="float" office:value="115.464583459497" calcext:value-type="float">
            <text:p>115,46</text:p>
          </table:table-cell>
          <table:table-cell table:formula="of:=[.L39]-[.M39]+[.Q39]-[.R39]" office:value-type="float" office:value="1151785" calcext:value-type="float">
            <text:p>1.151.785</text:p>
          </table:table-cell>
          <table:table-cell table:formula="of:=ROUND([.Q40]*[.$B40]/100000)" office:value-type="float" office:value="1331" calcext:value-type="float">
            <text:p>1.331</text:p>
          </table:table-cell>
          <table:table-cell table:formula="of:=IF([.Q40]&gt;0;[.R40]/[.Q40]*100000;0)" office:value-type="float" office:value="115.559761587449" calcext:value-type="float">
            <text:p>115,56</text:p>
          </table:table-cell>
          <table:table-cell table:style-name="ce46" office:value-type="float" office:value="272.8344" calcext:value-type="float">
            <text:p>272,83</text:p>
          </table:table-cell>
          <table:table-cell table:formula="of:=ROUND(IF([.V39]&gt;DOSES*[.V39]*Prio/([.V39]*Prio+[.D39]*(1-Prio));DOSES*[.V39]*Prio/([.V39]*Prio+[.D39]*(1-Prio));[.V39]))" office:value-type="float" office:value="34203" calcext:value-type="float">
            <text:p>34203</text:p>
          </table:table-cell>
          <table:table-cell table:formula="of:=IF([.V39]-[.W39]-[.U39]&gt;0;[.V39]-[.W39]-[.U39];0)" office:value-type="float" office:value="215487" calcext:value-type="float">
            <text:p>215.487</text:p>
          </table:table-cell>
          <table:table-cell table:style-name="ce34" table:formula="of:=ROUND([.V40]*[.$T40]/100000)" office:value-type="float" office:value="588" calcext:value-type="float">
            <text:p>588</text:p>
          </table:table-cell>
          <table:table-cell table:style-name="ce34" table:formula="of:=[.U40]" office:value-type="float" office:value="34203" calcext:value-type="float">
            <text:p>34.203</text:p>
          </table:table-cell>
          <table:table-cell table:formula="of:=ROUND([.X40]*[.$T40]/100000)" office:value-type="float" office:value="93" calcext:value-type="float">
            <text:p>93</text:p>
          </table:table-cell>
          <table:table-cell table:formula="of:=[.X39]-[.Y39]" office:value-type="float" office:value="36711" calcext:value-type="float">
            <text:p>36.711</text:p>
          </table:table-cell>
          <table:table-cell table:formula="of:=ROUND([.Z40]*[.$T40]/100000)" office:value-type="float" office:value="100" calcext:value-type="float">
            <text:p>100</text:p>
          </table:table-cell>
          <table:table-cell table:formula="of:=[.Z39]-[.AA39]" office:value-type="float" office:value="39064" calcext:value-type="float">
            <text:p>39.064</text:p>
          </table:table-cell>
          <table:table-cell table:formula="of:=ROUND([.AB40]*[.$T40]/100000)" office:value-type="float" office:value="107" calcext:value-type="float">
            <text:p>107</text:p>
          </table:table-cell>
          <table:table-cell table:formula="of:=[.AB39]-[.AC39]" office:value-type="float" office:value="41263" calcext:value-type="float">
            <text:p>41.263</text:p>
          </table:table-cell>
          <table:table-cell table:formula="of:=ROUND([.AD40]*[.$T40]/100000)" office:value-type="float" office:value="113" calcext:value-type="float">
            <text:p>113</text:p>
          </table:table-cell>
          <table:table-cell table:formula="of:=[.X40]+[.Z40]+[.AB40]+[.AD40]" office:value-type="float" office:value="151241" calcext:value-type="float">
            <text:p>151.241</text:p>
          </table:table-cell>
          <table:table-cell table:formula="of:=[.Y40]+[.AA40]+[.AC40]+[.AE40]" office:value-type="float" office:value="413" calcext:value-type="float">
            <text:p>413</text:p>
          </table:table-cell>
          <table:table-cell table:formula="of:=IF([.AF40]&gt;0;[.AG40]/[.AF40]*100000;0)" office:value-type="float" office:value="273.074100277041" calcext:value-type="float">
            <text:p>273,07</text:p>
          </table:table-cell>
          <table:table-cell table:style-name="ce34" table:formula="of:=ROUND([.U37]*(1-[.U$1]/100000)^4)+[.AI39]" office:value-type="float" office:value="1991170" calcext:value-type="float">
            <text:p>1.991.170</text:p>
          </table:table-cell>
          <table:table-cell table:formula="of:=ROUND([.AI40]*[.$T40]/100000)" office:value-type="float" office:value="5433" calcext:value-type="float">
            <text:p>5.433</text:p>
          </table:table-cell>
          <table:table-cell table:formula="of:=IF([.AI40]&gt;0;[.AJ40]/[.AI40]*100000;0)" office:value-type="float" office:value="272.854653294294" calcext:value-type="float">
            <text:p>272,85</text:p>
          </table:table-cell>
          <table:table-cell table:style-name="ce51" office:value-type="float" office:value="185.9251" calcext:value-type="float">
            <text:p>185,93</text:p>
          </table:table-cell>
          <table:table-cell table:style-name="ce34" table:formula="of:=[.C40]+[.U40]" office:value-type="float" office:value="100000" calcext:value-type="float">
            <text:p>100.000</text:p>
          </table:table-cell>
          <table:table-cell table:style-name="ce34" table:formula="of:=[.D40]+[.V40]" office:value-type="float" office:value="2094106" calcext:value-type="float">
            <text:p>2.094.106</text:p>
          </table:table-cell>
          <table:table-cell table:formula="of:=[.E40]+[.W40]" office:value-type="float" office:value="2759" calcext:value-type="float">
            <text:p>2759</text:p>
          </table:table-cell>
          <table:table-cell table:style-name="ce55" table:formula="of:=IF([.AN40]&gt;0;[.AO40]/[.AN40]*100000;0)" office:value-type="float" office:value="131.750732770929" calcext:value-type="float">
            <text:p>131,75</text:p>
          </table:table-cell>
          <table:table-cell table:style-name="ce34" table:formula="of:=[.N40]+[.AF40]" office:value-type="float" office:value="398936" calcext:value-type="float">
            <text:p>398.936</text:p>
          </table:table-cell>
          <table:table-cell table:style-name="ce34" table:formula="of:=[.O40]+[.AG40]" office:value-type="float" office:value="699" calcext:value-type="float">
            <text:p>699</text:p>
          </table:table-cell>
          <table:table-cell table:style-name="ce55" table:formula="of:=IF([.AQ40]&gt;0;[.AR40]/[.AQ40]*100000;0)" office:value-type="float" office:value="175.216074758859" calcext:value-type="float">
            <text:p>175,22</text:p>
          </table:table-cell>
          <table:table-cell table:style-name="ce34" table:formula="of:=[.Q40]+[.AI40]" office:value-type="float" office:value="3142955" calcext:value-type="float">
            <text:p>3.142.955</text:p>
          </table:table-cell>
          <table:table-cell table:style-name="ce34" table:formula="of:=[.R40]+[.AJ40]" office:value-type="float" office:value="6764" calcext:value-type="float">
            <text:p>6.764</text:p>
          </table:table-cell>
          <table:table-cell table:style-name="ce55" table:formula="of:=IF([.AT40]&gt;0;[.AU40]/[.AT40]*100000;0)" office:value-type="float" office:value="215.211480915253" calcext:value-type="float">
            <text:p>215,21</text:p>
          </table:table-cell>
          <table:table-cell table:style-name="ce55" table:formula="of:=([.AO40]+[.AR40]+[.AU40])/([.AN40]+[.AP40]+[.AT40])*100000" office:value-type="float" office:value="195.180901038438" calcext:value-type="float">
            <text:p>195,1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8" calcext:value-type="float">
            <text:p>38</text:p>
          </table:table-cell>
          <table:table-cell table:style-name="ce28" office:value-type="string" calcext:value-type="string">
            <text:p>116,4658</text:p>
          </table:table-cell>
          <table:table-cell table:formula="of:=MIN(DOSES-[.U41];[.D40]-[.E40])" office:value-type="float" office:value="68549" calcext:value-type="float">
            <text:p>68549</text:p>
          </table:table-cell>
          <table:table-cell table:formula="of:=IF([.D40]-[.E40]-[.C41]&gt;0;[.D40]-[.E40]-[.C41];0)" office:value-type="float" office:value="1807899" calcext:value-type="float">
            <text:p>1.807.899</text:p>
          </table:table-cell>
          <table:table-cell table:formula="of:=ROUND([.D41]*[.$B41]/100000)" office:value-type="float" office:value="2106" calcext:value-type="float">
            <text:p>2.106</text:p>
          </table:table-cell>
          <table:table-cell table:formula="of:=[.C41]" office:value-type="float" office:value="68549" calcext:value-type="float">
            <text:p>68.549</text:p>
          </table:table-cell>
          <table:table-cell table:style-name="ce34" table:formula="of:=ROUND([.F41]*[.$B41]/100000)" office:value-type="float" office:value="80" calcext:value-type="float">
            <text:p>80</text:p>
          </table:table-cell>
          <table:table-cell table:style-name="ce34" table:formula="of:=[.F40]-[.G40]" office:value-type="float" office:value="65721" calcext:value-type="float">
            <text:p>65.721</text:p>
          </table:table-cell>
          <table:table-cell table:style-name="ce34" table:formula="of:=ROUND([.H41]*[.$B41]/100000)" office:value-type="float" office:value="77" calcext:value-type="float">
            <text:p>77</text:p>
          </table:table-cell>
          <table:table-cell table:style-name="ce34" table:formula="of:=[.H40]-[.I40]" office:value-type="float" office:value="63043" calcext:value-type="float">
            <text:p>63.043</text:p>
          </table:table-cell>
          <table:table-cell table:style-name="ce34" table:formula="of:=ROUND([.J41]*[.$B41]/100000)" office:value-type="float" office:value="73" calcext:value-type="float">
            <text:p>73</text:p>
          </table:table-cell>
          <table:table-cell table:style-name="ce34" table:formula="of:=[.J40]-[.K40]" office:value-type="float" office:value="60515" calcext:value-type="float">
            <text:p>60.515</text:p>
          </table:table-cell>
          <table:table-cell table:style-name="ce34" table:formula="of:=ROUND([.L41]*[.$B41]/100000)" office:value-type="float" office:value="70" calcext:value-type="float">
            <text:p>70</text:p>
          </table:table-cell>
          <table:table-cell table:style-name="ce34" table:formula="of:=[.F41]+[.H41]+[.J41]+[.L41]" office:value-type="float" office:value="257828" calcext:value-type="float">
            <text:p>257.828</text:p>
          </table:table-cell>
          <table:table-cell table:style-name="ce34" table:formula="of:=[.G41]+[.I41]+[.K41]+[.M41]" office:value-type="float" office:value="300" calcext:value-type="float">
            <text:p>300</text:p>
          </table:table-cell>
          <table:table-cell table:formula="of:=IF([.N41]&gt;0;[.O41]/[.N41]*100000;0)" office:value-type="float" office:value="116.356640861349" calcext:value-type="float">
            <text:p>116,36</text:p>
          </table:table-cell>
          <table:table-cell table:formula="of:=[.L40]-[.M40]+[.Q40]-[.R40]" office:value-type="float" office:value="1208584" calcext:value-type="float">
            <text:p>1.208.584</text:p>
          </table:table-cell>
          <table:table-cell table:formula="of:=ROUND([.Q41]*[.$B41]/100000)" office:value-type="float" office:value="1408" calcext:value-type="float">
            <text:p>1.408</text:p>
          </table:table-cell>
          <table:table-cell table:formula="of:=IF([.Q41]&gt;0;[.R41]/[.Q41]*100000;0)" office:value-type="float" office:value="116.499970213076" calcext:value-type="float">
            <text:p>116,50</text:p>
          </table:table-cell>
          <table:table-cell table:style-name="ce46" office:value-type="float" office:value="276.4319" calcext:value-type="float">
            <text:p>276,43</text:p>
          </table:table-cell>
          <table:table-cell table:formula="of:=ROUND(IF([.V40]&gt;DOSES*[.V40]*Prio/([.V40]*Prio+[.D40]*(1-Prio));DOSES*[.V40]*Prio/([.V40]*Prio+[.D40]*(1-Prio));[.V40]))" office:value-type="float" office:value="31451" calcext:value-type="float">
            <text:p>31451</text:p>
          </table:table-cell>
          <table:table-cell table:formula="of:=IF([.V40]-[.W40]-[.U40]&gt;0;[.V40]-[.W40]-[.U40];0)" office:value-type="float" office:value="180696" calcext:value-type="float">
            <text:p>180.696</text:p>
          </table:table-cell>
          <table:table-cell table:style-name="ce34" table:formula="of:=ROUND([.V41]*[.$T41]/100000)" office:value-type="float" office:value="500" calcext:value-type="float">
            <text:p>500</text:p>
          </table:table-cell>
          <table:table-cell table:style-name="ce34" table:formula="of:=[.U41]" office:value-type="float" office:value="31451" calcext:value-type="float">
            <text:p>31.451</text:p>
          </table:table-cell>
          <table:table-cell table:formula="of:=ROUND([.X41]*[.$T41]/100000)" office:value-type="float" office:value="87" calcext:value-type="float">
            <text:p>87</text:p>
          </table:table-cell>
          <table:table-cell table:formula="of:=[.X40]-[.Y40]" office:value-type="float" office:value="34110" calcext:value-type="float">
            <text:p>34.110</text:p>
          </table:table-cell>
          <table:table-cell table:formula="of:=ROUND([.Z41]*[.$T41]/100000)" office:value-type="float" office:value="94" calcext:value-type="float">
            <text:p>94</text:p>
          </table:table-cell>
          <table:table-cell table:formula="of:=[.Z40]-[.AA40]" office:value-type="float" office:value="36611" calcext:value-type="float">
            <text:p>36.611</text:p>
          </table:table-cell>
          <table:table-cell table:formula="of:=ROUND([.AB41]*[.$T41]/100000)" office:value-type="float" office:value="101" calcext:value-type="float">
            <text:p>101</text:p>
          </table:table-cell>
          <table:table-cell table:formula="of:=[.AB40]-[.AC40]" office:value-type="float" office:value="38957" calcext:value-type="float">
            <text:p>38.957</text:p>
          </table:table-cell>
          <table:table-cell table:formula="of:=ROUND([.AD41]*[.$T41]/100000)" office:value-type="float" office:value="108" calcext:value-type="float">
            <text:p>108</text:p>
          </table:table-cell>
          <table:table-cell table:formula="of:=[.X41]+[.Z41]+[.AB41]+[.AD41]" office:value-type="float" office:value="141129" calcext:value-type="float">
            <text:p>141.129</text:p>
          </table:table-cell>
          <table:table-cell table:formula="of:=[.Y41]+[.AA41]+[.AC41]+[.AE41]" office:value-type="float" office:value="390" calcext:value-type="float">
            <text:p>390</text:p>
          </table:table-cell>
          <table:table-cell table:formula="of:=IF([.AF41]&gt;0;[.AG41]/[.AF41]*100000;0)" office:value-type="float" office:value="276.342920306953" calcext:value-type="float">
            <text:p>276,34</text:p>
          </table:table-cell>
          <table:table-cell table:style-name="ce34" table:formula="of:=ROUND([.U38]*(1-[.U$1]/100000)^4)+[.AI40]" office:value-type="float" office:value="2030446" calcext:value-type="float">
            <text:p>2.030.446</text:p>
          </table:table-cell>
          <table:table-cell table:formula="of:=ROUND([.AI41]*[.$T41]/100000)" office:value-type="float" office:value="5613" calcext:value-type="float">
            <text:p>5.613</text:p>
          </table:table-cell>
          <table:table-cell table:formula="of:=IF([.AI41]&gt;0;[.AJ41]/[.AI41]*100000;0)" office:value-type="float" office:value="276.441727581034" calcext:value-type="float">
            <text:p>276,44</text:p>
          </table:table-cell>
          <table:table-cell table:style-name="ce51" office:value-type="float" office:value="188.0471" calcext:value-type="float">
            <text:p>188,05</text:p>
          </table:table-cell>
          <table:table-cell table:style-name="ce34" table:formula="of:=[.C41]+[.U41]" office:value-type="float" office:value="100000" calcext:value-type="float">
            <text:p>100.000</text:p>
          </table:table-cell>
          <table:table-cell table:style-name="ce34" table:formula="of:=[.D41]+[.V41]" office:value-type="float" office:value="1988595" calcext:value-type="float">
            <text:p>1.988.595</text:p>
          </table:table-cell>
          <table:table-cell table:formula="of:=[.E41]+[.W41]" office:value-type="float" office:value="2606" calcext:value-type="float">
            <text:p>2606</text:p>
          </table:table-cell>
          <table:table-cell table:style-name="ce55" table:formula="of:=IF([.AN41]&gt;0;[.AO41]/[.AN41]*100000;0)" office:value-type="float" office:value="131.047297212353" calcext:value-type="float">
            <text:p>131,05</text:p>
          </table:table-cell>
          <table:table-cell table:style-name="ce34" table:formula="of:=[.N41]+[.AF41]" office:value-type="float" office:value="398957" calcext:value-type="float">
            <text:p>398.957</text:p>
          </table:table-cell>
          <table:table-cell table:style-name="ce34" table:formula="of:=[.O41]+[.AG41]" office:value-type="float" office:value="690" calcext:value-type="float">
            <text:p>690</text:p>
          </table:table-cell>
          <table:table-cell table:style-name="ce55" table:formula="of:=IF([.AQ41]&gt;0;[.AR41]/[.AQ41]*100000;0)" office:value-type="float" office:value="172.950969653371" calcext:value-type="float">
            <text:p>172,95</text:p>
          </table:table-cell>
          <table:table-cell table:style-name="ce34" table:formula="of:=[.Q41]+[.AI41]" office:value-type="float" office:value="3239030" calcext:value-type="float">
            <text:p>3.239.030</text:p>
          </table:table-cell>
          <table:table-cell table:style-name="ce34" table:formula="of:=[.R41]+[.AJ41]" office:value-type="float" office:value="7021" calcext:value-type="float">
            <text:p>7.021</text:p>
          </table:table-cell>
          <table:table-cell table:style-name="ce55" table:formula="of:=IF([.AT41]&gt;0;[.AU41]/[.AT41]*100000;0)" office:value-type="float" office:value="216.762425787967" calcext:value-type="float">
            <text:p>216,76</text:p>
          </table:table-cell>
          <table:table-cell table:style-name="ce55" table:formula="of:=([.AO41]+[.AR41]+[.AU41])/([.AN41]+[.AP41]+[.AT41])*100000" office:value-type="float" office:value="197.350448388539" calcext:value-type="float">
            <text:p>197,35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39" calcext:value-type="float">
            <text:p>39</text:p>
          </table:table-cell>
          <table:table-cell table:style-name="ce28" office:value-type="string" calcext:value-type="string">
            <text:p>118,0823</text:p>
          </table:table-cell>
          <table:table-cell table:formula="of:=MIN(DOSES-[.U42];[.D41]-[.E41])" office:value-type="float" office:value="71439" calcext:value-type="float">
            <text:p>71439</text:p>
          </table:table-cell>
          <table:table-cell table:formula="of:=IF([.D41]-[.E41]-[.C42]&gt;0;[.D41]-[.E41]-[.C42];0)" office:value-type="float" office:value="1734354" calcext:value-type="float">
            <text:p>1.734.354</text:p>
          </table:table-cell>
          <table:table-cell table:formula="of:=ROUND([.D42]*[.$B42]/100000)" office:value-type="float" office:value="2048" calcext:value-type="float">
            <text:p>2.048</text:p>
          </table:table-cell>
          <table:table-cell table:formula="of:=[.C42]" office:value-type="float" office:value="71439" calcext:value-type="float">
            <text:p>71.439</text:p>
          </table:table-cell>
          <table:table-cell table:style-name="ce34" table:formula="of:=ROUND([.F42]*[.$B42]/100000)" office:value-type="float" office:value="84" calcext:value-type="float">
            <text:p>84</text:p>
          </table:table-cell>
          <table:table-cell table:style-name="ce34" table:formula="of:=[.F41]-[.G41]" office:value-type="float" office:value="68469" calcext:value-type="float">
            <text:p>68.469</text:p>
          </table:table-cell>
          <table:table-cell table:style-name="ce34" table:formula="of:=ROUND([.H42]*[.$B42]/100000)" office:value-type="float" office:value="81" calcext:value-type="float">
            <text:p>81</text:p>
          </table:table-cell>
          <table:table-cell table:style-name="ce34" table:formula="of:=[.H41]-[.I41]" office:value-type="float" office:value="65644" calcext:value-type="float">
            <text:p>65.644</text:p>
          </table:table-cell>
          <table:table-cell table:style-name="ce34" table:formula="of:=ROUND([.J42]*[.$B42]/100000)" office:value-type="float" office:value="78" calcext:value-type="float">
            <text:p>78</text:p>
          </table:table-cell>
          <table:table-cell table:style-name="ce34" table:formula="of:=[.J41]-[.K41]" office:value-type="float" office:value="62970" calcext:value-type="float">
            <text:p>62.970</text:p>
          </table:table-cell>
          <table:table-cell table:style-name="ce34" table:formula="of:=ROUND([.L42]*[.$B42]/100000)" office:value-type="float" office:value="74" calcext:value-type="float">
            <text:p>74</text:p>
          </table:table-cell>
          <table:table-cell table:style-name="ce34" table:formula="of:=[.F42]+[.H42]+[.J42]+[.L42]" office:value-type="float" office:value="268522" calcext:value-type="float">
            <text:p>268.522</text:p>
          </table:table-cell>
          <table:table-cell table:style-name="ce34" table:formula="of:=[.G42]+[.I42]+[.K42]+[.M42]" office:value-type="float" office:value="317" calcext:value-type="float">
            <text:p>317</text:p>
          </table:table-cell>
          <table:table-cell table:formula="of:=IF([.N42]&gt;0;[.O42]/[.N42]*100000;0)" office:value-type="float" office:value="118.053641787265" calcext:value-type="float">
            <text:p>118,05</text:p>
          </table:table-cell>
          <table:table-cell table:formula="of:=[.L41]-[.M41]+[.Q41]-[.R41]" office:value-type="float" office:value="1267621" calcext:value-type="float">
            <text:p>1.267.621</text:p>
          </table:table-cell>
          <table:table-cell table:formula="of:=ROUND([.Q42]*[.$B42]/100000)" office:value-type="float" office:value="1497" calcext:value-type="float">
            <text:p>1.497</text:p>
          </table:table-cell>
          <table:table-cell table:formula="of:=IF([.Q42]&gt;0;[.R42]/[.Q42]*100000;0)" office:value-type="float" office:value="118.095235089984" calcext:value-type="float">
            <text:p>118,10</text:p>
          </table:table-cell>
          <table:table-cell table:style-name="ce46" office:value-type="float" office:value="277.9733" calcext:value-type="float">
            <text:p>277,97</text:p>
          </table:table-cell>
          <table:table-cell table:formula="of:=ROUND(IF([.V41]&gt;DOSES*[.V41]*Prio/([.V41]*Prio+[.D41]*(1-Prio));DOSES*[.V41]*Prio/([.V41]*Prio+[.D41]*(1-Prio));[.V41]))" office:value-type="float" office:value="28561" calcext:value-type="float">
            <text:p>28561</text:p>
          </table:table-cell>
          <table:table-cell table:formula="of:=IF([.V41]-[.W41]-[.U41]&gt;0;[.V41]-[.W41]-[.U41];0)" office:value-type="float" office:value="148745" calcext:value-type="float">
            <text:p>148.745</text:p>
          </table:table-cell>
          <table:table-cell table:style-name="ce34" table:formula="of:=ROUND([.V42]*[.$T42]/100000)" office:value-type="float" office:value="413" calcext:value-type="float">
            <text:p>413</text:p>
          </table:table-cell>
          <table:table-cell table:style-name="ce34" table:formula="of:=[.U42]" office:value-type="float" office:value="28561" calcext:value-type="float">
            <text:p>28.561</text:p>
          </table:table-cell>
          <table:table-cell table:formula="of:=ROUND([.X42]*[.$T42]/100000)" office:value-type="float" office:value="79" calcext:value-type="float">
            <text:p>79</text:p>
          </table:table-cell>
          <table:table-cell table:formula="of:=[.X41]-[.Y41]" office:value-type="float" office:value="31364" calcext:value-type="float">
            <text:p>31.364</text:p>
          </table:table-cell>
          <table:table-cell table:formula="of:=ROUND([.Z42]*[.$T42]/100000)" office:value-type="float" office:value="87" calcext:value-type="float">
            <text:p>87</text:p>
          </table:table-cell>
          <table:table-cell table:formula="of:=[.Z41]-[.AA41]" office:value-type="float" office:value="34016" calcext:value-type="float">
            <text:p>34.016</text:p>
          </table:table-cell>
          <table:table-cell table:formula="of:=ROUND([.AB42]*[.$T42]/100000)" office:value-type="float" office:value="95" calcext:value-type="float">
            <text:p>95</text:p>
          </table:table-cell>
          <table:table-cell table:formula="of:=[.AB41]-[.AC41]" office:value-type="float" office:value="36510" calcext:value-type="float">
            <text:p>36.510</text:p>
          </table:table-cell>
          <table:table-cell table:formula="of:=ROUND([.AD42]*[.$T42]/100000)" office:value-type="float" office:value="101" calcext:value-type="float">
            <text:p>101</text:p>
          </table:table-cell>
          <table:table-cell table:formula="of:=[.X42]+[.Z42]+[.AB42]+[.AD42]" office:value-type="float" office:value="130451" calcext:value-type="float">
            <text:p>130.451</text:p>
          </table:table-cell>
          <table:table-cell table:formula="of:=[.Y42]+[.AA42]+[.AC42]+[.AE42]" office:value-type="float" office:value="362" calcext:value-type="float">
            <text:p>362</text:p>
          </table:table-cell>
          <table:table-cell table:formula="of:=IF([.AF42]&gt;0;[.AG42]/[.AF42]*100000;0)" office:value-type="float" office:value="277.498830978682" calcext:value-type="float">
            <text:p>277,50</text:p>
          </table:table-cell>
          <table:table-cell table:style-name="ce34" table:formula="of:=ROUND([.U39]*(1-[.U$1]/100000)^4)+[.AI41]" office:value-type="float" office:value="2067257" calcext:value-type="float">
            <text:p>2.067.257</text:p>
          </table:table-cell>
          <table:table-cell table:formula="of:=ROUND([.AI42]*[.$T42]/100000)" office:value-type="float" office:value="5746" calcext:value-type="float">
            <text:p>5.746</text:p>
          </table:table-cell>
          <table:table-cell table:formula="of:=IF([.AI42]&gt;0;[.AJ42]/[.AI42]*100000;0)" office:value-type="float" office:value="277.952862174369" calcext:value-type="float">
            <text:p>277,95</text:p>
          </table:table-cell>
          <table:table-cell table:style-name="ce51" office:value-type="float" office:value="189.63" calcext:value-type="float">
            <text:p>189,63</text:p>
          </table:table-cell>
          <table:table-cell table:style-name="ce34" table:formula="of:=[.C42]+[.U42]" office:value-type="float" office:value="100000" calcext:value-type="float">
            <text:p>100.000</text:p>
          </table:table-cell>
          <table:table-cell table:style-name="ce34" table:formula="of:=[.D42]+[.V42]" office:value-type="float" office:value="1883099" calcext:value-type="float">
            <text:p>1.883.099</text:p>
          </table:table-cell>
          <table:table-cell table:formula="of:=[.E42]+[.W42]" office:value-type="float" office:value="2461" calcext:value-type="float">
            <text:p>2461</text:p>
          </table:table-cell>
          <table:table-cell table:style-name="ce55" table:formula="of:=IF([.AN42]&gt;0;[.AO42]/[.AN42]*100000;0)" office:value-type="float" office:value="130.688827300105" calcext:value-type="float">
            <text:p>130,69</text:p>
          </table:table-cell>
          <table:table-cell table:style-name="ce34" table:formula="of:=[.N42]+[.AF42]" office:value-type="float" office:value="398973" calcext:value-type="float">
            <text:p>398.973</text:p>
          </table:table-cell>
          <table:table-cell table:style-name="ce34" table:formula="of:=[.O42]+[.AG42]" office:value-type="float" office:value="679" calcext:value-type="float">
            <text:p>679</text:p>
          </table:table-cell>
          <table:table-cell table:style-name="ce55" table:formula="of:=IF([.AQ42]&gt;0;[.AR42]/[.AQ42]*100000;0)" office:value-type="float" office:value="170.18695500698" calcext:value-type="float">
            <text:p>170,19</text:p>
          </table:table-cell>
          <table:table-cell table:style-name="ce34" table:formula="of:=[.Q42]+[.AI42]" office:value-type="float" office:value="3334878" calcext:value-type="float">
            <text:p>3.334.878</text:p>
          </table:table-cell>
          <table:table-cell table:style-name="ce34" table:formula="of:=[.R42]+[.AJ42]" office:value-type="float" office:value="7243" calcext:value-type="float">
            <text:p>7.243</text:p>
          </table:table-cell>
          <table:table-cell table:style-name="ce55" table:formula="of:=IF([.AT42]&gt;0;[.AU42]/[.AT42]*100000;0)" office:value-type="float" office:value="217.189354453146" calcext:value-type="float">
            <text:p>217,19</text:p>
          </table:table-cell>
          <table:table-cell table:style-name="ce55" table:formula="of:=([.AO42]+[.AR42]+[.AU42])/([.AN42]+[.AP42]+[.AT42])*100000" office:value-type="float" office:value="198.980178623593" calcext:value-type="float">
            <text:p>198,9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0" calcext:value-type="float">
            <text:p>40</text:p>
          </table:table-cell>
          <table:table-cell table:style-name="ce28" office:value-type="string" calcext:value-type="string">
            <text:p>118,9859</text:p>
          </table:table-cell>
          <table:table-cell table:formula="of:=MIN(DOSES-[.U43];[.D42]-[.E42])" office:value-type="float" office:value="74457" calcext:value-type="float">
            <text:p>74457</text:p>
          </table:table-cell>
          <table:table-cell table:formula="of:=IF([.D42]-[.E42]-[.C43]&gt;0;[.D42]-[.E42]-[.C43];0)" office:value-type="float" office:value="1657849" calcext:value-type="float">
            <text:p>1.657.849</text:p>
          </table:table-cell>
          <table:table-cell table:formula="of:=ROUND([.D43]*[.$B43]/100000)" office:value-type="float" office:value="1973" calcext:value-type="float">
            <text:p>1.973</text:p>
          </table:table-cell>
          <table:table-cell table:formula="of:=[.C43]" office:value-type="float" office:value="74457" calcext:value-type="float">
            <text:p>74.457</text:p>
          </table:table-cell>
          <table:table-cell table:style-name="ce34" table:formula="of:=ROUND([.F43]*[.$B43]/100000)" office:value-type="float" office:value="89" calcext:value-type="float">
            <text:p>89</text:p>
          </table:table-cell>
          <table:table-cell table:style-name="ce34" table:formula="of:=[.F42]-[.G42]" office:value-type="float" office:value="71355" calcext:value-type="float">
            <text:p>71.355</text:p>
          </table:table-cell>
          <table:table-cell table:style-name="ce34" table:formula="of:=ROUND([.H43]*[.$B43]/100000)" office:value-type="float" office:value="85" calcext:value-type="float">
            <text:p>85</text:p>
          </table:table-cell>
          <table:table-cell table:style-name="ce34" table:formula="of:=[.H42]-[.I42]" office:value-type="float" office:value="68388" calcext:value-type="float">
            <text:p>68.388</text:p>
          </table:table-cell>
          <table:table-cell table:style-name="ce34" table:formula="of:=ROUND([.J43]*[.$B43]/100000)" office:value-type="float" office:value="81" calcext:value-type="float">
            <text:p>81</text:p>
          </table:table-cell>
          <table:table-cell table:style-name="ce34" table:formula="of:=[.J42]-[.K42]" office:value-type="float" office:value="65566" calcext:value-type="float">
            <text:p>65.566</text:p>
          </table:table-cell>
          <table:table-cell table:style-name="ce34" table:formula="of:=ROUND([.L43]*[.$B43]/100000)" office:value-type="float" office:value="78" calcext:value-type="float">
            <text:p>78</text:p>
          </table:table-cell>
          <table:table-cell table:style-name="ce34" table:formula="of:=[.F43]+[.H43]+[.J43]+[.L43]" office:value-type="float" office:value="279766" calcext:value-type="float">
            <text:p>279.766</text:p>
          </table:table-cell>
          <table:table-cell table:style-name="ce34" table:formula="of:=[.G43]+[.I43]+[.K43]+[.M43]" office:value-type="float" office:value="333" calcext:value-type="float">
            <text:p>333</text:p>
          </table:table-cell>
          <table:table-cell table:formula="of:=IF([.N43]&gt;0;[.O43]/[.N43]*100000;0)" office:value-type="float" office:value="119.028044866067" calcext:value-type="float">
            <text:p>119,03</text:p>
          </table:table-cell>
          <table:table-cell table:formula="of:=[.L42]-[.M42]+[.Q42]-[.R42]" office:value-type="float" office:value="1329020" calcext:value-type="float">
            <text:p>1.329.020</text:p>
          </table:table-cell>
          <table:table-cell table:formula="of:=ROUND([.Q43]*[.$B43]/100000)" office:value-type="float" office:value="1581" calcext:value-type="float">
            <text:p>1.581</text:p>
          </table:table-cell>
          <table:table-cell table:formula="of:=IF([.Q43]&gt;0;[.R43]/[.Q43]*100000;0)" office:value-type="float" office:value="118.95983506644" calcext:value-type="float">
            <text:p>118,96</text:p>
          </table:table-cell>
          <table:table-cell table:style-name="ce46" office:value-type="float" office:value="281.5516" calcext:value-type="float">
            <text:p>281,55</text:p>
          </table:table-cell>
          <table:table-cell table:formula="of:=ROUND(IF([.V42]&gt;DOSES*[.V42]*Prio/([.V42]*Prio+[.D42]*(1-Prio));DOSES*[.V42]*Prio/([.V42]*Prio+[.D42]*(1-Prio));[.V42]))" office:value-type="float" office:value="25543" calcext:value-type="float">
            <text:p>25543</text:p>
          </table:table-cell>
          <table:table-cell table:formula="of:=IF([.V42]-[.W42]-[.U42]&gt;0;[.V42]-[.W42]-[.U42];0)" office:value-type="float" office:value="119771" calcext:value-type="float">
            <text:p>119.771</text:p>
          </table:table-cell>
          <table:table-cell table:style-name="ce34" table:formula="of:=ROUND([.V43]*[.$T43]/100000)" office:value-type="float" office:value="337" calcext:value-type="float">
            <text:p>337</text:p>
          </table:table-cell>
          <table:table-cell table:style-name="ce34" table:formula="of:=[.U43]" office:value-type="float" office:value="25543" calcext:value-type="float">
            <text:p>25.543</text:p>
          </table:table-cell>
          <table:table-cell table:formula="of:=ROUND([.X43]*[.$T43]/100000)" office:value-type="float" office:value="72" calcext:value-type="float">
            <text:p>72</text:p>
          </table:table-cell>
          <table:table-cell table:formula="of:=[.X42]-[.Y42]" office:value-type="float" office:value="28482" calcext:value-type="float">
            <text:p>28.482</text:p>
          </table:table-cell>
          <table:table-cell table:formula="of:=ROUND([.Z43]*[.$T43]/100000)" office:value-type="float" office:value="80" calcext:value-type="float">
            <text:p>80</text:p>
          </table:table-cell>
          <table:table-cell table:formula="of:=[.Z42]-[.AA42]" office:value-type="float" office:value="31277" calcext:value-type="float">
            <text:p>31.277</text:p>
          </table:table-cell>
          <table:table-cell table:formula="of:=ROUND([.AB43]*[.$T43]/100000)" office:value-type="float" office:value="88" calcext:value-type="float">
            <text:p>88</text:p>
          </table:table-cell>
          <table:table-cell table:formula="of:=[.AB42]-[.AC42]" office:value-type="float" office:value="33921" calcext:value-type="float">
            <text:p>33.921</text:p>
          </table:table-cell>
          <table:table-cell table:formula="of:=ROUND([.AD43]*[.$T43]/100000)" office:value-type="float" office:value="96" calcext:value-type="float">
            <text:p>96</text:p>
          </table:table-cell>
          <table:table-cell table:formula="of:=[.X43]+[.Z43]+[.AB43]+[.AD43]" office:value-type="float" office:value="119223" calcext:value-type="float">
            <text:p>119.223</text:p>
          </table:table-cell>
          <table:table-cell table:formula="of:=[.Y43]+[.AA43]+[.AC43]+[.AE43]" office:value-type="float" office:value="336" calcext:value-type="float">
            <text:p>336</text:p>
          </table:table-cell>
          <table:table-cell table:formula="of:=IF([.AF43]&gt;0;[.AG43]/[.AF43]*100000;0)" office:value-type="float" office:value="281.824815681538" calcext:value-type="float">
            <text:p>281,82</text:p>
          </table:table-cell>
          <table:table-cell table:style-name="ce34" table:formula="of:=ROUND([.U40]*(1-[.U$1]/100000)^4)+[.AI42]" office:value-type="float" office:value="2101460" calcext:value-type="float">
            <text:p>2.101.460</text:p>
          </table:table-cell>
          <table:table-cell table:formula="of:=ROUND([.AI43]*[.$T43]/100000)" office:value-type="float" office:value="5917" calcext:value-type="float">
            <text:p>5.917</text:p>
          </table:table-cell>
          <table:table-cell table:formula="of:=IF([.AI43]&gt;0;[.AJ43]/[.AI43]*100000;0)" office:value-type="float" office:value="281.566149248618" calcext:value-type="float">
            <text:p>281,57</text:p>
          </table:table-cell>
          <table:table-cell table:style-name="ce51" office:value-type="float" office:value="191.7305" calcext:value-type="float">
            <text:p>191,73</text:p>
          </table:table-cell>
          <table:table-cell table:style-name="ce34" table:formula="of:=[.C43]+[.U43]" office:value-type="float" office:value="100000" calcext:value-type="float">
            <text:p>100.000</text:p>
          </table:table-cell>
          <table:table-cell table:style-name="ce34" table:formula="of:=[.D43]+[.V43]" office:value-type="float" office:value="1777620" calcext:value-type="float">
            <text:p>1.777.620</text:p>
          </table:table-cell>
          <table:table-cell table:formula="of:=[.E43]+[.W43]" office:value-type="float" office:value="2310" calcext:value-type="float">
            <text:p>2310</text:p>
          </table:table-cell>
          <table:table-cell table:style-name="ce55" table:formula="of:=IF([.AN43]&gt;0;[.AO43]/[.AN43]*100000;0)" office:value-type="float" office:value="129.949032976677" calcext:value-type="float">
            <text:p>129,95</text:p>
          </table:table-cell>
          <table:table-cell table:style-name="ce34" table:formula="of:=[.N43]+[.AF43]" office:value-type="float" office:value="398989" calcext:value-type="float">
            <text:p>398.989</text:p>
          </table:table-cell>
          <table:table-cell table:style-name="ce34" table:formula="of:=[.O43]+[.AG43]" office:value-type="float" office:value="669" calcext:value-type="float">
            <text:p>669</text:p>
          </table:table-cell>
          <table:table-cell table:style-name="ce55" table:formula="of:=IF([.AQ43]&gt;0;[.AR43]/[.AQ43]*100000;0)" office:value-type="float" office:value="167.673795518172" calcext:value-type="float">
            <text:p>167,67</text:p>
          </table:table-cell>
          <table:table-cell table:style-name="ce34" table:formula="of:=[.Q43]+[.AI43]" office:value-type="float" office:value="3430480" calcext:value-type="float">
            <text:p>3.430.480</text:p>
          </table:table-cell>
          <table:table-cell table:style-name="ce34" table:formula="of:=[.R43]+[.AJ43]" office:value-type="float" office:value="7498" calcext:value-type="float">
            <text:p>7.498</text:p>
          </table:table-cell>
          <table:table-cell table:style-name="ce55" table:formula="of:=IF([.AT43]&gt;0;[.AU43]/[.AT43]*100000;0)" office:value-type="float" office:value="218.56999603554" calcext:value-type="float">
            <text:p>218,57</text:p>
          </table:table-cell>
          <table:table-cell table:style-name="ce55" table:formula="of:=([.AO43]+[.AR43]+[.AU43])/([.AN43]+[.AP43]+[.AT43])*100000" office:value-type="float" office:value="201.162393030386" calcext:value-type="float">
            <text:p>201,1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1" calcext:value-type="float">
            <text:p>41</text:p>
          </table:table-cell>
          <table:table-cell table:style-name="ce28" office:value-type="string" calcext:value-type="string">
            <text:p>121,2938</text:p>
          </table:table-cell>
          <table:table-cell table:formula="of:=MIN(DOSES-[.U44];[.D43]-[.E43])" office:value-type="float" office:value="77581" calcext:value-type="float">
            <text:p>77581</text:p>
          </table:table-cell>
          <table:table-cell table:formula="of:=IF([.D43]-[.E43]-[.C44]&gt;0;[.D43]-[.E43]-[.C44];0)" office:value-type="float" office:value="1578295" calcext:value-type="float">
            <text:p>1.578.295</text:p>
          </table:table-cell>
          <table:table-cell table:formula="of:=ROUND([.D44]*[.$B44]/100000)" office:value-type="float" office:value="1914" calcext:value-type="float">
            <text:p>1.914</text:p>
          </table:table-cell>
          <table:table-cell table:formula="of:=[.C44]" office:value-type="float" office:value="77581" calcext:value-type="float">
            <text:p>77.581</text:p>
          </table:table-cell>
          <table:table-cell table:style-name="ce34" table:formula="of:=ROUND([.F44]*[.$B44]/100000)" office:value-type="float" office:value="94" calcext:value-type="float">
            <text:p>94</text:p>
          </table:table-cell>
          <table:table-cell table:style-name="ce34" table:formula="of:=[.F43]-[.G43]" office:value-type="float" office:value="74368" calcext:value-type="float">
            <text:p>74.368</text:p>
          </table:table-cell>
          <table:table-cell table:style-name="ce34" table:formula="of:=ROUND([.H44]*[.$B44]/100000)" office:value-type="float" office:value="90" calcext:value-type="float">
            <text:p>90</text:p>
          </table:table-cell>
          <table:table-cell table:style-name="ce34" table:formula="of:=[.H43]-[.I43]" office:value-type="float" office:value="71270" calcext:value-type="float">
            <text:p>71.270</text:p>
          </table:table-cell>
          <table:table-cell table:style-name="ce34" table:formula="of:=ROUND([.J44]*[.$B44]/100000)" office:value-type="float" office:value="86" calcext:value-type="float">
            <text:p>86</text:p>
          </table:table-cell>
          <table:table-cell table:style-name="ce34" table:formula="of:=[.J43]-[.K43]" office:value-type="float" office:value="68307" calcext:value-type="float">
            <text:p>68.307</text:p>
          </table:table-cell>
          <table:table-cell table:style-name="ce34" table:formula="of:=ROUND([.L44]*[.$B44]/100000)" office:value-type="float" office:value="83" calcext:value-type="float">
            <text:p>83</text:p>
          </table:table-cell>
          <table:table-cell table:style-name="ce34" table:formula="of:=[.F44]+[.H44]+[.J44]+[.L44]" office:value-type="float" office:value="291526" calcext:value-type="float">
            <text:p>291.526</text:p>
          </table:table-cell>
          <table:table-cell table:style-name="ce34" table:formula="of:=[.G44]+[.I44]+[.K44]+[.M44]" office:value-type="float" office:value="353" calcext:value-type="float">
            <text:p>353</text:p>
          </table:table-cell>
          <table:table-cell table:formula="of:=IF([.N44]&gt;0;[.O44]/[.N44]*100000;0)" office:value-type="float" office:value="121.086969944362" calcext:value-type="float">
            <text:p>121,09</text:p>
          </table:table-cell>
          <table:table-cell table:formula="of:=[.L43]-[.M43]+[.Q43]-[.R43]" office:value-type="float" office:value="1392927" calcext:value-type="float">
            <text:p>1.392.927</text:p>
          </table:table-cell>
          <table:table-cell table:formula="of:=ROUND([.Q44]*[.$B44]/100000)" office:value-type="float" office:value="1690" calcext:value-type="float">
            <text:p>1.690</text:p>
          </table:table-cell>
          <table:table-cell table:formula="of:=IF([.Q44]&gt;0;[.R44]/[.Q44]*100000;0)" office:value-type="float" office:value="121.327248305188" calcext:value-type="float">
            <text:p>121,33</text:p>
          </table:table-cell>
          <table:table-cell table:style-name="ce46" office:value-type="float" office:value="289.5738" calcext:value-type="float">
            <text:p>289,57</text:p>
          </table:table-cell>
          <table:table-cell table:formula="of:=ROUND(IF([.V43]&gt;DOSES*[.V43]*Prio/([.V43]*Prio+[.D43]*(1-Prio));DOSES*[.V43]*Prio/([.V43]*Prio+[.D43]*(1-Prio));[.V43]))" office:value-type="float" office:value="22419" calcext:value-type="float">
            <text:p>22419</text:p>
          </table:table-cell>
          <table:table-cell table:formula="of:=IF([.V43]-[.W43]-[.U43]&gt;0;[.V43]-[.W43]-[.U43];0)" office:value-type="float" office:value="93891" calcext:value-type="float">
            <text:p>93.891</text:p>
          </table:table-cell>
          <table:table-cell table:style-name="ce34" table:formula="of:=ROUND([.V44]*[.$T44]/100000)" office:value-type="float" office:value="272" calcext:value-type="float">
            <text:p>272</text:p>
          </table:table-cell>
          <table:table-cell table:style-name="ce34" table:formula="of:=[.U44]" office:value-type="float" office:value="22419" calcext:value-type="float">
            <text:p>22.419</text:p>
          </table:table-cell>
          <table:table-cell table:formula="of:=ROUND([.X44]*[.$T44]/100000)" office:value-type="float" office:value="65" calcext:value-type="float">
            <text:p>65</text:p>
          </table:table-cell>
          <table:table-cell table:formula="of:=[.X43]-[.Y43]" office:value-type="float" office:value="25471" calcext:value-type="float">
            <text:p>25.471</text:p>
          </table:table-cell>
          <table:table-cell table:formula="of:=ROUND([.Z44]*[.$T44]/100000)" office:value-type="float" office:value="74" calcext:value-type="float">
            <text:p>74</text:p>
          </table:table-cell>
          <table:table-cell table:formula="of:=[.Z43]-[.AA43]" office:value-type="float" office:value="28402" calcext:value-type="float">
            <text:p>28.402</text:p>
          </table:table-cell>
          <table:table-cell table:formula="of:=ROUND([.AB44]*[.$T44]/100000)" office:value-type="float" office:value="82" calcext:value-type="float">
            <text:p>82</text:p>
          </table:table-cell>
          <table:table-cell table:formula="of:=[.AB43]-[.AC43]" office:value-type="float" office:value="31189" calcext:value-type="float">
            <text:p>31.189</text:p>
          </table:table-cell>
          <table:table-cell table:formula="of:=ROUND([.AD44]*[.$T44]/100000)" office:value-type="float" office:value="90" calcext:value-type="float">
            <text:p>90</text:p>
          </table:table-cell>
          <table:table-cell table:formula="of:=[.X44]+[.Z44]+[.AB44]+[.AD44]" office:value-type="float" office:value="107481" calcext:value-type="float">
            <text:p>107.481</text:p>
          </table:table-cell>
          <table:table-cell table:formula="of:=[.Y44]+[.AA44]+[.AC44]+[.AE44]" office:value-type="float" office:value="311" calcext:value-type="float">
            <text:p>311</text:p>
          </table:table-cell>
          <table:table-cell table:formula="of:=IF([.AF44]&gt;0;[.AG44]/[.AF44]*100000;0)" office:value-type="float" office:value="289.353467124422" calcext:value-type="float">
            <text:p>289,35</text:p>
          </table:table-cell>
          <table:table-cell table:style-name="ce34" table:formula="of:=ROUND([.U41]*(1-[.U$1]/100000)^4)+[.AI43]" office:value-type="float" office:value="2132911" calcext:value-type="float">
            <text:p>2.132.911</text:p>
          </table:table-cell>
          <table:table-cell table:formula="of:=ROUND([.AI44]*[.$T44]/100000)" office:value-type="float" office:value="6176" calcext:value-type="float">
            <text:p>6.176</text:p>
          </table:table-cell>
          <table:table-cell table:formula="of:=IF([.AI44]&gt;0;[.AJ44]/[.AI44]*100000;0)" office:value-type="float" office:value="289.557323301347" calcext:value-type="float">
            <text:p>289,56</text:p>
          </table:table-cell>
          <table:table-cell table:style-name="ce51" office:value-type="float" office:value="196.5954" calcext:value-type="float">
            <text:p>196,60</text:p>
          </table:table-cell>
          <table:table-cell table:style-name="ce34" table:formula="of:=[.C44]+[.U44]" office:value-type="float" office:value="100000" calcext:value-type="float">
            <text:p>100.000</text:p>
          </table:table-cell>
          <table:table-cell table:style-name="ce34" table:formula="of:=[.D44]+[.V44]" office:value-type="float" office:value="1672186" calcext:value-type="float">
            <text:p>1.672.186</text:p>
          </table:table-cell>
          <table:table-cell table:formula="of:=[.E44]+[.W44]" office:value-type="float" office:value="2186" calcext:value-type="float">
            <text:p>2186</text:p>
          </table:table-cell>
          <table:table-cell table:style-name="ce55" table:formula="of:=IF([.AN44]&gt;0;[.AO44]/[.AN44]*100000;0)" office:value-type="float" office:value="130.727084188003" calcext:value-type="float">
            <text:p>130,73</text:p>
          </table:table-cell>
          <table:table-cell table:style-name="ce34" table:formula="of:=[.N44]+[.AF44]" office:value-type="float" office:value="399007" calcext:value-type="float">
            <text:p>399.007</text:p>
          </table:table-cell>
          <table:table-cell table:style-name="ce34" table:formula="of:=[.O44]+[.AG44]" office:value-type="float" office:value="664" calcext:value-type="float">
            <text:p>664</text:p>
          </table:table-cell>
          <table:table-cell table:style-name="ce55" table:formula="of:=IF([.AQ44]&gt;0;[.AR44]/[.AQ44]*100000;0)" office:value-type="float" office:value="166.41312057182" calcext:value-type="float">
            <text:p>166,41</text:p>
          </table:table-cell>
          <table:table-cell table:style-name="ce34" table:formula="of:=[.Q44]+[.AI44]" office:value-type="float" office:value="3525838" calcext:value-type="float">
            <text:p>3.525.838</text:p>
          </table:table-cell>
          <table:table-cell table:style-name="ce34" table:formula="of:=[.R44]+[.AJ44]" office:value-type="float" office:value="7866" calcext:value-type="float">
            <text:p>7.866</text:p>
          </table:table-cell>
          <table:table-cell table:style-name="ce55" table:formula="of:=IF([.AT44]&gt;0;[.AU44]/[.AT44]*100000;0)" office:value-type="float" office:value="223.095899471275" calcext:value-type="float">
            <text:p>223,10</text:p>
          </table:table-cell>
          <table:table-cell table:style-name="ce55" table:formula="of:=([.AO44]+[.AR44]+[.AU44])/([.AN44]+[.AP44]+[.AT44])*100000" office:value-type="float" office:value="206.150077529742" calcext:value-type="float">
            <text:p>206,15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2" calcext:value-type="float">
            <text:p>42</text:p>
          </table:table-cell>
          <table:table-cell table:style-name="ce28" office:value-type="string" calcext:value-type="string">
            <text:p>122,5675</text:p>
          </table:table-cell>
          <table:table-cell table:formula="of:=MIN(DOSES-[.U45];[.D44]-[.E44])" office:value-type="float" office:value="80778" calcext:value-type="float">
            <text:p>80778</text:p>
          </table:table-cell>
          <table:table-cell table:formula="of:=IF([.D44]-[.E44]-[.C45]&gt;0;[.D44]-[.E44]-[.C45];0)" office:value-type="float" office:value="1495603" calcext:value-type="float">
            <text:p>1.495.603</text:p>
          </table:table-cell>
          <table:table-cell table:formula="of:=ROUND([.D45]*[.$B45]/100000)" office:value-type="float" office:value="1833" calcext:value-type="float">
            <text:p>1.833</text:p>
          </table:table-cell>
          <table:table-cell table:formula="of:=[.C45]" office:value-type="float" office:value="80778" calcext:value-type="float">
            <text:p>80.778</text:p>
          </table:table-cell>
          <table:table-cell table:style-name="ce34" table:formula="of:=ROUND([.F45]*[.$B45]/100000)" office:value-type="float" office:value="99" calcext:value-type="float">
            <text:p>99</text:p>
          </table:table-cell>
          <table:table-cell table:style-name="ce34" table:formula="of:=[.F44]-[.G44]" office:value-type="float" office:value="77487" calcext:value-type="float">
            <text:p>77.487</text:p>
          </table:table-cell>
          <table:table-cell table:style-name="ce34" table:formula="of:=ROUND([.H45]*[.$B45]/100000)" office:value-type="float" office:value="95" calcext:value-type="float">
            <text:p>95</text:p>
          </table:table-cell>
          <table:table-cell table:style-name="ce34" table:formula="of:=[.H44]-[.I44]" office:value-type="float" office:value="74278" calcext:value-type="float">
            <text:p>74.278</text:p>
          </table:table-cell>
          <table:table-cell table:style-name="ce34" table:formula="of:=ROUND([.J45]*[.$B45]/100000)" office:value-type="float" office:value="91" calcext:value-type="float">
            <text:p>91</text:p>
          </table:table-cell>
          <table:table-cell table:style-name="ce34" table:formula="of:=[.J44]-[.K44]" office:value-type="float" office:value="71184" calcext:value-type="float">
            <text:p>71.184</text:p>
          </table:table-cell>
          <table:table-cell table:style-name="ce34" table:formula="of:=ROUND([.L45]*[.$B45]/100000)" office:value-type="float" office:value="87" calcext:value-type="float">
            <text:p>87</text:p>
          </table:table-cell>
          <table:table-cell table:style-name="ce34" table:formula="of:=[.F45]+[.H45]+[.J45]+[.L45]" office:value-type="float" office:value="303727" calcext:value-type="float">
            <text:p>303.727</text:p>
          </table:table-cell>
          <table:table-cell table:style-name="ce34" table:formula="of:=[.G45]+[.I45]+[.K45]+[.M45]" office:value-type="float" office:value="372" calcext:value-type="float">
            <text:p>372</text:p>
          </table:table-cell>
          <table:table-cell table:formula="of:=IF([.N45]&gt;0;[.O45]/[.N45]*100000;0)" office:value-type="float" office:value="122.478409887827" calcext:value-type="float">
            <text:p>122,48</text:p>
          </table:table-cell>
          <table:table-cell table:formula="of:=[.L44]-[.M44]+[.Q44]-[.R44]" office:value-type="float" office:value="1459461" calcext:value-type="float">
            <text:p>1.459.461</text:p>
          </table:table-cell>
          <table:table-cell table:formula="of:=ROUND([.Q45]*[.$B45]/100000)" office:value-type="float" office:value="1789" calcext:value-type="float">
            <text:p>1.789</text:p>
          </table:table-cell>
          <table:table-cell table:formula="of:=IF([.Q45]&gt;0;[.R45]/[.Q45]*100000;0)" office:value-type="float" office:value="122.579500240157" calcext:value-type="float">
            <text:p>122,58</text:p>
          </table:table-cell>
          <table:table-cell table:style-name="ce46" office:value-type="float" office:value="293.1256" calcext:value-type="float">
            <text:p>293,13</text:p>
          </table:table-cell>
          <table:table-cell table:formula="of:=ROUND(IF([.V44]&gt;DOSES*[.V44]*Prio/([.V44]*Prio+[.D44]*(1-Prio));DOSES*[.V44]*Prio/([.V44]*Prio+[.D44]*(1-Prio));[.V44]))" office:value-type="float" office:value="19222" calcext:value-type="float">
            <text:p>19222</text:p>
          </table:table-cell>
          <table:table-cell table:formula="of:=IF([.V44]-[.W44]-[.U44]&gt;0;[.V44]-[.W44]-[.U44];0)" office:value-type="float" office:value="71200" calcext:value-type="float">
            <text:p>71.200</text:p>
          </table:table-cell>
          <table:table-cell table:style-name="ce34" table:formula="of:=ROUND([.V45]*[.$T45]/100000)" office:value-type="float" office:value="209" calcext:value-type="float">
            <text:p>209</text:p>
          </table:table-cell>
          <table:table-cell table:style-name="ce34" table:formula="of:=[.U45]" office:value-type="float" office:value="19222" calcext:value-type="float">
            <text:p>19.222</text:p>
          </table:table-cell>
          <table:table-cell table:formula="of:=ROUND([.X45]*[.$T45]/100000)" office:value-type="float" office:value="56" calcext:value-type="float">
            <text:p>56</text:p>
          </table:table-cell>
          <table:table-cell table:formula="of:=[.X44]-[.Y44]" office:value-type="float" office:value="22354" calcext:value-type="float">
            <text:p>22.354</text:p>
          </table:table-cell>
          <table:table-cell table:formula="of:=ROUND([.Z45]*[.$T45]/100000)" office:value-type="float" office:value="66" calcext:value-type="float">
            <text:p>66</text:p>
          </table:table-cell>
          <table:table-cell table:formula="of:=[.Z44]-[.AA44]" office:value-type="float" office:value="25397" calcext:value-type="float">
            <text:p>25.397</text:p>
          </table:table-cell>
          <table:table-cell table:formula="of:=ROUND([.AB45]*[.$T45]/100000)" office:value-type="float" office:value="74" calcext:value-type="float">
            <text:p>74</text:p>
          </table:table-cell>
          <table:table-cell table:formula="of:=[.AB44]-[.AC44]" office:value-type="float" office:value="28320" calcext:value-type="float">
            <text:p>28.320</text:p>
          </table:table-cell>
          <table:table-cell table:formula="of:=ROUND([.AD45]*[.$T45]/100000)" office:value-type="float" office:value="83" calcext:value-type="float">
            <text:p>83</text:p>
          </table:table-cell>
          <table:table-cell table:formula="of:=[.X45]+[.Z45]+[.AB45]+[.AD45]" office:value-type="float" office:value="95293" calcext:value-type="float">
            <text:p>95.293</text:p>
          </table:table-cell>
          <table:table-cell table:formula="of:=[.Y45]+[.AA45]+[.AC45]+[.AE45]" office:value-type="float" office:value="279" calcext:value-type="float">
            <text:p>279</text:p>
          </table:table-cell>
          <table:table-cell table:formula="of:=IF([.AF45]&gt;0;[.AG45]/[.AF45]*100000;0)" office:value-type="float" office:value="292.781211631494" calcext:value-type="float">
            <text:p>292,78</text:p>
          </table:table-cell>
          <table:table-cell table:style-name="ce34" table:formula="of:=ROUND([.U42]*(1-[.U$1]/100000)^4)+[.AI44]" office:value-type="float" office:value="2161472" calcext:value-type="float">
            <text:p>2.161.472</text:p>
          </table:table-cell>
          <table:table-cell table:formula="of:=ROUND([.AI45]*[.$T45]/100000)" office:value-type="float" office:value="6336" calcext:value-type="float">
            <text:p>6.336</text:p>
          </table:table-cell>
          <table:table-cell table:formula="of:=IF([.AI45]&gt;0;[.AJ45]/[.AI45]*100000;0)" office:value-type="float" office:value="293.133568234981" calcext:value-type="float">
            <text:p>293,13</text:p>
          </table:table-cell>
          <table:table-cell table:style-name="ce51" office:value-type="float" office:value="198.8885" calcext:value-type="float">
            <text:p>198,89</text:p>
          </table:table-cell>
          <table:table-cell table:style-name="ce34" table:formula="of:=[.C45]+[.U45]" office:value-type="float" office:value="100000" calcext:value-type="float">
            <text:p>100.000</text:p>
          </table:table-cell>
          <table:table-cell table:style-name="ce34" table:formula="of:=[.D45]+[.V45]" office:value-type="float" office:value="1566803" calcext:value-type="float">
            <text:p>1.566.803</text:p>
          </table:table-cell>
          <table:table-cell table:formula="of:=[.E45]+[.W45]" office:value-type="float" office:value="2042" calcext:value-type="float">
            <text:p>2042</text:p>
          </table:table-cell>
          <table:table-cell table:style-name="ce55" table:formula="of:=IF([.AN45]&gt;0;[.AO45]/[.AN45]*100000;0)" office:value-type="float" office:value="130.329084128636" calcext:value-type="float">
            <text:p>130,33</text:p>
          </table:table-cell>
          <table:table-cell table:style-name="ce34" table:formula="of:=[.N45]+[.AF45]" office:value-type="float" office:value="399020" calcext:value-type="float">
            <text:p>399.020</text:p>
          </table:table-cell>
          <table:table-cell table:style-name="ce34" table:formula="of:=[.O45]+[.AG45]" office:value-type="float" office:value="651" calcext:value-type="float">
            <text:p>651</text:p>
          </table:table-cell>
          <table:table-cell table:style-name="ce55" table:formula="of:=IF([.AQ45]&gt;0;[.AR45]/[.AQ45]*100000;0)" office:value-type="float" office:value="163.149716806175" calcext:value-type="float">
            <text:p>163,15</text:p>
          </table:table-cell>
          <table:table-cell table:style-name="ce34" table:formula="of:=[.Q45]+[.AI45]" office:value-type="float" office:value="3620933" calcext:value-type="float">
            <text:p>3.620.933</text:p>
          </table:table-cell>
          <table:table-cell table:style-name="ce34" table:formula="of:=[.R45]+[.AJ45]" office:value-type="float" office:value="8125" calcext:value-type="float">
            <text:p>8.125</text:p>
          </table:table-cell>
          <table:table-cell table:style-name="ce55" table:formula="of:=IF([.AT45]&gt;0;[.AU45]/[.AT45]*100000;0)" office:value-type="float" office:value="224.389680781169" calcext:value-type="float">
            <text:p>224,39</text:p>
          </table:table-cell>
          <table:table-cell table:style-name="ce55" table:formula="of:=([.AO45]+[.AR45]+[.AU45])/([.AN45]+[.AP45]+[.AT45])*100000" office:value-type="float" office:value="208.525033487318" calcext:value-type="float">
            <text:p>208,53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3" calcext:value-type="float">
            <text:p>43</text:p>
          </table:table-cell>
          <table:table-cell table:style-name="ce28" office:value-type="string" calcext:value-type="string">
            <text:p>125,2902</text:p>
          </table:table-cell>
          <table:table-cell table:formula="of:=MIN(DOSES-[.U46];[.D45]-[.E45])" office:value-type="float" office:value="84004" calcext:value-type="float">
            <text:p>84004</text:p>
          </table:table-cell>
          <table:table-cell table:formula="of:=IF([.D45]-[.E45]-[.C46]&gt;0;[.D45]-[.E45]-[.C46];0)" office:value-type="float" office:value="1409766" calcext:value-type="float">
            <text:p>1.409.766</text:p>
          </table:table-cell>
          <table:table-cell table:formula="of:=ROUND([.D46]*[.$B46]/100000)" office:value-type="float" office:value="1766" calcext:value-type="float">
            <text:p>1.766</text:p>
          </table:table-cell>
          <table:table-cell table:formula="of:=[.C46]" office:value-type="float" office:value="84004" calcext:value-type="float">
            <text:p>84.004</text:p>
          </table:table-cell>
          <table:table-cell table:style-name="ce34" table:formula="of:=ROUND([.F46]*[.$B46]/100000)" office:value-type="float" office:value="105" calcext:value-type="float">
            <text:p>105</text:p>
          </table:table-cell>
          <table:table-cell table:style-name="ce34" table:formula="of:=[.F45]-[.G45]" office:value-type="float" office:value="80679" calcext:value-type="float">
            <text:p>80.679</text:p>
          </table:table-cell>
          <table:table-cell table:style-name="ce34" table:formula="of:=ROUND([.H46]*[.$B46]/100000)" office:value-type="float" office:value="101" calcext:value-type="float">
            <text:p>101</text:p>
          </table:table-cell>
          <table:table-cell table:style-name="ce34" table:formula="of:=[.H45]-[.I45]" office:value-type="float" office:value="77392" calcext:value-type="float">
            <text:p>77.392</text:p>
          </table:table-cell>
          <table:table-cell table:style-name="ce34" table:formula="of:=ROUND([.J46]*[.$B46]/100000)" office:value-type="float" office:value="97" calcext:value-type="float">
            <text:p>97</text:p>
          </table:table-cell>
          <table:table-cell table:style-name="ce34" table:formula="of:=[.J45]-[.K45]" office:value-type="float" office:value="74187" calcext:value-type="float">
            <text:p>74.187</text:p>
          </table:table-cell>
          <table:table-cell table:style-name="ce34" table:formula="of:=ROUND([.L46]*[.$B46]/100000)" office:value-type="float" office:value="93" calcext:value-type="float">
            <text:p>93</text:p>
          </table:table-cell>
          <table:table-cell table:style-name="ce34" table:formula="of:=[.F46]+[.H46]+[.J46]+[.L46]" office:value-type="float" office:value="316262" calcext:value-type="float">
            <text:p>316.262</text:p>
          </table:table-cell>
          <table:table-cell table:style-name="ce34" table:formula="of:=[.G46]+[.I46]+[.K46]+[.M46]" office:value-type="float" office:value="396" calcext:value-type="float">
            <text:p>396</text:p>
          </table:table-cell>
          <table:table-cell table:formula="of:=IF([.N46]&gt;0;[.O46]/[.N46]*100000;0)" office:value-type="float" office:value="125.212640152785" calcext:value-type="float">
            <text:p>125,21</text:p>
          </table:table-cell>
          <table:table-cell table:formula="of:=[.L45]-[.M45]+[.Q45]-[.R45]" office:value-type="float" office:value="1528769" calcext:value-type="float">
            <text:p>1.528.769</text:p>
          </table:table-cell>
          <table:table-cell table:formula="of:=ROUND([.Q46]*[.$B46]/100000)" office:value-type="float" office:value="1915" calcext:value-type="float">
            <text:p>1.915</text:p>
          </table:table-cell>
          <table:table-cell table:formula="of:=IF([.Q46]&gt;0;[.R46]/[.Q46]*100000;0)" office:value-type="float" office:value="125.264183143431" calcext:value-type="float">
            <text:p>125,26</text:p>
          </table:table-cell>
          <table:table-cell table:style-name="ce46" office:value-type="float" office:value="299.6977" calcext:value-type="float">
            <text:p>299,70</text:p>
          </table:table-cell>
          <table:table-cell table:formula="of:=ROUND(IF([.V45]&gt;DOSES*[.V45]*Prio/([.V45]*Prio+[.D45]*(1-Prio));DOSES*[.V45]*Prio/([.V45]*Prio+[.D45]*(1-Prio));[.V45]))" office:value-type="float" office:value="15996" calcext:value-type="float">
            <text:p>15996</text:p>
          </table:table-cell>
          <table:table-cell table:formula="of:=IF([.V45]-[.W45]-[.U45]&gt;0;[.V45]-[.W45]-[.U45];0)" office:value-type="float" office:value="51769" calcext:value-type="float">
            <text:p>51.769</text:p>
          </table:table-cell>
          <table:table-cell table:style-name="ce34" table:formula="of:=ROUND([.V46]*[.$T46]/100000)" office:value-type="float" office:value="155" calcext:value-type="float">
            <text:p>155</text:p>
          </table:table-cell>
          <table:table-cell table:style-name="ce34" table:formula="of:=[.U46]" office:value-type="float" office:value="15996" calcext:value-type="float">
            <text:p>15.996</text:p>
          </table:table-cell>
          <table:table-cell table:formula="of:=ROUND([.X46]*[.$T46]/100000)" office:value-type="float" office:value="48" calcext:value-type="float">
            <text:p>48</text:p>
          </table:table-cell>
          <table:table-cell table:formula="of:=[.X45]-[.Y45]" office:value-type="float" office:value="19166" calcext:value-type="float">
            <text:p>19.166</text:p>
          </table:table-cell>
          <table:table-cell table:formula="of:=ROUND([.Z46]*[.$T46]/100000)" office:value-type="float" office:value="57" calcext:value-type="float">
            <text:p>57</text:p>
          </table:table-cell>
          <table:table-cell table:formula="of:=[.Z45]-[.AA45]" office:value-type="float" office:value="22288" calcext:value-type="float">
            <text:p>22.288</text:p>
          </table:table-cell>
          <table:table-cell table:formula="of:=ROUND([.AB46]*[.$T46]/100000)" office:value-type="float" office:value="67" calcext:value-type="float">
            <text:p>67</text:p>
          </table:table-cell>
          <table:table-cell table:formula="of:=[.AB45]-[.AC45]" office:value-type="float" office:value="25323" calcext:value-type="float">
            <text:p>25.323</text:p>
          </table:table-cell>
          <table:table-cell table:formula="of:=ROUND([.AD46]*[.$T46]/100000)" office:value-type="float" office:value="76" calcext:value-type="float">
            <text:p>76</text:p>
          </table:table-cell>
          <table:table-cell table:formula="of:=[.X46]+[.Z46]+[.AB46]+[.AD46]" office:value-type="float" office:value="82773" calcext:value-type="float">
            <text:p>82.773</text:p>
          </table:table-cell>
          <table:table-cell table:formula="of:=[.Y46]+[.AA46]+[.AC46]+[.AE46]" office:value-type="float" office:value="248" calcext:value-type="float">
            <text:p>248</text:p>
          </table:table-cell>
          <table:table-cell table:formula="of:=IF([.AF46]&gt;0;[.AG46]/[.AF46]*100000;0)" office:value-type="float" office:value="299.614608628417" calcext:value-type="float">
            <text:p>299,61</text:p>
          </table:table-cell>
          <table:table-cell table:style-name="ce34" table:formula="of:=ROUND([.U43]*(1-[.U$1]/100000)^4)+[.AI45]" office:value-type="float" office:value="2187015" calcext:value-type="float">
            <text:p>2.187.015</text:p>
          </table:table-cell>
          <table:table-cell table:formula="of:=ROUND([.AI46]*[.$T46]/100000)" office:value-type="float" office:value="6554" calcext:value-type="float">
            <text:p>6.554</text:p>
          </table:table-cell>
          <table:table-cell table:formula="of:=IF([.AI46]&gt;0;[.AJ46]/[.AI46]*100000;0)" office:value-type="float" office:value="299.677871436639" calcext:value-type="float">
            <text:p>299,68</text:p>
          </table:table-cell>
          <table:table-cell table:style-name="ce51" office:value-type="float" office:value="203.3337" calcext:value-type="float">
            <text:p>203,33</text:p>
          </table:table-cell>
          <table:table-cell table:style-name="ce34" table:formula="of:=[.C46]+[.U46]" office:value-type="float" office:value="100000" calcext:value-type="float">
            <text:p>100.000</text:p>
          </table:table-cell>
          <table:table-cell table:style-name="ce34" table:formula="of:=[.D46]+[.V46]" office:value-type="float" office:value="1461535" calcext:value-type="float">
            <text:p>1.461.535</text:p>
          </table:table-cell>
          <table:table-cell table:formula="of:=[.E46]+[.W46]" office:value-type="float" office:value="1921" calcext:value-type="float">
            <text:p>1921</text:p>
          </table:table-cell>
          <table:table-cell table:style-name="ce55" table:formula="of:=IF([.AN46]&gt;0;[.AO46]/[.AN46]*100000;0)" office:value-type="float" office:value="131.437153403784" calcext:value-type="float">
            <text:p>131,44</text:p>
          </table:table-cell>
          <table:table-cell table:style-name="ce34" table:formula="of:=[.N46]+[.AF46]" office:value-type="float" office:value="399035" calcext:value-type="float">
            <text:p>399.035</text:p>
          </table:table-cell>
          <table:table-cell table:style-name="ce34" table:formula="of:=[.O46]+[.AG46]" office:value-type="float" office:value="644" calcext:value-type="float">
            <text:p>644</text:p>
          </table:table-cell>
          <table:table-cell table:style-name="ce55" table:formula="of:=IF([.AQ46]&gt;0;[.AR46]/[.AQ46]*100000;0)" office:value-type="float" office:value="161.389351811245" calcext:value-type="float">
            <text:p>161,39</text:p>
          </table:table-cell>
          <table:table-cell table:style-name="ce34" table:formula="of:=[.Q46]+[.AI46]" office:value-type="float" office:value="3715784" calcext:value-type="float">
            <text:p>3.715.784</text:p>
          </table:table-cell>
          <table:table-cell table:style-name="ce34" table:formula="of:=[.R46]+[.AJ46]" office:value-type="float" office:value="8469" calcext:value-type="float">
            <text:p>8.469</text:p>
          </table:table-cell>
          <table:table-cell table:style-name="ce55" table:formula="of:=IF([.AT46]&gt;0;[.AU46]/[.AT46]*100000;0)" office:value-type="float" office:value="227.919599201676" calcext:value-type="float">
            <text:p>227,92</text:p>
          </table:table-cell>
          <table:table-cell table:style-name="ce55" table:formula="of:=([.AO46]+[.AR46]+[.AU46])/([.AN46]+[.AP46]+[.AT46])*100000" office:value-type="float" office:value="213.116477577844" calcext:value-type="float">
            <text:p>213,1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4" calcext:value-type="float">
            <text:p>44</text:p>
          </table:table-cell>
          <table:table-cell table:style-name="ce28" office:value-type="string" calcext:value-type="string">
            <text:p>125,6639</text:p>
          </table:table-cell>
          <table:table-cell table:formula="of:=MIN(DOSES-[.U47];[.D46]-[.E46])" office:value-type="float" office:value="87193" calcext:value-type="float">
            <text:p>87193</text:p>
          </table:table-cell>
          <table:table-cell table:formula="of:=IF([.D46]-[.E46]-[.C47]&gt;0;[.D46]-[.E46]-[.C47];0)" office:value-type="float" office:value="1320807" calcext:value-type="float">
            <text:p>1.320.807</text:p>
          </table:table-cell>
          <table:table-cell table:formula="of:=ROUND([.D47]*[.$B47]/100000)" office:value-type="float" office:value="1660" calcext:value-type="float">
            <text:p>1.660</text:p>
          </table:table-cell>
          <table:table-cell table:formula="of:=[.C47]" office:value-type="float" office:value="87193" calcext:value-type="float">
            <text:p>87.193</text:p>
          </table:table-cell>
          <table:table-cell table:style-name="ce34" table:formula="of:=ROUND([.F47]*[.$B47]/100000)" office:value-type="float" office:value="110" calcext:value-type="float">
            <text:p>110</text:p>
          </table:table-cell>
          <table:table-cell table:style-name="ce34" table:formula="of:=[.F46]-[.G46]" office:value-type="float" office:value="83899" calcext:value-type="float">
            <text:p>83.899</text:p>
          </table:table-cell>
          <table:table-cell table:style-name="ce34" table:formula="of:=ROUND([.H47]*[.$B47]/100000)" office:value-type="float" office:value="105" calcext:value-type="float">
            <text:p>105</text:p>
          </table:table-cell>
          <table:table-cell table:style-name="ce34" table:formula="of:=[.H46]-[.I46]" office:value-type="float" office:value="80578" calcext:value-type="float">
            <text:p>80.578</text:p>
          </table:table-cell>
          <table:table-cell table:style-name="ce34" table:formula="of:=ROUND([.J47]*[.$B47]/100000)" office:value-type="float" office:value="101" calcext:value-type="float">
            <text:p>101</text:p>
          </table:table-cell>
          <table:table-cell table:style-name="ce34" table:formula="of:=[.J46]-[.K46]" office:value-type="float" office:value="77295" calcext:value-type="float">
            <text:p>77.295</text:p>
          </table:table-cell>
          <table:table-cell table:style-name="ce34" table:formula="of:=ROUND([.L47]*[.$B47]/100000)" office:value-type="float" office:value="97" calcext:value-type="float">
            <text:p>97</text:p>
          </table:table-cell>
          <table:table-cell table:style-name="ce34" table:formula="of:=[.F47]+[.H47]+[.J47]+[.L47]" office:value-type="float" office:value="328965" calcext:value-type="float">
            <text:p>328.965</text:p>
          </table:table-cell>
          <table:table-cell table:style-name="ce34" table:formula="of:=[.G47]+[.I47]+[.K47]+[.M47]" office:value-type="float" office:value="413" calcext:value-type="float">
            <text:p>413</text:p>
          </table:table-cell>
          <table:table-cell table:formula="of:=IF([.N47]&gt;0;[.O47]/[.N47]*100000;0)" office:value-type="float" office:value="125.545270773487" calcext:value-type="float">
            <text:p>125,55</text:p>
          </table:table-cell>
          <table:table-cell table:formula="of:=[.L46]-[.M46]+[.Q46]-[.R46]" office:value-type="float" office:value="1600948" calcext:value-type="float">
            <text:p>1.600.948</text:p>
          </table:table-cell>
          <table:table-cell table:formula="of:=ROUND([.Q47]*[.$B47]/100000)" office:value-type="float" office:value="2012" calcext:value-type="float">
            <text:p>2.012</text:p>
          </table:table-cell>
          <table:table-cell table:formula="of:=IF([.Q47]&gt;0;[.R47]/[.Q47]*100000;0)" office:value-type="float" office:value="125.675537244183" calcext:value-type="float">
            <text:p>125,68</text:p>
          </table:table-cell>
          <table:table-cell table:style-name="ce46" office:value-type="float" office:value="295.6731" calcext:value-type="float">
            <text:p>295,67</text:p>
          </table:table-cell>
          <table:table-cell table:formula="of:=ROUND(IF([.V46]&gt;DOSES*[.V46]*Prio/([.V46]*Prio+[.D46]*(1-Prio));DOSES*[.V46]*Prio/([.V46]*Prio+[.D46]*(1-Prio));[.V46]))" office:value-type="float" office:value="12807" calcext:value-type="float">
            <text:p>12807</text:p>
          </table:table-cell>
          <table:table-cell table:formula="of:=IF([.V46]-[.W46]-[.U46]&gt;0;[.V46]-[.W46]-[.U46];0)" office:value-type="float" office:value="35618" calcext:value-type="float">
            <text:p>35.618</text:p>
          </table:table-cell>
          <table:table-cell table:style-name="ce34" table:formula="of:=ROUND([.V47]*[.$T47]/100000)" office:value-type="float" office:value="105" calcext:value-type="float">
            <text:p>105</text:p>
          </table:table-cell>
          <table:table-cell table:style-name="ce34" table:formula="of:=[.U47]" office:value-type="float" office:value="12807" calcext:value-type="float">
            <text:p>12.807</text:p>
          </table:table-cell>
          <table:table-cell table:formula="of:=ROUND([.X47]*[.$T47]/100000)" office:value-type="float" office:value="38" calcext:value-type="float">
            <text:p>38</text:p>
          </table:table-cell>
          <table:table-cell table:formula="of:=[.X46]-[.Y46]" office:value-type="float" office:value="15948" calcext:value-type="float">
            <text:p>15.948</text:p>
          </table:table-cell>
          <table:table-cell table:formula="of:=ROUND([.Z47]*[.$T47]/100000)" office:value-type="float" office:value="47" calcext:value-type="float">
            <text:p>47</text:p>
          </table:table-cell>
          <table:table-cell table:formula="of:=[.Z46]-[.AA46]" office:value-type="float" office:value="19109" calcext:value-type="float">
            <text:p>19.109</text:p>
          </table:table-cell>
          <table:table-cell table:formula="of:=ROUND([.AB47]*[.$T47]/100000)" office:value-type="float" office:value="57" calcext:value-type="float">
            <text:p>57</text:p>
          </table:table-cell>
          <table:table-cell table:formula="of:=[.AB46]-[.AC46]" office:value-type="float" office:value="22221" calcext:value-type="float">
            <text:p>22.221</text:p>
          </table:table-cell>
          <table:table-cell table:formula="of:=ROUND([.AD47]*[.$T47]/100000)" office:value-type="float" office:value="66" calcext:value-type="float">
            <text:p>66</text:p>
          </table:table-cell>
          <table:table-cell table:formula="of:=[.X47]+[.Z47]+[.AB47]+[.AD47]" office:value-type="float" office:value="70085" calcext:value-type="float">
            <text:p>70.085</text:p>
          </table:table-cell>
          <table:table-cell table:formula="of:=[.Y47]+[.AA47]+[.AC47]+[.AE47]" office:value-type="float" office:value="208" calcext:value-type="float">
            <text:p>208</text:p>
          </table:table-cell>
          <table:table-cell table:formula="of:=IF([.AF47]&gt;0;[.AG47]/[.AF47]*100000;0)" office:value-type="float" office:value="296.782478419063" calcext:value-type="float">
            <text:p>296,78</text:p>
          </table:table-cell>
          <table:table-cell table:style-name="ce34" table:formula="of:=ROUND([.U44]*(1-[.U$1]/100000)^4)+[.AI46]" office:value-type="float" office:value="2209434" calcext:value-type="float">
            <text:p>2.209.434</text:p>
          </table:table-cell>
          <table:table-cell table:formula="of:=ROUND([.AI47]*[.$T47]/100000)" office:value-type="float" office:value="6533" calcext:value-type="float">
            <text:p>6.533</text:p>
          </table:table-cell>
          <table:table-cell table:formula="of:=IF([.AI47]&gt;0;[.AJ47]/[.AI47]*100000;0)" office:value-type="float" office:value="295.686587605694" calcext:value-type="float">
            <text:p>295,69</text:p>
          </table:table-cell>
          <table:table-cell table:style-name="ce51" office:value-type="float" office:value="202.0334" calcext:value-type="float">
            <text:p>202,03</text:p>
          </table:table-cell>
          <table:table-cell table:style-name="ce34" table:formula="of:=[.C47]+[.U47]" office:value-type="float" office:value="100000" calcext:value-type="float">
            <text:p>100.000</text:p>
          </table:table-cell>
          <table:table-cell table:style-name="ce34" table:formula="of:=[.D47]+[.V47]" office:value-type="float" office:value="1356425" calcext:value-type="float">
            <text:p>1.356.425</text:p>
          </table:table-cell>
          <table:table-cell table:formula="of:=[.E47]+[.W47]" office:value-type="float" office:value="1765" calcext:value-type="float">
            <text:p>1765</text:p>
          </table:table-cell>
          <table:table-cell table:style-name="ce55" table:formula="of:=IF([.AN47]&gt;0;[.AO47]/[.AN47]*100000;0)" office:value-type="float" office:value="130.121458982251" calcext:value-type="float">
            <text:p>130,12</text:p>
          </table:table-cell>
          <table:table-cell table:style-name="ce34" table:formula="of:=[.N47]+[.AF47]" office:value-type="float" office:value="399050" calcext:value-type="float">
            <text:p>399.050</text:p>
          </table:table-cell>
          <table:table-cell table:style-name="ce34" table:formula="of:=[.O47]+[.AG47]" office:value-type="float" office:value="621" calcext:value-type="float">
            <text:p>621</text:p>
          </table:table-cell>
          <table:table-cell table:style-name="ce55" table:formula="of:=IF([.AQ47]&gt;0;[.AR47]/[.AQ47]*100000;0)" office:value-type="float" office:value="155.619596541787" calcext:value-type="float">
            <text:p>155,62</text:p>
          </table:table-cell>
          <table:table-cell table:style-name="ce34" table:formula="of:=[.Q47]+[.AI47]" office:value-type="float" office:value="3810382" calcext:value-type="float">
            <text:p>3.810.382</text:p>
          </table:table-cell>
          <table:table-cell table:style-name="ce34" table:formula="of:=[.R47]+[.AJ47]" office:value-type="float" office:value="8545" calcext:value-type="float">
            <text:p>8.545</text:p>
          </table:table-cell>
          <table:table-cell table:style-name="ce55" table:formula="of:=IF([.AT47]&gt;0;[.AU47]/[.AT47]*100000;0)" office:value-type="float" office:value="224.255730790246" calcext:value-type="float">
            <text:p>224,26</text:p>
          </table:table-cell>
          <table:table-cell table:style-name="ce55" table:formula="of:=([.AO47]+[.AR47]+[.AU47])/([.AN47]+[.AP47]+[.AT47])*100000" office:value-type="float" office:value="211.556667771359" calcext:value-type="float">
            <text:p>211,5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5" calcext:value-type="float">
            <text:p>45</text:p>
          </table:table-cell>
          <table:table-cell table:style-name="ce28" office:value-type="string" calcext:value-type="string">
            <text:p>125,8204</text:p>
          </table:table-cell>
          <table:table-cell table:formula="of:=MIN(DOSES-[.U48];[.D47]-[.E47])" office:value-type="float" office:value="90264" calcext:value-type="float">
            <text:p>90264</text:p>
          </table:table-cell>
          <table:table-cell table:formula="of:=IF([.D47]-[.E47]-[.C48]&gt;0;[.D47]-[.E47]-[.C48];0)" office:value-type="float" office:value="1228883" calcext:value-type="float">
            <text:p>1.228.883</text:p>
          </table:table-cell>
          <table:table-cell table:formula="of:=ROUND([.D48]*[.$B48]/100000)" office:value-type="float" office:value="1546" calcext:value-type="float">
            <text:p>1.546</text:p>
          </table:table-cell>
          <table:table-cell table:formula="of:=[.C48]" office:value-type="float" office:value="90264" calcext:value-type="float">
            <text:p>90.264</text:p>
          </table:table-cell>
          <table:table-cell table:style-name="ce34" table:formula="of:=ROUND([.F48]*[.$B48]/100000)" office:value-type="float" office:value="114" calcext:value-type="float">
            <text:p>114</text:p>
          </table:table-cell>
          <table:table-cell table:style-name="ce34" table:formula="of:=[.F47]-[.G47]" office:value-type="float" office:value="87083" calcext:value-type="float">
            <text:p>87.083</text:p>
          </table:table-cell>
          <table:table-cell table:style-name="ce34" table:formula="of:=ROUND([.H48]*[.$B48]/100000)" office:value-type="float" office:value="110" calcext:value-type="float">
            <text:p>110</text:p>
          </table:table-cell>
          <table:table-cell table:style-name="ce34" table:formula="of:=[.H47]-[.I47]" office:value-type="float" office:value="83794" calcext:value-type="float">
            <text:p>83.794</text:p>
          </table:table-cell>
          <table:table-cell table:style-name="ce34" table:formula="of:=ROUND([.J48]*[.$B48]/100000)" office:value-type="float" office:value="105" calcext:value-type="float">
            <text:p>105</text:p>
          </table:table-cell>
          <table:table-cell table:style-name="ce34" table:formula="of:=[.J47]-[.K47]" office:value-type="float" office:value="80477" calcext:value-type="float">
            <text:p>80.477</text:p>
          </table:table-cell>
          <table:table-cell table:style-name="ce34" table:formula="of:=ROUND([.L48]*[.$B48]/100000)" office:value-type="float" office:value="101" calcext:value-type="float">
            <text:p>101</text:p>
          </table:table-cell>
          <table:table-cell table:style-name="ce34" table:formula="of:=[.F48]+[.H48]+[.J48]+[.L48]" office:value-type="float" office:value="341618" calcext:value-type="float">
            <text:p>341.618</text:p>
          </table:table-cell>
          <table:table-cell table:style-name="ce34" table:formula="of:=[.G48]+[.I48]+[.K48]+[.M48]" office:value-type="float" office:value="430" calcext:value-type="float">
            <text:p>430</text:p>
          </table:table-cell>
          <table:table-cell table:formula="of:=IF([.N48]&gt;0;[.O48]/[.N48]*100000;0)" office:value-type="float" office:value="125.871587562716" calcext:value-type="float">
            <text:p>125,87</text:p>
          </table:table-cell>
          <table:table-cell table:formula="of:=[.L47]-[.M47]+[.Q47]-[.R47]" office:value-type="float" office:value="1676134" calcext:value-type="float">
            <text:p>1.676.134</text:p>
          </table:table-cell>
          <table:table-cell table:formula="of:=ROUND([.Q48]*[.$B48]/100000)" office:value-type="float" office:value="2109" calcext:value-type="float">
            <text:p>2.109</text:p>
          </table:table-cell>
          <table:table-cell table:formula="of:=IF([.Q48]&gt;0;[.R48]/[.Q48]*100000;0)" office:value-type="float" office:value="125.825262180709" calcext:value-type="float">
            <text:p>125,83</text:p>
          </table:table-cell>
          <table:table-cell table:style-name="ce46" office:value-type="float" office:value="300.5709" calcext:value-type="float">
            <text:p>300,57</text:p>
          </table:table-cell>
          <table:table-cell table:formula="of:=ROUND(IF([.V47]&gt;DOSES*[.V47]*Prio/([.V47]*Prio+[.D47]*(1-Prio));DOSES*[.V47]*Prio/([.V47]*Prio+[.D47]*(1-Prio));[.V47]))" office:value-type="float" office:value="9736" calcext:value-type="float">
            <text:p>9736</text:p>
          </table:table-cell>
          <table:table-cell table:formula="of:=IF([.V47]-[.W47]-[.U47]&gt;0;[.V47]-[.W47]-[.U47];0)" office:value-type="float" office:value="22706" calcext:value-type="float">
            <text:p>22.706</text:p>
          </table:table-cell>
          <table:table-cell table:style-name="ce34" table:formula="of:=ROUND([.V48]*[.$T48]/100000)" office:value-type="float" office:value="68" calcext:value-type="float">
            <text:p>68</text:p>
          </table:table-cell>
          <table:table-cell table:style-name="ce34" table:formula="of:=[.U48]" office:value-type="float" office:value="9736" calcext:value-type="float">
            <text:p>9.736</text:p>
          </table:table-cell>
          <table:table-cell table:formula="of:=ROUND([.X48]*[.$T48]/100000)" office:value-type="float" office:value="29" calcext:value-type="float">
            <text:p>29</text:p>
          </table:table-cell>
          <table:table-cell table:formula="of:=[.X47]-[.Y47]" office:value-type="float" office:value="12769" calcext:value-type="float">
            <text:p>12.769</text:p>
          </table:table-cell>
          <table:table-cell table:formula="of:=ROUND([.Z48]*[.$T48]/100000)" office:value-type="float" office:value="38" calcext:value-type="float">
            <text:p>38</text:p>
          </table:table-cell>
          <table:table-cell table:formula="of:=[.Z47]-[.AA47]" office:value-type="float" office:value="15901" calcext:value-type="float">
            <text:p>15.901</text:p>
          </table:table-cell>
          <table:table-cell table:formula="of:=ROUND([.AB48]*[.$T48]/100000)" office:value-type="float" office:value="48" calcext:value-type="float">
            <text:p>48</text:p>
          </table:table-cell>
          <table:table-cell table:formula="of:=[.AB47]-[.AC47]" office:value-type="float" office:value="19052" calcext:value-type="float">
            <text:p>19.052</text:p>
          </table:table-cell>
          <table:table-cell table:formula="of:=ROUND([.AD48]*[.$T48]/100000)" office:value-type="float" office:value="57" calcext:value-type="float">
            <text:p>57</text:p>
          </table:table-cell>
          <table:table-cell table:formula="of:=[.X48]+[.Z48]+[.AB48]+[.AD48]" office:value-type="float" office:value="57458" calcext:value-type="float">
            <text:p>57.458</text:p>
          </table:table-cell>
          <table:table-cell table:formula="of:=[.Y48]+[.AA48]+[.AC48]+[.AE48]" office:value-type="float" office:value="172" calcext:value-type="float">
            <text:p>172</text:p>
          </table:table-cell>
          <table:table-cell table:formula="of:=IF([.AF48]&gt;0;[.AG48]/[.AF48]*100000;0)" office:value-type="float" office:value="299.349089769919" calcext:value-type="float">
            <text:p>299,35</text:p>
          </table:table-cell>
          <table:table-cell table:style-name="ce34" table:formula="of:=ROUND([.U45]*(1-[.U$1]/100000)^4)+[.AI47]" office:value-type="float" office:value="2228656" calcext:value-type="float">
            <text:p>2.228.656</text:p>
          </table:table-cell>
          <table:table-cell table:formula="of:=ROUND([.AI48]*[.$T48]/100000)" office:value-type="float" office:value="6699" calcext:value-type="float">
            <text:p>6.699</text:p>
          </table:table-cell>
          <table:table-cell table:formula="of:=IF([.AI48]&gt;0;[.AJ48]/[.AI48]*100000;0)" office:value-type="float" office:value="300.584747040369" calcext:value-type="float">
            <text:p>300,58</text:p>
          </table:table-cell>
          <table:table-cell table:style-name="ce51" office:value-type="float" office:value="204.3197" calcext:value-type="float">
            <text:p>204,32</text:p>
          </table:table-cell>
          <table:table-cell table:style-name="ce34" table:formula="of:=[.C48]+[.U48]" office:value-type="float" office:value="100000" calcext:value-type="float">
            <text:p>100.000</text:p>
          </table:table-cell>
          <table:table-cell table:style-name="ce34" table:formula="of:=[.D48]+[.V48]" office:value-type="float" office:value="1251589" calcext:value-type="float">
            <text:p>1.251.589</text:p>
          </table:table-cell>
          <table:table-cell table:formula="of:=[.E48]+[.W48]" office:value-type="float" office:value="1614" calcext:value-type="float">
            <text:p>1614</text:p>
          </table:table-cell>
          <table:table-cell table:style-name="ce55" table:formula="of:=IF([.AN48]&gt;0;[.AO48]/[.AN48]*100000;0)" office:value-type="float" office:value="128.956071042491" calcext:value-type="float">
            <text:p>128,96</text:p>
          </table:table-cell>
          <table:table-cell table:style-name="ce34" table:formula="of:=[.N48]+[.AF48]" office:value-type="float" office:value="399076" calcext:value-type="float">
            <text:p>399.076</text:p>
          </table:table-cell>
          <table:table-cell table:style-name="ce34" table:formula="of:=[.O48]+[.AG48]" office:value-type="float" office:value="602" calcext:value-type="float">
            <text:p>602</text:p>
          </table:table-cell>
          <table:table-cell table:style-name="ce55" table:formula="of:=IF([.AQ48]&gt;0;[.AR48]/[.AQ48]*100000;0)" office:value-type="float" office:value="150.848459942467" calcext:value-type="float">
            <text:p>150,85</text:p>
          </table:table-cell>
          <table:table-cell table:style-name="ce34" table:formula="of:=[.Q48]+[.AI48]" office:value-type="float" office:value="3904790" calcext:value-type="float">
            <text:p>3.904.790</text:p>
          </table:table-cell>
          <table:table-cell table:style-name="ce34" table:formula="of:=[.R48]+[.AJ48]" office:value-type="float" office:value="8808" calcext:value-type="float">
            <text:p>8.808</text:p>
          </table:table-cell>
          <table:table-cell table:style-name="ce55" table:formula="of:=IF([.AT48]&gt;0;[.AU48]/[.AT48]*100000;0)" office:value-type="float" office:value="225.569108710071" calcext:value-type="float">
            <text:p>225,57</text:p>
          </table:table-cell>
          <table:table-cell table:style-name="ce55" table:formula="of:=([.AO48]+[.AR48]+[.AU48])/([.AN48]+[.AP48]+[.AT48])*100000" office:value-type="float" office:value="213.788092521429" calcext:value-type="float">
            <text:p>213,79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6" calcext:value-type="float">
            <text:p>46</text:p>
          </table:table-cell>
          <table:table-cell table:style-name="ce28" office:value-type="string" calcext:value-type="string">
            <text:p>128,7297</text:p>
          </table:table-cell>
          <table:table-cell table:formula="of:=MIN(DOSES-[.U49];[.D48]-[.E48])" office:value-type="float" office:value="93118" calcext:value-type="float">
            <text:p>93118</text:p>
          </table:table-cell>
          <table:table-cell table:formula="of:=IF([.D48]-[.E48]-[.C49]&gt;0;[.D48]-[.E48]-[.C49];0)" office:value-type="float" office:value="1134219" calcext:value-type="float">
            <text:p>1.134.219</text:p>
          </table:table-cell>
          <table:table-cell table:formula="of:=ROUND([.D49]*[.$B49]/100000)" office:value-type="float" office:value="1460" calcext:value-type="float">
            <text:p>1.460</text:p>
          </table:table-cell>
          <table:table-cell table:formula="of:=[.C49]" office:value-type="float" office:value="93118" calcext:value-type="float">
            <text:p>93.118</text:p>
          </table:table-cell>
          <table:table-cell table:style-name="ce34" table:formula="of:=ROUND([.F49]*[.$B49]/100000)" office:value-type="float" office:value="120" calcext:value-type="float">
            <text:p>120</text:p>
          </table:table-cell>
          <table:table-cell table:style-name="ce34" table:formula="of:=[.F48]-[.G48]" office:value-type="float" office:value="90150" calcext:value-type="float">
            <text:p>90.150</text:p>
          </table:table-cell>
          <table:table-cell table:style-name="ce34" table:formula="of:=ROUND([.H49]*[.$B49]/100000)" office:value-type="float" office:value="116" calcext:value-type="float">
            <text:p>116</text:p>
          </table:table-cell>
          <table:table-cell table:style-name="ce34" table:formula="of:=[.H48]-[.I48]" office:value-type="float" office:value="86973" calcext:value-type="float">
            <text:p>86.973</text:p>
          </table:table-cell>
          <table:table-cell table:style-name="ce34" table:formula="of:=ROUND([.J49]*[.$B49]/100000)" office:value-type="float" office:value="112" calcext:value-type="float">
            <text:p>112</text:p>
          </table:table-cell>
          <table:table-cell table:style-name="ce34" table:formula="of:=[.J48]-[.K48]" office:value-type="float" office:value="83689" calcext:value-type="float">
            <text:p>83.689</text:p>
          </table:table-cell>
          <table:table-cell table:style-name="ce34" table:formula="of:=ROUND([.L49]*[.$B49]/100000)" office:value-type="float" office:value="108" calcext:value-type="float">
            <text:p>108</text:p>
          </table:table-cell>
          <table:table-cell table:style-name="ce34" table:formula="of:=[.F49]+[.H49]+[.J49]+[.L49]" office:value-type="float" office:value="353930" calcext:value-type="float">
            <text:p>353.930</text:p>
          </table:table-cell>
          <table:table-cell table:style-name="ce34" table:formula="of:=[.G49]+[.I49]+[.K49]+[.M49]" office:value-type="float" office:value="456" calcext:value-type="float">
            <text:p>456</text:p>
          </table:table-cell>
          <table:table-cell table:formula="of:=IF([.N49]&gt;0;[.O49]/[.N49]*100000;0)" office:value-type="float" office:value="128.839035967564" calcext:value-type="float">
            <text:p>128,84</text:p>
          </table:table-cell>
          <table:table-cell table:formula="of:=[.L48]-[.M48]+[.Q48]-[.R48]" office:value-type="float" office:value="1754401" calcext:value-type="float">
            <text:p>1.754.401</text:p>
          </table:table-cell>
          <table:table-cell table:formula="of:=ROUND([.Q49]*[.$B49]/100000)" office:value-type="float" office:value="2258" calcext:value-type="float">
            <text:p>2.258</text:p>
          </table:table-cell>
          <table:table-cell table:formula="of:=IF([.Q49]&gt;0;[.R49]/[.Q49]*100000;0)" office:value-type="float" office:value="128.704896999033" calcext:value-type="float">
            <text:p>128,70</text:p>
          </table:table-cell>
          <table:table-cell table:style-name="ce46" office:value-type="float" office:value="303.2834" calcext:value-type="float">
            <text:p>303,28</text:p>
          </table:table-cell>
          <table:table-cell table:formula="of:=ROUND(IF([.V48]&gt;DOSES*[.V48]*Prio/([.V48]*Prio+[.D48]*(1-Prio));DOSES*[.V48]*Prio/([.V48]*Prio+[.D48]*(1-Prio));[.V48]))" office:value-type="float" office:value="6882" calcext:value-type="float">
            <text:p>6882</text:p>
          </table:table-cell>
          <table:table-cell table:formula="of:=IF([.V48]-[.W48]-[.U48]&gt;0;[.V48]-[.W48]-[.U48];0)" office:value-type="float" office:value="12902" calcext:value-type="float">
            <text:p>12.902</text:p>
          </table:table-cell>
          <table:table-cell table:style-name="ce34" table:formula="of:=ROUND([.V49]*[.$T49]/100000)" office:value-type="float" office:value="39" calcext:value-type="float">
            <text:p>39</text:p>
          </table:table-cell>
          <table:table-cell table:style-name="ce34" table:formula="of:=[.U49]" office:value-type="float" office:value="6882" calcext:value-type="float">
            <text:p>6.882</text:p>
          </table:table-cell>
          <table:table-cell table:formula="of:=ROUND([.X49]*[.$T49]/100000)" office:value-type="float" office:value="21" calcext:value-type="float">
            <text:p>21</text:p>
          </table:table-cell>
          <table:table-cell table:formula="of:=[.X48]-[.Y48]" office:value-type="float" office:value="9707" calcext:value-type="float">
            <text:p>9.707</text:p>
          </table:table-cell>
          <table:table-cell table:formula="of:=ROUND([.Z49]*[.$T49]/100000)" office:value-type="float" office:value="29" calcext:value-type="float">
            <text:p>29</text:p>
          </table:table-cell>
          <table:table-cell table:formula="of:=[.Z48]-[.AA48]" office:value-type="float" office:value="12731" calcext:value-type="float">
            <text:p>12.731</text:p>
          </table:table-cell>
          <table:table-cell table:formula="of:=ROUND([.AB49]*[.$T49]/100000)" office:value-type="float" office:value="39" calcext:value-type="float">
            <text:p>39</text:p>
          </table:table-cell>
          <table:table-cell table:formula="of:=[.AB48]-[.AC48]" office:value-type="float" office:value="15853" calcext:value-type="float">
            <text:p>15.853</text:p>
          </table:table-cell>
          <table:table-cell table:formula="of:=ROUND([.AD49]*[.$T49]/100000)" office:value-type="float" office:value="48" calcext:value-type="float">
            <text:p>48</text:p>
          </table:table-cell>
          <table:table-cell table:formula="of:=[.X49]+[.Z49]+[.AB49]+[.AD49]" office:value-type="float" office:value="45173" calcext:value-type="float">
            <text:p>45.173</text:p>
          </table:table-cell>
          <table:table-cell table:formula="of:=[.Y49]+[.AA49]+[.AC49]+[.AE49]" office:value-type="float" office:value="137" calcext:value-type="float">
            <text:p>137</text:p>
          </table:table-cell>
          <table:table-cell table:formula="of:=IF([.AF49]&gt;0;[.AG49]/[.AF49]*100000;0)" office:value-type="float" office:value="303.278507072809" calcext:value-type="float">
            <text:p>303,28</text:p>
          </table:table-cell>
          <table:table-cell table:style-name="ce34" table:formula="of:=ROUND([.U46]*(1-[.U$1]/100000)^4)+[.AI48]" office:value-type="float" office:value="2244652" calcext:value-type="float">
            <text:p>2.244.652</text:p>
          </table:table-cell>
          <table:table-cell table:formula="of:=ROUND([.AI49]*[.$T49]/100000)" office:value-type="float" office:value="6808" calcext:value-type="float">
            <text:p>6.808</text:p>
          </table:table-cell>
          <table:table-cell table:formula="of:=IF([.AI49]&gt;0;[.AJ49]/[.AI49]*100000;0)" office:value-type="float" office:value="303.298685052293" calcext:value-type="float">
            <text:p>303,30</text:p>
          </table:table-cell>
          <table:table-cell table:style-name="ce51" office:value-type="float" office:value="207.1406" calcext:value-type="float">
            <text:p>207,14</text:p>
          </table:table-cell>
          <table:table-cell table:style-name="ce34" table:formula="of:=[.C49]+[.U49]" office:value-type="float" office:value="100000" calcext:value-type="float">
            <text:p>100.000</text:p>
          </table:table-cell>
          <table:table-cell table:style-name="ce34" table:formula="of:=[.D49]+[.V49]" office:value-type="float" office:value="1147121" calcext:value-type="float">
            <text:p>1.147.121</text:p>
          </table:table-cell>
          <table:table-cell table:formula="of:=[.E49]+[.W49]" office:value-type="float" office:value="1499" calcext:value-type="float">
            <text:p>1499</text:p>
          </table:table-cell>
          <table:table-cell table:style-name="ce55" table:formula="of:=IF([.AN49]&gt;0;[.AO49]/[.AN49]*100000;0)" office:value-type="float" office:value="130.674968028656" calcext:value-type="float">
            <text:p>130,67</text:p>
          </table:table-cell>
          <table:table-cell table:style-name="ce34" table:formula="of:=[.N49]+[.AF49]" office:value-type="float" office:value="399103" calcext:value-type="float">
            <text:p>399.103</text:p>
          </table:table-cell>
          <table:table-cell table:style-name="ce34" table:formula="of:=[.O49]+[.AG49]" office:value-type="float" office:value="593" calcext:value-type="float">
            <text:p>593</text:p>
          </table:table-cell>
          <table:table-cell table:style-name="ce55" table:formula="of:=IF([.AQ49]&gt;0;[.AR49]/[.AQ49]*100000;0)" office:value-type="float" office:value="148.583197821114" calcext:value-type="float">
            <text:p>148,58</text:p>
          </table:table-cell>
          <table:table-cell table:style-name="ce34" table:formula="of:=[.Q49]+[.AI49]" office:value-type="float" office:value="3999053" calcext:value-type="float">
            <text:p>3.999.053</text:p>
          </table:table-cell>
          <table:table-cell table:style-name="ce34" table:formula="of:=[.R49]+[.AJ49]" office:value-type="float" office:value="9066" calcext:value-type="float">
            <text:p>9.066</text:p>
          </table:table-cell>
          <table:table-cell table:style-name="ce55" table:formula="of:=IF([.AT49]&gt;0;[.AU49]/[.AT49]*100000;0)" office:value-type="float" office:value="226.703672094368" calcext:value-type="float">
            <text:p>226,70</text:p>
          </table:table-cell>
          <table:table-cell table:style-name="ce55" table:formula="of:=([.AO49]+[.AR49]+[.AU49])/([.AN49]+[.AP49]+[.AT49])*100000" office:value-type="float" office:value="216.815767909608" calcext:value-type="float">
            <text:p>216,8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7" calcext:value-type="float">
            <text:p>47</text:p>
          </table:table-cell>
          <table:table-cell table:style-name="ce28" office:value-type="string" calcext:value-type="string">
            <text:p>130,2783</text:p>
          </table:table-cell>
          <table:table-cell table:formula="of:=MIN(DOSES-[.U50];[.D49]-[.E49])" office:value-type="float" office:value="95648" calcext:value-type="float">
            <text:p>95648</text:p>
          </table:table-cell>
          <table:table-cell table:formula="of:=IF([.D49]-[.E49]-[.C50]&gt;0;[.D49]-[.E49]-[.C50];0)" office:value-type="float" office:value="1037111" calcext:value-type="float">
            <text:p>1.037.111</text:p>
          </table:table-cell>
          <table:table-cell table:formula="of:=ROUND([.D50]*[.$B50]/100000)" office:value-type="float" office:value="1351" calcext:value-type="float">
            <text:p>1.351</text:p>
          </table:table-cell>
          <table:table-cell table:formula="of:=[.C50]" office:value-type="float" office:value="95648" calcext:value-type="float">
            <text:p>95.648</text:p>
          </table:table-cell>
          <table:table-cell table:style-name="ce34" table:formula="of:=ROUND([.F50]*[.$B50]/100000)" office:value-type="float" office:value="125" calcext:value-type="float">
            <text:p>125</text:p>
          </table:table-cell>
          <table:table-cell table:style-name="ce34" table:formula="of:=[.F49]-[.G49]" office:value-type="float" office:value="92998" calcext:value-type="float">
            <text:p>92.998</text:p>
          </table:table-cell>
          <table:table-cell table:style-name="ce34" table:formula="of:=ROUND([.H50]*[.$B50]/100000)" office:value-type="float" office:value="121" calcext:value-type="float">
            <text:p>121</text:p>
          </table:table-cell>
          <table:table-cell table:style-name="ce34" table:formula="of:=[.H49]-[.I49]" office:value-type="float" office:value="90034" calcext:value-type="float">
            <text:p>90.034</text:p>
          </table:table-cell>
          <table:table-cell table:style-name="ce34" table:formula="of:=ROUND([.J50]*[.$B50]/100000)" office:value-type="float" office:value="117" calcext:value-type="float">
            <text:p>117</text:p>
          </table:table-cell>
          <table:table-cell table:style-name="ce34" table:formula="of:=[.J49]-[.K49]" office:value-type="float" office:value="86861" calcext:value-type="float">
            <text:p>86.861</text:p>
          </table:table-cell>
          <table:table-cell table:style-name="ce34" table:formula="of:=ROUND([.L50]*[.$B50]/100000)" office:value-type="float" office:value="113" calcext:value-type="float">
            <text:p>113</text:p>
          </table:table-cell>
          <table:table-cell table:style-name="ce34" table:formula="of:=[.F50]+[.H50]+[.J50]+[.L50]" office:value-type="float" office:value="365541" calcext:value-type="float">
            <text:p>365.541</text:p>
          </table:table-cell>
          <table:table-cell table:style-name="ce34" table:formula="of:=[.G50]+[.I50]+[.K50]+[.M50]" office:value-type="float" office:value="476" calcext:value-type="float">
            <text:p>476</text:p>
          </table:table-cell>
          <table:table-cell table:formula="of:=IF([.N50]&gt;0;[.O50]/[.N50]*100000;0)" office:value-type="float" office:value="130.217950927529" calcext:value-type="float">
            <text:p>130,22</text:p>
          </table:table-cell>
          <table:table-cell table:formula="of:=[.L49]-[.M49]+[.Q49]-[.R49]" office:value-type="float" office:value="1835724" calcext:value-type="float">
            <text:p>1.835.724</text:p>
          </table:table-cell>
          <table:table-cell table:formula="of:=ROUND([.Q50]*[.$B50]/100000)" office:value-type="float" office:value="2392" calcext:value-type="float">
            <text:p>2.392</text:p>
          </table:table-cell>
          <table:table-cell table:formula="of:=IF([.Q50]&gt;0;[.R50]/[.Q50]*100000;0)" office:value-type="float" office:value="130.302812405351" calcext:value-type="float">
            <text:p>130,30</text:p>
          </table:table-cell>
          <table:table-cell table:style-name="ce46" office:value-type="float" office:value="309.8087" calcext:value-type="float">
            <text:p>309,81</text:p>
          </table:table-cell>
          <table:table-cell table:formula="of:=ROUND(IF([.V49]&gt;DOSES*[.V49]*Prio/([.V49]*Prio+[.D49]*(1-Prio));DOSES*[.V49]*Prio/([.V49]*Prio+[.D49]*(1-Prio));[.V49]))" office:value-type="float" office:value="4352" calcext:value-type="float">
            <text:p>4352</text:p>
          </table:table-cell>
          <table:table-cell table:formula="of:=IF([.V49]-[.W49]-[.U49]&gt;0;[.V49]-[.W49]-[.U49];0)" office:value-type="float" office:value="5981" calcext:value-type="float">
            <text:p>5.981</text:p>
          </table:table-cell>
          <table:table-cell table:style-name="ce34" table:formula="of:=ROUND([.V50]*[.$T50]/100000)" office:value-type="float" office:value="19" calcext:value-type="float">
            <text:p>19</text:p>
          </table:table-cell>
          <table:table-cell table:style-name="ce34" table:formula="of:=[.U50]" office:value-type="float" office:value="4352" calcext:value-type="float">
            <text:p>4.352</text:p>
          </table:table-cell>
          <table:table-cell table:formula="of:=ROUND([.X50]*[.$T50]/100000)" office:value-type="float" office:value="13" calcext:value-type="float">
            <text:p>13</text:p>
          </table:table-cell>
          <table:table-cell table:formula="of:=[.X49]-[.Y49]" office:value-type="float" office:value="6861" calcext:value-type="float">
            <text:p>6.861</text:p>
          </table:table-cell>
          <table:table-cell table:formula="of:=ROUND([.Z50]*[.$T50]/100000)" office:value-type="float" office:value="21" calcext:value-type="float">
            <text:p>21</text:p>
          </table:table-cell>
          <table:table-cell table:formula="of:=[.Z49]-[.AA49]" office:value-type="float" office:value="9678" calcext:value-type="float">
            <text:p>9.678</text:p>
          </table:table-cell>
          <table:table-cell table:formula="of:=ROUND([.AB50]*[.$T50]/100000)" office:value-type="float" office:value="30" calcext:value-type="float">
            <text:p>30</text:p>
          </table:table-cell>
          <table:table-cell table:formula="of:=[.AB49]-[.AC49]" office:value-type="float" office:value="12692" calcext:value-type="float">
            <text:p>12.692</text:p>
          </table:table-cell>
          <table:table-cell table:formula="of:=ROUND([.AD50]*[.$T50]/100000)" office:value-type="float" office:value="39" calcext:value-type="float">
            <text:p>39</text:p>
          </table:table-cell>
          <table:table-cell table:formula="of:=[.X50]+[.Z50]+[.AB50]+[.AD50]" office:value-type="float" office:value="33583" calcext:value-type="float">
            <text:p>33.583</text:p>
          </table:table-cell>
          <table:table-cell table:formula="of:=[.Y50]+[.AA50]+[.AC50]+[.AE50]" office:value-type="float" office:value="103" calcext:value-type="float">
            <text:p>103</text:p>
          </table:table-cell>
          <table:table-cell table:formula="of:=IF([.AF50]&gt;0;[.AG50]/[.AF50]*100000;0)" office:value-type="float" office:value="306.702796057529" calcext:value-type="float">
            <text:p>306,70</text:p>
          </table:table-cell>
          <table:table-cell table:style-name="ce34" table:formula="of:=ROUND([.U47]*(1-[.U$1]/100000)^4)+[.AI49]" office:value-type="float" office:value="2257459" calcext:value-type="float">
            <text:p>2.257.459</text:p>
          </table:table-cell>
          <table:table-cell table:formula="of:=ROUND([.AI50]*[.$T50]/100000)" office:value-type="float" office:value="6994" calcext:value-type="float">
            <text:p>6.994</text:p>
          </table:table-cell>
          <table:table-cell table:formula="of:=IF([.AI50]&gt;0;[.AJ50]/[.AI50]*100000;0)" office:value-type="float" office:value="309.817365453813" calcext:value-type="float">
            <text:p>309,82</text:p>
          </table:table-cell>
          <table:table-cell table:style-name="ce51" office:value-type="float" office:value="210.9248" calcext:value-type="float">
            <text:p>210,92</text:p>
          </table:table-cell>
          <table:table-cell table:style-name="ce34" table:formula="of:=[.C50]+[.U50]" office:value-type="float" office:value="100000" calcext:value-type="float">
            <text:p>100.000</text:p>
          </table:table-cell>
          <table:table-cell table:style-name="ce34" table:formula="of:=[.D50]+[.V50]" office:value-type="float" office:value="1043092" calcext:value-type="float">
            <text:p>1.043.092</text:p>
          </table:table-cell>
          <table:table-cell table:formula="of:=[.E50]+[.W50]" office:value-type="float" office:value="1370" calcext:value-type="float">
            <text:p>1370</text:p>
          </table:table-cell>
          <table:table-cell table:style-name="ce55" table:formula="of:=IF([.AN50]&gt;0;[.AO50]/[.AN50]*100000;0)" office:value-type="float" office:value="131.340284461965" calcext:value-type="float">
            <text:p>131,34</text:p>
          </table:table-cell>
          <table:table-cell table:style-name="ce34" table:formula="of:=[.N50]+[.AF50]" office:value-type="float" office:value="399124" calcext:value-type="float">
            <text:p>399.124</text:p>
          </table:table-cell>
          <table:table-cell table:style-name="ce34" table:formula="of:=[.O50]+[.AG50]" office:value-type="float" office:value="579" calcext:value-type="float">
            <text:p>579</text:p>
          </table:table-cell>
          <table:table-cell table:style-name="ce55" table:formula="of:=IF([.AQ50]&gt;0;[.AR50]/[.AQ50]*100000;0)" office:value-type="float" office:value="145.067698259188" calcext:value-type="float">
            <text:p>145,07</text:p>
          </table:table-cell>
          <table:table-cell table:style-name="ce34" table:formula="of:=[.Q50]+[.AI50]" office:value-type="float" office:value="4093183" calcext:value-type="float">
            <text:p>4.093.183</text:p>
          </table:table-cell>
          <table:table-cell table:style-name="ce34" table:formula="of:=[.R50]+[.AJ50]" office:value-type="float" office:value="9386" calcext:value-type="float">
            <text:p>9.386</text:p>
          </table:table-cell>
          <table:table-cell table:style-name="ce55" table:formula="of:=IF([.AT50]&gt;0;[.AU50]/[.AT50]*100000;0)" office:value-type="float" office:value="229.30809592437" calcext:value-type="float">
            <text:p>229,31</text:p>
          </table:table-cell>
          <table:table-cell table:style-name="ce55" table:formula="of:=([.AO50]+[.AR50]+[.AU50])/([.AN50]+[.AP50]+[.AT50])*100000" office:value-type="float" office:value="220.67958119085" calcext:value-type="float">
            <text:p>220,6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8" calcext:value-type="float">
            <text:p>48</text:p>
          </table:table-cell>
          <table:table-cell table:style-name="ce28" office:value-type="string" calcext:value-type="string">
            <text:p>131,7830</text:p>
          </table:table-cell>
          <table:table-cell table:formula="of:=MIN(DOSES-[.U51];[.D50]-[.E50])" office:value-type="float" office:value="97745" calcext:value-type="float">
            <text:p>97745</text:p>
          </table:table-cell>
          <table:table-cell table:formula="of:=IF([.D50]-[.E50]-[.C51]&gt;0;[.D50]-[.E50]-[.C51];0)" office:value-type="float" office:value="938015" calcext:value-type="float">
            <text:p>938.015</text:p>
          </table:table-cell>
          <table:table-cell table:formula="of:=ROUND([.D51]*[.$B51]/100000)" office:value-type="float" office:value="1236" calcext:value-type="float">
            <text:p>1.236</text:p>
          </table:table-cell>
          <table:table-cell table:formula="of:=[.C51]" office:value-type="float" office:value="97745" calcext:value-type="float">
            <text:p>97.745</text:p>
          </table:table-cell>
          <table:table-cell table:style-name="ce34" table:formula="of:=ROUND([.F51]*[.$B51]/100000)" office:value-type="float" office:value="129" calcext:value-type="float">
            <text:p>129</text:p>
          </table:table-cell>
          <table:table-cell table:style-name="ce34" table:formula="of:=[.F50]-[.G50]" office:value-type="float" office:value="95523" calcext:value-type="float">
            <text:p>95.523</text:p>
          </table:table-cell>
          <table:table-cell table:style-name="ce34" table:formula="of:=ROUND([.H51]*[.$B51]/100000)" office:value-type="float" office:value="126" calcext:value-type="float">
            <text:p>126</text:p>
          </table:table-cell>
          <table:table-cell table:style-name="ce34" table:formula="of:=[.H50]-[.I50]" office:value-type="float" office:value="92877" calcext:value-type="float">
            <text:p>92.877</text:p>
          </table:table-cell>
          <table:table-cell table:style-name="ce34" table:formula="of:=ROUND([.J51]*[.$B51]/100000)" office:value-type="float" office:value="122" calcext:value-type="float">
            <text:p>122</text:p>
          </table:table-cell>
          <table:table-cell table:style-name="ce34" table:formula="of:=[.J50]-[.K50]" office:value-type="float" office:value="89917" calcext:value-type="float">
            <text:p>89.917</text:p>
          </table:table-cell>
          <table:table-cell table:style-name="ce34" table:formula="of:=ROUND([.L51]*[.$B51]/100000)" office:value-type="float" office:value="118" calcext:value-type="float">
            <text:p>118</text:p>
          </table:table-cell>
          <table:table-cell table:style-name="ce34" table:formula="of:=[.F51]+[.H51]+[.J51]+[.L51]" office:value-type="float" office:value="376062" calcext:value-type="float">
            <text:p>376.062</text:p>
          </table:table-cell>
          <table:table-cell table:style-name="ce34" table:formula="of:=[.G51]+[.I51]+[.K51]+[.M51]" office:value-type="float" office:value="495" calcext:value-type="float">
            <text:p>495</text:p>
          </table:table-cell>
          <table:table-cell table:formula="of:=IF([.N51]&gt;0;[.O51]/[.N51]*100000;0)" office:value-type="float" office:value="131.627231679883" calcext:value-type="float">
            <text:p>131,63</text:p>
          </table:table-cell>
          <table:table-cell table:formula="of:=[.L50]-[.M50]+[.Q50]-[.R50]" office:value-type="float" office:value="1920080" calcext:value-type="float">
            <text:p>1.920.080</text:p>
          </table:table-cell>
          <table:table-cell table:formula="of:=ROUND([.Q51]*[.$B51]/100000)" office:value-type="float" office:value="2530" calcext:value-type="float">
            <text:p>2.530</text:p>
          </table:table-cell>
          <table:table-cell table:formula="of:=IF([.Q51]&gt;0;[.R51]/[.Q51]*100000;0)" office:value-type="float" office:value="131.765343110704" calcext:value-type="float">
            <text:p>131,77</text:p>
          </table:table-cell>
          <table:table-cell table:style-name="ce46" office:value-type="float" office:value="312.7387" calcext:value-type="float">
            <text:p>312,74</text:p>
          </table:table-cell>
          <table:table-cell table:formula="of:=ROUND(IF([.V50]&gt;DOSES*[.V50]*Prio/([.V50]*Prio+[.D50]*(1-Prio));DOSES*[.V50]*Prio/([.V50]*Prio+[.D50]*(1-Prio));[.V50]))" office:value-type="float" office:value="2255" calcext:value-type="float">
            <text:p>2255</text:p>
          </table:table-cell>
          <table:table-cell table:formula="of:=IF([.V50]-[.W50]-[.U50]&gt;0;[.V50]-[.W50]-[.U50];0)" office:value-type="float" office:value="1610" calcext:value-type="float">
            <text:p>1.610</text:p>
          </table:table-cell>
          <table:table-cell table:style-name="ce34" table:formula="of:=ROUND([.V51]*[.$T51]/100000)" office:value-type="float" office:value="5" calcext:value-type="float">
            <text:p>5</text:p>
          </table:table-cell>
          <table:table-cell table:style-name="ce34" table:formula="of:=[.U51]" office:value-type="float" office:value="2255" calcext:value-type="float">
            <text:p>2.255</text:p>
          </table:table-cell>
          <table:table-cell table:formula="of:=ROUND([.X51]*[.$T51]/100000)" office:value-type="float" office:value="7" calcext:value-type="float">
            <text:p>7</text:p>
          </table:table-cell>
          <table:table-cell table:formula="of:=[.X50]-[.Y50]" office:value-type="float" office:value="4339" calcext:value-type="float">
            <text:p>4.339</text:p>
          </table:table-cell>
          <table:table-cell table:formula="of:=ROUND([.Z51]*[.$T51]/100000)" office:value-type="float" office:value="14" calcext:value-type="float">
            <text:p>14</text:p>
          </table:table-cell>
          <table:table-cell table:formula="of:=[.Z50]-[.AA50]" office:value-type="float" office:value="6840" calcext:value-type="float">
            <text:p>6.840</text:p>
          </table:table-cell>
          <table:table-cell table:formula="of:=ROUND([.AB51]*[.$T51]/100000)" office:value-type="float" office:value="21" calcext:value-type="float">
            <text:p>21</text:p>
          </table:table-cell>
          <table:table-cell table:formula="of:=[.AB50]-[.AC50]" office:value-type="float" office:value="9648" calcext:value-type="float">
            <text:p>9.648</text:p>
          </table:table-cell>
          <table:table-cell table:formula="of:=ROUND([.AD51]*[.$T51]/100000)" office:value-type="float" office:value="30" calcext:value-type="float">
            <text:p>30</text:p>
          </table:table-cell>
          <table:table-cell table:formula="of:=[.X51]+[.Z51]+[.AB51]+[.AD51]" office:value-type="float" office:value="23082" calcext:value-type="float">
            <text:p>23.082</text:p>
          </table:table-cell>
          <table:table-cell table:formula="of:=[.Y51]+[.AA51]+[.AC51]+[.AE51]" office:value-type="float" office:value="72" calcext:value-type="float">
            <text:p>72</text:p>
          </table:table-cell>
          <table:table-cell table:formula="of:=IF([.AF51]&gt;0;[.AG51]/[.AF51]*100000;0)" office:value-type="float" office:value="311.931375097479" calcext:value-type="float">
            <text:p>311,93</text:p>
          </table:table-cell>
          <table:table-cell table:style-name="ce34" table:formula="of:=ROUND([.U48]*(1-[.U$1]/100000)^4)+[.AI50]" office:value-type="float" office:value="2267195" calcext:value-type="float">
            <text:p>2.267.195</text:p>
          </table:table-cell>
          <table:table-cell table:formula="of:=ROUND([.AI51]*[.$T51]/100000)" office:value-type="float" office:value="7090" calcext:value-type="float">
            <text:p>7.090</text:p>
          </table:table-cell>
          <table:table-cell table:formula="of:=IF([.AI51]&gt;0;[.AJ51]/[.AI51]*100000;0)" office:value-type="float" office:value="312.72122600835" calcext:value-type="float">
            <text:p>312,72</text:p>
          </table:table-cell>
          <table:table-cell table:style-name="ce51" office:value-type="float" office:value="213.0697" calcext:value-type="float">
            <text:p>213,07</text:p>
          </table:table-cell>
          <table:table-cell table:style-name="ce34" table:formula="of:=[.C51]+[.U51]" office:value-type="float" office:value="100000" calcext:value-type="float">
            <text:p>100.000</text:p>
          </table:table-cell>
          <table:table-cell table:style-name="ce34" table:formula="of:=[.D51]+[.V51]" office:value-type="float" office:value="939625" calcext:value-type="float">
            <text:p>939.625</text:p>
          </table:table-cell>
          <table:table-cell table:formula="of:=[.E51]+[.W51]" office:value-type="float" office:value="1241" calcext:value-type="float">
            <text:p>1241</text:p>
          </table:table-cell>
          <table:table-cell table:style-name="ce55" table:formula="of:=IF([.AN51]&gt;0;[.AO51]/[.AN51]*100000;0)" office:value-type="float" office:value="132.073965677797" calcext:value-type="float">
            <text:p>132,07</text:p>
          </table:table-cell>
          <table:table-cell table:style-name="ce34" table:formula="of:=[.N51]+[.AF51]" office:value-type="float" office:value="399144" calcext:value-type="float">
            <text:p>399.144</text:p>
          </table:table-cell>
          <table:table-cell table:style-name="ce34" table:formula="of:=[.O51]+[.AG51]" office:value-type="float" office:value="567" calcext:value-type="float">
            <text:p>567</text:p>
          </table:table-cell>
          <table:table-cell table:style-name="ce55" table:formula="of:=IF([.AQ51]&gt;0;[.AR51]/[.AQ51]*100000;0)" office:value-type="float" office:value="142.053995550478" calcext:value-type="float">
            <text:p>142,05</text:p>
          </table:table-cell>
          <table:table-cell table:style-name="ce34" table:formula="of:=[.Q51]+[.AI51]" office:value-type="float" office:value="4187275" calcext:value-type="float">
            <text:p>4.187.275</text:p>
          </table:table-cell>
          <table:table-cell table:style-name="ce34" table:formula="of:=[.R51]+[.AJ51]" office:value-type="float" office:value="9620" calcext:value-type="float">
            <text:p>9.620</text:p>
          </table:table-cell>
          <table:table-cell table:style-name="ce55" table:formula="of:=IF([.AT51]&gt;0;[.AU51]/[.AT51]*100000;0)" office:value-type="float" office:value="229.743687720534" calcext:value-type="float">
            <text:p>229,74</text:p>
          </table:table-cell>
          <table:table-cell table:style-name="ce55" table:formula="of:=([.AO51]+[.AR51]+[.AU51])/([.AN51]+[.AP51]+[.AT51])*100000" office:value-type="float" office:value="222.896986699766" calcext:value-type="float">
            <text:p>222,90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49" calcext:value-type="float">
            <text:p>49</text:p>
          </table:table-cell>
          <table:table-cell table:style-name="ce28" office:value-type="string" calcext:value-type="string">
            <text:p>134,8822</text:p>
          </table:table-cell>
          <table:table-cell table:formula="of:=MIN(DOSES-[.U52];[.D51]-[.E51])" office:value-type="float" office:value="99318" calcext:value-type="float">
            <text:p>99318</text:p>
          </table:table-cell>
          <table:table-cell table:formula="of:=IF([.D51]-[.E51]-[.C52]&gt;0;[.D51]-[.E51]-[.C52];0)" office:value-type="float" office:value="837461" calcext:value-type="float">
            <text:p>837.461</text:p>
          </table:table-cell>
          <table:table-cell table:formula="of:=ROUND([.D52]*[.$B52]/100000)" office:value-type="float" office:value="1130" calcext:value-type="float">
            <text:p>1.130</text:p>
          </table:table-cell>
          <table:table-cell table:formula="of:=[.C52]" office:value-type="float" office:value="99318" calcext:value-type="float">
            <text:p>99.318</text:p>
          </table:table-cell>
          <table:table-cell table:style-name="ce34" table:formula="of:=ROUND([.F52]*[.$B52]/100000)" office:value-type="float" office:value="134" calcext:value-type="float">
            <text:p>134</text:p>
          </table:table-cell>
          <table:table-cell table:style-name="ce34" table:formula="of:=[.F51]-[.G51]" office:value-type="float" office:value="97616" calcext:value-type="float">
            <text:p>97.616</text:p>
          </table:table-cell>
          <table:table-cell table:style-name="ce34" table:formula="of:=ROUND([.H52]*[.$B52]/100000)" office:value-type="float" office:value="132" calcext:value-type="float">
            <text:p>132</text:p>
          </table:table-cell>
          <table:table-cell table:style-name="ce34" table:formula="of:=[.H51]-[.I51]" office:value-type="float" office:value="95397" calcext:value-type="float">
            <text:p>95.397</text:p>
          </table:table-cell>
          <table:table-cell table:style-name="ce34" table:formula="of:=ROUND([.J52]*[.$B52]/100000)" office:value-type="float" office:value="129" calcext:value-type="float">
            <text:p>129</text:p>
          </table:table-cell>
          <table:table-cell table:style-name="ce34" table:formula="of:=[.J51]-[.K51]" office:value-type="float" office:value="92755" calcext:value-type="float">
            <text:p>92.755</text:p>
          </table:table-cell>
          <table:table-cell table:style-name="ce34" table:formula="of:=ROUND([.L52]*[.$B52]/100000)" office:value-type="float" office:value="125" calcext:value-type="float">
            <text:p>125</text:p>
          </table:table-cell>
          <table:table-cell table:style-name="ce34" table:formula="of:=[.F52]+[.H52]+[.J52]+[.L52]" office:value-type="float" office:value="385086" calcext:value-type="float">
            <text:p>385.086</text:p>
          </table:table-cell>
          <table:table-cell table:style-name="ce34" table:formula="of:=[.G52]+[.I52]+[.K52]+[.M52]" office:value-type="float" office:value="520" calcext:value-type="float">
            <text:p>520</text:p>
          </table:table-cell>
          <table:table-cell table:formula="of:=IF([.N52]&gt;0;[.O52]/[.N52]*100000;0)" office:value-type="float" office:value="135.034771453649" calcext:value-type="float">
            <text:p>135,03</text:p>
          </table:table-cell>
          <table:table-cell table:formula="of:=[.L51]-[.M51]+[.Q51]-[.R51]" office:value-type="float" office:value="2007349" calcext:value-type="float">
            <text:p>2.007.349</text:p>
          </table:table-cell>
          <table:table-cell table:formula="of:=ROUND([.Q52]*[.$B52]/100000)" office:value-type="float" office:value="2708" calcext:value-type="float">
            <text:p>2.708</text:p>
          </table:table-cell>
          <table:table-cell table:formula="of:=IF([.Q52]&gt;0;[.R52]/[.Q52]*100000;0)" office:value-type="float" office:value="134.904294171068" calcext:value-type="float">
            <text:p>134,90</text:p>
          </table:table-cell>
          <table:table-cell table:style-name="ce46" office:value-type="float" office:value="321.0885" calcext:value-type="float">
            <text:p>321,09</text:p>
          </table:table-cell>
          <table:table-cell table:formula="of:=ROUND(IF([.V51]&gt;DOSES*[.V51]*Prio/([.V51]*Prio+[.D51]*(1-Prio));DOSES*[.V51]*Prio/([.V51]*Prio+[.D51]*(1-Prio));[.V51]))" office:value-type="float" office:value="682" calcext:value-type="float">
            <text:p>682</text:p>
          </table:table-cell>
          <table:table-cell table:formula="of:=IF([.V51]-[.W51]-[.U51]&gt;0;[.V51]-[.W51]-[.U51];0)" office:value-type="float" office:value="0" calcext:value-type="float">
            <text:p>0</text:p>
          </table:table-cell>
          <table:table-cell table:style-name="ce34" table:formula="of:=ROUND([.V52]*[.$T52]/100000)" office:value-type="float" office:value="0" calcext:value-type="float">
            <text:p>0</text:p>
          </table:table-cell>
          <table:table-cell table:style-name="ce34" table:formula="of:=[.U52]" office:value-type="float" office:value="682" calcext:value-type="float">
            <text:p>682</text:p>
          </table:table-cell>
          <table:table-cell table:formula="of:=ROUND([.X52]*[.$T52]/100000)" office:value-type="float" office:value="2" calcext:value-type="float">
            <text:p>2</text:p>
          </table:table-cell>
          <table:table-cell table:formula="of:=[.X51]-[.Y51]" office:value-type="float" office:value="2248" calcext:value-type="float">
            <text:p>2.248</text:p>
          </table:table-cell>
          <table:table-cell table:formula="of:=ROUND([.Z52]*[.$T52]/100000)" office:value-type="float" office:value="7" calcext:value-type="float">
            <text:p>7</text:p>
          </table:table-cell>
          <table:table-cell table:formula="of:=[.Z51]-[.AA51]" office:value-type="float" office:value="4325" calcext:value-type="float">
            <text:p>4.325</text:p>
          </table:table-cell>
          <table:table-cell table:formula="of:=ROUND([.AB52]*[.$T52]/100000)" office:value-type="float" office:value="14" calcext:value-type="float">
            <text:p>14</text:p>
          </table:table-cell>
          <table:table-cell table:formula="of:=[.AB51]-[.AC51]" office:value-type="float" office:value="6819" calcext:value-type="float">
            <text:p>6.819</text:p>
          </table:table-cell>
          <table:table-cell table:formula="of:=ROUND([.AD52]*[.$T52]/100000)" office:value-type="float" office:value="22" calcext:value-type="float">
            <text:p>22</text:p>
          </table:table-cell>
          <table:table-cell table:formula="of:=[.X52]+[.Z52]+[.AB52]+[.AD52]" office:value-type="float" office:value="14074" calcext:value-type="float">
            <text:p>14.074</text:p>
          </table:table-cell>
          <table:table-cell table:formula="of:=[.Y52]+[.AA52]+[.AC52]+[.AE52]" office:value-type="float" office:value="45" calcext:value-type="float">
            <text:p>45</text:p>
          </table:table-cell>
          <table:table-cell table:formula="of:=IF([.AF52]&gt;0;[.AG52]/[.AF52]*100000;0)" office:value-type="float" office:value="319.738524939605" calcext:value-type="float">
            <text:p>319,74</text:p>
          </table:table-cell>
          <table:table-cell table:style-name="ce34" table:formula="of:=ROUND([.U49]*(1-[.U$1]/100000)^4)+[.AI51]" office:value-type="float" office:value="2274077" calcext:value-type="float">
            <text:p>2.274.077</text:p>
          </table:table-cell>
          <table:table-cell table:formula="of:=ROUND([.AI52]*[.$T52]/100000)" office:value-type="float" office:value="7302" calcext:value-type="float">
            <text:p>7.302</text:p>
          </table:table-cell>
          <table:table-cell table:formula="of:=IF([.AI52]&gt;0;[.AJ52]/[.AI52]*100000;0)" office:value-type="float" office:value="321.097306731478" calcext:value-type="float">
            <text:p>321,10</text:p>
          </table:table-cell>
          <table:table-cell table:style-name="ce51" office:value-type="float" office:value="218.5275" calcext:value-type="float">
            <text:p>218,53</text:p>
          </table:table-cell>
          <table:table-cell table:style-name="ce34" table:formula="of:=[.C52]+[.U52]" office:value-type="float" office:value="100000" calcext:value-type="float">
            <text:p>100.000</text:p>
          </table:table-cell>
          <table:table-cell table:style-name="ce34" table:formula="of:=[.D52]+[.V52]" office:value-type="float" office:value="837461" calcext:value-type="float">
            <text:p>837.461</text:p>
          </table:table-cell>
          <table:table-cell table:formula="of:=[.E52]+[.W52]" office:value-type="float" office:value="1130" calcext:value-type="float">
            <text:p>1130</text:p>
          </table:table-cell>
          <table:table-cell table:style-name="ce55" table:formula="of:=IF([.AN52]&gt;0;[.AO52]/[.AN52]*100000;0)" office:value-type="float" office:value="134.93165651893" calcext:value-type="float">
            <text:p>134,93</text:p>
          </table:table-cell>
          <table:table-cell table:style-name="ce34" table:formula="of:=[.N52]+[.AF52]" office:value-type="float" office:value="399160" calcext:value-type="float">
            <text:p>399.160</text:p>
          </table:table-cell>
          <table:table-cell table:style-name="ce34" table:formula="of:=[.O52]+[.AG52]" office:value-type="float" office:value="565" calcext:value-type="float">
            <text:p>565</text:p>
          </table:table-cell>
          <table:table-cell table:style-name="ce55" table:formula="of:=IF([.AQ52]&gt;0;[.AR52]/[.AQ52]*100000;0)" office:value-type="float" office:value="141.547249223369" calcext:value-type="float">
            <text:p>141,55</text:p>
          </table:table-cell>
          <table:table-cell table:style-name="ce34" table:formula="of:=[.Q52]+[.AI52]" office:value-type="float" office:value="4281426" calcext:value-type="float">
            <text:p>4.281.426</text:p>
          </table:table-cell>
          <table:table-cell table:style-name="ce34" table:formula="of:=[.R52]+[.AJ52]" office:value-type="float" office:value="10010" calcext:value-type="float">
            <text:p>10.010</text:p>
          </table:table-cell>
          <table:table-cell table:style-name="ce55" table:formula="of:=IF([.AT52]&gt;0;[.AU52]/[.AT52]*100000;0)" office:value-type="float" office:value="233.800607554586" calcext:value-type="float">
            <text:p>233,80</text:p>
          </table:table-cell>
          <table:table-cell table:style-name="ce55" table:formula="of:=([.AO52]+[.AR52]+[.AU52])/([.AN52]+[.AP52]+[.AT52])*100000" office:value-type="float" office:value="228.656961354574" calcext:value-type="float">
            <text:p>228,66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50" calcext:value-type="float">
            <text:p>50</text:p>
          </table:table-cell>
          <table:table-cell table:style-name="ce28" office:value-type="string" calcext:value-type="string">
            <text:p>137,0735</text:p>
          </table:table-cell>
          <table:table-cell table:formula="of:=MIN(DOSES-[.U53];[.D52]-[.E52])" office:value-type="float" office:value="100000" calcext:value-type="float">
            <text:p>100000</text:p>
          </table:table-cell>
          <table:table-cell table:formula="of:=IF([.D52]-[.E52]-[.C53]&gt;0;[.D52]-[.E52]-[.C53];0)" office:value-type="float" office:value="736331" calcext:value-type="float">
            <text:p>736.331</text:p>
          </table:table-cell>
          <table:table-cell table:formula="of:=ROUND([.D53]*[.$B53]/100000)" office:value-type="float" office:value="1009" calcext:value-type="float">
            <text:p>1.009</text:p>
          </table:table-cell>
          <table:table-cell table:formula="of:=[.C53]" office:value-type="float" office:value="100000" calcext:value-type="float">
            <text:p>100.000</text:p>
          </table:table-cell>
          <table:table-cell table:style-name="ce34" table:formula="of:=ROUND([.F53]*[.$B53]/100000)" office:value-type="float" office:value="137" calcext:value-type="float">
            <text:p>137</text:p>
          </table:table-cell>
          <table:table-cell table:style-name="ce34" table:formula="of:=[.F52]-[.G52]" office:value-type="float" office:value="99184" calcext:value-type="float">
            <text:p>99.184</text:p>
          </table:table-cell>
          <table:table-cell table:style-name="ce34" table:formula="of:=ROUND([.H53]*[.$B53]/100000)" office:value-type="float" office:value="136" calcext:value-type="float">
            <text:p>136</text:p>
          </table:table-cell>
          <table:table-cell table:style-name="ce34" table:formula="of:=[.H52]-[.I52]" office:value-type="float" office:value="97484" calcext:value-type="float">
            <text:p>97.484</text:p>
          </table:table-cell>
          <table:table-cell table:style-name="ce34" table:formula="of:=ROUND([.J53]*[.$B53]/100000)" office:value-type="float" office:value="134" calcext:value-type="float">
            <text:p>134</text:p>
          </table:table-cell>
          <table:table-cell table:style-name="ce34" table:formula="of:=[.J52]-[.K52]" office:value-type="float" office:value="95268" calcext:value-type="float">
            <text:p>95.268</text:p>
          </table:table-cell>
          <table:table-cell table:style-name="ce34" table:formula="of:=ROUND([.L53]*[.$B53]/100000)" office:value-type="float" office:value="131" calcext:value-type="float">
            <text:p>131</text:p>
          </table:table-cell>
          <table:table-cell table:style-name="ce34" table:formula="of:=[.F53]+[.H53]+[.J53]+[.L53]" office:value-type="float" office:value="391936" calcext:value-type="float">
            <text:p>391.936</text:p>
          </table:table-cell>
          <table:table-cell table:style-name="ce34" table:formula="of:=[.G53]+[.I53]+[.K53]+[.M53]" office:value-type="float" office:value="538" calcext:value-type="float">
            <text:p>538</text:p>
          </table:table-cell>
          <table:table-cell table:formula="of:=IF([.N53]&gt;0;[.O53]/[.N53]*100000;0)" office:value-type="float" office:value="137.2673089484" calcext:value-type="float">
            <text:p>137,27</text:p>
          </table:table-cell>
          <table:table-cell table:formula="of:=[.L52]-[.M52]+[.Q52]-[.R52]" office:value-type="float" office:value="2097271" calcext:value-type="float">
            <text:p>2.097.271</text:p>
          </table:table-cell>
          <table:table-cell table:formula="of:=ROUND([.Q53]*[.$B53]/100000)" office:value-type="float" office:value="2875" calcext:value-type="float">
            <text:p>2.875</text:p>
          </table:table-cell>
          <table:table-cell table:formula="of:=IF([.Q53]&gt;0;[.R53]/[.Q53]*100000;0)" office:value-type="float" office:value="137.082904402912" calcext:value-type="float">
            <text:p>137,08</text:p>
          </table:table-cell>
          <table:table-cell table:style-name="ce46" office:value-type="float" office:value="326.8666" calcext:value-type="float">
            <text:p>326,87</text:p>
          </table:table-cell>
          <table:table-cell table:formula="of:=ROUND(IF([.V52]&gt;DOSES*[.V52]*Prio/([.V52]*Prio+[.D52]*(1-Prio));DOSES*[.V52]*Prio/([.V52]*Prio+[.D52]*(1-Prio));[.V52]))" office:value-type="float" office:value="0" calcext:value-type="float">
            <text:p>0</text:p>
          </table:table-cell>
          <table:table-cell table:formula="of:=IF([.V52]-[.W52]-[.U52]&gt;0;[.V52]-[.W52]-[.U52];0)" office:value-type="float" office:value="0" calcext:value-type="float">
            <text:p>0</text:p>
          </table:table-cell>
          <table:table-cell table:style-name="ce34" table:formula="of:=ROUND([.V53]*[.$T53]/100000)" office:value-type="float" office:value="0" calcext:value-type="float">
            <text:p>0</text:p>
          </table:table-cell>
          <table:table-cell table:style-name="ce34" table:formula="of:=[.U53]" office:value-type="float" office:value="0" calcext:value-type="float">
            <text:p>0</text:p>
          </table:table-cell>
          <table:table-cell table:formula="of:=ROUND([.X53]*[.$T53]/100000)" office:value-type="float" office:value="0" calcext:value-type="float">
            <text:p>0</text:p>
          </table:table-cell>
          <table:table-cell table:formula="of:=[.X52]-[.Y52]" office:value-type="float" office:value="680" calcext:value-type="float">
            <text:p>680</text:p>
          </table:table-cell>
          <table:table-cell table:formula="of:=ROUND([.Z53]*[.$T53]/100000)" office:value-type="float" office:value="2" calcext:value-type="float">
            <text:p>2</text:p>
          </table:table-cell>
          <table:table-cell table:formula="of:=[.Z52]-[.AA52]" office:value-type="float" office:value="2241" calcext:value-type="float">
            <text:p>2.241</text:p>
          </table:table-cell>
          <table:table-cell table:formula="of:=ROUND([.AB53]*[.$T53]/100000)" office:value-type="float" office:value="7" calcext:value-type="float">
            <text:p>7</text:p>
          </table:table-cell>
          <table:table-cell table:formula="of:=[.AB52]-[.AC52]" office:value-type="float" office:value="4311" calcext:value-type="float">
            <text:p>4.311</text:p>
          </table:table-cell>
          <table:table-cell table:formula="of:=ROUND([.AD53]*[.$T53]/100000)" office:value-type="float" office:value="14" calcext:value-type="float">
            <text:p>14</text:p>
          </table:table-cell>
          <table:table-cell table:formula="of:=[.X53]+[.Z53]+[.AB53]+[.AD53]" office:value-type="float" office:value="7232" calcext:value-type="float">
            <text:p>7.232</text:p>
          </table:table-cell>
          <table:table-cell table:formula="of:=[.Y53]+[.AA53]+[.AC53]+[.AE53]" office:value-type="float" office:value="23" calcext:value-type="float">
            <text:p>23</text:p>
          </table:table-cell>
          <table:table-cell table:formula="of:=IF([.AF53]&gt;0;[.AG53]/[.AF53]*100000;0)" office:value-type="float" office:value="318.030973451327" calcext:value-type="float">
            <text:p>318,03</text:p>
          </table:table-cell>
          <table:table-cell table:style-name="ce34" table:formula="of:=ROUND([.U50]*(1-[.U$1]/100000)^4)+[.AI52]" office:value-type="float" office:value="2278429" calcext:value-type="float">
            <text:p>2.278.429</text:p>
          </table:table-cell>
          <table:table-cell table:formula="of:=ROUND([.AI53]*[.$T53]/100000)" office:value-type="float" office:value="7447" calcext:value-type="float">
            <text:p>7.447</text:p>
          </table:table-cell>
          <table:table-cell table:formula="of:=IF([.AI53]&gt;0;[.AJ53]/[.AI53]*100000;0)" office:value-type="float" office:value="326.848016769449" calcext:value-type="float">
            <text:p>326,85</text:p>
          </table:table-cell>
          <table:table-cell table:style-name="ce51" office:value-type="float" office:value="222.3301" calcext:value-type="float">
            <text:p>222,33</text:p>
          </table:table-cell>
          <table:table-cell table:style-name="ce34" table:formula="of:=[.C53]+[.U53]" office:value-type="float" office:value="100000" calcext:value-type="float">
            <text:p>100.000</text:p>
          </table:table-cell>
          <table:table-cell table:style-name="ce34" table:formula="of:=[.D53]+[.V53]" office:value-type="float" office:value="736331" calcext:value-type="float">
            <text:p>736.331</text:p>
          </table:table-cell>
          <table:table-cell table:formula="of:=[.E53]+[.W53]" office:value-type="float" office:value="1009" calcext:value-type="float">
            <text:p>1009</text:p>
          </table:table-cell>
          <table:table-cell table:style-name="ce55" table:formula="of:=IF([.AN53]&gt;0;[.AO53]/[.AN53]*100000;0)" office:value-type="float" office:value="137.030764696855" calcext:value-type="float">
            <text:p>137,03</text:p>
          </table:table-cell>
          <table:table-cell table:style-name="ce34" table:formula="of:=[.N53]+[.AF53]" office:value-type="float" office:value="399168" calcext:value-type="float">
            <text:p>399.168</text:p>
          </table:table-cell>
          <table:table-cell table:style-name="ce34" table:formula="of:=[.O53]+[.AG53]" office:value-type="float" office:value="561" calcext:value-type="float">
            <text:p>561</text:p>
          </table:table-cell>
          <table:table-cell table:style-name="ce55" table:formula="of:=IF([.AQ53]&gt;0;[.AR53]/[.AQ53]*100000;0)" office:value-type="float" office:value="140.542328042328" calcext:value-type="float">
            <text:p>140,54</text:p>
          </table:table-cell>
          <table:table-cell table:style-name="ce34" table:formula="of:=[.Q53]+[.AI53]" office:value-type="float" office:value="4375700" calcext:value-type="float">
            <text:p>4.375.700</text:p>
          </table:table-cell>
          <table:table-cell table:style-name="ce34" table:formula="of:=[.R53]+[.AJ53]" office:value-type="float" office:value="10322" calcext:value-type="float">
            <text:p>10.322</text:p>
          </table:table-cell>
          <table:table-cell table:style-name="ce55" table:formula="of:=IF([.AT53]&gt;0;[.AU53]/[.AT53]*100000;0)" office:value-type="float" office:value="235.893685581735" calcext:value-type="float">
            <text:p>235,89</text:p>
          </table:table-cell>
          <table:table-cell table:style-name="ce55" table:formula="of:=([.AO53]+[.AR53]+[.AU53])/([.AN53]+[.AP53]+[.AT53])*100000" office:value-type="float" office:value="232.621461744503" calcext:value-type="float">
            <text:p>232,62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51" calcext:value-type="float">
            <text:p>51</text:p>
          </table:table-cell>
          <table:table-cell table:style-name="ce28" office:value-type="string" calcext:value-type="string">
            <text:p>139,4151</text:p>
          </table:table-cell>
          <table:table-cell table:formula="of:=MIN(DOSES-[.U54];[.D53]-[.E53])" office:value-type="float" office:value="100000" calcext:value-type="float">
            <text:p>100000</text:p>
          </table:table-cell>
          <table:table-cell table:formula="of:=IF([.D53]-[.E53]-[.C54]&gt;0;[.D53]-[.E53]-[.C54];0)" office:value-type="float" office:value="635322" calcext:value-type="float">
            <text:p>635.322</text:p>
          </table:table-cell>
          <table:table-cell table:formula="of:=ROUND([.D54]*[.$B54]/100000)" office:value-type="float" office:value="886" calcext:value-type="float">
            <text:p>886</text:p>
          </table:table-cell>
          <table:table-cell table:formula="of:=[.C54]" office:value-type="float" office:value="100000" calcext:value-type="float">
            <text:p>100.000</text:p>
          </table:table-cell>
          <table:table-cell table:style-name="ce34" table:formula="of:=ROUND([.F54]*[.$B54]/100000)" office:value-type="float" office:value="139" calcext:value-type="float">
            <text:p>139</text:p>
          </table:table-cell>
          <table:table-cell table:style-name="ce34" table:formula="of:=[.F53]-[.G53]" office:value-type="float" office:value="99863" calcext:value-type="float">
            <text:p>99.863</text:p>
          </table:table-cell>
          <table:table-cell table:style-name="ce34" table:formula="of:=ROUND([.H54]*[.$B54]/100000)" office:value-type="float" office:value="139" calcext:value-type="float">
            <text:p>139</text:p>
          </table:table-cell>
          <table:table-cell table:style-name="ce34" table:formula="of:=[.H53]-[.I53]" office:value-type="float" office:value="99048" calcext:value-type="float">
            <text:p>99.048</text:p>
          </table:table-cell>
          <table:table-cell table:style-name="ce34" table:formula="of:=ROUND([.J54]*[.$B54]/100000)" office:value-type="float" office:value="138" calcext:value-type="float">
            <text:p>138</text:p>
          </table:table-cell>
          <table:table-cell table:style-name="ce34" table:formula="of:=[.J53]-[.K53]" office:value-type="float" office:value="97350" calcext:value-type="float">
            <text:p>97.350</text:p>
          </table:table-cell>
          <table:table-cell table:style-name="ce34" table:formula="of:=ROUND([.L54]*[.$B54]/100000)" office:value-type="float" office:value="136" calcext:value-type="float">
            <text:p>136</text:p>
          </table:table-cell>
          <table:table-cell table:style-name="ce34" table:formula="of:=[.F54]+[.H54]+[.J54]+[.L54]" office:value-type="float" office:value="396261" calcext:value-type="float">
            <text:p>396.261</text:p>
          </table:table-cell>
          <table:table-cell table:style-name="ce34" table:formula="of:=[.G54]+[.I54]+[.K54]+[.M54]" office:value-type="float" office:value="552" calcext:value-type="float">
            <text:p>552</text:p>
          </table:table-cell>
          <table:table-cell table:formula="of:=IF([.N54]&gt;0;[.O54]/[.N54]*100000;0)" office:value-type="float" office:value="139.302126628661" calcext:value-type="float">
            <text:p>139,30</text:p>
          </table:table-cell>
          <table:table-cell table:formula="of:=[.L53]-[.M53]+[.Q53]-[.R53]" office:value-type="float" office:value="2189533" calcext:value-type="float">
            <text:p>2.189.533</text:p>
          </table:table-cell>
          <table:table-cell table:formula="of:=ROUND([.Q54]*[.$B54]/100000)" office:value-type="float" office:value="3053" calcext:value-type="float">
            <text:p>3.053</text:p>
          </table:table-cell>
          <table:table-cell table:formula="of:=IF([.Q54]&gt;0;[.R54]/[.Q54]*100000;0)" office:value-type="float" office:value="139.436126333789" calcext:value-type="float">
            <text:p>139,44</text:p>
          </table:table-cell>
          <table:table-cell table:style-name="ce46" office:value-type="float" office:value="334.2261" calcext:value-type="float">
            <text:p>334,23</text:p>
          </table:table-cell>
          <table:table-cell table:formula="of:=ROUND(IF([.V53]&gt;DOSES*[.V53]*Prio/([.V53]*Prio+[.D53]*(1-Prio));DOSES*[.V53]*Prio/([.V53]*Prio+[.D53]*(1-Prio));[.V53]))" office:value-type="float" office:value="0" calcext:value-type="float">
            <text:p>0</text:p>
          </table:table-cell>
          <table:table-cell table:formula="of:=IF([.V53]-[.W53]-[.U53]&gt;0;[.V53]-[.W53]-[.U53];0)" office:value-type="float" office:value="0" calcext:value-type="float">
            <text:p>0</text:p>
          </table:table-cell>
          <table:table-cell table:style-name="ce34" table:formula="of:=ROUND([.V54]*[.$T54]/100000)" office:value-type="float" office:value="0" calcext:value-type="float">
            <text:p>0</text:p>
          </table:table-cell>
          <table:table-cell table:style-name="ce34" table:formula="of:=[.U54]" office:value-type="float" office:value="0" calcext:value-type="float">
            <text:p>0</text:p>
          </table:table-cell>
          <table:table-cell table:formula="of:=ROUND([.X54]*[.$T54]/100000)" office:value-type="float" office:value="0" calcext:value-type="float">
            <text:p>0</text:p>
          </table:table-cell>
          <table:table-cell table:formula="of:=[.X53]-[.Y53]" office:value-type="float" office:value="0" calcext:value-type="float">
            <text:p>0</text:p>
          </table:table-cell>
          <table:table-cell table:formula="of:=ROUND([.Z54]*[.$T54]/100000)" office:value-type="float" office:value="0" calcext:value-type="float">
            <text:p>0</text:p>
          </table:table-cell>
          <table:table-cell table:formula="of:=[.Z53]-[.AA53]" office:value-type="float" office:value="678" calcext:value-type="float">
            <text:p>678</text:p>
          </table:table-cell>
          <table:table-cell table:formula="of:=ROUND([.AB54]*[.$T54]/100000)" office:value-type="float" office:value="2" calcext:value-type="float">
            <text:p>2</text:p>
          </table:table-cell>
          <table:table-cell table:formula="of:=[.AB53]-[.AC53]" office:value-type="float" office:value="2234" calcext:value-type="float">
            <text:p>2.234</text:p>
          </table:table-cell>
          <table:table-cell table:formula="of:=ROUND([.AD54]*[.$T54]/100000)" office:value-type="float" office:value="7" calcext:value-type="float">
            <text:p>7</text:p>
          </table:table-cell>
          <table:table-cell table:formula="of:=[.X54]+[.Z54]+[.AB54]+[.AD54]" office:value-type="float" office:value="2912" calcext:value-type="float">
            <text:p>2.912</text:p>
          </table:table-cell>
          <table:table-cell table:formula="of:=[.Y54]+[.AA54]+[.AC54]+[.AE54]" office:value-type="float" office:value="9" calcext:value-type="float">
            <text:p>9</text:p>
          </table:table-cell>
          <table:table-cell table:formula="of:=IF([.AF54]&gt;0;[.AG54]/[.AF54]*100000;0)" office:value-type="float" office:value="309.065934065934" calcext:value-type="float">
            <text:p>309,07</text:p>
          </table:table-cell>
          <table:table-cell table:style-name="ce34" table:formula="of:=ROUND([.U51]*(1-[.U$1]/100000)^4)+[.AI53]" office:value-type="float" office:value="2280684" calcext:value-type="float">
            <text:p>2.280.684</text:p>
          </table:table-cell>
          <table:table-cell table:formula="of:=ROUND([.AI54]*[.$T54]/100000)" office:value-type="float" office:value="7623" calcext:value-type="float">
            <text:p>7.623</text:p>
          </table:table-cell>
          <table:table-cell table:formula="of:=IF([.AI54]&gt;0;[.AJ54]/[.AI54]*100000;0)" office:value-type="float" office:value="334.241832713344" calcext:value-type="float">
            <text:p>334,24</text:p>
          </table:table-cell>
          <table:table-cell table:style-name="ce51" office:value-type="float" office:value="226.9258" calcext:value-type="float">
            <text:p>226,93</text:p>
          </table:table-cell>
          <table:table-cell table:style-name="ce34" table:formula="of:=[.C54]+[.U54]" office:value-type="float" office:value="100000" calcext:value-type="float">
            <text:p>100.000</text:p>
          </table:table-cell>
          <table:table-cell table:style-name="ce34" table:formula="of:=[.D54]+[.V54]" office:value-type="float" office:value="635322" calcext:value-type="float">
            <text:p>635.322</text:p>
          </table:table-cell>
          <table:table-cell table:formula="of:=[.E54]+[.W54]" office:value-type="float" office:value="886" calcext:value-type="float">
            <text:p>886</text:p>
          </table:table-cell>
          <table:table-cell table:style-name="ce55" table:formula="of:=IF([.AN54]&gt;0;[.AO54]/[.AN54]*100000;0)" office:value-type="float" office:value="139.456842357104" calcext:value-type="float">
            <text:p>139,46</text:p>
          </table:table-cell>
          <table:table-cell table:style-name="ce34" table:formula="of:=[.N54]+[.AF54]" office:value-type="float" office:value="399173" calcext:value-type="float">
            <text:p>399.173</text:p>
          </table:table-cell>
          <table:table-cell table:style-name="ce34" table:formula="of:=[.O54]+[.AG54]" office:value-type="float" office:value="561" calcext:value-type="float">
            <text:p>561</text:p>
          </table:table-cell>
          <table:table-cell table:style-name="ce55" table:formula="of:=IF([.AQ54]&gt;0;[.AR54]/[.AQ54]*100000;0)" office:value-type="float" office:value="140.540567623562" calcext:value-type="float">
            <text:p>140,54</text:p>
          </table:table-cell>
          <table:table-cell table:style-name="ce34" table:formula="of:=[.Q54]+[.AI54]" office:value-type="float" office:value="4470217" calcext:value-type="float">
            <text:p>4.470.217</text:p>
          </table:table-cell>
          <table:table-cell table:style-name="ce34" table:formula="of:=[.R54]+[.AJ54]" office:value-type="float" office:value="10676" calcext:value-type="float">
            <text:p>10.676</text:p>
          </table:table-cell>
          <table:table-cell table:style-name="ce55" table:formula="of:=IF([.AT54]&gt;0;[.AU54]/[.AT54]*100000;0)" office:value-type="float" office:value="238.825095068092" calcext:value-type="float">
            <text:p>238,83</text:p>
          </table:table-cell>
          <table:table-cell table:style-name="ce55" table:formula="of:=([.AO54]+[.AR54]+[.AU54])/([.AN54]+[.AP54]+[.AT54])*100000" office:value-type="float" office:value="237.441509536375" calcext:value-type="float">
            <text:p>237,44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52" calcext:value-type="float">
            <text:p>52</text:p>
          </table:table-cell>
          <table:table-cell table:style-name="ce28" office:value-type="string" calcext:value-type="string">
            <text:p>139,4152</text:p>
          </table:table-cell>
          <table:table-cell table:formula="of:=MIN(DOSES-[.U55];[.D54]-[.E54])" office:value-type="float" office:value="100000" calcext:value-type="float">
            <text:p>100000</text:p>
          </table:table-cell>
          <table:table-cell table:formula="of:=IF([.D54]-[.E54]-[.C55]&gt;0;[.D54]-[.E54]-[.C55];0)" office:value-type="float" office:value="534436" calcext:value-type="float">
            <text:p>534.436</text:p>
          </table:table-cell>
          <table:table-cell table:formula="of:=ROUND([.D55]*[.$B55]/100000)" office:value-type="float" office:value="745" calcext:value-type="float">
            <text:p>745</text:p>
          </table:table-cell>
          <table:table-cell table:formula="of:=[.C55]" office:value-type="float" office:value="100000" calcext:value-type="float">
            <text:p>100.000</text:p>
          </table:table-cell>
          <table:table-cell table:style-name="ce34" table:formula="of:=ROUND([.F55]*[.$B55]/100000)" office:value-type="float" office:value="139" calcext:value-type="float">
            <text:p>139</text:p>
          </table:table-cell>
          <table:table-cell table:style-name="ce34" table:formula="of:=[.F54]-[.G54]" office:value-type="float" office:value="99861" calcext:value-type="float">
            <text:p>99.861</text:p>
          </table:table-cell>
          <table:table-cell table:style-name="ce34" table:formula="of:=ROUND([.H55]*[.$B55]/100000)" office:value-type="float" office:value="139" calcext:value-type="float">
            <text:p>139</text:p>
          </table:table-cell>
          <table:table-cell table:style-name="ce34" table:formula="of:=[.H54]-[.I54]" office:value-type="float" office:value="99724" calcext:value-type="float">
            <text:p>99.724</text:p>
          </table:table-cell>
          <table:table-cell table:style-name="ce34" table:formula="of:=ROUND([.J55]*[.$B55]/100000)" office:value-type="float" office:value="139" calcext:value-type="float">
            <text:p>139</text:p>
          </table:table-cell>
          <table:table-cell table:style-name="ce34" table:formula="of:=[.J54]-[.K54]" office:value-type="float" office:value="98910" calcext:value-type="float">
            <text:p>98.910</text:p>
          </table:table-cell>
          <table:table-cell table:style-name="ce34" table:formula="of:=ROUND([.L55]*[.$B55]/100000)" office:value-type="float" office:value="138" calcext:value-type="float">
            <text:p>138</text:p>
          </table:table-cell>
          <table:table-cell table:style-name="ce34" table:formula="of:=[.F55]+[.H55]+[.J55]+[.L55]" office:value-type="float" office:value="398495" calcext:value-type="float">
            <text:p>398.495</text:p>
          </table:table-cell>
          <table:table-cell table:style-name="ce34" table:formula="of:=[.G55]+[.I55]+[.K55]+[.M55]" office:value-type="float" office:value="555" calcext:value-type="float">
            <text:p>555</text:p>
          </table:table-cell>
          <table:table-cell table:formula="of:=IF([.N55]&gt;0;[.O55]/[.N55]*100000;0)" office:value-type="float" office:value="139.274018494586" calcext:value-type="float">
            <text:p>139,27</text:p>
          </table:table-cell>
          <table:table-cell table:formula="of:=[.L54]-[.M54]+[.Q54]-[.R54]" office:value-type="float" office:value="2283694" calcext:value-type="float">
            <text:p>2.283.694</text:p>
          </table:table-cell>
          <table:table-cell table:formula="of:=ROUND([.Q55]*[.$B55]/100000)" office:value-type="float" office:value="3184" calcext:value-type="float">
            <text:p>3.184</text:p>
          </table:table-cell>
          <table:table-cell table:formula="of:=IF([.Q55]&gt;0;[.R55]/[.Q55]*100000;0)" office:value-type="float" office:value="139.423232709811" calcext:value-type="float">
            <text:p>139,42</text:p>
          </table:table-cell>
          <table:table-cell table:style-name="ce46" office:value-type="float" office:value="342.0104" calcext:value-type="float">
            <text:p>342,01</text:p>
          </table:table-cell>
          <table:table-cell table:formula="of:=ROUND(IF([.V54]&gt;DOSES*[.V54]*Prio/([.V54]*Prio+[.D54]*(1-Prio));DOSES*[.V54]*Prio/([.V54]*Prio+[.D54]*(1-Prio));[.V54]))" office:value-type="float" office:value="0" calcext:value-type="float">
            <text:p>0</text:p>
          </table:table-cell>
          <table:table-cell table:formula="of:=IF([.V54]-[.W54]-[.U54]&gt;0;[.V54]-[.W54]-[.U54];0)" office:value-type="float" office:value="0" calcext:value-type="float">
            <text:p>0</text:p>
          </table:table-cell>
          <table:table-cell table:style-name="ce34" table:formula="of:=ROUND([.V55]*[.$T55]/100000)" office:value-type="float" office:value="0" calcext:value-type="float">
            <text:p>0</text:p>
          </table:table-cell>
          <table:table-cell table:style-name="ce34" table:formula="of:=[.U55]" office:value-type="float" office:value="0" calcext:value-type="float">
            <text:p>0</text:p>
          </table:table-cell>
          <table:table-cell table:formula="of:=ROUND([.X55]*[.$T55]/100000)" office:value-type="float" office:value="0" calcext:value-type="float">
            <text:p>0</text:p>
          </table:table-cell>
          <table:table-cell table:formula="of:=[.X54]-[.Y54]" office:value-type="float" office:value="0" calcext:value-type="float">
            <text:p>0</text:p>
          </table:table-cell>
          <table:table-cell table:formula="of:=ROUND([.Z55]*[.$T55]/100000)" office:value-type="float" office:value="0" calcext:value-type="float">
            <text:p>0</text:p>
          </table:table-cell>
          <table:table-cell table:formula="of:=[.Z54]-[.AA54]" office:value-type="float" office:value="0" calcext:value-type="float">
            <text:p>0</text:p>
          </table:table-cell>
          <table:table-cell table:formula="of:=ROUND([.AB55]*[.$T55]/100000)" office:value-type="float" office:value="0" calcext:value-type="float">
            <text:p>0</text:p>
          </table:table-cell>
          <table:table-cell table:formula="of:=[.AB54]-[.AC54]" office:value-type="float" office:value="676" calcext:value-type="float">
            <text:p>676</text:p>
          </table:table-cell>
          <table:table-cell table:formula="of:=ROUND([.AD55]*[.$T55]/100000)" office:value-type="float" office:value="2" calcext:value-type="float">
            <text:p>2</text:p>
          </table:table-cell>
          <table:table-cell table:formula="of:=[.X55]+[.Z55]+[.AB55]+[.AD55]" office:value-type="float" office:value="676" calcext:value-type="float">
            <text:p>676</text:p>
          </table:table-cell>
          <table:table-cell table:formula="of:=[.Y55]+[.AA55]+[.AC55]+[.AE55]" office:value-type="float" office:value="2" calcext:value-type="float">
            <text:p>2</text:p>
          </table:table-cell>
          <table:table-cell table:formula="of:=IF([.AF55]&gt;0;[.AG55]/[.AF55]*100000;0)" office:value-type="float" office:value="295.85798816568" calcext:value-type="float">
            <text:p>295,86</text:p>
          </table:table-cell>
          <table:table-cell table:style-name="ce34" table:formula="of:=ROUND([.U52]*(1-[.U$1]/100000)^4)+[.AI54]" office:value-type="float" office:value="2281366" calcext:value-type="float">
            <text:p>2.281.366</text:p>
          </table:table-cell>
          <table:table-cell table:formula="of:=ROUND([.AI55]*[.$T55]/100000)" office:value-type="float" office:value="7803" calcext:value-type="float">
            <text:p>7.803</text:p>
          </table:table-cell>
          <table:table-cell table:formula="of:=IF([.AI55]&gt;0;[.AJ55]/[.AI55]*100000;0)" office:value-type="float" office:value="342.031922979478" calcext:value-type="float">
            <text:p>342,03</text:p>
          </table:table-cell>
          <table:table-cell table:style-name="ce51" office:value-type="float" office:value="230.9812" calcext:value-type="float">
            <text:p>230,98</text:p>
          </table:table-cell>
          <table:table-cell table:style-name="ce34" table:formula="of:=[.C55]+[.U55]" office:value-type="float" office:value="100000" calcext:value-type="float">
            <text:p>100.000</text:p>
          </table:table-cell>
          <table:table-cell table:style-name="ce34" table:formula="of:=[.D55]+[.V55]" office:value-type="float" office:value="534436" calcext:value-type="float">
            <text:p>534.436</text:p>
          </table:table-cell>
          <table:table-cell table:formula="of:=[.E55]+[.W55]" office:value-type="float" office:value="745" calcext:value-type="float">
            <text:p>745</text:p>
          </table:table-cell>
          <table:table-cell table:style-name="ce55" table:formula="of:=IF([.AN55]&gt;0;[.AO55]/[.AN55]*100000;0)" office:value-type="float" office:value="139.399291963865" calcext:value-type="float">
            <text:p>139,40</text:p>
          </table:table-cell>
          <table:table-cell table:style-name="ce34" table:formula="of:=[.N55]+[.AF55]" office:value-type="float" office:value="399171" calcext:value-type="float">
            <text:p>399.171</text:p>
          </table:table-cell>
          <table:table-cell table:style-name="ce34" table:formula="of:=[.O55]+[.AG55]" office:value-type="float" office:value="557" calcext:value-type="float">
            <text:p>557</text:p>
          </table:table-cell>
          <table:table-cell table:style-name="ce55" table:formula="of:=IF([.AQ55]&gt;0;[.AR55]/[.AQ55]*100000;0)" office:value-type="float" office:value="139.539194981599" calcext:value-type="float">
            <text:p>139,54</text:p>
          </table:table-cell>
          <table:table-cell table:style-name="ce34" table:formula="of:=[.Q55]+[.AI55]" office:value-type="float" office:value="4565060" calcext:value-type="float">
            <text:p>4.565.060</text:p>
          </table:table-cell>
          <table:table-cell table:style-name="ce34" table:formula="of:=[.R55]+[.AJ55]" office:value-type="float" office:value="10987" calcext:value-type="float">
            <text:p>10.987</text:p>
          </table:table-cell>
          <table:table-cell table:style-name="ce55" table:formula="of:=IF([.AT55]&gt;0;[.AU55]/[.AT55]*100000;0)" office:value-type="float" office:value="240.675916636364" calcext:value-type="float">
            <text:p>240,68</text:p>
          </table:table-cell>
          <table:table-cell table:style-name="ce55" table:formula="of:=([.AO55]+[.AR55]+[.AU55])/([.AN55]+[.AP55]+[.AT55])*100000" office:value-type="float" office:value="240.978011912503" calcext:value-type="float">
            <text:p>240,98</text:p>
          </table:table-cell>
          <table:table-cell table:style-name="Default"/>
          <table:table-cell table:number-columns-repeated="973"/>
        </table:table-row>
        <table:table-row table:style-name="ro3">
          <table:table-cell table:style-name="ce24" office:value-type="float" office:value="53" calcext:value-type="float">
            <text:p>53</text:p>
          </table:table-cell>
          <table:table-cell table:style-name="ce28" office:value-type="string" calcext:value-type="string">
            <text:p>139,4153</text:p>
          </table:table-cell>
          <table:table-cell table:formula="of:=MIN(DOSES-[.U56];[.D55]-[.E55])" office:value-type="float" office:value="100000" calcext:value-type="float">
            <text:p>100000</text:p>
          </table:table-cell>
          <table:table-cell table:formula="of:=IF([.D55]-[.E55]-[.C56]&gt;0;[.D55]-[.E55]-[.C56];0)" office:value-type="float" office:value="433691" calcext:value-type="float">
            <text:p>433.691</text:p>
          </table:table-cell>
          <table:table-cell table:formula="of:=ROUND([.D56]*[.$B56]/100000)" office:value-type="float" office:value="605" calcext:value-type="float">
            <text:p>605</text:p>
          </table:table-cell>
          <table:table-cell table:formula="of:=[.C56]" office:value-type="float" office:value="100000" calcext:value-type="float">
            <text:p>100.000</text:p>
          </table:table-cell>
          <table:table-cell table:style-name="ce34" table:formula="of:=ROUND([.F56]*[.$B56]/100000)" office:value-type="float" office:value="139" calcext:value-type="float">
            <text:p>139</text:p>
          </table:table-cell>
          <table:table-cell table:style-name="ce34" table:formula="of:=[.F55]-[.G55]" office:value-type="float" office:value="99861" calcext:value-type="float">
            <text:p>99.861</text:p>
          </table:table-cell>
          <table:table-cell table:style-name="ce34" table:formula="of:=ROUND([.H56]*[.$B56]/100000)" office:value-type="float" office:value="139" calcext:value-type="float">
            <text:p>139</text:p>
          </table:table-cell>
          <table:table-cell table:style-name="ce34" table:formula="of:=[.H55]-[.I55]" office:value-type="float" office:value="99722" calcext:value-type="float">
            <text:p>99.722</text:p>
          </table:table-cell>
          <table:table-cell table:style-name="ce34" table:formula="of:=ROUND([.J56]*[.$B56]/100000)" office:value-type="float" office:value="139" calcext:value-type="float">
            <text:p>139</text:p>
          </table:table-cell>
          <table:table-cell table:style-name="ce34" table:formula="of:=[.J55]-[.K55]" office:value-type="float" office:value="99585" calcext:value-type="float">
            <text:p>99.585</text:p>
          </table:table-cell>
          <table:table-cell table:style-name="ce34" table:formula="of:=ROUND([.L56]*[.$B56]/100000)" office:value-type="float" office:value="139" calcext:value-type="float">
            <text:p>139</text:p>
          </table:table-cell>
          <table:table-cell table:style-name="ce34" table:formula="of:=[.F56]+[.H56]+[.J56]+[.L56]" office:value-type="float" office:value="399168" calcext:value-type="float">
            <text:p>399.168</text:p>
          </table:table-cell>
          <table:table-cell table:style-name="ce34" table:formula="of:=[.G56]+[.I56]+[.K56]+[.M56]" office:value-type="float" office:value="556" calcext:value-type="float">
            <text:p>556</text:p>
          </table:table-cell>
          <table:table-cell table:formula="of:=IF([.N56]&gt;0;[.O56]/[.N56]*100000;0)" office:value-type="float" office:value="139.289722623056" calcext:value-type="float">
            <text:p>139,29</text:p>
          </table:table-cell>
          <table:table-cell table:formula="of:=[.L55]-[.M55]+[.Q55]-[.R55]" office:value-type="float" office:value="2379282" calcext:value-type="float">
            <text:p>2.379.282</text:p>
          </table:table-cell>
          <table:table-cell table:formula="of:=ROUND([.Q56]*[.$B56]/100000)" office:value-type="float" office:value="3317" calcext:value-type="float">
            <text:p>3.317</text:p>
          </table:table-cell>
          <table:table-cell table:formula="of:=IF([.Q56]&gt;0;[.R56]/[.Q56]*100000;0)" office:value-type="float" office:value="139.411805746439" calcext:value-type="float">
            <text:p>139,41</text:p>
          </table:table-cell>
          <table:table-cell table:style-name="ce46" office:value-type="float" office:value="364.4843" calcext:value-type="float">
            <text:p>364,48</text:p>
          </table:table-cell>
          <table:table-cell table:formula="of:=ROUND(IF([.V55]&gt;DOSES*[.V55]*Prio/([.V55]*Prio+[.D55]*(1-Prio));DOSES*[.V55]*Prio/([.V55]*Prio+[.D55]*(1-Prio));[.V55]))" office:value-type="float" office:value="0" calcext:value-type="float">
            <text:p>0</text:p>
          </table:table-cell>
          <table:table-cell table:formula="of:=IF([.V55]-[.W55]-[.U55]&gt;0;[.V55]-[.W55]-[.U55];0)" office:value-type="float" office:value="0" calcext:value-type="float">
            <text:p>0</text:p>
          </table:table-cell>
          <table:table-cell table:style-name="ce34" table:formula="of:=ROUND([.V56]*[.$T56]/100000)" office:value-type="float" office:value="0" calcext:value-type="float">
            <text:p>0</text:p>
          </table:table-cell>
          <table:table-cell table:style-name="ce34" table:formula="of:=[.U56]" office:value-type="float" office:value="0" calcext:value-type="float">
            <text:p>0</text:p>
          </table:table-cell>
          <table:table-cell table:formula="of:=ROUND([.X56]*[.$T56]/100000)" office:value-type="float" office:value="0" calcext:value-type="float">
            <text:p>0</text:p>
          </table:table-cell>
          <table:table-cell table:formula="of:=[.X55]-[.Y55]" office:value-type="float" office:value="0" calcext:value-type="float">
            <text:p>0</text:p>
          </table:table-cell>
          <table:table-cell table:formula="of:=ROUND([.Z56]*[.$T56]/100000)" office:value-type="float" office:value="0" calcext:value-type="float">
            <text:p>0</text:p>
          </table:table-cell>
          <table:table-cell table:formula="of:=[.Z55]-[.AA55]" office:value-type="float" office:value="0" calcext:value-type="float">
            <text:p>0</text:p>
          </table:table-cell>
          <table:table-cell table:formula="of:=ROUND([.AB56]*[.$T56]/100000)" office:value-type="float" office:value="0" calcext:value-type="float">
            <text:p>0</text:p>
          </table:table-cell>
          <table:table-cell table:formula="of:=[.AB55]-[.AC55]" office:value-type="float" office:value="0" calcext:value-type="float">
            <text:p>0</text:p>
          </table:table-cell>
          <table:table-cell table:formula="of:=ROUND([.AD56]*[.$T56]/100000)" office:value-type="float" office:value="0" calcext:value-type="float">
            <text:p>0</text:p>
          </table:table-cell>
          <table:table-cell table:formula="of:=[.X56]+[.Z56]+[.AB56]+[.AD56]" office:value-type="float" office:value="0" calcext:value-type="float">
            <text:p>0</text:p>
          </table:table-cell>
          <table:table-cell table:formula="of:=[.Y56]+[.AA56]+[.AC56]+[.AE56]" office:value-type="float" office:value="0" calcext:value-type="float">
            <text:p>0</text:p>
          </table:table-cell>
          <table:table-cell table:formula="of:=IF([.AF56]&gt;0;[.AG56]/[.AF56]*100000;0)" office:value-type="float" office:value="0" calcext:value-type="float">
            <text:p>0,00</text:p>
          </table:table-cell>
          <table:table-cell table:style-name="ce34" table:formula="of:=ROUND([.U53]*(1-[.U$1]/100000)^4)+[.AI55]" office:value-type="float" office:value="2281366" calcext:value-type="float">
            <text:p>2.281.366</text:p>
          </table:table-cell>
          <table:table-cell table:formula="of:=ROUND([.AI56]*[.$T56]/100000)" office:value-type="float" office:value="8315" calcext:value-type="float">
            <text:p>8.315</text:p>
          </table:table-cell>
          <table:table-cell table:formula="of:=IF([.AI56]&gt;0;[.AJ56]/[.AI56]*100000;0)" office:value-type="float" office:value="364.474617400277" calcext:value-type="float">
            <text:p>364,47</text:p>
          </table:table-cell>
          <table:table-cell table:style-name="ce51" office:value-type="float" office:value="240.785" calcext:value-type="float">
            <text:p>240,79</text:p>
          </table:table-cell>
          <table:table-cell table:style-name="ce34" table:formula="of:=[.C56]+[.U56]" office:value-type="float" office:value="100000" calcext:value-type="float">
            <text:p>100.000</text:p>
          </table:table-cell>
          <table:table-cell table:style-name="ce34" table:formula="of:=[.D56]+[.V56]" office:value-type="float" office:value="433691" calcext:value-type="float">
            <text:p>433.691</text:p>
          </table:table-cell>
          <table:table-cell table:formula="of:=[.E56]+[.W56]" office:value-type="float" office:value="605" calcext:value-type="float">
            <text:p>605</text:p>
          </table:table-cell>
          <table:table-cell table:style-name="ce55" table:formula="of:=IF([.AN56]&gt;0;[.AO56]/[.AN56]*100000;0)" office:value-type="float" office:value="139.500243260755" calcext:value-type="float">
            <text:p>139,50</text:p>
          </table:table-cell>
          <table:table-cell table:style-name="ce34" table:formula="of:=[.N56]+[.AF56]" office:value-type="float" office:value="399168" calcext:value-type="float">
            <text:p>399.168</text:p>
          </table:table-cell>
          <table:table-cell table:style-name="ce34" table:formula="of:=[.O56]+[.AG56]" office:value-type="float" office:value="556" calcext:value-type="float">
            <text:p>556</text:p>
          </table:table-cell>
          <table:table-cell table:style-name="ce55" table:formula="of:=IF([.AQ56]&gt;0;[.AR56]/[.AQ56]*100000;0)" office:value-type="float" office:value="139.289722623056" calcext:value-type="float">
            <text:p>139,29</text:p>
          </table:table-cell>
          <table:table-cell table:style-name="ce34" table:formula="of:=[.Q56]+[.AI56]" office:value-type="float" office:value="4660648" calcext:value-type="float">
            <text:p>4.660.648</text:p>
          </table:table-cell>
          <table:table-cell table:style-name="ce34" table:formula="of:=[.R56]+[.AJ56]" office:value-type="float" office:value="11632" calcext:value-type="float">
            <text:p>11.632</text:p>
          </table:table-cell>
          <table:table-cell table:style-name="ce55" table:formula="of:=IF([.AT56]&gt;0;[.AU56]/[.AT56]*100000;0)" office:value-type="float" office:value="249.579028495608" calcext:value-type="float">
            <text:p>249,58</text:p>
          </table:table-cell>
          <table:table-cell table:style-name="ce55" table:formula="of:=([.AO56]+[.AR56]+[.AU56])/([.AN56]+[.AP56]+[.AT56])*100000" office:value-type="float" office:value="251.115006165776" calcext:value-type="float">
            <text:p>251,12</text:p>
          </table:table-cell>
          <table:table-cell table:style-name="Default"/>
          <table:table-cell table:number-columns-repeated="973"/>
        </table:table-row>
        <table:table-row table:style-name="ro3">
          <table:table-cell table:number-columns-repeated="22"/>
          <table:table-cell table:style-name="ce34"/>
          <table:table-cell table:number-columns-repeated="1000"/>
        </table:table-row>
        <table:table-row table:style-name="ro3" table:number-rows-repeated="104851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abelle3" table:style-name="ta1">
        <table:table-column table:style-name="co4" table:number-columns-repeated="2" table:default-cell-style-name="Default"/>
        <table:table-row table:style-name="ro3">
          <table:table-cell office:value-type="string" calcext:value-type="string">
            <text:p>DOSES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3">
          <table:table-cell office:value-type="string" calcext:value-type="string">
            <text:p>Prio</text:p>
          </table:table-cell>
          <table:table-cell office:value-type="float" office:value="0.8" calcext:value-type="float">
            <text:p>0,8</text:p>
          </table:table-cell>
        </table:table-row>
      </table:table>
      <table:named-expressions>
        <table:named-range table:name="DOSES" table:base-cell-address="$Tabelle3.$B$1" table:cell-range-address="$Tabelle3.$B$1"/>
        <table:named-range table:name="Prio" table:base-cell-address="$Tabelle3.$B$2" table:cell-range-address="$Tabelle3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16:20:58.55723061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1-23T13:24:25.135815214</meta:creation-date>
    <dc:date>2021-11-24T04:06:41.689160457</dc:date>
    <dc:creator>Thomas Arend</dc:creator>
    <meta:editing-duration>PT1H39M15S</meta:editing-duration>
    <meta:editing-cycles>14</meta:editing-cycles>
    <meta:generator>LibreOffice/7.2.2.2$Linux_X86_64 LibreOffice_project/20$Build-2</meta:generator>
    <meta:document-statistic meta:table-count="3" meta:cell-count="2717" meta:object-count="0"/>
  </office:meta>
</office:document-meta>
</file>